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999999" draw:marker-start="Arrow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cccccc" draw:fill="gradient" draw:fill-gradient-name="Gray_20_Gradient_20_2" draw:textarea-vertical-align="middle"/>
    </style:style>
    <style:style style:name="gr3" style:family="graphic" style:parent-style-name="standard">
      <style:graphic-properties draw:fill="gradient" draw:fill-gradient-name="Gray_20_Gradient_20_1" draw:textarea-vertical-align="middle"/>
    </style:style>
    <style:style style:name="gr4" style:family="graphic" style:parent-style-name="standard">
      <style:graphic-properties draw:fill="gradient" draw:fill-gradient-name="Cyan_20_Gradient" draw:textarea-vertical-align="middle"/>
    </style:style>
    <style:style style:name="gr5" style:family="graphic" style:parent-style-name="objectwithoutfill">
      <style:graphic-properties svg:stroke-width="0.051cm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_20__28_var_29_" svg:stroke-width="0.051cm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gradient" draw:fill-gradient-name="Green_20_Gradient_20_1" draw:textarea-vertical-align="middle"/>
    </style:style>
    <style:style style:name="gr9" style:family="graphic" style:parent-style-name="objectwithoutfill">
      <style:graphic-properties draw:stroke="solid" draw:stroke-dash="Fine_20_Dashed_20__28_var_29_" svg:stroke-width="0.051cm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gradient" draw:fill-gradient-name="Orange_20_Gradient_20_1" draw:textarea-vertical-align="middle"/>
    </style:style>
    <style:style style:name="gr11" style:family="graphic" style:parent-style-name="standard">
      <style:graphic-properties draw:fill="gradient" draw:fill-gradient-name="Blue_20_Gradient_20_2" draw:textarea-vertical-align="middle"/>
    </style:style>
    <style:style style:name="gr12" style:family="graphic" style:parent-style-name="objectwithoutfill">
      <style:graphic-properties svg:stroke-width="0.051cm" draw:marker-start="Arrow" draw:marker-start-width="0.152cm" draw:marker-end="" draw:marker-end-width="0.20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79cm"/>
    </style:style>
    <style:style style:name="gr14" style:family="graphic" style:parent-style-name="objectwithoutfill">
      <style:graphic-properties draw:stroke="dash" draw:stroke-dash="Fine_20_Dashed_20__28_var_29_" svg:stroke-width="0.051cm" draw:marker-start="Arrow" draw:marker-start-width="0.152cm" draw:marker-end="" draw:marker-end-width="0.203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="Arrow" draw:marker-start-width="0.203cm" draw:marker-end="" draw:marker-end-width="0.203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4cm"/>
    </style:style>
    <style:style style:name="gr1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="Arrow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742cm"/>
    </style:style>
    <style:style style:name="gr20" style:family="graphic" style:parent-style-name="objectwithoutfill">
      <style:graphic-properties draw:stroke="solid" draw:stroke-dash="Fine_20_Dashed_20__28_var_29_" svg:stroke-width="0.051cm" svg:stroke-color="#999999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999999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999999" draw:marker-start="Arrow" draw:marker-start-width="0.152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999999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Line_20_Style_20_9" svg:stroke-width="0.051cm" draw:marker-start-width="0.276cm" draw:marker-end-width="0.276cm" draw:fill="gradient" draw:fill-gradient-name="Orange_20_Gradient_20_1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4.0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5cm" fo:min-width="9.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191cm"/>
    </style:style>
    <style:style style:name="gr28" style:family="graphic" style:parent-style-name="standard">
      <style:graphic-properties draw:fill="gradient" draw:fill-gradient-name="Orange_20_Gradient_20_1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52cm"/>
    </style:style>
    <style:style style:name="gr30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color="#cccccc" draw:fill="gradient" draw:fill-gradient-name="Gray_20_Gradient_20_2" draw:textarea-vertical-align="middle"/>
    </style:style>
    <style:style style:name="gr32" style:family="graphic" style:parent-style-name="standard">
      <style:graphic-properties draw:stroke="none" svg:stroke-color="#cccccc" draw:fill="solid" draw:fill-color="#999999" draw:textarea-horizontal-align="center" draw:textarea-vertical-align="middle" draw:shadow="hidden"/>
    </style:style>
    <style:style style:name="gr33" style:family="graphic" style:parent-style-name="standard">
      <style:graphic-properties draw:fill="gradient" draw:fill-gradient-name="Gray_20_Gradient_20_1" draw:textarea-vertical-align="middle"/>
    </style:style>
    <style:style style:name="gr34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35" style:family="graphic" style:parent-style-name="standard">
      <style:graphic-properties draw:fill="gradient" draw:fill-gradient-name="Cyan_20_Gradient" draw:textarea-vertical-align="middle"/>
    </style:style>
    <style:style style:name="gr36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37" style:family="graphic" style:parent-style-name="objectwithoutfill">
      <style:graphic-properties draw:stroke="none" draw:stroke-dash="Fine_20_Dashed_20__28_var_29_" svg:stroke-width="0.051cm" draw:marker-start-width="0.355cm" draw:marker-end="Arrow" draw:marker-end-width="0.152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38" style:family="graphic" style:parent-style-name="objectwithoutfill">
      <style:graphic-properties draw:stroke="none" svg:stroke-width="0.051cm" draw:marker-start-width="0.355cm" draw:marker-end="Arrow" draw:marker-end-width="0.152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39" style:family="graphic" style:parent-style-name="standard">
      <style:graphic-properties draw:fill="gradient" draw:fill-gradient-name="Green_20_Gradient_20_1" draw:textarea-vertical-align="middle"/>
    </style:style>
    <style:style style:name="gr40" style:family="graphic" style:parent-style-name="standard">
      <style:graphic-properties draw:fill="gradient" draw:fill-gradient-name="Blue_20_Gradient_20_2" draw:textarea-vertical-align="middle"/>
    </style:style>
    <style:style style:name="gr41" style:family="graphic" style:parent-style-name="objectwithoutfill">
      <style:graphic-properties svg:stroke-width="0.051cm" draw:marker-start="Arrow" draw:marker-start-width="0.152cm" draw:marker-end="" draw:marker-end-width="0.203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draw:stroke="none" svg:stroke-width="0.051cm" draw:marker-start="Arrow" draw:marker-start-width="0.152cm" draw:marker-end="" draw:marker-end-width="0.203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4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865cm" fo:min-width="4.79cm" draw:shadow="hidden"/>
    </style:style>
    <style:style style:name="gr44" style:family="graphic" style:parent-style-name="objectwithoutfill">
      <style:graphic-properties draw:stroke="dash" draw:stroke-dash="Fine_20_Dashed_20__28_var_29_" svg:stroke-width="0.051cm" draw:marker-start="Arrow" draw:marker-start-width="0.152cm" draw:marker-end="" draw:marker-end-width="0.203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draw:marker-start="Arrow" draw:marker-start-width="0.203cm" draw:marker-end="" draw:marker-end-width="0.203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draw:stroke="none" svg:stroke-width="0.051cm" draw:marker-start="Arrow" draw:marker-start-width="0.203cm" draw:marker-end="" draw:marker-end-width="0.203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4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865cm" fo:min-width="4.574cm" draw:shadow="hidden"/>
    </style:style>
    <style:style style:name="gr4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39cm" fo:min-width="1.742cm" draw:shadow="hidden"/>
    </style:style>
    <style:style style:name="gr49" style:family="graphic" style:parent-style-name="objectwithoutfill">
      <style:graphic-properties draw:stroke="solid" draw:stroke-dash="Fine_20_Dashed_20__28_var_29_" svg:stroke-width="0.051cm" svg:stroke-color="#999999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none" draw:stroke-dash="Fine_20_Dashed_20__28_var_29_" svg:stroke-width="0.051cm" svg:stroke-color="#999999" draw:marker-start-width="0.355cm" draw:marker-end="Arrow" draw:marker-end-width="0.152cm" draw:fill="solid" draw:fill-color="#999999" draw:textarea-horizontal-align="center" draw:textarea-vertical-align="middle" fo:padding-top="0.15cm" fo:padding-bottom="0.15cm" fo:padding-left="0.275cm" fo:padding-right="0.275cm" draw:shadow="hidden"/>
    </style:style>
    <style:style style:name="gr51" style:family="graphic" style:parent-style-name="objectwithoutfill">
      <style:graphic-properties draw:stroke="none" svg:stroke-width="0.051cm" svg:stroke-color="#999999" draw:marker-start-width="0.355cm" draw:marker-end="Arrow" draw:marker-end-width="0.152cm" draw:fill="solid" draw:fill-color="#999999" draw:textarea-horizontal-align="center" draw:textarea-vertical-align="middle" fo:padding-top="0.15cm" fo:padding-bottom="0.15cm" fo:padding-left="0.275cm" fo:padding-right="0.275cm" draw:shadow="hidden"/>
    </style:style>
    <style:style style:name="gr52" style:family="graphic" style:parent-style-name="standard">
      <style:graphic-properties draw:stroke="dash" draw:stroke-dash="Line_20_Style_20_9" svg:stroke-width="0.051cm" draw:marker-start-width="0.276cm" draw:marker-end-width="0.276cm" draw:fill="gradient" draw:fill-gradient-name="Orange_20_Gradient_20_1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draw:stroke-dash="Line_20_Style_20_9" svg:stroke-width="0.051cm" draw:marker-start-width="0.276cm" draw:marker-end-width="0.276cm" draw:fill="solid" draw:fill-color="#999999" draw:textarea-horizontal-align="center" draw:textarea-vertical-align="middle" fo:padding-top="0.15cm" fo:padding-bottom="0.15cm" fo:padding-left="0.275cm" fo:padding-right="0.275cm" draw:shadow="hidden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39cm" fo:min-width="4.036cm" draw:shadow="hidden"/>
    </style:style>
    <style:style style:name="gr5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6.605cm" fo:min-width="9.98cm" draw:shadow="hidden"/>
    </style:style>
    <style:style style:name="gr5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39cm" fo:min-width="2.191cm" draw:shadow="hidden"/>
    </style:style>
    <style:style style:name="gr5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39cm" fo:min-width="1.852cm" draw:shadow="hidden"/>
    </style:style>
    <style:style style:name="gr58" style:family="graphic" style:parent-style-name="standard">
      <style:graphic-properties draw:textarea-vertical-align="middle"/>
    </style:style>
    <style:style style:name="gr59" style:family="graphic" style:parent-style-name="objectwithoutfill">
      <style:graphic-properties draw:stroke="solid" draw:stroke-dash="Fine_20_Dashed_20__28_var_29_" svg:stroke-width="0.051cm" svg:stroke-color="#6666ff" draw:marker-start-width="0.355cm" draw:marker-end="Arrow" draw:marker-end-width="0.228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solid" draw:stroke-dash="Fine_20_Dashed_20__28_var_29_" svg:stroke-width="0.051cm" svg:stroke-color="#6666ff" draw:marker-start-width="0.355cm" draw:marker-end="Arrow" draw:marker-end-width="0.228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draw:stroke="solid" draw:stroke-dash="Fine_20_Dashed_20__28_var_29_" svg:stroke-width="0.051cm" svg:stroke-color="#009933" draw:marker-start-width="0.355cm" draw:marker-end="Arrow" draw:marker-end-width="0.228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draw:stroke="solid" draw:stroke-dash="Fine_20_Dashed_20__28_var_29_" svg:stroke-width="0.051cm" svg:stroke-color="#ff3333" draw:marker-start-width="0.355cm" draw:marker-end="Arrow" draw:marker-end-width="0.2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color="#999999" fo:font-size="8pt" style:font-size-asian="8pt" style:font-size-complex="8pt"/>
    </style:style>
    <style:style style:name="P4" style:family="paragraph">
      <style:paragraph-properties fo:text-align="center"/>
      <style:text-properties fo:color="#ffffff" fo:font-size="8pt" style:font-size-asian="8pt" style:font-size-complex="8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999999" fo:font-size="8pt" style:font-size-asian="8pt" style:font-size-complex="8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89cm" svg:y1="8.366cm" svg:x2="11.541cm" svg:y2="2.778cm">
            <text:p/>
          </draw:line>
          <draw:line draw:style-name="gr1" draw:text-style-name="P2" draw:layer="layout" svg:x1="12.557cm" svg:y1="2.778cm" svg:x2="19.288cm" svg:y2="7.223cm">
            <text:p/>
          </draw:line>
          <draw:rect draw:style-name="gr2" draw:text-style-name="P3" draw:layer="layout" svg:width="1.27cm" svg:height="0.762cm" svg:x="3.286cm" svg:y="4.302cm">
            <text:p text:style-name="P1"><text:span text:style-name="T1">USB Dev</text:span></text:p>
            <text:p text:style-name="P1"><text:span text:style-name="T1">stack</text:span></text:p>
          </draw:rect>
          <draw:rect draw:style-name="gr2" draw:text-style-name="P3" draw:layer="layout" svg:width="1.27cm" svg:height="0.762cm" svg:x="3.286cm" svg:y="7.731cm">
            <text:p text:style-name="P1"><text:span text:style-name="T1">SPI</text:span></text:p>
          </draw:rect>
          <draw:line draw:style-name="gr1" draw:text-style-name="P1" draw:layer="layout" svg:x1="4.556cm" svg:y1="4.683cm" svg:x2="5.191cm" svg:y2="4.683cm">
            <text:p/>
          </draw:line>
          <draw:line draw:style-name="gr1" draw:text-style-name="P1" draw:layer="layout" svg:x1="4.556cm" svg:y1="8.112cm" svg:x2="5.191cm" svg:y2="8.112cm">
            <text:p/>
          </draw:line>
          <draw:rect draw:style-name="gr2" draw:text-style-name="P3" draw:layer="layout" svg:width="1.27cm" svg:height="0.762cm" svg:x="5.191cm" svg:y="4.302cm">
            <text:p text:style-name="P1"><text:span text:style-name="T1">CDC /</text:span></text:p>
            <text:p text:style-name="P1"><text:span text:style-name="T1">vCOM</text:span></text:p>
          </draw:rect>
          <draw:rect draw:style-name="gr2" draw:text-style-name="P3" draw:layer="layout" svg:width="1.27cm" svg:height="0.762cm" svg:x="5.191cm" svg:y="7.731cm">
            <text:p text:style-name="P1"><text:span text:style-name="T1">FS</text:span></text:p>
          </draw:rect>
          <draw:rect draw:style-name="gr3" draw:text-style-name="P4" draw:layer="layout" svg:width="1.27cm" svg:height="0.762cm" svg:x="1.381cm" svg:y="4.302cm">
            <text:p text:style-name="P1"><text:span text:style-name="T2">USB</text:span></text:p>
            <text:p text:style-name="P1"><text:span text:style-name="T2">Device</text:span></text:p>
          </draw:rect>
          <draw:rect draw:style-name="gr3" draw:text-style-name="P4" draw:layer="layout" svg:width="1.27cm" svg:height="0.762cm" svg:x="1.381cm" svg:y="7.731cm">
            <text:p text:style-name="P1"><text:span text:style-name="T2">SD</text:span></text:p>
          </draw:rect>
          <draw:line draw:style-name="gr1" draw:text-style-name="P1" draw:layer="layout" svg:x1="2.651cm" svg:y1="4.683cm" svg:x2="3.286cm" svg:y2="4.683cm">
            <text:p/>
          </draw:line>
          <draw:line draw:style-name="gr1" draw:text-style-name="P1" draw:layer="layout" svg:x1="2.651cm" svg:y1="8.112cm" svg:x2="3.286cm" svg:y2="8.112cm">
            <text:p/>
          </draw:line>
          <draw:line draw:style-name="gr1" draw:text-style-name="P3" draw:layer="layout" svg:x1="6.461cm" svg:y1="4.683cm" svg:x2="7.731cm" svg:y2="5.953cm">
            <text:p/>
          </draw:line>
          <draw:rect draw:style-name="gr4" draw:text-style-name="P2" draw:layer="layout" svg:width="1.524cm" svg:height="1.016cm" svg:x="8.747cm" svg:y="5.953cm">
            <text:p text:style-name="P1"><text:span text:style-name="T3">g-code</text:span></text:p>
            <text:p text:style-name="P1"><text:span text:style-name="T3">processor</text:span></text:p>
          </draw:rect>
          <draw:rect draw:style-name="gr2" draw:text-style-name="P3" draw:layer="layout" svg:width="1.778cm" svg:height="1.524cm" svg:x="8.112cm" svg:y="1.254cm">
            <text:p text:style-name="P1"><text:span text:style-name="T1">onboard</text:span></text:p>
            <text:p text:style-name="P1"><text:span text:style-name="T1">UI</text:span></text:p>
          </draw:rect>
          <draw:line draw:style-name="gr5" draw:text-style-name="P2" draw:layer="layout" svg:x1="10.271cm" svg:y1="6.715cm" svg:x2="11.16cm" svg:y2="6.969cm">
            <text:p/>
          </draw:line>
          <draw:line draw:style-name="gr6" draw:text-style-name="P2" draw:layer="layout" svg:x1="11.922cm" svg:y1="6.461cm" svg:x2="13.065cm" svg:y2="4.683cm">
            <text:p text:style-name="P1"><text:span text:style-name="T3">motion <text:s/></text:span></text:p>
            <text:p text:style-name="P1"><text:span text:style-name="T3">cmds <text:s/></text:span></text:p>
          </draw:line>
          <draw:line draw:style-name="gr7" draw:text-style-name="P2" draw:layer="layout" svg:x1="11.922cm" svg:y1="7.223cm" svg:x2="13.065cm" svg:y2="9.255cm">
            <text:p text:style-name="P1"><text:span text:style-name="T3">fan <text:s/></text:span></text:p>
            <text:p text:style-name="P1"><text:span text:style-name="T3">cmds <text:s/></text:span></text:p>
          </draw:line>
          <draw:line draw:style-name="gr7" draw:text-style-name="P2" draw:layer="layout" svg:x1="11.922cm" svg:y1="7.477cm" svg:x2="13.065cm" svg:y2="11.668cm">
            <text:p text:style-name="P1"><text:span text:style-name="T3">heater</text:span></text:p>
            <text:p text:style-name="P1"><text:span text:style-name="T3">cmds</text:span></text:p>
          </draw:line>
          <draw:rect draw:style-name="gr8" draw:text-style-name="P2" draw:layer="layout" svg:width="1.524cm" svg:height="0.762cm" svg:x="13.065cm" svg:y="4.302cm">
            <text:p text:style-name="P1"><text:span text:style-name="T3">kinematics</text:span></text:p>
          </draw:rect>
          <draw:line draw:style-name="gr6" draw:text-style-name="P2" draw:layer="layout" svg:x1="14.589cm" svg:y1="4.683cm" svg:x2="16.113cm" svg:y2="4.683cm">
            <text:p text:style-name="P1"><text:span text:style-name="T3">motion <text:s text:c="2"/></text:span></text:p>
            <text:p text:style-name="P1"><text:span text:style-name="T3">segments <text:s text:c="3"/></text:span></text:p>
          </draw:line>
          <draw:rect draw:style-name="gr4" draw:text-style-name="P2" draw:layer="layout" svg:width="1.524cm" svg:height="0.762cm" svg:x="16.113cm" svg:y="4.302cm">
            <text:p text:style-name="P1"><text:span text:style-name="T3">motion</text:span></text:p>
            <text:p text:style-name="P1"><text:span text:style-name="T3">planner</text:span></text:p>
          </draw:rect>
          <draw:line draw:style-name="gr9" draw:text-style-name="P2" draw:layer="layout" svg:x1="17.637cm" svg:y1="4.683cm" svg:x2="18.78cm" svg:y2="4.683cm">
            <text:p/>
          </draw:line>
          <draw:rect draw:style-name="gr10" draw:text-style-name="P2" draw:layer="layout" svg:width="1.524cm" svg:height="2.794cm" svg:x="18.78cm" svg:y="3.286cm">
            <text:p text:style-name="P1"><text:span text:style-name="T3">step</text:span></text:p>
            <text:p text:style-name="P1"><text:span text:style-name="T3">generator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rect>
          <draw:line draw:style-name="gr7" draw:text-style-name="P2" draw:layer="layout" svg:x1="20.304cm" svg:y1="4.683cm" svg:x2="21.447cm" svg:y2="4.683cm">
            <text:p text:style-name="P1"><text:span text:style-name="T3">step <text:s/></text:span></text:p>
            <text:p text:style-name="P1"><text:span text:style-name="T3">array <text:s/></text:span></text:p>
          </draw:line>
          <draw:rect draw:style-name="gr11" draw:text-style-name="P4" draw:layer="layout" svg:width="1.016cm" svg:height="0.762cm" svg:x="21.447cm" svg:y="4.302cm">
            <text:p text:style-name="P1"><text:span text:style-name="T2">DMA</text:span></text:p>
            <text:p text:style-name="P1"><text:span text:style-name="T2">buffer</text:span></text:p>
          </draw:rect>
          <draw:line draw:style-name="gr7" draw:text-style-name="P2" draw:layer="layout" svg:x1="22.463cm" svg:y1="4.683cm" svg:x2="23.606cm" svg:y2="4.683cm">
            <text:p text:style-name="P1"><text:span text:style-name="T3">step <text:s/></text:span></text:p>
            <text:p text:style-name="P1"><text:span text:style-name="T3">delay <text:s/></text:span></text:p>
          </draw:line>
          <draw:rect draw:style-name="gr11" draw:text-style-name="P4" draw:layer="layout" svg:width="0.889cm" svg:height="0.762cm" svg:x="23.606cm" svg:y="4.302cm">
            <text:p text:style-name="P1"><text:span text:style-name="T2">OC</text:span></text:p>
          </draw:rect>
          <draw:line draw:style-name="gr7" draw:text-style-name="P2" draw:layer="layout" svg:x1="24.495cm" svg:y1="4.683cm" svg:x2="25.511cm" svg:y2="4.683cm">
            <text:p text:style-name="P1"><text:span text:style-name="T3">pulse <text:s/></text:span></text:p>
            <text:p text:style-name="P1"><text:span text:style-name="T3"><text:s text:c="2"/></text:span></text:p>
          </draw:line>
          <draw:rect draw:style-name="gr3" draw:text-style-name="P4" draw:layer="layout" svg:width="1.143cm" svg:height="0.762cm" svg:x="25.511cm" svg:y="4.302cm">
            <text:p text:style-name="P1"><text:span text:style-name="T2">stepper</text:span></text:p>
          </draw:rect>
          <draw:line draw:style-name="gr7" draw:text-style-name="P2" draw:layer="layout" svg:x1="12.684cm" svg:y1="6.715cm" svg:x2="14.081cm" svg:y2="6.715cm">
            <text:p text:style-name="P1"><text:span text:style-name="T3">settings <text:s/></text:span></text:p>
            <text:p text:style-name="P1"><text:span text:style-name="T3">cmds <text:s/></text:span></text:p>
          </draw:line>
          <draw:rect draw:style-name="gr10" draw:text-style-name="P2" draw:layer="layout" svg:width="1.651cm" svg:height="1.27cm" svg:x="14.081cm" svg:y="6.207cm">
            <text:p text:style-name="P1"><text:span text:style-name="T3">settings</text:span></text:p>
            <text:p text:style-name="P1"><text:span text:style-name="T3">database</text:span></text:p>
          </draw:rect>
          <draw:line draw:style-name="gr7" draw:text-style-name="P2" draw:layer="layout" svg:x1="15.478cm" svg:y1="6.207cm" svg:x2="16.367cm" svg:y2="5.064cm">
            <text:p text:style-name="P1"><text:span text:style-name="T3">physical</text:span></text:p>
            <text:p text:style-name="P1"><text:span text:style-name="T3">limits</text:span></text:p>
          </draw:line>
          <draw:line draw:style-name="gr12" draw:text-style-name="P2" draw:layer="layout" svg:x1="13.7cm" svg:y1="5.064cm" svg:x2="14.335cm" svg:y2="6.207cm">
            <text:p text:style-name="P1"><text:span text:style-name="T3">printer</text:span></text:p>
            <text:p text:style-name="P1"><text:span text:style-name="T3">settings</text:span></text:p>
          </draw:line>
          <draw:line draw:style-name="gr7" draw:text-style-name="P2" draw:layer="layout" svg:x1="15.732cm" svg:y1="6.588cm" svg:x2="18.78cm" svg:y2="5.826cm">
            <text:p text:style-name="P1"><text:span text:style-name="T3">stepper</text:span></text:p>
            <text:p text:style-name="P1"><text:span text:style-name="T3">settings</text:span></text:p>
          </draw:line>
          <draw:rect draw:style-name="gr11" draw:text-style-name="P4" draw:layer="layout" svg:width="1.016cm" svg:height="0.762cm" svg:x="21.447cm" svg:y="3.286cm">
            <text:p text:style-name="P1"><text:span text:style-name="T2">DMA</text:span></text:p>
            <text:p text:style-name="P1"><text:span text:style-name="T2">buffer</text:span></text:p>
          </draw:rect>
          <draw:line draw:style-name="gr7" draw:text-style-name="P2" draw:layer="layout" svg:x1="22.463cm" svg:y1="3.667cm" svg:x2="23.606cm" svg:y2="3.667cm">
            <text:p text:style-name="P1"><text:span text:style-name="T3">step <text:s/></text:span></text:p>
            <text:p text:style-name="P1"><text:span text:style-name="T3">delay <text:s/></text:span></text:p>
          </draw:line>
          <draw:rect draw:style-name="gr11" draw:text-style-name="P4" draw:layer="layout" svg:width="0.889cm" svg:height="0.762cm" svg:x="23.606cm" svg:y="3.286cm">
            <text:p text:style-name="P1"><text:span text:style-name="T2">OC</text:span></text:p>
          </draw:rect>
          <draw:line draw:style-name="gr7" draw:text-style-name="P2" draw:layer="layout" svg:x1="24.495cm" svg:y1="3.667cm" svg:x2="25.511cm" svg:y2="3.667cm">
            <text:p text:style-name="P1"><text:span text:style-name="T3">pulse <text:s/></text:span></text:p>
            <text:p text:style-name="P1"><text:span text:style-name="T3"><text:s text:c="2"/></text:span></text:p>
          </draw:line>
          <draw:rect draw:style-name="gr3" draw:text-style-name="P4" draw:layer="layout" svg:width="1.143cm" svg:height="0.762cm" svg:x="25.511cm" svg:y="3.286cm">
            <text:p text:style-name="P1"><text:span text:style-name="T2">stepper</text:span></text:p>
          </draw:rect>
          <draw:rect draw:style-name="gr11" draw:text-style-name="P4" draw:layer="layout" svg:width="1.016cm" svg:height="0.762cm" svg:x="21.447cm" svg:y="5.318cm">
            <text:p text:style-name="P1"><text:span text:style-name="T2">DMA</text:span></text:p>
            <text:p text:style-name="P1"><text:span text:style-name="T2">buffer</text:span></text:p>
          </draw:rect>
          <draw:line draw:style-name="gr7" draw:text-style-name="P2" draw:layer="layout" svg:x1="22.463cm" svg:y1="5.699cm" svg:x2="23.606cm" svg:y2="5.699cm">
            <text:p text:style-name="P1"><text:span text:style-name="T3">step <text:s/></text:span></text:p>
            <text:p text:style-name="P1"><text:span text:style-name="T3">delay <text:s/></text:span></text:p>
          </draw:line>
          <draw:rect draw:style-name="gr11" draw:text-style-name="P4" draw:layer="layout" svg:width="0.889cm" svg:height="0.762cm" svg:x="23.606cm" svg:y="5.318cm">
            <text:p text:style-name="P1"><text:span text:style-name="T2">OC</text:span></text:p>
          </draw:rect>
          <draw:line draw:style-name="gr7" draw:text-style-name="P2" draw:layer="layout" svg:x1="24.495cm" svg:y1="5.699cm" svg:x2="25.511cm" svg:y2="5.699cm">
            <text:p text:style-name="P1"><text:span text:style-name="T3">pulse <text:s/></text:span></text:p>
            <text:p text:style-name="P1"><text:span text:style-name="T3"><text:s text:c="2"/></text:span></text:p>
          </draw:line>
          <draw:rect draw:style-name="gr3" draw:text-style-name="P4" draw:layer="layout" svg:width="1.143cm" svg:height="0.762cm" svg:x="25.511cm" svg:y="5.318cm">
            <text:p text:style-name="P1"><text:span text:style-name="T2">stepper</text:span></text:p>
          </draw:rect>
          <draw:line draw:style-name="gr7" draw:text-style-name="P2" draw:layer="layout" svg:x1="20.304cm" svg:y1="5.699cm" svg:x2="21.447cm" svg:y2="5.699cm">
            <text:p text:style-name="P1"><text:span text:style-name="T3">step <text:s/></text:span></text:p>
            <text:p text:style-name="P1"><text:span text:style-name="T3">array <text:s/></text:span></text:p>
          </draw:line>
          <draw:line draw:style-name="gr7" draw:text-style-name="P2" draw:layer="layout" svg:x1="20.304cm" svg:y1="3.667cm" svg:x2="21.447cm" svg:y2="3.667cm">
            <text:p text:style-name="P1"><text:span text:style-name="T3">step <text:s/></text:span></text:p>
            <text:p text:style-name="P1"><text:span text:style-name="T3">array <text:s/></text:span></text:p>
          </draw:line>
          <draw:frame draw:style-name="gr13" draw:text-style-name="P5" draw:layer="layout" svg:width="5.29cm" svg:height="1.115cm" svg:x="21.364cm" svg:y="5.727cm">
            <draw:text-box>
              <text:p><text:span text:style-name="T4">… <text:s text:c="5"/>… <text:s text:c="5"/></text:span><text:span text:style-name="T4">...</text:span></text:p>
            </draw:text-box>
          </draw:frame>
          <draw:line draw:style-name="gr1" draw:text-style-name="P3" draw:layer="layout" svg:x1="6.461cm" svg:y1="7.731cm" svg:x2="7.731cm" svg:y2="6.842cm">
            <text:p/>
          </draw:line>
          <draw:line draw:style-name="gr1" draw:text-style-name="P3" draw:layer="layout" svg:x1="9.89cm" svg:y1="2.016cm" svg:x2="11.16cm" svg:y2="2.016cm">
            <text:p/>
          </draw:line>
          <draw:rect draw:style-name="gr10" draw:text-style-name="P2" draw:layer="layout" svg:width="1.524cm" svg:height="1.016cm" svg:x="11.16cm" svg:y="6.461cm">
            <text:p text:style-name="P1"><text:span text:style-name="T3">command</text:span></text:p>
            <text:p text:style-name="P1"><text:span text:style-name="T3">dispatcher</text:span></text:p>
          </draw:rect>
          <draw:rect draw:style-name="gr8" draw:text-style-name="P2" draw:layer="layout" svg:width="1.524cm" svg:height="4.953cm" svg:x="13.065cm" svg:y="11.541cm">
            <text:p text:style-name="P1"><text:span text:style-name="T3">heater</text:span></text:p>
            <text:p text:style-name="P1"><text:span text:style-name="T3">manager</text:span></text:p>
          </draw:rect>
          <draw:line draw:style-name="gr12" draw:text-style-name="P2" draw:layer="layout" svg:x1="14.589cm" svg:y1="11.922cm" svg:x2="15.224cm" svg:y2="11.922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6.748cm" svg:y="11.541cm">
            <text:p text:style-name="P1"><text:span text:style-name="T2">thermistor</text:span></text:p>
          </draw:rect>
          <draw:rect draw:style-name="gr11" draw:text-style-name="P4" draw:layer="layout" svg:width="0.889cm" svg:height="0.762cm" svg:x="15.224cm" svg:y="11.541cm">
            <text:p text:style-name="P1"><text:span text:style-name="T2">ADC</text:span></text:p>
          </draw:rect>
          <draw:line draw:style-name="gr12" draw:text-style-name="P2" draw:layer="layout" svg:x1="16.113cm" svg:y1="11.922cm" svg:x2="16.748cm" svg:y2="11.922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6.748cm" svg:y="12.557cm">
            <text:p text:style-name="P1"><text:span text:style-name="T2">drive</text:span></text:p>
          </draw:rect>
          <draw:rect draw:style-name="gr11" draw:text-style-name="P4" draw:layer="layout" svg:width="0.889cm" svg:height="0.762cm" svg:x="15.224cm" svg:y="12.557cm">
            <text:p text:style-name="P1"><text:span text:style-name="T2">SW</text:span></text:p>
            <text:p text:style-name="P1"><text:span text:style-name="T2">PWM</text:span></text:p>
          </draw:rect>
          <draw:line draw:style-name="gr5" draw:text-style-name="P1" draw:layer="layout" svg:x1="14.589cm" svg:y1="12.938cm" svg:x2="15.224cm" svg:y2="12.938cm">
            <text:p/>
          </draw:line>
          <draw:line draw:style-name="gr5" draw:text-style-name="P1" draw:layer="layout" svg:x1="16.113cm" svg:y1="12.938cm" svg:x2="16.748cm" svg:y2="12.938cm">
            <text:p/>
          </draw:line>
          <draw:line draw:style-name="gr14" draw:text-style-name="P2" draw:layer="layout" svg:x1="18.145cm" svg:y1="11.922cm" svg:x2="18.78cm" svg:y2="11.922cm">
            <text:p text:style-name="P1"><text:span text:style-name="T3"/></text:p>
            <text:p text:style-name="P1"><text:span text:style-name="T3"/></text:p>
          </draw:line>
          <draw:line draw:style-name="gr5" draw:text-style-name="P1" draw:layer="layout" svg:x1="18.145cm" svg:y1="12.938cm" svg:x2="18.78cm" svg:y2="12.938cm">
            <text:p/>
          </draw:line>
          <draw:rect draw:style-name="gr3" draw:text-style-name="P4" draw:layer="layout" svg:width="1.651cm" svg:height="1.778cm" svg:x="18.78cm" svg:y="11.541cm">
            <text:p text:style-name="P1"><text:span text:style-name="T2">heated</text:span></text:p>
            <text:p text:style-name="P1"><text:span text:style-name="T2">bed</text:span></text:p>
          </draw:rect>
          <draw:line draw:style-name="gr15" draw:text-style-name="P2" draw:layer="layout" svg:x1="14.589cm" svg:y1="11.541cm" svg:x2="15.224cm" svg:y2="9.382cm">
            <text:p text:style-name="P1"><text:span text:style-name="T3">heater</text:span></text:p>
            <text:p text:style-name="P1"><text:span text:style-name="T3">settings</text:span></text:p>
          </draw:line>
          <draw:line draw:style-name="gr12" draw:text-style-name="P2" draw:layer="layout" svg:x1="14.589cm" svg:y1="13.954cm" svg:x2="15.224cm" svg:y2="13.954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6.748cm" svg:y="13.573cm">
            <text:p text:style-name="P1"><text:span text:style-name="T2">thermistor</text:span></text:p>
          </draw:rect>
          <draw:rect draw:style-name="gr11" draw:text-style-name="P4" draw:layer="layout" svg:width="0.889cm" svg:height="0.762cm" svg:x="15.224cm" svg:y="13.573cm">
            <text:p text:style-name="P1"><text:span text:style-name="T2">ADC</text:span></text:p>
          </draw:rect>
          <draw:line draw:style-name="gr12" draw:text-style-name="P2" draw:layer="layout" svg:x1="16.113cm" svg:y1="13.954cm" svg:x2="16.748cm" svg:y2="13.954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6.748cm" svg:y="14.589cm">
            <text:p text:style-name="P1"><text:span text:style-name="T2">drive</text:span></text:p>
          </draw:rect>
          <draw:rect draw:style-name="gr11" draw:text-style-name="P4" draw:layer="layout" svg:width="0.889cm" svg:height="0.762cm" svg:x="15.224cm" svg:y="14.589cm">
            <text:p text:style-name="P1"><text:span text:style-name="T2">SW</text:span></text:p>
            <text:p text:style-name="P1"><text:span text:style-name="T2">PWM</text:span></text:p>
          </draw:rect>
          <draw:line draw:style-name="gr5" draw:text-style-name="P1" draw:layer="layout" svg:x1="14.589cm" svg:y1="14.97cm" svg:x2="15.224cm" svg:y2="14.97cm">
            <text:p/>
          </draw:line>
          <draw:line draw:style-name="gr5" draw:text-style-name="P1" draw:layer="layout" svg:x1="16.113cm" svg:y1="14.97cm" svg:x2="16.748cm" svg:y2="14.97cm">
            <text:p/>
          </draw:line>
          <draw:line draw:style-name="gr14" draw:text-style-name="P2" draw:layer="layout" svg:x1="18.145cm" svg:y1="13.954cm" svg:x2="18.78cm" svg:y2="13.954cm">
            <text:p text:style-name="P1"><text:span text:style-name="T3"/></text:p>
            <text:p text:style-name="P1"><text:span text:style-name="T3"/></text:p>
          </draw:line>
          <draw:line draw:style-name="gr5" draw:text-style-name="P1" draw:layer="layout" svg:x1="18.145cm" svg:y1="14.97cm" svg:x2="18.78cm" svg:y2="14.97cm">
            <text:p/>
          </draw:line>
          <draw:rect draw:style-name="gr3" draw:text-style-name="P4" draw:layer="layout" svg:width="1.651cm" svg:height="1.778cm" svg:x="18.78cm" svg:y="13.573cm">
            <text:p text:style-name="P1"><text:span text:style-name="T2">hot</text:span></text:p>
            <text:p text:style-name="P1"><text:span text:style-name="T2">end</text:span></text:p>
          </draw:rect>
          <draw:frame draw:style-name="gr16" draw:text-style-name="P5" draw:layer="layout" svg:width="5.074cm" svg:height="1.115cm" svg:x="15.001cm" svg:y="15.125cm">
            <draw:text-box>
              <text:p><text:span text:style-name="T4">… <text:s text:c="4"/>… <text:s text:c="5"/></text:span><text:span text:style-name="T4">...</text:span></text:p>
            </draw:text-box>
          </draw:frame>
          <draw:rect draw:style-name="gr8" draw:text-style-name="P2" draw:layer="layout" svg:width="1.651cm" svg:height="1.27cm" svg:x="13.065cm" svg:y="9.255cm">
            <text:p text:style-name="P1"><text:span text:style-name="T3">fan</text:span></text:p>
            <text:p text:style-name="P1"><text:span text:style-name="T3">controller</text:span></text:p>
          </draw:rect>
          <draw:line draw:style-name="gr17" draw:text-style-name="P1" draw:layer="layout" svg:x1="15.224cm" svg:y1="9.382cm" svg:x2="14.97cm" svg:y2="7.477cm">
            <text:p/>
          </draw:line>
          <draw:line draw:style-name="gr12" draw:text-style-name="P2" draw:layer="layout" svg:x1="14.716cm" svg:y1="9.636cm" svg:x2="15.732cm" svg:y2="9.001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7.256cm" svg:y="8.62cm">
            <text:p text:style-name="P1"><text:span text:style-name="T2">RPM</text:span></text:p>
            <text:p text:style-name="P1"><text:span text:style-name="T2">sensor</text:span></text:p>
          </draw:rect>
          <draw:rect draw:style-name="gr11" draw:text-style-name="P4" draw:layer="layout" svg:width="0.889cm" svg:height="0.762cm" svg:x="15.732cm" svg:y="8.62cm">
            <text:p text:style-name="P1"><text:span text:style-name="T2">CN /</text:span></text:p>
            <text:p text:style-name="P1"><text:span text:style-name="T2">GPIO</text:span></text:p>
          </draw:rect>
          <draw:line draw:style-name="gr12" draw:text-style-name="P2" draw:layer="layout" svg:x1="16.621cm" svg:y1="9.001cm" svg:x2="17.256cm" svg:y2="9.001cm">
            <text:p text:style-name="P1"><text:span text:style-name="T3"/></text:p>
            <text:p text:style-name="P1"><text:span text:style-name="T3"/></text:p>
          </draw:line>
          <draw:rect draw:style-name="gr3" draw:text-style-name="P4" draw:layer="layout" svg:width="1.397cm" svg:height="0.762cm" svg:x="17.256cm" svg:y="9.636cm">
            <text:p text:style-name="P1"><text:span text:style-name="T2">drive</text:span></text:p>
          </draw:rect>
          <draw:rect draw:style-name="gr11" draw:text-style-name="P4" draw:layer="layout" svg:width="0.889cm" svg:height="0.762cm" svg:x="15.732cm" svg:y="9.636cm">
            <text:p text:style-name="P1"><text:span text:style-name="T2">OC</text:span></text:p>
            <text:p text:style-name="P1"><text:span text:style-name="T2">PWM</text:span></text:p>
          </draw:rect>
          <draw:line draw:style-name="gr5" draw:text-style-name="P1" draw:layer="layout" svg:x1="14.716cm" svg:y1="10.017cm" svg:x2="15.732cm" svg:y2="10.017cm">
            <text:p/>
          </draw:line>
          <draw:line draw:style-name="gr5" draw:text-style-name="P1" draw:layer="layout" svg:x1="16.621cm" svg:y1="10.017cm" svg:x2="17.256cm" svg:y2="10.017cm">
            <text:p/>
          </draw:line>
          <draw:line draw:style-name="gr12" draw:text-style-name="P2" draw:layer="layout" svg:x1="18.653cm" svg:y1="9.001cm" svg:x2="19.288cm" svg:y2="9.001cm">
            <text:p text:style-name="P1"><text:span text:style-name="T3"/></text:p>
            <text:p text:style-name="P1"><text:span text:style-name="T3"/></text:p>
          </draw:line>
          <draw:line draw:style-name="gr5" draw:text-style-name="P1" draw:layer="layout" svg:x1="18.653cm" svg:y1="10.017cm" svg:x2="19.288cm" svg:y2="10.017cm">
            <text:p/>
          </draw:line>
          <draw:rect draw:style-name="gr3" draw:text-style-name="P4" draw:layer="layout" svg:width="1.651cm" svg:height="1.778cm" svg:x="19.288cm" svg:y="8.62cm">
            <text:p text:style-name="P1"><text:span text:style-name="T2">fan</text:span></text:p>
          </draw:rect>
          <draw:frame draw:style-name="gr16" draw:text-style-name="P5" draw:layer="layout" svg:width="5.074cm" svg:height="1.115cm" svg:x="15.522cm" svg:y="10.017cm">
            <draw:text-box>
              <text:p><text:span text:style-name="T4">… <text:s text:c="4"/>… <text:s text:c="5"/></text:span><text:span text:style-name="T4">...</text:span></text:p>
            </draw:text-box>
          </draw:frame>
          <draw:line draw:style-name="gr18" draw:text-style-name="P1" draw:layer="layout" svg:x1="4.556cm" svg:y1="3.667cm" svg:x2="5.191cm" svg:y2="3.667cm">
            <text:p/>
          </draw:line>
          <draw:rect draw:style-name="gr11" draw:text-style-name="P4" draw:layer="layout" svg:width="1.016cm" svg:height="0.762cm" svg:x="5.191cm" svg:y="3.286cm">
            <text:p text:style-name="P1"><text:span text:style-name="T2">UART</text:span></text:p>
          </draw:rect>
          <draw:rect draw:style-name="gr3" draw:text-style-name="P4" draw:layer="layout" svg:width="1.27cm" svg:height="0.762cm" svg:x="1.381cm" svg:y="3.286cm">
            <text:p text:style-name="P1"><text:span text:style-name="T2">USB</text:span></text:p>
            <text:p text:style-name="P1"><text:span text:style-name="T2">Device</text:span></text:p>
          </draw:rect>
          <draw:line draw:style-name="gr18" draw:text-style-name="P1" draw:layer="layout" svg:x1="2.651cm" svg:y1="3.667cm" svg:x2="3.286cm" svg:y2="3.667cm">
            <text:p/>
          </draw:line>
          <draw:rect draw:style-name="gr2" draw:text-style-name="P3" draw:layer="layout" svg:width="1.27cm" svg:height="0.762cm" svg:x="3.286cm" svg:y="8.747cm">
            <text:p text:style-name="P1"><text:span text:style-name="T1">Ethernet</text:span></text:p>
            <text:p text:style-name="P1"><text:span text:style-name="T1">driver</text:span></text:p>
          </draw:rect>
          <draw:line draw:style-name="gr1" draw:text-style-name="P1" draw:layer="layout" svg:x1="4.556cm" svg:y1="9.128cm" svg:x2="5.191cm" svg:y2="9.128cm">
            <text:p/>
          </draw:line>
          <draw:rect draw:style-name="gr2" draw:text-style-name="P3" draw:layer="layout" svg:width="1.27cm" svg:height="0.762cm" svg:x="5.191cm" svg:y="8.747cm">
            <text:p text:style-name="P1"><text:span text:style-name="T1">TCP/IP</text:span></text:p>
          </draw:rect>
          <draw:rect draw:style-name="gr3" draw:text-style-name="P4" draw:layer="layout" svg:width="1.27cm" svg:height="0.762cm" svg:x="1.381cm" svg:y="8.747cm">
            <text:p text:style-name="P1"><text:span text:style-name="T2">Ethernet</text:span></text:p>
          </draw:rect>
          <draw:line draw:style-name="gr1" draw:text-style-name="P1" draw:layer="layout" svg:x1="2.651cm" svg:y1="9.128cm" svg:x2="3.286cm" svg:y2="9.128cm">
            <text:p/>
          </draw:line>
          <draw:rect draw:style-name="gr2" draw:text-style-name="P3" draw:layer="layout" svg:width="1.27cm" svg:height="0.762cm" svg:x="3.286cm" svg:y="9.763cm">
            <text:p text:style-name="P1"><text:span text:style-name="T1">SPI</text:span></text:p>
          </draw:rect>
          <draw:rect draw:style-name="gr3" draw:text-style-name="P4" draw:layer="layout" svg:width="1.27cm" svg:height="0.762cm" svg:x="1.381cm" svg:y="9.763cm">
            <text:p text:style-name="P1"><text:span text:style-name="T2">WiFi</text:span></text:p>
          </draw:rect>
          <draw:line draw:style-name="gr1" draw:text-style-name="P1" draw:layer="layout" svg:x1="2.651cm" svg:y1="10.144cm" svg:x2="3.286cm" svg:y2="10.144cm">
            <text:p/>
          </draw:line>
          <draw:rect draw:style-name="gr3" draw:text-style-name="P4" draw:layer="layout" svg:width="1.27cm" svg:height="0.762cm" svg:x="3.286cm" svg:y="3.286cm">
            <text:p text:style-name="P1"><text:span text:style-name="T2">FTDI</text:span></text:p>
          </draw:rect>
          <draw:line draw:style-name="gr18" draw:text-style-name="P2" draw:layer="layout" svg:x1="7.223cm" svg:y1="4.048cm" svg:x2="7.731cm" svg:y2="5.445cm">
            <text:p/>
          </draw:line>
          <draw:line draw:style-name="gr1" draw:text-style-name="P1" draw:layer="layout" svg:x1="4.556cm" svg:y1="10.144cm" svg:x2="5.191cm" svg:y2="9.509cm">
            <text:p/>
          </draw:line>
          <draw:line draw:style-name="gr1" draw:text-style-name="P3" draw:layer="layout" svg:x1="6.461cm" svg:y1="8.747cm" svg:x2="7.731cm" svg:y2="7.477cm">
            <text:p/>
          </draw:line>
          <draw:rect draw:style-name="gr2" draw:text-style-name="P3" draw:layer="layout" svg:width="1.27cm" svg:height="0.762cm" svg:x="3.286cm" svg:y="5.826cm">
            <text:p text:style-name="P1"><text:span text:style-name="T1">USB Host</text:span></text:p>
            <text:p text:style-name="P1"><text:span text:style-name="T1">stack</text:span></text:p>
          </draw:rect>
          <draw:line draw:style-name="gr1" draw:text-style-name="P1" draw:layer="layout" svg:x1="4.556cm" svg:y1="5.953cm" svg:x2="5.191cm" svg:y2="5.699cm">
            <text:p/>
          </draw:line>
          <draw:rect draw:style-name="gr2" draw:text-style-name="P3" draw:layer="layout" svg:width="1.27cm" svg:height="0.762cm" svg:x="5.191cm" svg:y="5.318cm">
            <text:p text:style-name="P1"><text:span text:style-name="T1">Android</text:span></text:p>
          </draw:rect>
          <draw:rect draw:style-name="gr3" draw:text-style-name="P4" draw:layer="layout" svg:width="1.27cm" svg:height="0.762cm" svg:x="1.381cm" svg:y="5.826cm">
            <text:p text:style-name="P1"><text:span text:style-name="T2">USB</text:span></text:p>
            <text:p text:style-name="P1"><text:span text:style-name="T2">Host</text:span></text:p>
          </draw:rect>
          <draw:line draw:style-name="gr1" draw:text-style-name="P1" draw:layer="layout" svg:x1="2.651cm" svg:y1="6.207cm" svg:x2="3.286cm" svg:y2="6.207cm">
            <text:p/>
          </draw:line>
          <draw:line draw:style-name="gr1" draw:text-style-name="P1" draw:layer="layout" svg:x1="4.556cm" svg:y1="6.461cm" svg:x2="5.191cm" svg:y2="6.715cm">
            <text:p/>
          </draw:line>
          <draw:rect draw:style-name="gr2" draw:text-style-name="P3" draw:layer="layout" svg:width="1.27cm" svg:height="0.762cm" svg:x="5.191cm" svg:y="6.334cm">
            <text:p text:style-name="P1"><text:span text:style-name="T1">MSD</text:span></text:p>
          </draw:rect>
          <draw:line draw:style-name="gr1" draw:text-style-name="P1" draw:layer="layout" svg:x1="5.826cm" svg:y1="7.096cm" svg:x2="5.953cm" svg:y2="7.731cm">
            <text:p/>
          </draw:line>
          <draw:line draw:style-name="gr1" draw:text-style-name="P3" draw:layer="layout" svg:x1="6.461cm" svg:y1="5.826cm" svg:x2="7.731cm" svg:y2="6.334cm">
            <text:p/>
          </draw:line>
          <draw:frame draw:style-name="gr19" draw:text-style-name="P6" draw:layer="layout" svg:width="2.242cm" svg:height="0.64cm" draw:transform="rotate (1.57411245237339) translate (6.848cm 7.219cm)">
            <draw:text-box>
              <text:p><text:span text:style-name="T5">g-code text</text:span></text:p>
            </draw:text-box>
          </draw:frame>
          <draw:rect draw:style-name="gr2" draw:text-style-name="P3" draw:layer="layout" svg:width="1.651cm" svg:height="1.27cm" svg:x="19.288cm" svg:y="6.969cm">
            <text:p text:style-name="P1"><text:span text:style-name="T1">expansion</text:span></text:p>
            <text:p text:style-name="P1"><text:span text:style-name="T1">bus</text:span></text:p>
            <text:p text:style-name="P1"><text:span text:style-name="T1">dispatcher</text:span></text:p>
          </draw:rect>
          <draw:line draw:style-name="gr20" draw:text-style-name="P3" draw:layer="layout" svg:x1="17.129cm" svg:y1="5.064cm" svg:x2="19.288cm" svg:y2="6.969cm">
            <text:p text:style-name="P1"><text:span text:style-name="T1">speed</text:span></text:p>
            <text:p text:style-name="P1"><text:span text:style-name="T1">profile</text:span></text:p>
          </draw:line>
          <draw:line draw:style-name="gr21" draw:text-style-name="P3" draw:layer="layout" svg:x1="13.954cm" svg:y1="7.985cm" svg:x2="19.288cm" svg:y2="7.731cm">
            <text:p text:style-name="P1"><text:span text:style-name="T1"><text:s text:c="13"/></text:span><text:span text:style-name="T1">fan cmds / data</text:span></text:p>
            <text:p text:style-name="P1"><text:span text:style-name="T1"/></text:p>
          </draw:line>
          <draw:line draw:style-name="gr21" draw:text-style-name="P3" draw:layer="layout" svg:x1="13.954cm" svg:y1="8.239cm" svg:x2="19.288cm" svg:y2="8.112cm">
            <text:p text:style-name="P1"><text:span text:style-name="T1"><text:s text:c="13"/></text:span><text:span text:style-name="T1">heater cmds / data</text:span></text:p>
            <text:p text:style-name="P1"><text:span text:style-name="T1"/></text:p>
          </draw:line>
          <draw:line draw:style-name="gr21" draw:text-style-name="P3" draw:layer="layout" svg:x1="13.954cm" svg:y1="7.731cm" svg:x2="19.288cm" svg:y2="7.35cm">
            <text:p text:style-name="P1"><text:span text:style-name="T1"><text:s text:c="17"/></text:span><text:span text:style-name="T1">aux equipment cmds / data</text:span></text:p>
            <text:p text:style-name="P1"><text:span text:style-name="T1"/></text:p>
          </draw:line>
          <draw:line draw:style-name="gr22" draw:text-style-name="P1" draw:layer="layout" svg:x1="12.684cm" svg:y1="7.477cm" svg:x2="13.954cm" svg:y2="8.239cm">
            <text:p/>
          </draw:line>
          <draw:rect draw:style-name="gr2" draw:text-style-name="P3" draw:layer="layout" svg:width="1.27cm" svg:height="0.762cm" svg:x="21.701cm" svg:y="7.223cm">
            <text:p text:style-name="P1"><text:span text:style-name="T1">UART</text:span></text:p>
          </draw:rect>
          <draw:line draw:style-name="gr23" draw:text-style-name="P1" draw:layer="layout" svg:x1="20.939cm" svg:y1="7.604cm" svg:x2="21.701cm" svg:y2="7.604cm">
            <text:p/>
          </draw:line>
          <draw:line draw:style-name="gr22" draw:text-style-name="P1" draw:layer="layout" svg:x1="12.684cm" svg:y1="7.223cm" svg:x2="13.954cm" svg:y2="7.985cm">
            <text:p/>
          </draw:line>
          <draw:line draw:style-name="gr22" draw:text-style-name="P1" draw:layer="layout" svg:x1="12.684cm" svg:y1="6.969cm" svg:x2="13.954cm" svg:y2="7.731cm">
            <text:p/>
          </draw:line>
          <draw:rect draw:style-name="gr24" draw:text-style-name="P3" draw:layer="layout" svg:width="2.54cm" svg:height="1.524cm" svg:x="11.16cm" svg:y="1.254cm">
            <text:p text:style-name="P1"><text:span text:style-name="T1">main</text:span></text:p>
            <text:p text:style-name="P1"><text:span text:style-name="T1">application</text:span></text:p>
          </draw:rect>
          <draw:line draw:style-name="gr18" draw:text-style-name="P2" draw:layer="layout" svg:x1="12.049cm" svg:y1="2.778cm" svg:x2="11.541cm" svg:y2="6.461cm">
            <text:p/>
          </draw:line>
          <draw:line draw:style-name="gr23" draw:text-style-name="P1" draw:layer="layout" svg:x1="22.971cm" svg:y1="7.604cm" svg:x2="23.733cm" svg:y2="7.604cm">
            <text:p/>
          </draw:line>
          <draw:rect draw:style-name="gr3" draw:text-style-name="P4" draw:layer="layout" svg:width="1.143cm" svg:height="0.762cm" svg:x="23.733cm" svg:y="7.223cm">
            <text:p text:style-name="P1"><text:span text:style-name="T2">bus</text:span></text:p>
            <text:p text:style-name="P1"><text:span text:style-name="T2">driver</text:span></text:p>
          </draw:rect>
          <draw:frame draw:style-name="gr25" draw:text-style-name="P6" draw:layer="layout" svg:width="4.536cm" svg:height="0.64cm" svg:x="9.509cm" svg:y="3.159cm">
            <draw:text-box>
              <text:p><text:span text:style-name="T5">commands / events / data</text:span></text:p>
            </draw:text-box>
          </draw:frame>
          <draw:g>
            <draw:rect draw:style-name="gr3" draw:text-style-name="P4" draw:layer="layout" svg:width="1.27cm" svg:height="0.762cm" svg:x="1.442cm" svg:y="12.681cm">
              <text:p text:style-name="P1"><text:span text:style-name="T2">USB</text:span></text:p>
              <text:p text:style-name="P1"><text:span text:style-name="T2">Device</text:span></text:p>
            </draw:rect>
            <draw:rect draw:style-name="gr11" draw:text-style-name="P4" draw:layer="layout" svg:width="1.27cm" svg:height="0.762cm" svg:x="1.442cm" svg:y="13.697cm">
              <text:p text:style-name="P1"><text:span text:style-name="T2">UART</text:span></text:p>
            </draw:rect>
            <draw:rect draw:style-name="gr4" draw:text-style-name="P2" draw:layer="layout" svg:width="1.524cm" svg:height="0.762cm" svg:x="1.442cm" svg:y="14.713cm">
              <text:p text:style-name="P1"><text:span text:style-name="T3">motion</text:span></text:p>
              <text:p text:style-name="P1"><text:span text:style-name="T3">planner</text:span></text:p>
            </draw:rect>
            <draw:rect draw:style-name="gr8" draw:text-style-name="P2" draw:layer="layout" svg:width="1.524cm" svg:height="0.762cm" svg:x="1.442cm" svg:y="15.729cm">
              <text:p text:style-name="P1"><text:span text:style-name="T3">kinematics</text:span></text:p>
            </draw:rect>
            <draw:rect draw:style-name="gr10" draw:text-style-name="P2" draw:layer="layout" svg:width="1.27cm" svg:height="0.762cm" svg:x="1.442cm" svg:y="16.745cm">
              <text:p text:style-name="P1"><text:span text:style-name="T3">step</text:span></text:p>
              <text:p text:style-name="P1"><text:span text:style-name="T3">generator</text:span></text:p>
            </draw:rect>
            <draw:rect draw:style-name="gr2" draw:text-style-name="P3" draw:layer="layout" svg:width="1.27cm" svg:height="0.762cm" svg:x="1.442cm" svg:y="17.761cm">
              <text:p text:style-name="P1"><text:span text:style-name="T1">SPI</text:span></text:p>
            </draw:rect>
            <draw:frame draw:style-name="gr26" draw:text-style-name="P7" draw:layer="layout" svg:width="10.48cm" svg:height="6.855cm" svg:x="2.966cm" svg:y="11.541cm">
              <draw:text-box>
                <text:p><text:span text:style-name="T6">Legend:</text:span></text:p>
                <text:p><text:span text:style-name="T6"/></text:p>
                <text:p><text:span text:style-name="T6">- hardware / external module</text:span></text:p>
                <text:p><text:span text:style-name="T6"/></text:p>
                <text:p><text:span text:style-name="T6">- HAL / peripheral driver</text:span></text:p>
                <text:p><text:span text:style-name="T6"/></text:p>
                <text:p><text:span text:style-name="T6">- existing module with minimal adaptation</text:span></text:p>
                <text:p><text:span text:style-name="T6"/></text:p>
                <text:p><text:span text:style-name="T6">- existing module with significant adaptation</text:span></text:p>
                <text:p><text:span text:style-name="T6"/></text:p>
                <text:p><text:span text:style-name="T6">- application-specific module, writing from scratch</text:span></text:p>
                <text:p><text:span text:style-name="T6"/></text:p>
                <text:p><text:span text:style-name="T6">- not to implement at the moment</text:span></text:p>
              </draw:text-box>
            </draw:frame>
          </draw:g>
          <draw:line draw:style-name="gr1" draw:text-style-name="P3" draw:layer="layout" svg:x1="6.461cm" svg:y1="5.572cm" svg:x2="11.16cm" svg:y2="2.397cm">
            <text:p/>
          </draw:line>
          <draw:rect draw:style-name="gr11" draw:text-style-name="P4" draw:layer="layout" svg:width="1.016cm" svg:height="0.762cm" svg:x="6.842cm" svg:y="3.286cm">
            <text:p text:style-name="P1"><text:span text:style-name="T2">DMA</text:span></text:p>
            <text:p text:style-name="P1"><text:span text:style-name="T2">buffer</text:span></text:p>
          </draw:rect>
          <draw:line draw:style-name="gr18" draw:text-style-name="P1" draw:layer="layout" svg:x1="6.207cm" svg:y1="3.667cm" svg:x2="6.842cm" svg:y2="3.667cm">
            <text:p/>
          </draw:line>
          <draw:rect draw:style-name="gr2" draw:text-style-name="P3" draw:layer="layout" svg:width="1.778cm" svg:height="1.524cm" svg:x="8.112cm" svg:y="8.366cm">
            <text:p text:style-name="P1"><text:span text:style-name="T1">print-server</text:span></text:p>
            <text:p text:style-name="P1"><text:span text:style-name="T1">with HTTP</text:span></text:p>
            <text:p text:style-name="P1"><text:span text:style-name="T1">frontend</text:span></text:p>
          </draw:rect>
          <draw:line draw:style-name="gr1" draw:text-style-name="P1" draw:layer="layout" svg:x1="6.461cm" svg:y1="9.128cm" svg:x2="8.112cm" svg:y2="9.128cm">
            <text:p/>
          </draw:line>
          <draw:line draw:style-name="gr1" draw:text-style-name="P1" draw:layer="layout" svg:x1="6.461cm" svg:y1="8.112cm" svg:x2="8.112cm" svg:y2="8.493cm">
            <text:p/>
          </draw:line>
          <draw:line draw:style-name="gr9" draw:text-style-name="P2" draw:layer="layout" svg:x1="17.637cm" svg:y1="4.302cm" svg:x2="18.78cm" svg:y2="3.667cm">
            <text:p/>
          </draw:line>
          <draw:line draw:style-name="gr6" draw:text-style-name="P2" draw:layer="layout" svg:x1="17.637cm" svg:y1="5.064cm" svg:x2="18.78cm" svg:y2="5.699cm">
            <text:p text:style-name="P1"><text:span text:style-name="T3"><text:s text:c="2"/></text:span></text:p>
          </draw:line>
          <draw:frame draw:style-name="gr27" draw:text-style-name="P6" draw:layer="layout" svg:width="2.691cm" svg:height="0.64cm" draw:transform="rotate (1.57411245237339) translate (17.771cm 5.826cm)">
            <draw:text-box>
              <text:p><text:span text:style-name="T5">speed profiles</text:span></text:p>
            </draw:text-box>
          </draw:frame>
          <draw:polygon draw:style-name="gr28" draw:text-style-name="P2" draw:layer="layout" svg:width="0.634cm" svg:height="2.92cm" svg:x="7.731cm" svg:y="4.937cm" svg:viewBox="0 0 635 2921" draw:points="635,635 635,2286 0,2921 0,0">
            <text:p/>
          </draw:polygon>
          <draw:line draw:style-name="gr5" draw:text-style-name="P2" draw:layer="layout" svg:x1="8.366cm" svg:y1="6.461cm" svg:x2="8.747cm" svg:y2="6.461cm">
            <text:p/>
          </draw:line>
          <draw:frame draw:style-name="gr19" draw:text-style-name="P6" draw:layer="layout" svg:width="2.242cm" svg:height="0.64cm" draw:transform="rotate (1.57411245237339) translate (7.726cm 7.477cm)">
            <draw:text-box>
              <text:p><text:span text:style-name="T5">input mux</text:span></text:p>
            </draw:text-box>
          </draw:frame>
          <draw:frame draw:style-name="gr29" draw:text-style-name="P8" draw:layer="layout" svg:width="2.352cm" svg:height="0.64cm" draw:transform="rotate (1.57411245237339) translate (10.52cm 8.307cm)">
            <draw:text-box>
              <text:p><text:span text:style-name="T3">decoded cmds</text:span></text:p>
            </draw:text-box>
          </draw:frame>
          <draw:line draw:style-name="gr18" draw:text-style-name="P2" draw:layer="layout" svg:x1="11.16cm" svg:y1="2.778cm" svg:x2="8.112cm" svg:y2="5.318cm">
            <text:p/>
          </draw:line>
          <draw:line draw:style-name="gr30" draw:text-style-name="P1" draw:layer="layout" svg:x1="18.78cm" svg:y1="3.667cm" svg:x2="20.304cm" svg:y2="3.667cm">
            <text:p/>
          </draw:line>
          <draw:line draw:style-name="gr30" draw:text-style-name="P1" draw:layer="layout" svg:x1="18.78cm" svg:y1="4.683cm" svg:x2="20.304cm" svg:y2="4.683cm">
            <text:p/>
          </draw:line>
          <draw:line draw:style-name="gr30" draw:text-style-name="P1" draw:layer="layout" svg:x1="18.78cm" svg:y1="5.699cm" svg:x2="20.304cm" svg:y2="5.699cm">
            <text:p/>
          </draw:line>
        </draw:g>
      </draw:page>
      <draw:page draw:name="page2" draw:style-name="dp1" draw:master-page-name="Default">
        <draw:g>
          <draw:path draw:style-name="gr1" draw:text-style-name="P1" draw:layer="layout" svg:width="1.65cm" svg:height="5.587cm" svg:x="9.891cm" svg:y="2.766cm" svg:viewBox="0 0 1651 5588" svg:d="M0 5588c550-1863 1101-3725 1651-5588">
            <text:p/>
          </draw:path>
          <draw:path draw:style-name="gr1" draw:text-style-name="P2" draw:layer="layout" svg:width="6.73cm" svg:height="4.444cm" svg:x="12.558cm" svg:y="2.766cm" svg:viewBox="0 0 6731 4445" svg:d="M0 0c2244 1482 4487 2963 6731 4445">
            <text:p/>
          </draw:path>
          <draw:g>
            <draw:path draw:style-name="gr31" draw:text-style-name="P3" draw:layer="layout" svg:width="1.269cm" svg:height="0.761cm" svg:x="3.287cm" svg:y="4.29cm" svg:viewBox="0 0 1270 762" svg:d="M0 762c0-254 0-508 0-762 423 0 847 0 1270 0 0 254 0 508 0 762-423 0-847 0-1270 0z">
              <text:p/>
            </draw:path>
            <draw:path draw:style-name="gr32" draw:text-style-name="P3" draw:layer="layout" svg:width="0.157cm" svg:height="0.204cm" svg:x="3.363cm" svg:y="4.405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2" draw:text-style-name="P3" draw:layer="layout" svg:width="0.159cm" svg:height="0.207cm" svg:x="3.556cm" svg:y="4.402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3" draw:layer="layout" svg:width="0.151cm" svg:height="0.201cm" svg:x="3.755cm" svg:y="4.405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2" draw:text-style-name="P3" draw:layer="layout" svg:width="0.165cm" svg:height="0.201cm" svg:x="4.028cm" svg:y="4.405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3" draw:layer="layout" svg:width="0.135cm" svg:height="0.152cm" svg:x="4.218cm" svg:y="4.45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3" draw:layer="layout" svg:width="0.134cm" svg:height="0.146cm" svg:x="4.367cm" svg:y="4.46cm" svg:viewBox="0 0 135 147" svg:d="M55 147l-55-147h27l31 88c3 10 7 19 10 30 2-8 5-17 9-28l31-90h27l-54 147z">
              <text:p/>
            </draw:path>
            <draw:path draw:style-name="gr32" draw:text-style-name="P3" draw:layer="layout" svg:width="0.119cm" svg:height="0.152cm" svg:x="3.598cm" svg:y="4.77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3" draw:layer="layout" svg:width="0.07cm" svg:height="0.2cm" svg:x="3.737cm" svg:y="4.72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3" draw:layer="layout" svg:width="0.134cm" svg:height="0.152cm" svg:x="3.823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2" draw:text-style-name="P3" draw:layer="layout" svg:width="0.127cm" svg:height="0.152cm" svg:x="3.98cm" svg:y="4.775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2" draw:text-style-name="P3" draw:layer="layout" svg:width="0.12cm" svg:height="0.201cm" svg:x="4.131cm" svg:y="4.723cm" svg:viewBox="0 0 121 202" svg:d="M0 202c0-67 0-135 0-202 8 0 17 0 25 0 0 38 0 76 0 114 19-20 39-39 58-59 11 0 22 0 32 0-18 18-37 36-55 55 20 30 41 61 61 92-10 0-20 0-30 0-16-25-32-50-49-75-5 5-11 11-17 17 0 19 0 39 0 58-8 0-17 0-25 0z">
              <text:p/>
            </draw:path>
          </draw:g>
          <draw:g>
            <draw:path draw:style-name="gr31" draw:text-style-name="P3" draw:layer="layout" svg:width="1.269cm" svg:height="0.761cm" svg:x="3.287cm" svg:y="7.719cm" svg:viewBox="0 0 1270 762" svg:d="M0 762c0-254 0-508 0-762 423 0 847 0 1270 0 0 254 0 508 0 762-423 0-847 0-1270 0z">
              <text:p/>
            </draw:path>
            <draw:path draw:style-name="gr32" draw:text-style-name="P3" draw:layer="layout" svg:width="0.159cm" svg:height="0.207cm" svg:x="3.705cm" svg:y="7.99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3" draw:layer="layout" svg:width="0.151cm" svg:height="0.201cm" svg:x="3.906cm" svg:y="7.993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2" draw:text-style-name="P3" draw:layer="layout" svg:width="0.026cm" svg:height="0.201cm" svg:x="4.098cm" svg:y="7.993cm" svg:viewBox="0 0 27 202" svg:d="M0 202c0-67 0-135 0-202 9 0 18 0 27 0 0 67 0 135 0 202-9 0-18 0-27 0z">
              <text:p/>
            </draw:path>
          </draw:g>
          <draw:path draw:style-name="gr1" draw:text-style-name="P1" draw:layer="layout" svg:width="0.634cm" svg:height="0cm" svg:x="4.557cm" svg:y="4.671cm" svg:viewBox="0 0 635 0" svg:d="M0 0c212 0 423 0 635 0">
            <text:p/>
          </draw:path>
          <draw:path draw:style-name="gr1" draw:text-style-name="P1" draw:layer="layout" svg:width="0.634cm" svg:height="0cm" svg:x="4.557cm" svg:y="8.1cm" svg:viewBox="0 0 635 0" svg:d="M0 0c212 0 423 0 635 0">
            <text:p/>
          </draw:path>
          <draw:g>
            <draw:path draw:style-name="gr31" draw:text-style-name="P3" draw:layer="layout" svg:width="1.269cm" svg:height="0.761cm" svg:x="5.192cm" svg:y="4.29cm" svg:viewBox="0 0 1270 762" svg:d="M0 762c0-254 0-508 0-762 423 0 847 0 1270 0 0 254 0 508 0 762-423 0-847 0-1270 0z">
              <text:p/>
            </draw:path>
            <draw:path draw:style-name="gr32" draw:text-style-name="P3" draw:layer="layout" svg:width="0.179cm" svg:height="0.207cm" svg:x="5.455cm" svg:y="4.40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2" draw:text-style-name="P3" draw:layer="layout" svg:width="0.165cm" svg:height="0.201cm" svg:x="5.668cm" svg:y="4.405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2" draw:text-style-name="P3" draw:layer="layout" svg:width="0.179cm" svg:height="0.207cm" svg:x="5.861cm" svg:y="4.40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2" draw:text-style-name="P3" draw:layer="layout" svg:width="0.078cm" svg:height="0.207cm" svg:x="6.132cm" svg:y="4.402cm" svg:viewBox="0 0 79 208" svg:d="M0 208c20-69 39-139 59-208 7 0 13 0 20 0-20 69-39 139-59 208-7 0-13 0-20 0z">
              <text:p/>
            </draw:path>
            <draw:path draw:style-name="gr32" draw:text-style-name="P3" draw:layer="layout" svg:width="0.134cm" svg:height="0.146cm" svg:x="5.432cm" svg:y="4.778cm" svg:viewBox="0 0 135 147" svg:d="M55 147l-55-147h27l31 88c3 10 7 19 10 30 2-8 5-17 9-28l31-90h27l-54 147z">
              <text:p/>
            </draw:path>
            <draw:path draw:style-name="gr32" draw:text-style-name="P3" draw:layer="layout" svg:width="0.179cm" svg:height="0.207cm" svg:x="5.582cm" svg:y="4.7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2" draw:text-style-name="P3" draw:layer="layout" svg:width="0.192cm" svg:height="0.207cm" svg:x="5.785cm" svg:y="4.72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2" draw:text-style-name="P3" draw:layer="layout" svg:width="0.194cm" svg:height="0.201cm" svg:x="6.012cm" svg:y="4.723cm" svg:viewBox="0 0 195 202" svg:d="M0 202v-202h41l48 143c4 13 7 23 10 30 2-8 6-18 11-33l49-140h36v202h-27v-169l-59 169h-24l-58-171v171z">
              <text:p/>
            </draw:path>
          </draw:g>
          <draw:g>
            <draw:path draw:style-name="gr31" draw:text-style-name="P3" draw:layer="layout" svg:width="1.269cm" svg:height="0.761cm" svg:x="5.192cm" svg:y="7.719cm" svg:viewBox="0 0 1270 762" svg:d="M0 762c0-254 0-508 0-762 423 0 847 0 1270 0 0 254 0 508 0 762-423 0-847 0-1270 0z">
              <text:p/>
            </draw:path>
            <draw:path draw:style-name="gr32" draw:text-style-name="P3" draw:layer="layout" svg:width="0.135cm" svg:height="0.201cm" svg:x="5.668cm" svg:y="7.993cm" svg:viewBox="0 0 136 202" svg:d="M0 202c0-67 0-135 0-202 45 0 91 0 136 0 0 8 0 16 0 24-36 0-73 0-109 0 0 21 0 41 0 62 31 0 63 0 94 0 0 8 0 16 0 24-31 0-63 0-94 0 0 31 0 61 0 92-9 0-18 0-27 0z">
              <text:p/>
            </draw:path>
            <draw:path draw:style-name="gr32" draw:text-style-name="P3" draw:layer="layout" svg:width="0.159cm" svg:height="0.207cm" svg:x="5.832cm" svg:y="7.99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</draw:g>
          <draw:g>
            <draw:path draw:style-name="gr33" draw:text-style-name="P4" draw:layer="layout" svg:width="1.269cm" svg:height="0.761cm" svg:x="1.382cm" svg:y="4.29cm" svg:viewBox="0 0 1270 762" svg:d="M0 762c0-254 0-508 0-762 423 0 847 0 1270 0 0 254 0 508 0 762-423 0-847 0-1270 0z">
              <text:p/>
            </draw:path>
            <draw:path draw:style-name="gr34" draw:text-style-name="P4" draw:layer="layout" svg:width="0.157cm" svg:height="0.204cm" svg:x="1.748cm" svg:y="4.405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4" draw:text-style-name="P4" draw:layer="layout" svg:width="0.159cm" svg:height="0.207cm" svg:x="1.941cm" svg:y="4.402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4" draw:text-style-name="P4" draw:layer="layout" svg:width="0.151cm" svg:height="0.201cm" svg:x="2.14cm" svg:y="4.405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4" draw:text-style-name="P4" draw:layer="layout" svg:width="0.165cm" svg:height="0.201cm" svg:x="1.608cm" svg:y="4.723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4" draw:text-style-name="P4" draw:layer="layout" svg:width="0.135cm" svg:height="0.152cm" svg:x="1.798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34cm" svg:height="0.146cm" svg:x="1.948cm" svg:y="4.778cm" svg:viewBox="0 0 135 147" svg:d="M55 147l-55-147h27l31 88c3 10 7 19 10 30 2-8 5-17 9-28l31-90h27l-54 147z">
              <text:p/>
            </draw:path>
            <draw:path draw:style-name="gr34" draw:text-style-name="P4" draw:layer="layout" svg:width="0.024cm" svg:height="0.201cm" svg:x="2.104cm" svg:y="4.723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4" draw:layer="layout" svg:width="0.127cm" svg:height="0.152cm" svg:x="2.159cm" svg:y="4.775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4" draw:text-style-name="P4" draw:layer="layout" svg:width="0.135cm" svg:height="0.152cm" svg:x="2.302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33" draw:text-style-name="P4" draw:layer="layout" svg:width="1.269cm" svg:height="0.761cm" svg:x="1.382cm" svg:y="7.719cm" svg:viewBox="0 0 1270 762" svg:d="M0 762c0-254 0-508 0-762 423 0 847 0 1270 0 0 254 0 508 0 762-423 0-847 0-1270 0z">
              <text:p/>
            </draw:path>
            <draw:path draw:style-name="gr34" draw:text-style-name="P4" draw:layer="layout" svg:width="0.159cm" svg:height="0.207cm" svg:x="1.833cm" svg:y="7.99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4" draw:text-style-name="P4" draw:layer="layout" svg:width="0.165cm" svg:height="0.201cm" svg:x="2.034cm" svg:y="7.993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</draw:g>
          <draw:path draw:style-name="gr1" draw:text-style-name="P1" draw:layer="layout" svg:width="0.634cm" svg:height="0cm" svg:x="2.652cm" svg:y="4.671cm" svg:viewBox="0 0 635 0" svg:d="M0 0c212 0 423 0 635 0">
            <text:p/>
          </draw:path>
          <draw:path draw:style-name="gr1" draw:text-style-name="P1" draw:layer="layout" svg:width="0.634cm" svg:height="0cm" svg:x="2.652cm" svg:y="8.1cm" svg:viewBox="0 0 635 0" svg:d="M0 0c212 0 423 0 635 0">
            <text:p/>
          </draw:path>
          <draw:path draw:style-name="gr1" draw:text-style-name="P3" draw:layer="layout" svg:width="1.269cm" svg:height="1.269cm" svg:x="6.462cm" svg:y="4.671cm" svg:viewBox="0 0 1270 1270" svg:d="M0 0c423 423 847 847 1270 1270">
            <text:p/>
          </draw:path>
          <draw:g>
            <draw:path draw:style-name="gr35" draw:text-style-name="P2" draw:layer="layout" svg:width="1.523cm" svg:height="1.015cm" svg:x="8.748cm" svg:y="5.941cm" svg:viewBox="0 0 1524 1016" svg:d="M0 1016c0-339 0-677 0-1016 508 0 1016 0 1524 0 0 339 0 677 0 1016-508 0-1016 0-1524 0z">
              <text:p/>
            </draw:path>
            <draw:path draw:style-name="gr36" draw:text-style-name="P2" draw:layer="layout" svg:width="0.128cm" svg:height="0.208cm" svg:x="9.087cm" svg:y="6.235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6" draw:text-style-name="P2" draw:layer="layout" svg:width="0.076cm" svg:height="0.023cm" svg:x="9.244cm" svg:y="6.3cm" svg:viewBox="0 0 77 24" svg:d="M0 24c0-8 0-16 0-24 26 0 51 0 77 0 0 8 0 16 0 24-26 0-51 0-77 0z">
              <text:p/>
            </draw:path>
            <draw:path draw:style-name="gr36" draw:text-style-name="P2" draw:layer="layout" svg:width="0.127cm" svg:height="0.152cm" svg:x="9.339cm" svg:y="6.235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6" draw:text-style-name="P2" draw:layer="layout" svg:width="0.136cm" svg:height="0.152cm" svg:x="9.481cm" svg:y="6.235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6" draw:text-style-name="P2" draw:layer="layout" svg:width="0.126cm" svg:height="0.204cm" svg:x="9.638cm" svg:y="6.183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6" draw:text-style-name="P2" draw:layer="layout" svg:width="0.135cm" svg:height="0.152cm" svg:x="9.795cm" svg:y="6.23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126cm" svg:height="0.205cm" svg:x="8.905cm" svg:y="6.55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6" draw:text-style-name="P2" draw:layer="layout" svg:width="0.077cm" svg:height="0.149cm" svg:x="9.063cm" svg:y="6.553cm" svg:viewBox="0 0 78 150" svg:d="M0 150v-147h22v23c6-11 11-18 15-21 5-3 10-5 16-5 8 0 17 3 25 8l-8 23c-6-3-12-5-18-5-5 0-10 2-14 5s-7 8-9 13c-3 9-4 19-4 29v77z">
              <text:p/>
            </draw:path>
            <draw:path draw:style-name="gr36" draw:text-style-name="P2" draw:layer="layout" svg:width="0.136cm" svg:height="0.152cm" svg:x="9.146cm" svg:y="6.553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6" draw:text-style-name="P2" draw:layer="layout" svg:width="0.127cm" svg:height="0.152cm" svg:x="9.304cm" svg:y="6.553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6" draw:text-style-name="P2" draw:layer="layout" svg:width="0.135cm" svg:height="0.152cm" svg:x="9.447cm" svg:y="6.55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119cm" svg:height="0.152cm" svg:x="9.604cm" svg:y="6.55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6" draw:text-style-name="P2" draw:layer="layout" svg:width="0.119cm" svg:height="0.152cm" svg:x="9.748cm" svg:y="6.55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6" draw:text-style-name="P2" draw:layer="layout" svg:width="0.136cm" svg:height="0.152cm" svg:x="9.891cm" svg:y="6.553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6" draw:text-style-name="P2" draw:layer="layout" svg:width="0.077cm" svg:height="0.149cm" svg:x="10.057cm" svg:y="6.553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31" draw:text-style-name="P3" draw:layer="layout" svg:width="1.777cm" svg:height="1.523cm" svg:x="8.113cm" svg:y="1.242cm" svg:viewBox="0 0 1778 1524" svg:d="M0 1524c0-508 0-1016 0-1524 593 0 1185 0 1778 0 0 508 0 1016 0 1524-593 0-1185 0-1778 0z">
              <text:p/>
            </draw:path>
            <draw:path draw:style-name="gr32" draw:text-style-name="P3" draw:layer="layout" svg:width="0.136cm" svg:height="0.152cm" svg:x="8.495cm" svg:y="1.7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3" draw:layer="layout" svg:width="0.118cm" svg:height="0.149cm" svg:x="8.662cm" svg:y="1.7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3" draw:layer="layout" svg:width="0.126cm" svg:height="0.204cm" svg:x="8.817cm" svg:y="1.738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2" draw:text-style-name="P3" draw:layer="layout" svg:width="0.136cm" svg:height="0.152cm" svg:x="8.965cm" svg:y="1.7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3" draw:layer="layout" svg:width="0.134cm" svg:height="0.152cm" svg:x="9.124cm" svg:y="1.7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2" draw:text-style-name="P3" draw:layer="layout" svg:width="0.077cm" svg:height="0.149cm" svg:x="9.288cm" svg:y="1.79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3" draw:layer="layout" svg:width="0.126cm" svg:height="0.204cm" svg:x="9.372cm" svg:y="1.73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2" draw:text-style-name="P3" draw:layer="layout" svg:width="0.157cm" svg:height="0.204cm" svg:x="8.883cm" svg:y="2.056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2" draw:text-style-name="P3" draw:layer="layout" svg:width="0.026cm" svg:height="0.201cm" svg:x="9.088cm" svg:y="2.056cm" svg:viewBox="0 0 27 202" svg:d="M0 202c0-67 0-135 0-202 9 0 18 0 27 0 0 67 0 135 0 202-9 0-18 0-27 0z">
              <text:p/>
            </draw:path>
          </draw:g>
          <draw:path draw:style-name="gr5" draw:text-style-name="P2" draw:layer="layout" svg:width="0.888cm" svg:height="0.253cm" svg:x="10.272cm" svg:y="6.703cm" svg:viewBox="0 0 889 254" svg:d="M0 0c296 85 593 169 889 254">
            <text:p/>
          </draw:path>
          <draw:g>
            <draw:path draw:style-name="gr9" draw:text-style-name="P2" draw:layer="layout" svg:width="1.142cm" svg:height="1.777cm" svg:x="11.923cm" svg:y="4.671cm" svg:viewBox="0 0 1143 1778" svg:d="M0 1778c381-593 762-1185 1143-1778">
              <text:p/>
            </draw:path>
            <draw:path draw:style-name="gr37" draw:text-style-name="P2" draw:layer="layout" svg:width="0.23cm" svg:height="0.232cm" svg:x="12.052cm" svg:y="5.705cm" svg:viewBox="0 0 231 233" svg:d="M124 233l-124-80 12-18 17 11c-3-8-5-16-4-25 0-9 3-17 8-25 6-10 13-16 21-19 7-4 15-5 23-3-8-19-7-36 4-52 7-12 17-19 28-21 11-3 23 1 38 10l84 54-13 21-78-50c-9-5-15-8-20-9-4-1-9-1-13 1-5 2-9 6-12 11-5 8-7 17-5 27 2 9 9 18 22 26l72 47-13 21-81-52c-9-6-17-9-24-9-7 1-13 5-18 13-4 5-5 12-6 19 0 7 3 13 7 19 5 6 13 13 24 20l64 42z">
              <text:p/>
            </draw:path>
            <draw:path draw:style-name="gr37" draw:text-style-name="P2" draw:layer="layout" svg:width="0.151cm" svg:height="0.146cm" svg:x="12.2cm" svg:y="5.572cm" svg:viewBox="0 0 152 147" svg:d="M39 131c-23-15-35-32-38-52-3-16 1-32 11-47 11-17 25-27 43-31 18-3 37 1 56 14 16 10 27 20 33 31 6 10 9 22 8 34s-5 24-11 35c-12 17-26 27-44 31-18 3-37-2-58-15zM53 110c16 10 30 14 42 13 12-2 22-9 29-19 6-11 8-22 5-34-4-12-13-23-30-33-15-10-29-14-41-12s-22 8-28 18c-7 11-9 22-6 34 4 12 13 23 29 33z">
              <text:p/>
            </draw:path>
            <draw:path draw:style-name="gr37" draw:text-style-name="P2" draw:layer="layout" svg:width="0.182cm" svg:height="0.118cm" svg:x="12.239cm" svg:y="5.471cm" svg:viewBox="0 0 183 119" svg:d="M163 75l20 9c-2 7-5 12-8 17-5 7-10 13-15 15-5 3-10 4-15 3s-14-6-27-14l-72-46-9 15-16-10 9-15-30-20 1-29 43 28 14-21 15 10-13 21 73 47c6 4 10 6 12 6s4 0 6-1c3-1 5-3 7-6 1-2 3-6 5-9z">
              <text:p/>
            </draw:path>
            <draw:path draw:style-name="gr37" draw:text-style-name="P2" draw:layer="layout" svg:width="0.182cm" svg:height="0.129cm" svg:x="12.265cm" svg:y="5.405cm" svg:viewBox="0 0 183 130" svg:d="M24 37c-8-6-16-11-24-16 5-7 9-14 14-21 8 5 16 10 24 16-5 7-9 14-14 21zM170 130c-41-26-83-53-124-79 5-7 9-14 14-21 41 26 82 53 123 79-4 7-9 14-13 21z">
              <text:p/>
            </draw:path>
            <draw:path draw:style-name="gr37" draw:text-style-name="P2" draw:layer="layout" svg:width="0.151cm" svg:height="0.146cm" svg:x="12.363cm" svg:y="5.319cm" svg:viewBox="0 0 152 147" svg:d="M39 131c-23-15-35-32-38-52-3-16 1-32 11-47 11-17 25-27 43-31 18-3 37 1 56 14 16 10 27 20 33 31 6 10 9 22 8 34s-5 24-11 35c-12 17-26 27-44 31-18 3-37-2-58-15zM53 110c16 10 30 14 42 13 12-2 22-9 29-19 6-11 8-22 5-34-4-12-13-23-30-33-15-10-29-14-41-12s-22 8-28 18c-7 11-9 22-6 34 4 12 13 23 29 33z">
              <text:p/>
            </draw:path>
            <draw:path draw:style-name="gr37" draw:text-style-name="P2" draw:layer="layout" svg:width="0.187cm" svg:height="0.163cm" svg:x="12.43cm" svg:y="5.185cm" svg:viewBox="0 0 188 164" svg:d="M124 164l-124-79 12-20 18 12c-8-18-6-35 5-52 5-7 10-13 17-18 7-4 13-7 19-7 7 0 13 1 20 4 4 1 11 5 21 11l76 49-14 21-75-48c-8-6-15-9-21-10-5-1-10-1-15 2-5 2-10 6-13 12-6 9-8 18-7 28 2 10 11 21 26 31l68 43z">
              <text:p/>
            </draw:path>
            <draw:path draw:style-name="gr37" draw:text-style-name="P2" draw:layer="layout" svg:width="0.15cm" svg:height="0.142cm" svg:x="12.383cm" svg:y="5.878cm" svg:viewBox="0 0 151 143" svg:d="M112 50l16-19c13 11 20 24 22 38 2 15-1 29-10 42-11 17-25 27-42 30-18 4-37-1-58-15-13-8-23-18-30-29-8-10-11-22-10-34s5-24 12-34c8-14 19-22 31-26 12-5 25-4 40 2l-11 23c-10-4-18-4-26-2-7 2-13 6-18 13-6 11-8 22-4 33 3 11 13 22 29 33 17 11 31 15 43 14 11-2 20-8 27-18 5-8 7-17 6-25-2-9-7-18-17-26z">
              <text:p/>
            </draw:path>
            <draw:path draw:style-name="gr37" draw:text-style-name="P2" draw:layer="layout" svg:width="0.23cm" svg:height="0.232cm" svg:x="12.443cm" svg:y="5.684cm" svg:viewBox="0 0 231 233" svg:d="M124 233l-124-80 12-18 17 11c-3-8-5-16-4-25 0-9 3-17 8-25 6-10 13-16 21-19 7-4 15-5 23-3-8-19-7-36 4-52 7-12 17-19 28-21 11-3 23 1 38 10l84 54-13 21-78-50c-9-5-15-8-20-9-4-1-9-1-13 1-5 2-9 6-12 11-5 8-7 17-5 27 2 9 9 18 22 26l72 47-13 21-81-52c-9-6-17-9-24-9-7 1-13 5-18 13-4 5-5 12-6 19 0 7 3 13 7 19 5 6 13 13 24 20l64 42z">
              <text:p/>
            </draw:path>
            <draw:path draw:style-name="gr37" draw:text-style-name="P2" draw:layer="layout" svg:width="0.182cm" svg:height="0.191cm" svg:x="12.578cm" svg:y="5.505cm" svg:viewBox="0 0 183 192" svg:d="M171 129l-15-10c7 15 5 31-5 46-6 9-14 17-25 22-11 4-23 6-35 4-13-2-25-7-38-15-12-8-22-17-29-27-8-11-12-22-12-33 0-12 3-23 10-33 5-7 11-13 17-17 7-3 15-5 22-6l-61-39 14-21 169 109zM67 156c16 10 30 14 42 12s21-7 27-16 7-20 4-31-13-22-28-32c-17-10-31-15-44-14-12 2-21 8-27 17-6 10-7 20-4 31 4 11 14 22 30 33z">
              <text:p/>
            </draw:path>
            <draw:path draw:style-name="gr37" draw:text-style-name="P2" draw:layer="layout" svg:width="0.154cm" svg:height="0.14cm" svg:x="12.671cm" svg:y="5.43cm" svg:viewBox="0 0 155 141" svg:d="M69 135l11-22c9 4 18 5 26 3 8-3 14-8 20-18 6-9 9-17 8-24s-4-13-10-16c-4-3-10-3-15-1-4 2-11 8-21 17-13 12-23 20-30 25-7 4-14 6-21 6s-13-2-19-6-10-8-13-14c-3-5-5-11-5-17 0-5 1-11 2-17 2-7 5-13 9-20 7-9 13-17 21-22 7-6 15-9 22-9s15 2 24 5l-11 23c-7-3-14-4-21-2-6 2-12 7-17 14-6 10-8 17-7 23 0 6 3 10 7 13 3 2 6 3 9 3 3-1 7-2 11-4 2-2 7-7 16-15 13-11 23-19 29-24 7-4 14-7 21-7s14 2 21 6c7 5 12 11 15 19 4 8 5 17 3 27-1 9-5 19-11 28-10 16-21 26-33 30s-26 3-41-4z">
              <text:p/>
            </draw:path>
          </draw:g>
          <draw:g>
            <draw:path draw:style-name="gr5" draw:text-style-name="P2" draw:layer="layout" svg:width="1.142cm" svg:height="2.031cm" svg:x="11.923cm" svg:y="7.211cm" svg:viewBox="0 0 1143 2032" svg:d="M0 0c381 677 762 1355 1143 2032">
              <text:p/>
            </draw:path>
            <draw:path draw:style-name="gr38" draw:text-style-name="P2" draw:layer="layout" svg:width="0.207cm" svg:height="0.111cm" svg:x="12.426cm" svg:y="7.884cm" svg:viewBox="0 0 208 112" svg:d="M0 90l112-62-11-19 17-9 10 18 13-7c9-5 16-8 20-8 7-1 14 0 20 3 7 4 12 10 18 19 3 7 6 14 9 22l-22 8c-2-5-4-10-6-14-4-6-7-10-12-11-4-2-9 0-17 4l-11 6 14 24-16 10-14-25-112 63z">
              <text:p/>
            </draw:path>
            <draw:path draw:style-name="gr38" draw:text-style-name="P2" draw:layer="layout" svg:width="0.163cm" svg:height="0.169cm" svg:x="12.472cm" svg:y="7.98cm" svg:viewBox="0 0 164 170" svg:d="M54 134c-12-4-21-9-28-15-6-6-12-13-17-22-8-14-11-26-8-38 3-11 9-20 20-26 6-3 13-5 19-5 7 0 13 1 19 4s11 7 16 12c3 3 8 9 14 17 12 16 21 28 29 34 3-1 5-2 6-3 8-5 13-10 15-16 1-9-1-18-7-29-6-10-12-17-18-20s-14-3-24 0l-10-24c10-3 19-4 27-2 8 1 16 5 24 12 8 6 15 15 21 26s10 21 11 29c1 9 1 16-1 21s-6 11-11 15c-3 3-10 7-19 12l-29 17c-20 11-33 19-38 23-4 4-8 8-12 14l-12-22c3-5 7-10 13-14zM101 105c-7-6-17-17-28-31-6-8-11-14-15-17s-8-4-12-4c-4-1-8 0-12 3-6 3-9 8-11 14-1 7 0 14 5 23 5 8 11 15 18 19 8 5 15 7 24 6 6 0 14-3 23-9z">
              <text:p/>
            </draw:path>
            <draw:path draw:style-name="gr38" draw:text-style-name="P2" draw:layer="layout" svg:width="0.171cm" svg:height="0.175cm" svg:x="12.539cm" svg:y="8.104cm" svg:viewBox="0 0 172 176" svg:d="M0 72l128-72 11 20-18 10c19 2 34 11 44 29 4 8 7 15 7 23 1 8 0 15-2 21-3 6-7 11-13 16-3 3-10 7-20 13l-79 44-12-22 78-44c9-5 15-9 19-14 3-4 5-9 5-14 0-6-1-12-4-18-6-9-13-15-23-18-9-4-22-1-39 8l-70 40z">
              <text:p/>
            </draw:path>
            <draw:path draw:style-name="gr38" draw:text-style-name="P2" draw:layer="layout" svg:width="0.151cm" svg:height="0.14cm" svg:x="12.091cm" svg:y="7.942cm" svg:viewBox="0 0 152 141" svg:d="M77 113l10 23c-16 6-31 7-45 2s-25-15-32-29c-10-17-13-35-7-52 5-17 19-31 40-43 14-8 27-12 40-14 13-1 25 2 35 8s19 15 25 26c8 14 10 27 8 40s-9 24-21 34l-14-20c7-7 12-14 13-22 2-7 1-15-4-22-6-11-14-17-26-20-12-2-26 2-43 11-17 10-28 20-32 31s-3 22 3 33c4 8 11 14 20 17 8 2 18 2 30-3z">
              <text:p/>
            </draw:path>
            <draw:path draw:style-name="gr38" draw:text-style-name="P2" draw:layer="layout" svg:width="0.212cm" svg:height="0.245cm" svg:x="12.145cm" svg:y="8.052cm" svg:viewBox="0 0 213 246" svg:d="M0 72l128-72 11 19-18 10c9 1 16 3 24 8 7 4 14 11 18 20 6 9 8 18 8 26-1 8-4 16-9 22 20 2 35 11 44 27 7 13 9 25 6 36-3 10-12 20-27 28l-87 50-13-22 81-46c9-5 15-9 18-12 3-4 4-8 5-13 0-5-1-10-4-15-5-9-12-15-22-18-9-2-20 0-34 8l-74 42-12-22 83-47c10-5 16-11 19-18 3-6 2-13-3-21-3-6-8-11-14-14s-13-4-20-3c-8 1-17 5-29 11l-67 38z">
              <text:p/>
            </draw:path>
            <draw:path draw:style-name="gr38" draw:text-style-name="P2" draw:layer="layout" svg:width="0.217cm" svg:height="0.159cm" svg:x="12.28cm" svg:y="8.277cm" svg:viewBox="0 0 218 160" svg:d="M30 140l16-9c-17-1-30-9-38-25-6-10-9-21-8-33 1-11 5-22 12-33 8-10 18-19 31-26s26-12 38-13c13-2 25 0 35 5 10 6 18 13 24 24 5 8 7 15 7 23s-2 15-5 22l63-35 13 21-176 99zM55 36c-16 9-27 19-31 31-4 11-3 22 2 31 6 10 14 16 25 18 12 3 26-1 41-10 18-9 29-20 33-31 4-12 4-23-2-33-5-9-14-15-25-17-12-2-26 1-43 11z">
              <text:p/>
            </draw:path>
            <draw:path draw:style-name="gr38" draw:text-style-name="P2" draw:layer="layout" svg:width="0.152cm" svg:height="0.143cm" svg:x="12.352cm" svg:y="8.408cm" svg:viewBox="0 0 153 144" svg:d="M23 33l15 21c-9 6-13 13-15 21s0 16 6 26c5 10 11 16 18 18 7 3 13 2 18-1s8-7 8-13c0-5-1-14-5-26-4-18-7-31-7-38-1-8 0-15 4-22 3-6 8-10 14-14 6-3 12-5 18-5s12 1 18 4c4 2 9 5 14 10s9 10 13 17c5 10 9 19 10 29 1 9 1 17-2 23s-9 13-17 19l-14-21c6-4 10-10 11-17 2-6 0-14-5-22-5-9-10-15-16-17s-11-2-15 0c-3 2-5 4-6 7-2 3-2 7-2 11 1 3 2 10 5 22 4 17 7 29 7 37 1 8 0 15-3 21s-8 12-15 16-15 5-24 5c-9-1-17-4-25-10s-14-14-20-23c-9-17-13-31-10-44 2-12 9-24 22-34z">
              <text:p/>
            </draw:path>
          </draw:g>
          <draw:g>
            <draw:path draw:style-name="gr5" draw:text-style-name="P2" draw:layer="layout" svg:width="1.142cm" svg:height="4.19cm" svg:x="11.923cm" svg:y="7.465cm" svg:viewBox="0 0 1143 4191" svg:d="M0 0c381 1397 762 2794 1143 4191">
              <text:p/>
            </draw:path>
            <draw:path draw:style-name="gr38" draw:text-style-name="P2" draw:layer="layout" svg:width="0.2cm" svg:height="0.167cm" svg:x="12.456cm" svg:y="9.122cm" svg:viewBox="0 0 201 168" svg:d="M0 53l195-53 6 24-69 19c16 8 26 20 31 37 3 10 3 20 1 29s-6 16-13 21c-6 5-16 10-30 13l-90 25-6-24 90-25c12-3 20-8 24-15 4-6 5-14 2-24-2-7-5-13-11-18-5-5-11-8-18-9-8-1-17 0-28 3l-77 21z">
              <text:p/>
            </draw:path>
            <draw:path draw:style-name="gr38" draw:text-style-name="P2" draw:layer="layout" svg:width="0.152cm" svg:height="0.141cm" svg:x="12.507cm" svg:y="9.295cm" svg:viewBox="0 0 153 142" svg:d="M62 118l4 24c-16 0-29-4-40-13-11-8-18-21-23-37-5-21-4-39 6-55 9-16 25-27 48-33 24-6 44-5 61 4 16 8 27 23 32 42 6 19 3 36-6 52-10 16-26 27-50 33-1 0-3 1-6 2l-29-107c-16 5-26 13-32 23s-8 22-4 34c2 9 7 16 13 21 6 6 15 9 26 10zM78 25l23 82c12-4 20-10 25-17 7-10 9-22 5-34-3-12-9-20-19-26s-21-7-34-5z">
              <text:p/>
            </draw:path>
            <draw:path draw:style-name="gr38" draw:text-style-name="P2" draw:layer="layout" svg:width="0.158cm" svg:height="0.154cm" svg:x="12.544cm" svg:y="9.445cm" svg:viewBox="0 0 159 155" svg:d="M37 120c-10-6-17-14-22-21-6-7-10-16-12-25-4-16-4-29 1-39 6-10 14-17 26-20 7-2 14-2 20-1 7 2 12 5 17 9s9 9 13 15c2 4 5 11 9 20 8 19 14 32 20 41 3-1 5-2 6-2 10-3 16-7 19-12 4-8 4-18 0-30-3-11-7-19-12-24-5-4-13-6-24-6l-3-25c10 0 19 1 27 4 7 3 14 9 20 18 6 8 10 18 14 31 3 12 4 22 3 31 0 8-2 15-6 19-3 5-8 9-14 12-4 2-11 5-22 7l-32 9c-22 6-36 11-42 13-5 3-10 7-15 11l-7-24c5-4 10-8 16-11zM91 104c-6-8-13-20-20-37-4-10-8-16-11-20-3-3-6-6-10-7-4-2-8-2-13 0-6 1-11 5-14 11s-3 14 0 23c2 10 6 17 12 23 7 7 14 10 22 12 6 1 14 0 25-3z">
              <text:p/>
            </draw:path>
            <draw:path draw:style-name="gr38" draw:text-style-name="P2" draw:layer="layout" svg:width="0.193cm" svg:height="0.106cm" svg:x="12.585cm" svg:y="9.577cm" svg:viewBox="0 0 194 107" svg:d="M30 99l-21 8c-3-6-5-12-7-17-2-9-3-16-1-21 1-6 4-10 8-13 4-4 13-7 28-11l83-23-5-17 18-5 5 17 35-9 21 20-50 13 7 25-18 5-7-25-83 23c-7 2-12 4-13 5-2 2-3 3-4 6-1 2 0 5 1 8 0 3 1 6 3 11z">
              <text:p/>
            </draw:path>
            <draw:path draw:style-name="gr38" draw:text-style-name="P2" draw:layer="layout" svg:width="0.152cm" svg:height="0.141cm" svg:x="12.611cm" svg:y="9.674cm" svg:viewBox="0 0 153 142" svg:d="M62 118l4 24c-16 0-29-4-40-13-11-8-18-21-23-37-5-21-4-39 6-55 9-16 25-27 48-33 24-6 44-5 61 4 16 8 27 23 32 42 6 19 3 36-6 52-10 16-26 27-50 33-1 0-3 1-6 2l-29-107c-16 5-26 13-32 23s-8 22-4 34c2 9 7 16 13 21 6 6 15 9 26 10zM78 25l23 82c12-4 20-10 25-17 7-10 9-22 5-34-3-12-9-20-19-26s-21-7-34-5z">
              <text:p/>
            </draw:path>
            <draw:path draw:style-name="gr38" draw:text-style-name="P2" draw:layer="layout" svg:width="0.159cm" svg:height="0.076cm" svg:x="12.642cm" svg:y="9.819cm" svg:viewBox="0 0 160 77" svg:d="M0 39l142-39 6 21-22 6c11 3 19 6 24 10 4 3 7 8 9 13 2 8 1 17-1 27l-24-3c1-6 1-12-1-18-1-5-4-9-8-12s-9-5-16-5c-9 0-18 1-29 4l-73 20z">
              <text:p/>
            </draw:path>
            <draw:path draw:style-name="gr38" draw:text-style-name="P2" draw:layer="layout" svg:width="0.152cm" svg:height="0.133cm" svg:x="12.174cm" svg:y="9.283cm" svg:viewBox="0 0 153 134" svg:d="M67 109l4 25c-17 1-32-2-44-10s-20-20-24-35c-5-20-3-37 6-52s26-26 50-33c15-4 29-5 42-3 12 2 23 7 32 16 8 9 14 19 17 31 5 16 4 29-1 41s-15 21-29 28l-9-23c9-5 15-11 18-18 4-7 4-14 2-22-3-12-10-21-21-26s-25-5-44 0-32 13-39 23c-7 9-8 20-5 32 3 9 8 16 15 21 8 5 18 6 30 5z">
              <text:p/>
            </draw:path>
            <draw:path draw:style-name="gr38" draw:text-style-name="P2" draw:layer="layout" svg:width="0.186cm" svg:height="0.23cm" svg:x="12.202cm" svg:y="9.414cm" svg:viewBox="0 0 187 231" svg:d="M0 39l142-39 6 21-20 6c8 2 15 7 21 13s11 14 13 23c3 11 3 20 1 28-3 8-7 14-14 19 19 7 31 19 36 37 4 14 3 26-3 36-5 10-16 17-32 21l-98 27-6-24 89-25c10-2 17-5 20-8 4-3 7-6 8-11 2-5 2-10 0-16-2-10-8-17-16-22-9-4-20-5-35-1l-83 23-6-24 92-26c11-2 18-7 23-12 4-5 5-12 3-21-2-7-6-13-11-17-5-5-11-8-19-9-7 0-18 1-31 5l-73 20z">
              <text:p/>
            </draw:path>
            <draw:path draw:style-name="gr38" draw:text-style-name="P2" draw:layer="layout" svg:width="0.216cm" svg:height="0.145cm" svg:x="12.275cm" svg:y="9.654cm" svg:viewBox="0 0 217 146" svg:d="M16 124l17-5c-16-5-26-17-31-34-3-11-3-22 1-34 4-11 10-20 20-29 10-8 22-14 36-18s28-5 40-3c13 1 24 6 33 14 8 7 14 17 17 28 3 9 3 17 1 25-2 7-5 14-10 20l70-19 7 24-195 53zM65 28c-18 5-30 13-37 23s-9 21-6 31c3 11 10 19 20 24 11 5 25 5 42 0 20-5 33-13 40-23s9-20 6-32c-3-10-10-18-21-23-10-5-25-5-44 0z">
              <text:p/>
            </draw:path>
            <draw:path draw:style-name="gr38" draw:text-style-name="P2" draw:layer="layout" svg:width="0.152cm" svg:height="0.131cm" svg:x="12.314cm" svg:y="9.802cm" svg:viewBox="0 0 153 132" svg:d="M34 15l9 23c-9 4-16 10-19 17-4 8-4 17-1 27 3 11 7 18 13 22s12 6 18 4 10-5 11-11c1-5 2-14 2-27 0-18 0-31 2-39 1-7 4-14 9-19 4-5 10-9 17-11 6-1 13-1 19 0s11 4 16 8c4 3 8 7 11 13 4 6 7 13 9 20 3 11 4 21 3 30s-4 17-8 22c-5 6-12 10-21 14l-9-23c7-3 12-7 15-14 3-6 3-13 1-22-3-11-7-18-12-21-5-4-9-5-14-3-4 1-6 2-8 5-2 2-4 6-4 10-1 3-1 10-1 22 0 18-1 30-2 38s-3 14-8 20c-4 5-10 9-18 11s-17 2-25 0c-8-3-15-8-22-16-6-7-10-17-13-28-5-18-5-33 0-44 5-12 15-21 30-28z">
              <text:p/>
            </draw:path>
          </draw:g>
          <draw:g>
            <draw:path draw:style-name="gr39" draw:text-style-name="P2" draw:layer="layout" svg:width="1.523cm" svg:height="0.761cm" svg:x="13.066cm" svg:y="4.29cm" svg:viewBox="0 0 1524 762" svg:d="M0 762c0-254 0-508 0-762 508 0 1016 0 1524 0 0 254 0 508 0 762-508 0-1016 0-1524 0z">
              <text:p/>
            </draw:path>
            <draw:path draw:style-name="gr36" draw:text-style-name="P2" draw:layer="layout" svg:width="0.12cm" svg:height="0.201cm" svg:x="13.171cm" svg:y="4.564cm" svg:viewBox="0 0 121 202" svg:d="M0 202c0-67 0-135 0-202 8 0 17 0 25 0 0 38 0 76 0 114 19-20 39-39 58-59 11 0 22 0 32 0-18 18-37 36-55 55 20 30 41 61 61 92-10 0-20 0-30 0-16-25-32-50-49-75-5 5-11 11-17 17 0 19 0 39 0 58-8 0-17 0-25 0z">
              <text:p/>
            </draw:path>
            <draw:path draw:style-name="gr36" draw:text-style-name="P2" draw:layer="layout" svg:width="0.024cm" svg:height="0.201cm" svg:x="13.316cm" svg:y="4.564cm" svg:viewBox="0 0 25 202" svg:d="M0 29c0-10 0-19 0-29 8 0 17 0 25 0 0 10 0 19 0 29-8 0-17 0-25 0zM0 202c0-49 0-98 0-147 8 0 17 0 25 0 0 49 0 98 0 147-8 0-17 0-25 0z">
              <text:p/>
            </draw:path>
            <draw:path draw:style-name="gr36" draw:text-style-name="P2" draw:layer="layout" svg:width="0.118cm" svg:height="0.149cm" svg:x="13.379cm" svg:y="4.616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135cm" svg:height="0.152cm" svg:x="13.527cm" svg:y="4.61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198cm" svg:height="0.149cm" svg:x="13.692cm" svg:y="4.616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6" draw:text-style-name="P2" draw:layer="layout" svg:width="0.134cm" svg:height="0.152cm" svg:x="13.926cm" svg:y="4.616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07cm" svg:height="0.2cm" svg:x="14.077cm" svg:y="4.56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024cm" svg:height="0.201cm" svg:x="14.171cm" svg:y="4.564cm" svg:viewBox="0 0 25 202" svg:d="M0 29c0-10 0-19 0-29 8 0 17 0 25 0 0 10 0 19 0 29-8 0-17 0-25 0zM0 202c0-49 0-98 0-147 8 0 17 0 25 0 0 49 0 98 0 147-8 0-17 0-25 0z">
              <text:p/>
            </draw:path>
            <draw:path draw:style-name="gr36" draw:text-style-name="P2" draw:layer="layout" svg:width="0.127cm" svg:height="0.152cm" svg:x="14.227cm" svg:y="4.616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6" draw:text-style-name="P2" draw:layer="layout" svg:width="0.119cm" svg:height="0.152cm" svg:x="14.37cm" svg:y="4.61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</draw:g>
          <draw:g>
            <draw:path draw:style-name="gr9" draw:text-style-name="P2" draw:layer="layout" svg:width="1.523cm" svg:height="0cm" svg:x="14.59cm" svg:y="4.671cm" svg:viewBox="0 0 1524 0" svg:d="M0 0c508 0 1016 0 1524 0">
              <text:p/>
            </draw:path>
            <draw:path draw:style-name="gr37" draw:text-style-name="P2" draw:layer="layout" svg:width="0.198cm" svg:height="0.149cm" svg:x="14.822cm" svg:y="4.457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7" draw:text-style-name="P2" draw:layer="layout" svg:width="0.136cm" svg:height="0.152cm" svg:x="15.054cm" svg:y="4.45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7" draw:text-style-name="P2" draw:layer="layout" svg:width="0.07cm" svg:height="0.2cm" svg:x="15.207cm" svg:y="4.40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7" draw:text-style-name="P2" draw:layer="layout" svg:width="0.024cm" svg:height="0.201cm" svg:x="15.301cm" svg:y="4.405cm" svg:viewBox="0 0 25 202" svg:d="M0 29c0-10 0-19 0-29 8 0 17 0 25 0 0 10 0 19 0 29-8 0-17 0-25 0zM0 202c0-49 0-98 0-147 8 0 17 0 25 0 0 49 0 98 0 147-8 0-17 0-25 0z">
              <text:p/>
            </draw:path>
            <draw:path draw:style-name="gr37" draw:text-style-name="P2" draw:layer="layout" svg:width="0.136cm" svg:height="0.152cm" svg:x="15.355cm" svg:y="4.45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7" draw:text-style-name="P2" draw:layer="layout" svg:width="0.118cm" svg:height="0.149cm" svg:x="15.522cm" svg:y="4.457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7" draw:text-style-name="P2" draw:layer="layout" svg:width="0.119cm" svg:height="0.152cm" svg:x="14.583cm" svg:y="4.77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7" draw:text-style-name="P2" draw:layer="layout" svg:width="0.135cm" svg:height="0.152cm" svg:x="14.727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7" draw:text-style-name="P2" draw:layer="layout" svg:width="0.128cm" svg:height="0.208cm" svg:x="14.883cm" svg:y="4.775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7" draw:text-style-name="P2" draw:layer="layout" svg:width="0.198cm" svg:height="0.149cm" svg:x="15.048cm" svg:y="4.775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7" draw:text-style-name="P2" draw:layer="layout" svg:width="0.135cm" svg:height="0.152cm" svg:x="15.282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7" draw:text-style-name="P2" draw:layer="layout" svg:width="0.118cm" svg:height="0.149cm" svg:x="15.447cm" svg:y="4.775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7" draw:text-style-name="P2" draw:layer="layout" svg:width="0.07cm" svg:height="0.2cm" svg:x="15.59cm" svg:y="4.72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7" draw:text-style-name="P2" draw:layer="layout" svg:width="0.119cm" svg:height="0.152cm" svg:x="15.675cm" svg:y="4.77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</draw:g>
          <draw:g>
            <draw:path draw:style-name="gr35" draw:text-style-name="P2" draw:layer="layout" svg:width="1.523cm" svg:height="0.761cm" svg:x="16.114cm" svg:y="4.29cm" svg:viewBox="0 0 1524 762" svg:d="M0 762c0-254 0-508 0-762 508 0 1016 0 1524 0 0 254 0 508 0 762-508 0-1016 0-1524 0z">
              <text:p/>
            </draw:path>
            <draw:path draw:style-name="gr36" draw:text-style-name="P2" draw:layer="layout" svg:width="0.198cm" svg:height="0.149cm" svg:x="16.467cm" svg:y="4.457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6" draw:text-style-name="P2" draw:layer="layout" svg:width="0.136cm" svg:height="0.152cm" svg:x="16.699cm" svg:y="4.45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6" draw:text-style-name="P2" draw:layer="layout" svg:width="0.07cm" svg:height="0.2cm" svg:x="16.852cm" svg:y="4.40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024cm" svg:height="0.201cm" svg:x="16.946cm" svg:y="4.405cm" svg:viewBox="0 0 25 202" svg:d="M0 29c0-10 0-19 0-29 8 0 17 0 25 0 0 10 0 19 0 29-8 0-17 0-25 0zM0 202c0-49 0-98 0-147 8 0 17 0 25 0 0 49 0 98 0 147-8 0-17 0-25 0z">
              <text:p/>
            </draw:path>
            <draw:path draw:style-name="gr36" draw:text-style-name="P2" draw:layer="layout" svg:width="0.136cm" svg:height="0.152cm" svg:x="17cm" svg:y="4.45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6" draw:text-style-name="P2" draw:layer="layout" svg:width="0.118cm" svg:height="0.149cm" svg:x="17.167cm" svg:y="4.457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126cm" svg:height="0.205cm" svg:x="16.424cm" svg:y="4.775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6" draw:text-style-name="P2" draw:layer="layout" svg:width="0.024cm" svg:height="0.201cm" svg:x="16.581cm" svg:y="4.723cm" svg:viewBox="0 0 25 202" svg:d="M0 202c0-67 0-135 0-202 8 0 17 0 25 0 0 67 0 135 0 202-8 0-17 0-25 0z">
              <text:p/>
            </draw:path>
            <draw:path draw:style-name="gr36" draw:text-style-name="P2" draw:layer="layout" svg:width="0.134cm" svg:height="0.152cm" svg:x="16.637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118cm" svg:height="0.149cm" svg:x="16.802cm" svg:y="4.775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118cm" svg:height="0.149cm" svg:x="16.958cm" svg:y="4.775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135cm" svg:height="0.152cm" svg:x="17.106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077cm" svg:height="0.149cm" svg:x="17.272cm" svg:y="4.775cm" svg:viewBox="0 0 78 150" svg:d="M0 150v-147h22v23c6-11 11-18 15-21 5-3 10-5 16-5 8 0 17 3 25 8l-8 23c-6-3-12-5-18-5-5 0-10 2-14 5s-7 8-9 13c-3 9-4 19-4 29v77z">
              <text:p/>
            </draw:path>
          </draw:g>
          <draw:path draw:style-name="gr9" draw:text-style-name="P2" draw:layer="layout" svg:width="1.142cm" svg:height="0cm" svg:x="17.638cm" svg:y="4.671cm" svg:viewBox="0 0 1143 0" svg:d="M0 0c381 0 762 0 1143 0">
            <text:p/>
          </draw:path>
          <draw:g>
            <draw:path draw:style-name="gr28" draw:text-style-name="P2" draw:layer="layout" svg:width="1.523cm" svg:height="2.793cm" svg:x="18.781cm" svg:y="3.274cm" svg:viewBox="0 0 1524 2794" svg:d="M0 2794c0-931 0-1863 0-2794 508 0 1016 0 1524 0 0 931 0 1863 0 2794-508 0-1016 0-1524 0z">
              <text:p/>
            </draw:path>
            <draw:path draw:style-name="gr36" draw:text-style-name="P2" draw:layer="layout" svg:width="0.119cm" svg:height="0.152cm" svg:x="19.284cm" svg:y="3.98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6" draw:text-style-name="P2" draw:layer="layout" svg:width="0.07cm" svg:height="0.2cm" svg:x="19.423cm" svg:y="3.932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135cm" svg:height="0.152cm" svg:x="19.508cm" svg:y="3.9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126cm" svg:height="0.205cm" svg:x="19.673cm" svg:y="3.98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6" draw:text-style-name="P2" draw:layer="layout" svg:width="0.128cm" svg:height="0.208cm" svg:x="18.948cm" svg:y="4.298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6" draw:text-style-name="P2" draw:layer="layout" svg:width="0.135cm" svg:height="0.152cm" svg:x="19.106cm" svg:y="4.29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118cm" svg:height="0.149cm" svg:x="19.271cm" svg:y="4.298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135cm" svg:height="0.152cm" svg:x="19.419cm" svg:y="4.29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077cm" svg:height="0.149cm" svg:x="19.585cm" svg:y="4.298cm" svg:viewBox="0 0 78 150" svg:d="M0 150v-147h22v23c6-11 11-18 15-21 5-3 10-5 16-5 8 0 17 3 25 8l-8 23c-6-3-12-5-18-5-5 0-10 2-14 5s-7 8-9 13c-3 9-4 19-4 29v77z">
              <text:p/>
            </draw:path>
            <draw:path draw:style-name="gr36" draw:text-style-name="P2" draw:layer="layout" svg:width="0.134cm" svg:height="0.152cm" svg:x="19.67cm" svg:y="4.29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07cm" svg:height="0.2cm" svg:x="19.82cm" svg:y="4.25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136cm" svg:height="0.152cm" svg:x="19.905cm" svg:y="4.29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6" draw:text-style-name="P2" draw:layer="layout" svg:width="0.077cm" svg:height="0.149cm" svg:x="20.071cm" svg:y="4.298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5" draw:text-style-name="P2" draw:layer="layout" svg:width="1.142cm" svg:height="0cm" svg:x="20.305cm" svg:y="4.671cm" svg:viewBox="0 0 1143 0" svg:d="M0 0c381 0 762 0 1143 0">
              <text:p/>
            </draw:path>
            <draw:path draw:style-name="gr38" draw:text-style-name="P2" draw:layer="layout" svg:width="0.119cm" svg:height="0.152cm" svg:x="20.537cm" svg:y="4.45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07cm" svg:height="0.2cm" svg:x="20.676cm" svg:y="4.40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8" draw:text-style-name="P2" draw:layer="layout" svg:width="0.135cm" svg:height="0.152cm" svg:x="20.761cm" svg:y="4.45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126cm" svg:height="0.205cm" svg:x="20.926cm" svg:y="4.457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8" draw:text-style-name="P2" draw:layer="layout" svg:width="0.134cm" svg:height="0.152cm" svg:x="20.487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8" draw:text-style-name="P2" draw:layer="layout" svg:width="0.077cm" svg:height="0.149cm" svg:x="20.652cm" svg:y="4.775cm" svg:viewBox="0 0 78 150" svg:d="M0 150v-147h22v23c6-11 11-18 15-21 5-3 10-5 16-5 8 0 17 3 25 8l-8 23c-6-3-12-5-18-5-5 0-10 2-14 5s-7 8-9 13c-3 9-4 19-4 29v77z">
              <text:p/>
            </draw:path>
            <draw:path draw:style-name="gr38" draw:text-style-name="P2" draw:layer="layout" svg:width="0.077cm" svg:height="0.149cm" svg:x="20.745cm" svg:y="4.775cm" svg:viewBox="0 0 78 150" svg:d="M0 150v-147h22v23c6-11 11-18 15-21 5-3 10-5 16-5 8 0 17 3 25 8l-8 23c-6-3-12-5-18-5-5 0-10 2-14 5s-7 8-9 13c-3 9-4 19-4 29v77z">
              <text:p/>
            </draw:path>
            <draw:path draw:style-name="gr38" draw:text-style-name="P2" draw:layer="layout" svg:width="0.134cm" svg:height="0.152cm" svg:x="20.83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8" draw:text-style-name="P2" draw:layer="layout" svg:width="0.134cm" svg:height="0.205cm" svg:x="20.98cm" svg:y="4.778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40" draw:text-style-name="P4" draw:layer="layout" svg:width="1.015cm" svg:height="0.761cm" svg:x="21.448cm" svg:y="4.29cm" svg:viewBox="0 0 1016 762" svg:d="M0 762c0-254 0-508 0-762 339 0 677 0 1016 0 0 254 0 508 0 762-339 0-677 0-1016 0z">
              <text:p/>
            </draw:path>
            <draw:path draw:style-name="gr34" draw:text-style-name="P4" draw:layer="layout" svg:width="0.165cm" svg:height="0.201cm" svg:x="21.666cm" svg:y="4.405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4" draw:text-style-name="P4" draw:layer="layout" svg:width="0.194cm" svg:height="0.201cm" svg:x="21.866cm" svg:y="4.405cm" svg:viewBox="0 0 195 202" svg:d="M0 202v-202h41l48 143c4 13 7 23 10 30 2-8 6-18 11-33l49-140h36v202h-27v-169l-59 169h-24l-58-171v171z">
              <text:p/>
            </draw:path>
            <draw:path draw:style-name="gr34" draw:text-style-name="P4" draw:layer="layout" svg:width="0.187cm" svg:height="0.201cm" svg:x="22.078cm" svg:y="4.405cm" svg:viewBox="0 0 188 202" svg:d="M0 202l76-202h30l82 202h-30l-23-61h-85l-21 61zM57 119h70l-22-56c-6-17-11-31-14-42-3 13-7 26-11 39z">
              <text:p/>
            </draw:path>
            <draw:path draw:style-name="gr34" draw:text-style-name="P4" draw:layer="layout" svg:width="0.126cm" svg:height="0.204cm" svg:x="21.614cm" svg:y="4.723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4" draw:text-style-name="P4" draw:layer="layout" svg:width="0.119cm" svg:height="0.149cm" svg:x="21.771cm" svg:y="4.778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4" draw:text-style-name="P4" draw:layer="layout" svg:width="0.084cm" svg:height="0.204cm" svg:x="21.912cm" svg:y="4.72cm" svg:viewBox="0 0 85 205" svg:d="M21 205v-128h-21v-19h21v-15c0-10 1-17 3-22 2-6 6-11 12-15 7-4 15-6 26-6 7 0 15 1 23 3l-4 22c-5-1-10-1-14-1-8 0-13 2-16 5s-5 8-5 16v13h28v19h-28v128z">
              <text:p/>
            </draw:path>
            <draw:path draw:style-name="gr34" draw:text-style-name="P4" draw:layer="layout" svg:width="0.084cm" svg:height="0.204cm" svg:x="21.988cm" svg:y="4.72cm" svg:viewBox="0 0 85 205" svg:d="M21 205v-128h-21v-19h21v-15c0-10 1-17 3-22 2-6 6-11 12-15 7-4 15-6 26-6 7 0 15 1 23 3l-4 22c-5-1-10-1-14-1-8 0-13 2-16 5s-5 8-5 16v13h28v19h-28v128z">
              <text:p/>
            </draw:path>
            <draw:path draw:style-name="gr34" draw:text-style-name="P4" draw:layer="layout" svg:width="0.135cm" svg:height="0.152cm" svg:x="22.076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22.242cm" svg:y="4.775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5" draw:text-style-name="P2" draw:layer="layout" svg:width="1.142cm" svg:height="0cm" svg:x="22.464cm" svg:y="4.671cm" svg:viewBox="0 0 1143 0" svg:d="M0 0c381 0 762 0 1143 0">
              <text:p/>
            </draw:path>
            <draw:path draw:style-name="gr38" draw:text-style-name="P2" draw:layer="layout" svg:width="0.119cm" svg:height="0.152cm" svg:x="22.696cm" svg:y="4.45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07cm" svg:height="0.2cm" svg:x="22.835cm" svg:y="4.40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8" draw:text-style-name="P2" draw:layer="layout" svg:width="0.135cm" svg:height="0.152cm" svg:x="22.92cm" svg:y="4.45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126cm" svg:height="0.205cm" svg:x="23.085cm" svg:y="4.457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8" draw:text-style-name="P2" draw:layer="layout" svg:width="0.126cm" svg:height="0.204cm" svg:x="22.628cm" svg:y="4.723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8" draw:text-style-name="P2" draw:layer="layout" svg:width="0.135cm" svg:height="0.152cm" svg:x="22.785cm" svg:y="4.77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024cm" svg:height="0.201cm" svg:x="22.949cm" svg:y="4.723cm" svg:viewBox="0 0 25 202" svg:d="M0 202c0-67 0-135 0-202 8 0 17 0 25 0 0 67 0 135 0 202-8 0-17 0-25 0z">
              <text:p/>
            </draw:path>
            <draw:path draw:style-name="gr38" draw:text-style-name="P2" draw:layer="layout" svg:width="0.134cm" svg:height="0.152cm" svg:x="23.006cm" svg:y="4.77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8" draw:text-style-name="P2" draw:layer="layout" svg:width="0.134cm" svg:height="0.205cm" svg:x="23.155cm" svg:y="4.778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40" draw:text-style-name="P4" draw:layer="layout" svg:width="0.888cm" svg:height="0.761cm" svg:x="23.607cm" svg:y="4.29cm" svg:viewBox="0 0 889 762" svg:d="M0 762c0-254 0-508 0-762 296 0 593 0 889 0 0 254 0 508 0 762-296 0-593 0-889 0z">
              <text:p/>
            </draw:path>
            <draw:path draw:style-name="gr34" draw:text-style-name="P4" draw:layer="layout" svg:width="0.192cm" svg:height="0.207cm" svg:x="23.853cm" svg:y="4.561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4" draw:text-style-name="P4" draw:layer="layout" svg:width="0.179cm" svg:height="0.207cm" svg:x="24.073cm" svg:y="4.561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5" draw:text-style-name="P2" draw:layer="layout" svg:width="1.015cm" svg:height="0cm" svg:x="24.496cm" svg:y="4.671cm" svg:viewBox="0 0 1016 0" svg:d="M0 0c339 0 677 0 1016 0">
              <text:p/>
            </draw:path>
            <draw:path draw:style-name="gr38" draw:text-style-name="P2" draw:layer="layout" svg:width="0.126cm" svg:height="0.205cm" svg:x="24.603cm" svg:y="4.457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8" draw:text-style-name="P2" draw:layer="layout" svg:width="0.119cm" svg:height="0.149cm" svg:x="24.76cm" svg:y="4.46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8" draw:text-style-name="P2" draw:layer="layout" svg:width="0.024cm" svg:height="0.201cm" svg:x="24.916cm" svg:y="4.405cm" svg:viewBox="0 0 25 202" svg:d="M0 202c0-67 0-135 0-202 8 0 17 0 25 0 0 67 0 135 0 202-8 0-17 0-25 0z">
              <text:p/>
            </draw:path>
            <draw:path draw:style-name="gr38" draw:text-style-name="P2" draw:layer="layout" svg:width="0.119cm" svg:height="0.152cm" svg:x="24.972cm" svg:y="4.45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135cm" svg:height="0.152cm" svg:x="25.116cm" svg:y="4.45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33" draw:text-style-name="P4" draw:layer="layout" svg:width="1.142cm" svg:height="0.761cm" svg:x="25.512cm" svg:y="4.29cm" svg:viewBox="0 0 1143 762" svg:d="M0 762c0-254 0-508 0-762 381 0 762 0 1143 0 0 254 0 508 0 762-381 0-762 0-1143 0z">
              <text:p/>
            </draw:path>
            <draw:path draw:style-name="gr34" draw:text-style-name="P4" draw:layer="layout" svg:width="0.119cm" svg:height="0.152cm" svg:x="25.621cm" svg:y="4.61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4" draw:layer="layout" svg:width="0.07cm" svg:height="0.2cm" svg:x="25.76cm" svg:y="4.56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35cm" svg:height="0.152cm" svg:x="25.845cm" svg:y="4.61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26cm" svg:height="0.205cm" svg:x="26.01cm" svg:y="4.61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4" draw:text-style-name="P4" draw:layer="layout" svg:width="0.126cm" svg:height="0.205cm" svg:x="26.167cm" svg:y="4.61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4" draw:text-style-name="P4" draw:layer="layout" svg:width="0.135cm" svg:height="0.152cm" svg:x="26.315cm" svg:y="4.61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26.481cm" svg:y="4.616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5" draw:text-style-name="P2" draw:layer="layout" svg:width="1.396cm" svg:height="0cm" svg:x="12.685cm" svg:y="6.703cm" svg:viewBox="0 0 1397 0" svg:d="M0 0c466 0 931 0 1397 0">
              <text:p/>
            </draw:path>
            <draw:path draw:style-name="gr38" draw:text-style-name="P2" draw:layer="layout" svg:width="0.119cm" svg:height="0.152cm" svg:x="12.822cm" svg:y="6.48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135cm" svg:height="0.152cm" svg:x="12.966cm" svg:y="6.48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07cm" svg:height="0.2cm" svg:x="13.118cm" svg:y="6.441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8" draw:text-style-name="P2" draw:layer="layout" svg:width="0.07cm" svg:height="0.2cm" svg:x="13.198cm" svg:y="6.441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8" draw:text-style-name="P2" draw:layer="layout" svg:width="0.024cm" svg:height="0.201cm" svg:x="13.292cm" svg:y="6.437cm" svg:viewBox="0 0 25 202" svg:d="M0 29c0-10 0-19 0-29 8 0 17 0 25 0 0 10 0 19 0 29-8 0-17 0-25 0zM0 202c0-49 0-98 0-147 8 0 17 0 25 0 0 49 0 98 0 147-8 0-17 0-25 0z">
              <text:p/>
            </draw:path>
            <draw:path draw:style-name="gr38" draw:text-style-name="P2" draw:layer="layout" svg:width="0.118cm" svg:height="0.149cm" svg:x="13.356cm" svg:y="6.48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8" draw:text-style-name="P2" draw:layer="layout" svg:width="0.128cm" svg:height="0.208cm" svg:x="13.503cm" svg:y="6.489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8" draw:text-style-name="P2" draw:layer="layout" svg:width="0.119cm" svg:height="0.152cm" svg:x="13.66cm" svg:y="6.48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127cm" svg:height="0.152cm" svg:x="12.971cm" svg:y="6.807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8" draw:text-style-name="P2" draw:layer="layout" svg:width="0.198cm" svg:height="0.149cm" svg:x="13.122cm" svg:y="6.807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8" draw:text-style-name="P2" draw:layer="layout" svg:width="0.126cm" svg:height="0.204cm" svg:x="13.355cm" svg:y="6.755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8" draw:text-style-name="P2" draw:layer="layout" svg:width="0.119cm" svg:height="0.152cm" svg:x="13.512cm" svg:y="6.80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</draw:g>
          <draw:g>
            <draw:path draw:style-name="gr28" draw:text-style-name="P2" draw:layer="layout" svg:width="1.65cm" svg:height="1.269cm" svg:x="14.082cm" svg:y="6.195cm" svg:viewBox="0 0 1651 1270" svg:d="M0 1270c0-423 0-847 0-1270 550 0 1101 0 1651 0 0 423 0 847 0 1270-550 0-1101 0-1651 0z">
              <text:p/>
            </draw:path>
            <draw:path draw:style-name="gr36" draw:text-style-name="P2" draw:layer="layout" svg:width="0.119cm" svg:height="0.152cm" svg:x="14.426cm" svg:y="6.61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6" draw:text-style-name="P2" draw:layer="layout" svg:width="0.135cm" svg:height="0.152cm" svg:x="14.57cm" svg:y="6.61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07cm" svg:height="0.2cm" svg:x="14.722cm" svg:y="6.56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07cm" svg:height="0.2cm" svg:x="14.802cm" svg:y="6.56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024cm" svg:height="0.201cm" svg:x="14.896cm" svg:y="6.564cm" svg:viewBox="0 0 25 202" svg:d="M0 29c0-10 0-19 0-29 8 0 17 0 25 0 0 10 0 19 0 29-8 0-17 0-25 0zM0 202c0-49 0-98 0-147 8 0 17 0 25 0 0 49 0 98 0 147-8 0-17 0-25 0z">
              <text:p/>
            </draw:path>
            <draw:path draw:style-name="gr36" draw:text-style-name="P2" draw:layer="layout" svg:width="0.118cm" svg:height="0.149cm" svg:x="14.96cm" svg:y="6.616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128cm" svg:height="0.208cm" svg:x="15.107cm" svg:y="6.616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6" draw:text-style-name="P2" draw:layer="layout" svg:width="0.119cm" svg:height="0.152cm" svg:x="15.264cm" svg:y="6.61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6" draw:text-style-name="P2" draw:layer="layout" svg:width="0.126cm" svg:height="0.204cm" svg:x="14.335cm" svg:y="6.882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6" draw:text-style-name="P2" draw:layer="layout" svg:width="0.134cm" svg:height="0.152cm" svg:x="14.493cm" svg:y="6.93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07cm" svg:height="0.2cm" svg:x="14.643cm" svg:y="6.886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134cm" svg:height="0.152cm" svg:x="14.73cm" svg:y="6.93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126cm" svg:height="0.204cm" svg:x="14.893cm" svg:y="6.882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6" draw:text-style-name="P2" draw:layer="layout" svg:width="0.134cm" svg:height="0.152cm" svg:x="15.043cm" svg:y="6.93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119cm" svg:height="0.152cm" svg:x="15.199cm" svg:y="6.934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6" draw:text-style-name="P2" draw:layer="layout" svg:width="0.135cm" svg:height="0.152cm" svg:x="15.343cm" svg:y="6.93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5" draw:text-style-name="P2" draw:layer="layout" svg:width="0.888cm" svg:height="1.142cm" svg:x="15.479cm" svg:y="5.052cm" svg:viewBox="0 0 889 1143" svg:d="M0 1143c296-381 593-762 889-1143">
              <text:p/>
            </draw:path>
            <draw:path draw:style-name="gr38" draw:text-style-name="P2" draw:layer="layout" svg:width="0.175cm" svg:height="0.2cm" svg:x="15.453cm" svg:y="5.808cm" svg:viewBox="0 0 176 201" svg:d="M160 201l-160-125 14-18 15 12c-2-9-3-17-2-25 1-7 5-15 11-22 7-10 17-17 28-20 10-4 22-4 34-1 12 4 24 10 35 18 12 10 21 20 27 32 6 11 9 23 8 35-2 12-6 22-13 31-5 7-11 12-17 15-7 3-14 4-21 4l57 44zM72 104c15 12 29 18 40 17 12 0 22-5 28-14 7-8 9-19 7-31-3-12-12-24-27-36s-29-17-41-17c-12 1-21 5-28 14-6 8-8 18-6 31 3 13 12 25 27 36z">
              <text:p/>
            </draw:path>
            <draw:path draw:style-name="gr38" draw:text-style-name="P2" draw:layer="layout" svg:width="0.232cm" svg:height="0.167cm" svg:x="15.507cm" svg:y="5.682cm" svg:viewBox="0 0 233 168" svg:d="M159 168l-159-124 15-20 57 44c-3-17 0-32 11-46 7-9 14-15 23-18 8-4 16-5 24-3s18 7 29 16l74 57-16 20-73-57c-10-8-19-11-27-11-8 1-14 5-20 13-5 6-8 12-9 20 0 7 1 14 4 20 4 6 10 13 19 20l64 49z">
              <text:p/>
            </draw:path>
            <draw:path draw:style-name="gr38" draw:text-style-name="P2" draw:layer="layout" svg:width="0.189cm" svg:height="0.219cm" svg:x="15.637cm" svg:y="5.542cm" svg:viewBox="0 0 190 220" svg:d="M169 220l-20-12c4-3 8-7 10-10 4-4 6-8 6-12 1-4 1-8-1-12-1-2-4-8-10-17 0-1-2-3-3-5l-151-46 16-21 86 27c11 3 22 7 33 12-6-8-12-17-18-27l-49-77 15-20 85 135c9 14 14 25 17 31 4 8 5 16 5 23-1 7-4 14-9 20-3 4-7 7-12 11z">
              <text:p/>
            </draw:path>
            <draw:path draw:style-name="gr38" draw:text-style-name="P2" draw:layer="layout" svg:width="0.153cm" svg:height="0.143cm" svg:x="15.744cm" svg:y="5.459cm" svg:viewBox="0 0 154 144" svg:d="M63 136l13-21c9 5 17 6 25 5 8-2 15-7 22-16 7-8 10-16 10-24-1-7-3-12-8-16s-10-4-16-2c-4 2-11 7-22 15-14 11-25 18-32 22-7 3-14 5-21 4s-13-3-19-8c-5-4-9-9-11-14-3-6-4-12-4-18 0-5 1-11 4-17 2-7 6-13 11-19 7-9 14-16 22-20 8-5 16-7 23-7s15 3 23 8l-13 21c-7-4-13-5-20-4s-13 6-18 13c-7 9-10 16-10 22s2 11 6 14c3 2 6 3 9 3s7-1 11-3c2-2 8-6 18-13 14-10 24-17 31-21s13-6 20-6c7 1 14 3 21 9 6 5 11 11 14 20 3 8 3 17 1 26-3 10-7 19-14 28-12 15-24 24-36 26-13 3-26 1-40-7z">
              <text:p/>
            </draw:path>
            <draw:path draw:style-name="gr38" draw:text-style-name="P2" draw:layer="layout" svg:width="0.174cm" svg:height="0.143cm" svg:x="15.777cm" svg:y="5.359cm" svg:viewBox="0 0 175 144" svg:d="M23 38c-8-6-15-12-23-18 5-7 10-13 15-20 8 6 16 12 23 18-5 6-10 13-15 20zM159 144c-38-30-77-60-116-90 6-7 11-14 16-20 38 30 77 60 116 90-5 7-10 13-16 20z">
              <text:p/>
            </draw:path>
            <draw:path draw:style-name="gr38" draw:text-style-name="P2" draw:layer="layout" svg:width="0.149cm" svg:height="0.144cm" svg:x="15.878cm" svg:y="5.29cm" svg:viewBox="0 0 150 145" svg:d="M113 55l18-18c12 12 18 26 19 40 0 15-4 29-14 41-12 16-27 25-45 27-18 1-37-6-56-21-12-9-22-20-28-31-6-12-8-23-6-35 2-13 6-24 14-33 10-13 21-21 34-24 12-3 25-1 39 6l-13 22c-9-4-18-6-25-4-8 1-14 5-19 12-8 9-10 20-8 32 2 11 11 23 27 35 15 12 29 18 41 18 12-1 21-6 29-15 6-8 8-16 8-25-1-9-6-18-15-27z">
              <text:p/>
            </draw:path>
            <draw:path draw:style-name="gr38" draw:text-style-name="P2" draw:layer="layout" svg:width="0.177cm" svg:height="0.16cm" svg:x="15.964cm" svg:y="5.17cm" svg:viewBox="0 0 178 161" svg:d="M145 83c0 12-1 22-4 31-2 8-7 16-13 24-10 13-20 20-32 22-11 2-22-1-31-8-6-5-10-10-13-16s-4-13-3-19c0-6 2-13 4-19 2-5 6-11 11-20 10-17 17-30 20-40-2-2-4-3-5-4-8-6-15-9-21-7-8 1-16 7-24 17-7 9-11 17-11 24s3 15 9 23l-18 18c-7-8-11-16-13-24s-1-17 2-27 9-19 17-29c7-10 15-18 22-22s14-7 19-7c6 0 12 1 19 4 3 2 10 7 18 13l27 21c18 14 30 22 35 25 6 3 12 5 18 6l-15 20c-6-1-12-3-18-6zM99 50c-2 9-8 22-17 38-5 9-9 16-10 20-1 5-1 9 1 13 1 4 4 7 7 10 5 4 11 5 18 4 6-1 13-5 19-13s9-16 10-24c2-9 1-17-3-24-3-6-9-12-17-19z">
              <text:p/>
            </draw:path>
            <draw:path draw:style-name="gr38" draw:text-style-name="P2" draw:layer="layout" svg:width="0.174cm" svg:height="0.143cm" svg:x="16cm" svg:y="5.072cm" svg:viewBox="0 0 175 144" svg:d="M159 144c-53-42-106-83-159-124 5-7 10-13 15-20 53 41 107 83 160 124-5 7-10 13-16 20z">
              <text:p/>
            </draw:path>
            <draw:path draw:style-name="gr38" draw:text-style-name="P2" draw:layer="layout" svg:width="0.174cm" svg:height="0.143cm" svg:x="15.774cm" svg:y="5.881cm" svg:viewBox="0 0 175 144" svg:d="M159 144c-53-42-106-83-159-124 5-7 10-13 15-20 53 41 107 83 160 124-5 7-10 13-16 20z">
              <text:p/>
            </draw:path>
            <draw:path draw:style-name="gr38" draw:text-style-name="P2" draw:layer="layout" svg:width="0.174cm" svg:height="0.143cm" svg:x="15.814cm" svg:y="5.829cm" svg:viewBox="0 0 175 144" svg:d="M23 38c-8-6-15-12-23-18 5-7 10-13 15-20 8 6 16 12 23 18-5 6-10 13-15 20zM159 144c-38-30-77-60-116-90 6-7 11-14 16-20 38 30 77 60 116 90-5 7-10 13-16 20z">
              <text:p/>
            </draw:path>
            <draw:path draw:style-name="gr38" draw:text-style-name="P2" draw:layer="layout" svg:width="0.237cm" svg:height="0.232cm" svg:x="15.896cm" svg:y="5.691cm" svg:viewBox="0 0 238 233" svg:d="M116 233l-116-91 14-17 16 13c-3-8-4-17-2-25 1-9 5-17 11-25 6-9 13-14 21-17s16-3 24 0c-6-20-4-37 8-52 9-11 19-18 30-19s24 3 37 14l79 62-15 19-73-57c-8-6-14-10-19-11-4-1-9-1-14 0-4 2-8 5-12 10-6 8-9 17-8 26 2 10 8 19 20 29l68 52-16 20-75-59c-9-7-17-10-24-10-6-1-13 3-18 10-5 6-7 12-8 19 0 7 1 13 5 20 4 6 11 14 22 22l60 47z">
              <text:p/>
            </draw:path>
            <draw:path draw:style-name="gr38" draw:text-style-name="P2" draw:layer="layout" svg:width="0.174cm" svg:height="0.143cm" svg:x="16cm" svg:y="5.59cm" svg:viewBox="0 0 175 144" svg:d="M23 38c-8-6-15-12-23-18 5-7 10-13 15-20 8 6 16 12 23 18-5 6-10 13-15 20zM159 144c-38-30-77-60-116-90 6-7 11-14 16-20 38 30 77 60 116 90-5 7-10 13-16 20z">
              <text:p/>
            </draw:path>
            <draw:path draw:style-name="gr38" draw:text-style-name="P2" draw:layer="layout" svg:width="0.177cm" svg:height="0.131cm" svg:x="16.057cm" svg:y="5.538cm" svg:viewBox="0 0 178 132" svg:d="M159 89l19 11c-3 6-7 12-10 16-5 7-11 12-16 14s-11 2-16 1-13-6-25-16l-67-52-11 14-15-12 11-14-29-22 4-29 40 31 15-19 15 11-15 20 68 53c6 5 10 7 12 8 2 0 4 0 6-1 3-1 5-2 7-5s4-5 7-9z">
              <text:p/>
            </draw:path>
            <draw:path draw:style-name="gr38" draw:text-style-name="P2" draw:layer="layout" svg:width="0.153cm" svg:height="0.143cm" svg:x="16.144cm" svg:y="5.463cm" svg:viewBox="0 0 154 144" svg:d="M63 136l13-21c9 5 17 6 25 5 8-2 15-7 22-16 7-8 10-16 10-24-1-7-3-12-8-16s-10-4-16-2c-4 2-11 7-22 15-14 11-25 18-32 22-7 3-14 5-21 4s-13-3-19-8c-5-4-9-9-11-14-3-6-4-12-4-18 0-5 1-11 4-17 2-7 6-13 11-19 7-9 14-16 22-20 8-5 16-7 23-7s15 3 23 8l-13 21c-7-4-13-5-20-4s-13 6-18 13c-7 9-10 16-10 22s2 11 6 14c3 2 6 3 9 3s7-1 11-3c2-2 8-6 18-13 14-10 24-17 31-21s13-6 20-6c7 1 14 3 21 9 6 5 11 11 14 20 3 8 3 17 1 26-3 10-7 19-14 28-12 15-24 24-36 26-13 3-26 1-40-7z">
              <text:p/>
            </draw:path>
          </draw:g>
          <draw:g>
            <draw:path draw:style-name="gr41" draw:text-style-name="P2" draw:layer="layout" svg:width="0.634cm" svg:height="1.142cm" svg:x="13.701cm" svg:y="5.052cm" svg:viewBox="0 0 635 1143" svg:d="M0 0c212 381 423 762 635 1143">
              <text:p/>
            </draw:path>
            <draw:path draw:style-name="gr42" draw:text-style-name="P2" draw:layer="layout" svg:width="0.218cm" svg:height="0.158cm" svg:x="13.84cm" svg:y="5.187cm" svg:viewBox="0 0 219 159" svg:d="M0 99l177-99 12 20-17 9c9 1 17 4 23 8 7 4 12 10 17 19 6 10 8 22 7 33s-5 22-13 32-18 18-30 25c-13 7-26 12-39 13-14 1-25-1-36-7-10-6-18-14-24-24-4-7-6-14-6-22 0-7 1-14 3-20l-62 34zM123 55c-16 10-27 20-31 31s-4 21 2 31c5 10 14 16 26 18s27-1 44-11c16-9 27-19 31-30 5-12 4-22-1-31-5-10-14-16-27-18s-27 1-44 10z">
              <text:p/>
            </draw:path>
            <draw:path draw:style-name="gr42" draw:text-style-name="P2" draw:layer="layout" svg:width="0.161cm" svg:height="0.092cm" svg:x="13.965cm" svg:y="5.325cm" svg:viewBox="0 0 162 93" svg:d="M0 71l129-71 10 19-20 11c12 0 21 1 26 4 5 2 9 6 12 11 4 7 6 16 5 26l-24 3c0-6-1-12-4-17s-7-8-11-10c-5-2-11-3-17-1-9 1-18 5-27 10l-67 37z">
              <text:p/>
            </draw:path>
            <draw:path draw:style-name="gr42" draw:text-style-name="P2" draw:layer="layout" svg:width="0.188cm" svg:height="0.119cm" svg:x="14.011cm" svg:y="5.379cm" svg:viewBox="0 0 189 120" svg:d="M151 14c9-5 17-9 26-14 4 7 8 15 12 22-9 5-17 9-26 14-4-7-8-15-12-22zM0 98c43-24 86-47 129-71 4 7 8 14 12 22-43 23-86 47-129 71-4-7-8-15-12-22z">
              <text:p/>
            </draw:path>
            <draw:path draw:style-name="gr42" draw:text-style-name="P2" draw:layer="layout" svg:width="0.171cm" svg:height="0.174cm" svg:x="14.041cm" svg:y="5.461cm" svg:viewBox="0 0 172 175" svg:d="M0 71l129-71 11 20-19 10c20 2 34 11 44 29 4 8 7 16 7 24 1 8 0 14-3 20-2 6-6 11-12 16-3 3-10 7-20 13l-79 43-12-21 78-44c9-5 15-9 19-14 3-4 5-9 5-14 0-6-1-12-4-18-5-9-13-15-22-18-10-4-23-1-40 8l-70 39z">
              <text:p/>
            </draw:path>
            <draw:path draw:style-name="gr42" draw:text-style-name="P2" draw:layer="layout" svg:width="0.177cm" svg:height="0.135cm" svg:x="14.127cm" svg:y="5.584cm" svg:viewBox="0 0 178 136" svg:d="M35 122l-18 14c-4-6-8-11-11-16-4-7-6-14-6-20s2-11 5-15 11-9 24-17l75-41-9-16 17-9 9 16 31-18 26 15-45 24 12 22-17 10-12-22-75 42c-7 3-10 6-12 8-1 1-2 3-2 6 0 2 1 5 3 8 1 2 3 6 5 9z">
              <text:p/>
            </draw:path>
            <draw:path draw:style-name="gr42" draw:text-style-name="P2" draw:layer="layout" svg:width="0.151cm" svg:height="0.147cm" svg:x="14.173cm" svg:y="5.684cm" svg:viewBox="0 0 152 148" svg:d="M74 122l9 23c-15 4-29 3-41-3-13-6-23-16-32-31-10-19-13-37-7-54 5-18 18-32 39-44 22-12 41-16 59-11 19 4 33 16 42 33 10 18 12 35 6 52-5 18-19 32-40 44-1 1-3 2-6 3l-53-97c-14 9-23 19-26 31-3 11-2 23 4 34 5 8 11 14 18 17 7 4 17 5 28 3zM68 29l41 74c10-7 17-15 20-22 4-12 4-24-3-35-6-11-14-18-25-21-10-3-22-2-33 4z">
              <text:p/>
            </draw:path>
            <draw:path draw:style-name="gr42" draw:text-style-name="P2" draw:layer="layout" svg:width="0.161cm" svg:height="0.092cm" svg:x="14.233cm" svg:y="5.806cm" svg:viewBox="0 0 162 93" svg:d="M0 71l129-71 10 19-20 11c12 0 21 1 26 4 5 2 9 6 12 11 4 7 6 16 5 26l-24 3c0-6-1-12-4-17s-7-8-11-10c-5-2-11-3-17-1-9 1-18 5-27 10l-67 37z">
              <text:p/>
            </draw:path>
            <draw:path draw:style-name="gr42" draw:text-style-name="P2" draw:layer="layout" svg:width="0.152cm" svg:height="0.143cm" svg:x="13.579cm" svg:y="5.271cm" svg:viewBox="0 0 153 144" svg:d="M23 33l15 20c-8 6-13 13-15 21s0 17 6 27c5 9 11 16 18 18s13 2 18-1 8-7 8-14c0-4-1-13-5-26-4-17-7-30-7-38-1-8 1-15 4-21s8-11 14-14 12-5 18-5c7 0 13 1 18 4 5 2 9 5 14 10s9 11 13 17c6 10 9 20 10 29s1 17-3 23c-3 7-8 13-16 19l-14-21c6-4 10-10 11-16 2-7 0-14-4-22-6-10-11-16-17-18-5-2-10-2-15 0-3 2-5 4-6 7-2 3-2 7-2 11 1 3 2 10 5 22 4 17 6 29 7 37s0 15-3 21-8 12-15 16c-8 4-16 5-24 5-9-1-17-4-25-10s-15-14-20-24c-9-16-13-31-10-43 2-13 9-24 22-34z">
              <text:p/>
            </draw:path>
            <draw:path draw:style-name="gr42" draw:text-style-name="P2" draw:layer="layout" svg:width="0.151cm" svg:height="0.147cm" svg:x="13.654cm" svg:y="5.404cm" svg:viewBox="0 0 152 148" svg:d="M74 122l9 23c-15 4-29 3-41-3-13-6-23-16-32-31-10-19-13-37-7-54 5-18 18-32 39-44 22-12 41-16 59-11 19 4 33 16 42 33 10 18 12 35 6 52-5 18-19 32-40 44-1 1-3 2-6 3l-53-97c-14 9-23 19-26 31-3 11-2 23 4 34 5 8 11 14 18 17 7 4 17 5 28 3zM68 29l41 74c10-7 17-15 20-22 4-12 4-24-3-35-6-11-14-18-25-21-10-3-22-2-33 4z">
              <text:p/>
            </draw:path>
            <draw:path draw:style-name="gr42" draw:text-style-name="P2" draw:layer="layout" svg:width="0.177cm" svg:height="0.135cm" svg:x="13.723cm" svg:y="5.511cm" svg:viewBox="0 0 178 136" svg:d="M35 122l-18 14c-4-6-8-11-11-16-4-7-6-14-6-20s2-11 5-15 11-9 24-17l75-41-9-16 17-9 9 16 31-18 26 15-45 24 12 22-17 10-12-22-75 42c-7 3-10 6-12 8-1 1-2 3-2 6 0 2 1 5 3 8 1 2 3 6 5 9z">
              <text:p/>
            </draw:path>
            <draw:path draw:style-name="gr42" draw:text-style-name="P2" draw:layer="layout" svg:width="0.177cm" svg:height="0.135cm" svg:x="13.762cm" svg:y="5.581cm" svg:viewBox="0 0 178 136" svg:d="M35 122l-18 14c-4-6-8-11-11-16-4-7-6-14-6-20s2-11 5-15 11-9 24-17l75-41-9-16 17-9 9 16 31-18 26 15-45 24 12 22-17 10-12-22-75 42c-7 3-10 6-12 8-1 1-2 3-2 6 0 2 1 5 3 8 1 2 3 6 5 9z">
              <text:p/>
            </draw:path>
            <draw:path draw:style-name="gr42" draw:text-style-name="P2" draw:layer="layout" svg:width="0.188cm" svg:height="0.119cm" svg:x="13.791cm" svg:y="5.639cm" svg:viewBox="0 0 189 120" svg:d="M151 14c9-5 17-9 26-14 4 7 8 15 12 22-9 5-17 9-26 14-4-7-8-15-12-22zM0 98c43-24 86-47 129-71 4 7 8 14 12 22-43 23-86 47-129 71-4-7-8-15-12-22z">
              <text:p/>
            </draw:path>
            <draw:path draw:style-name="gr42" draw:text-style-name="P2" draw:layer="layout" svg:width="0.171cm" svg:height="0.174cm" svg:x="13.822cm" svg:y="5.721cm" svg:viewBox="0 0 172 175" svg:d="M0 71l129-71 11 20-19 10c20 2 34 11 44 29 4 8 7 16 7 24 1 8 0 14-3 20-2 6-6 11-12 16-3 3-10 7-20 13l-79 43-12-21 78-44c9-5 15-9 19-14 3-4 5-9 5-14 0-6-1-12-4-18-5-9-13-15-22-18-10-4-23-1-40 8l-70 39z">
              <text:p/>
            </draw:path>
            <draw:path draw:style-name="gr42" draw:text-style-name="P2" draw:layer="layout" svg:width="0.222cm" svg:height="0.168cm" svg:x="13.862cm" svg:y="5.873cm" svg:viewBox="0 0 223 169" svg:d="M24 58l10 24c-6 4-10 9-11 15-1 8 1 16 6 25 6 10 12 17 19 20s14 4 22 2c5-1 14-6 28-13-16-4-28-13-36-27-9-18-11-35-3-51 7-17 20-31 37-40 13-7 25-11 38-13 13-1 24 1 35 6 10 6 18 14 24 25 9 15 10 31 3 48l16-9 11 20-111 62c-20 11-35 16-46 17-10 1-20-2-30-8s-18-16-25-29c-9-15-12-29-11-43 2-13 10-23 24-31zM110 34c-17 9-27 19-31 30s-3 22 3 32c5 10 14 16 25 19 12 2 25-1 42-10 15-9 25-19 29-30 4-12 3-22-2-32s-14-16-26-18c-11-3-25 0-40 9z">
              <text:p/>
            </draw:path>
            <draw:path draw:style-name="gr42" draw:text-style-name="P2" draw:layer="layout" svg:width="0.152cm" svg:height="0.143cm" svg:x="13.986cm" svg:y="6.004cm" svg:viewBox="0 0 153 144" svg:d="M23 33l15 20c-8 6-13 13-15 21s0 17 6 27c5 9 11 16 18 18s13 2 18-1 8-7 8-14c0-4-1-13-5-26-4-17-7-30-7-38-1-8 1-15 4-21s8-11 14-14 12-5 18-5c7 0 13 1 18 4 5 2 9 5 14 10s9 11 13 17c6 10 9 20 10 29s1 17-3 23c-3 7-8 13-16 19l-14-21c6-4 10-10 11-16 2-7 0-14-4-22-6-10-11-16-17-18-5-2-10-2-15 0-3 2-5 4-6 7-2 3-2 7-2 11 1 3 2 10 5 22 4 17 6 29 7 37s0 15-3 21-8 12-15 16c-8 4-16 5-24 5-9-1-17-4-25-10s-15-14-20-24c-9-16-13-31-10-43 2-13 9-24 22-34z">
              <text:p/>
            </draw:path>
          </draw:g>
          <draw:g>
            <draw:path draw:style-name="gr5" draw:text-style-name="P2" draw:layer="layout" svg:width="3.047cm" svg:height="0.761cm" svg:x="15.733cm" svg:y="5.814cm" svg:viewBox="0 0 3048 762" svg:d="M0 762c1016-254 2032-508 3048-762">
              <text:p/>
            </draw:path>
            <draw:path draw:style-name="gr38" draw:text-style-name="P2" draw:layer="layout" svg:width="0.13cm" svg:height="0.152cm" svg:x="16.768cm" svg:y="6.083cm" svg:viewBox="0 0 131 153" svg:d="M14 118l23-9c4 10 9 16 17 20 7 4 16 4 27 2 10-3 18-7 22-13s5-12 4-18c-2-6-5-10-11-11-5-2-13-2-27-3-18 0-31-1-38-2-8-2-15-5-20-10-5-4-8-10-10-17-1-7-1-13 0-19 2-6 4-11 9-16 3-4 7-8 13-11 6-4 13-6 20-8 11-3 21-4 30-2 9 1 17 4 22 8 5 5 10 12 14 21l-24 9c-3-8-7-13-13-16s-13-3-22-1c-11 2-18 6-22 11-3 5-4 10-3 15 1 3 2 6 5 8 2 2 6 3 10 4 3 0 10 1 22 1 18 1 30 1 38 2 7 2 14 4 19 9 6 5 9 11 11 19s2 16-1 24c-3 9-8 16-16 22s-17 10-28 13c-18 5-33 4-44-1-12-6-21-16-27-31z">
              <text:p/>
            </draw:path>
            <draw:path draw:style-name="gr38" draw:text-style-name="P2" draw:layer="layout" svg:width="0.104cm" svg:height="0.194cm" svg:x="16.892cm" svg:y="6.009cm" svg:viewBox="0 0 105 195" svg:d="M96 166l9 20c-7 3-13 5-18 7-9 2-16 2-21 1-6-2-10-5-13-9s-7-13-10-28l-21-83-17 4-5-18 17-4-8-36 20-20 13 50 24-7 5 19-25 6 21 84c2 7 4 11 5 13s3 3 5 4c2 0 5 0 9-1 3 0 6-1 10-2z">
              <text:p/>
            </draw:path>
            <draw:path draw:style-name="gr38" draw:text-style-name="P2" draw:layer="layout" svg:width="0.141cm" svg:height="0.152cm" svg:x="16.989cm" svg:y="6.026cm" svg:viewBox="0 0 142 153" svg:d="M117 92l25-3c-1 16-5 29-14 39-9 11-21 18-38 22-21 6-39 3-55-6-15-10-26-26-31-50-6-23-5-44 4-60s24-27 44-32c19-4 36-2 51 8 16 10 26 27 32 50 1 2 1 4 2 7l-108 27c5 15 12 26 23 32 10 6 21 8 34 5 9-2 16-7 21-13 6-6 9-15 10-26zM25 74l83-21c-5-12-10-20-17-25-10-7-22-10-34-6-12 3-20 9-26 18-6 10-8 21-6 34z">
              <text:p/>
            </draw:path>
            <draw:path draw:style-name="gr38" draw:text-style-name="P2" draw:layer="layout" svg:width="0.143cm" svg:height="0.217cm" svg:x="17.135cm" svg:y="5.987cm" svg:viewBox="0 0 144 218" svg:d="M49 218l-49-197 22-6 5 18c3-8 8-15 13-20 6-5 13-9 23-11 12-3 23-3 34 1s20 11 27 22c8 10 13 22 17 35 3 15 4 28 2 41-3 13-8 24-16 33-9 8-18 14-29 17-8 2-16 2-23 0-7-1-13-4-19-8l17 69zM39 87c5 19 12 32 22 38 9 7 20 10 30 7 11-3 19-10 25-21 5-11 5-26 0-45-4-18-11-31-21-38s-20-10-30-7c-11 3-19 10-24 21-6 12-6 27-2 45z">
              <text:p/>
            </draw:path>
            <draw:path draw:style-name="gr38" draw:text-style-name="P2" draw:layer="layout" svg:width="0.143cm" svg:height="0.217cm" svg:x="17.287cm" svg:y="5.949cm" svg:viewBox="0 0 144 218" svg:d="M49 218l-49-197 22-6 5 18c3-8 8-15 13-20 6-5 13-9 23-11 12-3 23-3 34 1s20 11 27 22c8 10 13 22 17 35 3 15 4 28 2 41-3 13-8 24-16 33-9 8-18 14-29 17-8 2-16 2-23 0-7-1-13-4-19-8l17 69zM39 87c5 19 12 32 22 38 9 7 20 10 30 7 11-3 19-10 25-21 5-11 5-26 0-45-4-18-11-31-21-38s-20-10-30-7c-11 3-19 10-24 21-6 12-6 27-2 45z">
              <text:p/>
            </draw:path>
            <draw:path draw:style-name="gr38" draw:text-style-name="P2" draw:layer="layout" svg:width="0.141cm" svg:height="0.152cm" svg:x="17.445cm" svg:y="5.912cm" svg:viewBox="0 0 142 153" svg:d="M117 92l25-3c-1 16-5 29-14 39-9 11-21 18-38 22-21 6-39 3-55-6-15-10-26-26-31-50-6-23-5-44 4-60s24-27 44-32c19-4 36-2 51 8 16 10 26 27 32 50 1 2 1 4 2 7l-108 27c5 15 12 26 23 32 10 6 21 8 34 5 9-2 16-7 21-13 6-6 9-15 10-26zM25 74l83-21c-5-12-10-20-17-25-10-7-22-10-34-6-12 3-20 9-26 18-6 10-8 21-6 34z">
              <text:p/>
            </draw:path>
            <draw:path draw:style-name="gr38" draw:text-style-name="P2" draw:layer="layout" svg:width="0.076cm" svg:height="0.159cm" svg:x="17.591cm" svg:y="5.877cm" svg:viewBox="0 0 77 160" svg:d="M36 160l-36-143 21-5 6 22c3-12 6-20 10-24 4-5 8-7 14-9 8-2 16-1 26 2l-3 24c-6-2-12-2-18 0-5 1-9 4-12 8-4 4-5 9-6 15 0 9 1 19 3 29l19 75z">
              <text:p/>
            </draw:path>
            <draw:path draw:style-name="gr38" draw:text-style-name="P2" draw:layer="layout" svg:width="0.13cm" svg:height="0.152cm" svg:x="16.827cm" svg:y="6.396cm" svg:viewBox="0 0 131 153" svg:d="M14 118l23-9c4 10 9 16 17 20 7 4 16 4 27 2 10-3 18-7 22-13s5-12 4-18c-2-6-5-10-11-11-5-2-13-2-27-3-18 0-31-1-38-2-8-2-15-5-20-10-5-4-8-10-10-17-1-7-1-13 0-19 2-6 4-11 9-16 3-4 7-8 13-11 6-4 13-6 20-8 11-3 21-4 30-2 9 1 17 4 22 8 5 5 10 12 14 21l-24 9c-3-8-7-13-13-16s-13-3-22-1c-11 2-18 6-22 11-3 5-4 10-3 15 1 3 2 6 5 8 2 2 6 3 10 4 3 0 10 1 22 1 18 1 30 1 38 2 7 2 14 4 19 9 6 5 9 11 11 19s2 16-1 24c-3 9-8 16-16 22s-17 10-28 13c-18 5-33 4-44-1-12-6-21-16-27-31z">
              <text:p/>
            </draw:path>
            <draw:path draw:style-name="gr38" draw:text-style-name="P2" draw:layer="layout" svg:width="0.141cm" svg:height="0.152cm" svg:x="16.97cm" svg:y="6.359cm" svg:viewBox="0 0 142 153" svg:d="M117 92l25-3c-1 16-5 29-14 39-9 11-21 18-38 22-21 6-39 3-55-6-15-10-26-26-31-50-6-23-5-44 4-60s24-27 44-32c19-4 36-2 51 8 16 10 26 27 32 50 1 2 1 4 2 7l-108 27c5 15 12 26 23 32 10 6 21 8 34 5 9-2 16-7 21-13 6-6 9-15 10-26zM25 74l83-21c-5-12-10-20-17-25-10-7-22-10-34-6-12 3-20 9-26 18-6 10-8 21-6 34z">
              <text:p/>
            </draw:path>
            <draw:path draw:style-name="gr38" draw:text-style-name="P2" draw:layer="layout" svg:width="0.104cm" svg:height="0.194cm" svg:x="17.103cm" svg:y="6.284cm" svg:viewBox="0 0 105 195" svg:d="M96 166l9 20c-7 3-13 5-18 7-9 2-16 2-21 1-6-2-10-5-13-9s-7-13-10-28l-21-83-17 4-5-18 17-4-8-36 20-20 13 50 24-7 5 19-25 6 21 84c2 7 4 11 5 13s3 3 5 4c2 0 5 0 9-1 3 0 6-1 10-2z">
              <text:p/>
            </draw:path>
            <draw:path draw:style-name="gr38" draw:text-style-name="P2" draw:layer="layout" svg:width="0.104cm" svg:height="0.194cm" svg:x="17.181cm" svg:y="6.264cm" svg:viewBox="0 0 105 195" svg:d="M96 166l9 20c-7 3-13 5-18 7-9 2-16 2-21 1-6-2-10-5-13-9s-7-13-10-28l-21-83-17 4-5-18 17-4-8-36 20-20 13 50 24-7 5 19-25 6 21 84c2 7 4 11 5 13s3 3 5 4c2 0 5 0 9-1 3 0 6-1 10-2z">
              <text:p/>
            </draw:path>
            <draw:path draw:style-name="gr38" draw:text-style-name="P2" draw:layer="layout" svg:width="0.072cm" svg:height="0.201cm" svg:x="17.258cm" svg:y="6.242cm" svg:viewBox="0 0 73 202" svg:d="M7 34c-2-9-5-19-7-28 8-2 16-4 24-6 3 9 5 19 7 28-8 2-16 4-24 6zM49 202c-12-48-24-95-36-143 8-2 17-4 25-6 11 48 23 95 35 143-8 2-16 4-24 6z">
              <text:p/>
            </draw:path>
            <draw:path draw:style-name="gr38" draw:text-style-name="P2" draw:layer="layout" svg:width="0.15cm" svg:height="0.163cm" svg:x="17.334cm" svg:y="6.264cm" svg:viewBox="0 0 151 164" svg:d="M36 164l-36-142 22-6 5 20c7-18 20-29 39-34 9-2 17-3 25-1 8 1 14 4 19 8s9 9 12 16c2 4 4 12 7 23l22 87-24 7-22-87c-2-10-5-17-8-22-3-4-8-7-13-9-6-2-11-2-18 0-10 2-18 8-24 16-6 9-6 22-2 40l20 78z">
              <text:p/>
            </draw:path>
            <draw:path draw:style-name="gr38" draw:text-style-name="P2" draw:layer="layout" svg:width="0.146cm" svg:height="0.218cm" svg:x="17.491cm" svg:y="6.219cm" svg:viewBox="0 0 147 219" svg:d="M29 183l25-3c3 7 7 12 12 15 7 3 16 3 26 0 11-2 19-7 24-12 5-6 7-13 7-22 0-5-1-15-5-30-8 14-20 24-35 28-20 4-37 1-51-10-14-12-24-27-29-47-3-14-4-27-2-39 2-13 7-24 15-32 8-9 18-15 30-18 17-4 32-1 47 10l-5-17 23-6 30 123c6 22 8 38 5 49-2 10-7 19-16 27-8 8-19 13-34 17-16 4-31 4-43-1-13-6-21-16-24-32zM27 94c5 19 12 31 21 38 10 7 20 8 32 6 11-3 19-10 24-20 6-10 6-25 2-43-5-17-12-29-22-36s-20-9-31-6-19 9-24 20c-6 10-6 24-2 41z">
              <text:p/>
            </draw:path>
            <draw:path draw:style-name="gr38" draw:text-style-name="P2" draw:layer="layout" svg:width="0.13cm" svg:height="0.152cm" svg:x="17.64cm" svg:y="6.193cm" svg:viewBox="0 0 131 153" svg:d="M14 118l23-9c4 10 9 16 17 20 7 4 16 4 27 2 10-3 18-7 22-13s5-12 4-18c-2-6-5-10-11-11-5-2-13-2-27-3-18 0-31-1-38-2-8-2-15-5-20-10-5-4-8-10-10-17-1-7-1-13 0-19 2-6 4-11 9-16 3-4 7-8 13-11 6-4 13-6 20-8 11-3 21-4 30-2 9 1 17 4 22 8 5 5 10 12 14 21l-24 9c-3-8-7-13-13-16s-13-3-22-1c-11 2-18 6-22 11-3 5-4 10-3 15 1 3 2 6 5 8 2 2 6 3 10 4 3 0 10 1 22 1 18 1 30 1 38 2 7 2 14 4 19 9 6 5 9 11 11 19s2 16-1 24c-3 9-8 16-16 22s-17 10-28 13c-18 5-33 4-44-1-12-6-21-16-27-31z">
              <text:p/>
            </draw:path>
          </draw:g>
          <draw:g>
            <draw:path draw:style-name="gr40" draw:text-style-name="P4" draw:layer="layout" svg:width="1.015cm" svg:height="0.761cm" svg:x="21.448cm" svg:y="3.274cm" svg:viewBox="0 0 1016 762" svg:d="M0 762c0-254 0-508 0-762 339 0 677 0 1016 0 0 254 0 508 0 762-339 0-677 0-1016 0z">
              <text:p/>
            </draw:path>
            <draw:path draw:style-name="gr34" draw:text-style-name="P4" draw:layer="layout" svg:width="0.165cm" svg:height="0.201cm" svg:x="21.666cm" svg:y="3.389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4" draw:text-style-name="P4" draw:layer="layout" svg:width="0.194cm" svg:height="0.201cm" svg:x="21.866cm" svg:y="3.389cm" svg:viewBox="0 0 195 202" svg:d="M0 202v-202h41l48 143c4 13 7 23 10 30 2-8 6-18 11-33l49-140h36v202h-27v-169l-59 169h-24l-58-171v171z">
              <text:p/>
            </draw:path>
            <draw:path draw:style-name="gr34" draw:text-style-name="P4" draw:layer="layout" svg:width="0.187cm" svg:height="0.201cm" svg:x="22.078cm" svg:y="3.389cm" svg:viewBox="0 0 188 202" svg:d="M0 202l76-202h30l82 202h-30l-23-61h-85l-21 61zM57 119h70l-22-56c-6-17-11-31-14-42-3 13-7 26-11 39z">
              <text:p/>
            </draw:path>
            <draw:path draw:style-name="gr34" draw:text-style-name="P4" draw:layer="layout" svg:width="0.126cm" svg:height="0.204cm" svg:x="21.614cm" svg:y="3.707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4" draw:text-style-name="P4" draw:layer="layout" svg:width="0.119cm" svg:height="0.149cm" svg:x="21.771cm" svg:y="3.762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4" draw:text-style-name="P4" draw:layer="layout" svg:width="0.084cm" svg:height="0.204cm" svg:x="21.912cm" svg:y="3.70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4" draw:text-style-name="P4" draw:layer="layout" svg:width="0.084cm" svg:height="0.204cm" svg:x="21.988cm" svg:y="3.70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4" draw:text-style-name="P4" draw:layer="layout" svg:width="0.135cm" svg:height="0.152cm" svg:x="22.076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22.242cm" svg:y="3.759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5" draw:text-style-name="P2" draw:layer="layout" svg:width="1.142cm" svg:height="0cm" svg:x="22.464cm" svg:y="3.655cm" svg:viewBox="0 0 1143 0" svg:d="M0 0c381 0 762 0 1143 0">
              <text:p/>
            </draw:path>
            <draw:path draw:style-name="gr38" draw:text-style-name="P2" draw:layer="layout" svg:width="0.119cm" svg:height="0.152cm" svg:x="22.696cm" svg:y="3.44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07cm" svg:height="0.2cm" svg:x="22.835cm" svg:y="3.39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8" draw:text-style-name="P2" draw:layer="layout" svg:width="0.135cm" svg:height="0.152cm" svg:x="22.92cm" svg:y="3.44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126cm" svg:height="0.205cm" svg:x="23.085cm" svg:y="3.441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8" draw:text-style-name="P2" draw:layer="layout" svg:width="0.126cm" svg:height="0.204cm" svg:x="22.628cm" svg:y="3.707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8" draw:text-style-name="P2" draw:layer="layout" svg:width="0.135cm" svg:height="0.152cm" svg:x="22.785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024cm" svg:height="0.201cm" svg:x="22.949cm" svg:y="3.707cm" svg:viewBox="0 0 25 202" svg:d="M0 202c0-67 0-135 0-202 8 0 17 0 25 0 0 67 0 135 0 202-8 0-17 0-25 0z">
              <text:p/>
            </draw:path>
            <draw:path draw:style-name="gr38" draw:text-style-name="P2" draw:layer="layout" svg:width="0.134cm" svg:height="0.152cm" svg:x="23.006cm" svg:y="3.75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8" draw:text-style-name="P2" draw:layer="layout" svg:width="0.134cm" svg:height="0.205cm" svg:x="23.155cm" svg:y="3.762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40" draw:text-style-name="P4" draw:layer="layout" svg:width="0.888cm" svg:height="0.761cm" svg:x="23.607cm" svg:y="3.274cm" svg:viewBox="0 0 889 762" svg:d="M0 762c0-254 0-508 0-762 296 0 593 0 889 0 0 254 0 508 0 762-296 0-593 0-889 0z">
              <text:p/>
            </draw:path>
            <draw:path draw:style-name="gr34" draw:text-style-name="P4" draw:layer="layout" svg:width="0.192cm" svg:height="0.207cm" svg:x="23.853cm" svg:y="3.545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4" draw:text-style-name="P4" draw:layer="layout" svg:width="0.179cm" svg:height="0.207cm" svg:x="24.073cm" svg:y="3.545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5" draw:text-style-name="P2" draw:layer="layout" svg:width="1.015cm" svg:height="0cm" svg:x="24.496cm" svg:y="3.655cm" svg:viewBox="0 0 1016 0" svg:d="M0 0c339 0 677 0 1016 0">
              <text:p/>
            </draw:path>
            <draw:path draw:style-name="gr38" draw:text-style-name="P2" draw:layer="layout" svg:width="0.126cm" svg:height="0.205cm" svg:x="24.603cm" svg:y="3.441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8" draw:text-style-name="P2" draw:layer="layout" svg:width="0.119cm" svg:height="0.149cm" svg:x="24.76cm" svg:y="3.444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8" draw:text-style-name="P2" draw:layer="layout" svg:width="0.024cm" svg:height="0.201cm" svg:x="24.916cm" svg:y="3.389cm" svg:viewBox="0 0 25 202" svg:d="M0 202c0-67 0-135 0-202 8 0 17 0 25 0 0 67 0 135 0 202-8 0-17 0-25 0z">
              <text:p/>
            </draw:path>
            <draw:path draw:style-name="gr38" draw:text-style-name="P2" draw:layer="layout" svg:width="0.119cm" svg:height="0.152cm" svg:x="24.972cm" svg:y="3.44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135cm" svg:height="0.152cm" svg:x="25.116cm" svg:y="3.44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33" draw:text-style-name="P4" draw:layer="layout" svg:width="1.142cm" svg:height="0.761cm" svg:x="25.512cm" svg:y="3.274cm" svg:viewBox="0 0 1143 762" svg:d="M0 762c0-254 0-508 0-762 381 0 762 0 1143 0 0 254 0 508 0 762-381 0-762 0-1143 0z">
              <text:p/>
            </draw:path>
            <draw:path draw:style-name="gr34" draw:text-style-name="P4" draw:layer="layout" svg:width="0.119cm" svg:height="0.152cm" svg:x="25.621cm" svg:y="3.6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4" draw:layer="layout" svg:width="0.07cm" svg:height="0.2cm" svg:x="25.76cm" svg:y="3.552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35cm" svg:height="0.152cm" svg:x="25.845cm" svg:y="3.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26cm" svg:height="0.205cm" svg:x="26.01cm" svg:y="3.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4" draw:text-style-name="P4" draw:layer="layout" svg:width="0.126cm" svg:height="0.205cm" svg:x="26.167cm" svg:y="3.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4" draw:text-style-name="P4" draw:layer="layout" svg:width="0.135cm" svg:height="0.152cm" svg:x="26.315cm" svg:y="3.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26.481cm" svg:y="3.6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40" draw:text-style-name="P4" draw:layer="layout" svg:width="1.015cm" svg:height="0.761cm" svg:x="21.448cm" svg:y="5.306cm" svg:viewBox="0 0 1016 762" svg:d="M0 762c0-254 0-508 0-762 339 0 677 0 1016 0 0 254 0 508 0 762-339 0-677 0-1016 0z">
              <text:p/>
            </draw:path>
            <draw:path draw:style-name="gr34" draw:text-style-name="P4" draw:layer="layout" svg:width="0.165cm" svg:height="0.201cm" svg:x="21.666cm" svg:y="5.421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4" draw:text-style-name="P4" draw:layer="layout" svg:width="0.194cm" svg:height="0.201cm" svg:x="21.866cm" svg:y="5.421cm" svg:viewBox="0 0 195 202" svg:d="M0 202v-202h41l48 143c4 13 7 23 10 30 2-8 6-18 11-33l49-140h36v202h-27v-169l-59 169h-24l-58-171v171z">
              <text:p/>
            </draw:path>
            <draw:path draw:style-name="gr34" draw:text-style-name="P4" draw:layer="layout" svg:width="0.187cm" svg:height="0.201cm" svg:x="22.078cm" svg:y="5.421cm" svg:viewBox="0 0 188 202" svg:d="M0 202l76-202h30l82 202h-30l-23-61h-85l-21 61zM57 119h70l-22-56c-6-17-11-31-14-42-3 13-7 26-11 39z">
              <text:p/>
            </draw:path>
            <draw:path draw:style-name="gr34" draw:text-style-name="P4" draw:layer="layout" svg:width="0.126cm" svg:height="0.204cm" svg:x="21.614cm" svg:y="5.739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4" draw:text-style-name="P4" draw:layer="layout" svg:width="0.119cm" svg:height="0.149cm" svg:x="21.771cm" svg:y="5.794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4" draw:text-style-name="P4" draw:layer="layout" svg:width="0.084cm" svg:height="0.204cm" svg:x="21.912cm" svg:y="5.736cm" svg:viewBox="0 0 85 205" svg:d="M21 205v-128h-21v-19h21v-15c0-10 1-17 3-22 2-6 6-11 12-15 7-4 15-6 26-6 7 0 15 1 23 3l-4 22c-5-1-10-1-14-1-8 0-13 2-16 5s-5 8-5 16v13h28v19h-28v128z">
              <text:p/>
            </draw:path>
            <draw:path draw:style-name="gr34" draw:text-style-name="P4" draw:layer="layout" svg:width="0.084cm" svg:height="0.204cm" svg:x="21.988cm" svg:y="5.736cm" svg:viewBox="0 0 85 205" svg:d="M21 205v-128h-21v-19h21v-15c0-10 1-17 3-22 2-6 6-11 12-15 7-4 15-6 26-6 7 0 15 1 23 3l-4 22c-5-1-10-1-14-1-8 0-13 2-16 5s-5 8-5 16v13h28v19h-28v128z">
              <text:p/>
            </draw:path>
            <draw:path draw:style-name="gr34" draw:text-style-name="P4" draw:layer="layout" svg:width="0.135cm" svg:height="0.152cm" svg:x="22.076cm" svg:y="5.79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22.242cm" svg:y="5.791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5" draw:text-style-name="P2" draw:layer="layout" svg:width="1.142cm" svg:height="0cm" svg:x="22.464cm" svg:y="5.687cm" svg:viewBox="0 0 1143 0" svg:d="M0 0c381 0 762 0 1143 0">
              <text:p/>
            </draw:path>
            <draw:path draw:style-name="gr38" draw:text-style-name="P2" draw:layer="layout" svg:width="0.119cm" svg:height="0.152cm" svg:x="22.696cm" svg:y="5.47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07cm" svg:height="0.2cm" svg:x="22.835cm" svg:y="5.425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8" draw:text-style-name="P2" draw:layer="layout" svg:width="0.135cm" svg:height="0.152cm" svg:x="22.92cm" svg:y="5.47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126cm" svg:height="0.205cm" svg:x="23.085cm" svg:y="5.47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8" draw:text-style-name="P2" draw:layer="layout" svg:width="0.126cm" svg:height="0.204cm" svg:x="22.628cm" svg:y="5.739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8" draw:text-style-name="P2" draw:layer="layout" svg:width="0.135cm" svg:height="0.152cm" svg:x="22.785cm" svg:y="5.79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024cm" svg:height="0.201cm" svg:x="22.949cm" svg:y="5.739cm" svg:viewBox="0 0 25 202" svg:d="M0 202c0-67 0-135 0-202 8 0 17 0 25 0 0 67 0 135 0 202-8 0-17 0-25 0z">
              <text:p/>
            </draw:path>
            <draw:path draw:style-name="gr38" draw:text-style-name="P2" draw:layer="layout" svg:width="0.134cm" svg:height="0.152cm" svg:x="23.006cm" svg:y="5.79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8" draw:text-style-name="P2" draw:layer="layout" svg:width="0.134cm" svg:height="0.205cm" svg:x="23.155cm" svg:y="5.794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40" draw:text-style-name="P4" draw:layer="layout" svg:width="0.888cm" svg:height="0.761cm" svg:x="23.607cm" svg:y="5.306cm" svg:viewBox="0 0 889 762" svg:d="M0 762c0-254 0-508 0-762 296 0 593 0 889 0 0 254 0 508 0 762-296 0-593 0-889 0z">
              <text:p/>
            </draw:path>
            <draw:path draw:style-name="gr34" draw:text-style-name="P4" draw:layer="layout" svg:width="0.192cm" svg:height="0.207cm" svg:x="23.853cm" svg:y="5.577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4" draw:text-style-name="P4" draw:layer="layout" svg:width="0.179cm" svg:height="0.207cm" svg:x="24.073cm" svg:y="5.577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5" draw:text-style-name="P2" draw:layer="layout" svg:width="1.015cm" svg:height="0cm" svg:x="24.496cm" svg:y="5.687cm" svg:viewBox="0 0 1016 0" svg:d="M0 0c339 0 677 0 1016 0">
              <text:p/>
            </draw:path>
            <draw:path draw:style-name="gr38" draw:text-style-name="P2" draw:layer="layout" svg:width="0.126cm" svg:height="0.205cm" svg:x="24.603cm" svg:y="5.47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8" draw:text-style-name="P2" draw:layer="layout" svg:width="0.119cm" svg:height="0.149cm" svg:x="24.76cm" svg:y="5.476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8" draw:text-style-name="P2" draw:layer="layout" svg:width="0.024cm" svg:height="0.201cm" svg:x="24.916cm" svg:y="5.421cm" svg:viewBox="0 0 25 202" svg:d="M0 202c0-67 0-135 0-202 8 0 17 0 25 0 0 67 0 135 0 202-8 0-17 0-25 0z">
              <text:p/>
            </draw:path>
            <draw:path draw:style-name="gr38" draw:text-style-name="P2" draw:layer="layout" svg:width="0.119cm" svg:height="0.152cm" svg:x="24.972cm" svg:y="5.47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135cm" svg:height="0.152cm" svg:x="25.116cm" svg:y="5.47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33" draw:text-style-name="P4" draw:layer="layout" svg:width="1.142cm" svg:height="0.761cm" svg:x="25.512cm" svg:y="5.306cm" svg:viewBox="0 0 1143 762" svg:d="M0 762c0-254 0-508 0-762 381 0 762 0 1143 0 0 254 0 508 0 762-381 0-762 0-1143 0z">
              <text:p/>
            </draw:path>
            <draw:path draw:style-name="gr34" draw:text-style-name="P4" draw:layer="layout" svg:width="0.119cm" svg:height="0.152cm" svg:x="25.621cm" svg:y="5.632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4" draw:layer="layout" svg:width="0.07cm" svg:height="0.2cm" svg:x="25.76cm" svg:y="5.584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35cm" svg:height="0.152cm" svg:x="25.845cm" svg:y="5.63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26cm" svg:height="0.205cm" svg:x="26.01cm" svg:y="5.632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4" draw:text-style-name="P4" draw:layer="layout" svg:width="0.126cm" svg:height="0.205cm" svg:x="26.167cm" svg:y="5.632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4" draw:text-style-name="P4" draw:layer="layout" svg:width="0.135cm" svg:height="0.152cm" svg:x="26.315cm" svg:y="5.63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26.481cm" svg:y="5.632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5" draw:text-style-name="P2" draw:layer="layout" svg:width="1.142cm" svg:height="0cm" svg:x="20.305cm" svg:y="5.687cm" svg:viewBox="0 0 1143 0" svg:d="M0 0c381 0 762 0 1143 0">
              <text:p/>
            </draw:path>
            <draw:path draw:style-name="gr38" draw:text-style-name="P2" draw:layer="layout" svg:width="0.119cm" svg:height="0.152cm" svg:x="20.537cm" svg:y="5.47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07cm" svg:height="0.2cm" svg:x="20.676cm" svg:y="5.425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8" draw:text-style-name="P2" draw:layer="layout" svg:width="0.135cm" svg:height="0.152cm" svg:x="20.761cm" svg:y="5.47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126cm" svg:height="0.205cm" svg:x="20.926cm" svg:y="5.47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8" draw:text-style-name="P2" draw:layer="layout" svg:width="0.134cm" svg:height="0.152cm" svg:x="20.487cm" svg:y="5.79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8" draw:text-style-name="P2" draw:layer="layout" svg:width="0.077cm" svg:height="0.149cm" svg:x="20.652cm" svg:y="5.791cm" svg:viewBox="0 0 78 150" svg:d="M0 150v-147h22v23c6-11 11-18 15-21 5-3 10-5 16-5 8 0 17 3 25 8l-8 23c-6-3-12-5-18-5-5 0-10 2-14 5s-7 8-9 13c-3 9-4 19-4 29v77z">
              <text:p/>
            </draw:path>
            <draw:path draw:style-name="gr38" draw:text-style-name="P2" draw:layer="layout" svg:width="0.077cm" svg:height="0.149cm" svg:x="20.745cm" svg:y="5.791cm" svg:viewBox="0 0 78 150" svg:d="M0 150v-147h22v23c6-11 11-18 15-21 5-3 10-5 16-5 8 0 17 3 25 8l-8 23c-6-3-12-5-18-5-5 0-10 2-14 5s-7 8-9 13c-3 9-4 19-4 29v77z">
              <text:p/>
            </draw:path>
            <draw:path draw:style-name="gr38" draw:text-style-name="P2" draw:layer="layout" svg:width="0.134cm" svg:height="0.152cm" svg:x="20.83cm" svg:y="5.79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8" draw:text-style-name="P2" draw:layer="layout" svg:width="0.134cm" svg:height="0.205cm" svg:x="20.98cm" svg:y="5.794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5" draw:text-style-name="P2" draw:layer="layout" svg:width="1.142cm" svg:height="0cm" svg:x="20.305cm" svg:y="3.655cm" svg:viewBox="0 0 1143 0" svg:d="M0 0c381 0 762 0 1143 0">
              <text:p/>
            </draw:path>
            <draw:path draw:style-name="gr38" draw:text-style-name="P2" draw:layer="layout" svg:width="0.119cm" svg:height="0.152cm" svg:x="20.537cm" svg:y="3.44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8" draw:text-style-name="P2" draw:layer="layout" svg:width="0.07cm" svg:height="0.2cm" svg:x="20.676cm" svg:y="3.39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8" draw:text-style-name="P2" draw:layer="layout" svg:width="0.135cm" svg:height="0.152cm" svg:x="20.761cm" svg:y="3.44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8" draw:text-style-name="P2" draw:layer="layout" svg:width="0.126cm" svg:height="0.205cm" svg:x="20.926cm" svg:y="3.441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8" draw:text-style-name="P2" draw:layer="layout" svg:width="0.134cm" svg:height="0.152cm" svg:x="20.487cm" svg:y="3.75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8" draw:text-style-name="P2" draw:layer="layout" svg:width="0.077cm" svg:height="0.149cm" svg:x="20.652cm" svg:y="3.759cm" svg:viewBox="0 0 78 150" svg:d="M0 150v-147h22v23c6-11 11-18 15-21 5-3 10-5 16-5 8 0 17 3 25 8l-8 23c-6-3-12-5-18-5-5 0-10 2-14 5s-7 8-9 13c-3 9-4 19-4 29v77z">
              <text:p/>
            </draw:path>
            <draw:path draw:style-name="gr38" draw:text-style-name="P2" draw:layer="layout" svg:width="0.077cm" svg:height="0.149cm" svg:x="20.745cm" svg:y="3.759cm" svg:viewBox="0 0 78 150" svg:d="M0 150v-147h22v23c6-11 11-18 15-21 5-3 10-5 16-5 8 0 17 3 25 8l-8 23c-6-3-12-5-18-5-5 0-10 2-14 5s-7 8-9 13c-3 9-4 19-4 29v77z">
              <text:p/>
            </draw:path>
            <draw:path draw:style-name="gr38" draw:text-style-name="P2" draw:layer="layout" svg:width="0.134cm" svg:height="0.152cm" svg:x="20.83cm" svg:y="3.75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8" draw:text-style-name="P2" draw:layer="layout" svg:width="0.134cm" svg:height="0.205cm" svg:x="20.98cm" svg:y="3.762cm" svg:viewBox="0 0 135 206" svg:d="M14 203l-3-23c6 1 10 2 14 2 6 0 10-1 14-3 3-2 6-4 8-7s4-9 8-19c0-1 1-3 2-6l-57-147h27l31 84c4 10 8 22 11 33 3-10 6-20 10-31l31-86h25l-54 150c-6 16-11 27-14 33-5 8-10 14-16 17-6 4-13 6-21 6-5 0-10-1-16-3z">
              <text:p/>
            </draw:path>
          </draw:g>
          <draw:g>
            <draw:path draw:style-name="gr43" draw:text-style-name="P9" draw:layer="layout" svg:width="0.595cm" svg:height="0.077cm" svg:x="21.706cm" svg:y="6.456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43" draw:text-style-name="P9" draw:layer="layout" svg:width="0.595cm" svg:height="0.077cm" svg:x="23.776cm" svg:y="6.456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43" draw:text-style-name="P9" draw:layer="layout" svg:width="0.077cm" svg:height="0.077cm" svg:x="25.825cm" svg:y="6.456cm" svg:viewBox="0 0 78 78" svg:d="M0 78c0-26 0-52 0-78 26 0 52 0 78 0 0 26 0 52 0 78-26 0-52 0-78 0z">
              <text:p/>
            </draw:path>
            <draw:path draw:style-name="gr43" draw:text-style-name="P9" draw:layer="layout" svg:width="0.077cm" svg:height="0.077cm" svg:x="26.041cm" svg:y="6.456cm" svg:viewBox="0 0 78 78" svg:d="M0 78c0-26 0-52 0-78 26 0 52 0 78 0 0 26 0 52 0 78-26 0-52 0-78 0z">
              <text:p/>
            </draw:path>
            <draw:path draw:style-name="gr43" draw:text-style-name="P9" draw:layer="layout" svg:width="0.077cm" svg:height="0.077cm" svg:x="26.257cm" svg:y="6.456cm" svg:viewBox="0 0 78 78" svg:d="M0 78c0-26 0-52 0-78 26 0 52 0 78 0 0 26 0 52 0 78-26 0-52 0-78 0z">
              <text:p/>
            </draw:path>
          </draw:g>
          <draw:path draw:style-name="gr1" draw:text-style-name="P3" draw:layer="layout" svg:width="1.269cm" svg:height="0.888cm" svg:x="6.462cm" svg:y="6.83cm" svg:viewBox="0 0 1270 889" svg:d="M0 889c423-296 847-593 1270-889">
            <text:p/>
          </draw:path>
          <draw:path draw:style-name="gr1" draw:text-style-name="P3" draw:layer="layout" svg:width="1.269cm" svg:height="0cm" svg:x="9.891cm" svg:y="2.004cm" svg:viewBox="0 0 1270 0" svg:d="M0 0c423 0 847 0 1270 0">
            <text:p/>
          </draw:path>
          <draw:g>
            <draw:path draw:style-name="gr28" draw:text-style-name="P2" draw:layer="layout" svg:width="1.523cm" svg:height="1.015cm" svg:x="11.161cm" svg:y="6.449cm" svg:viewBox="0 0 1524 1016" svg:d="M0 1016c0-339 0-677 0-1016 508 0 1016 0 1524 0 0 339 0 677 0 1016-508 0-1016 0-1524 0z">
              <text:p/>
            </draw:path>
            <draw:path draw:style-name="gr36" draw:text-style-name="P2" draw:layer="layout" svg:width="0.127cm" svg:height="0.152cm" svg:x="11.308cm" svg:y="6.743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6" draw:text-style-name="P2" draw:layer="layout" svg:width="0.136cm" svg:height="0.152cm" svg:x="11.45cm" svg:y="6.743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6" draw:text-style-name="P2" draw:layer="layout" svg:width="0.198cm" svg:height="0.149cm" svg:x="11.616cm" svg:y="6.743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6" draw:text-style-name="P2" draw:layer="layout" svg:width="0.198cm" svg:height="0.149cm" svg:x="11.857cm" svg:y="6.743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6" draw:text-style-name="P2" draw:layer="layout" svg:width="0.134cm" svg:height="0.152cm" svg:x="12.091cm" svg:y="6.743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118cm" svg:height="0.149cm" svg:x="12.256cm" svg:y="6.743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126cm" svg:height="0.204cm" svg:x="12.403cm" svg:y="6.691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6" draw:text-style-name="P2" draw:layer="layout" svg:width="0.126cm" svg:height="0.204cm" svg:x="11.279cm" svg:y="7.009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6" draw:text-style-name="P2" draw:layer="layout" svg:width="0.024cm" svg:height="0.201cm" svg:x="11.445cm" svg:y="7.009cm" svg:viewBox="0 0 25 202" svg:d="M0 29c0-10 0-19 0-29 8 0 17 0 25 0 0 10 0 19 0 29-8 0-17 0-25 0zM0 202c0-49 0-98 0-147 8 0 17 0 25 0 0 49 0 98 0 147-8 0-17 0-25 0z">
              <text:p/>
            </draw:path>
            <draw:path draw:style-name="gr36" draw:text-style-name="P2" draw:layer="layout" svg:width="0.119cm" svg:height="0.152cm" svg:x="11.499cm" svg:y="7.06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6" draw:text-style-name="P2" draw:layer="layout" svg:width="0.126cm" svg:height="0.205cm" svg:x="11.651cm" svg:y="7.061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6" draw:text-style-name="P2" draw:layer="layout" svg:width="0.134cm" svg:height="0.152cm" svg:x="11.801cm" svg:y="7.06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07cm" svg:height="0.2cm" svg:x="11.951cm" svg:y="7.01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127cm" svg:height="0.152cm" svg:x="12.038cm" svg:y="7.061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6" draw:text-style-name="P2" draw:layer="layout" svg:width="0.118cm" svg:height="0.201cm" svg:x="12.19cm" svg:y="7.009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6" draw:text-style-name="P2" draw:layer="layout" svg:width="0.135cm" svg:height="0.152cm" svg:x="12.337cm" svg:y="7.06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077cm" svg:height="0.149cm" svg:x="12.503cm" svg:y="7.061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39" draw:text-style-name="P2" draw:layer="layout" svg:width="1.523cm" svg:height="4.952cm" svg:x="13.066cm" svg:y="11.529cm" svg:viewBox="0 0 1524 4953" svg:d="M0 4953c0-1651 0-3302 0-4953 508 0 1016 0 1524 0 0 1651 0 3302 0 4953-508 0-1016 0-1524 0z">
              <text:p/>
            </draw:path>
            <draw:path draw:style-name="gr36" draw:text-style-name="P2" draw:layer="layout" svg:width="0.118cm" svg:height="0.201cm" svg:x="13.447cm" svg:y="13.74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6" draw:text-style-name="P2" draw:layer="layout" svg:width="0.135cm" svg:height="0.152cm" svg:x="13.595cm" svg:y="13.79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134cm" svg:height="0.152cm" svg:x="13.752cm" svg:y="13.792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07cm" svg:height="0.2cm" svg:x="13.903cm" svg:y="13.74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135cm" svg:height="0.152cm" svg:x="13.988cm" svg:y="13.79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077cm" svg:height="0.149cm" svg:x="14.154cm" svg:y="13.792cm" svg:viewBox="0 0 78 150" svg:d="M0 150v-147h22v23c6-11 11-18 15-21 5-3 10-5 16-5 8 0 17 3 25 8l-8 23c-6-3-12-5-18-5-5 0-10 2-14 5s-7 8-9 13c-3 9-4 19-4 29v77z">
              <text:p/>
            </draw:path>
            <draw:path draw:style-name="gr36" draw:text-style-name="P2" draw:layer="layout" svg:width="0.198cm" svg:height="0.149cm" svg:x="13.287cm" svg:y="14.11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6" draw:text-style-name="P2" draw:layer="layout" svg:width="0.134cm" svg:height="0.152cm" svg:x="13.521cm" svg:y="14.1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118cm" svg:height="0.149cm" svg:x="13.686cm" svg:y="14.11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134cm" svg:height="0.152cm" svg:x="13.835cm" svg:y="14.11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128cm" svg:height="0.208cm" svg:x="13.989cm" svg:y="14.11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<text:p/>
            </draw:path>
            <draw:path draw:style-name="gr36" draw:text-style-name="P2" draw:layer="layout" svg:width="0.135cm" svg:height="0.152cm" svg:x="14.147cm" svg:y="14.1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077cm" svg:height="0.149cm" svg:x="14.312cm" svg:y="14.11cm" svg:viewBox="0 0 78 150" svg:d="M0 150v-147h22v23c6-11 11-18 15-21 5-3 10-5 16-5 8 0 17 3 25 8l-8 23c-6-3-12-5-18-5-5 0-10 2-14 5s-7 8-9 13c-3 9-4 19-4 29v77z">
              <text:p/>
            </draw:path>
          </draw:g>
          <draw:path draw:style-name="gr41" draw:text-style-name="P2" draw:layer="layout" svg:width="0.634cm" svg:height="0cm" svg:x="14.59cm" svg:y="11.91cm" svg:viewBox="0 0 635 0" svg:d="M0 0c212 0 423 0 635 0">
            <text:p/>
          </draw:path>
          <draw:g>
            <draw:path draw:style-name="gr33" draw:text-style-name="P4" draw:layer="layout" svg:width="1.396cm" svg:height="0.761cm" svg:x="16.749cm" svg:y="11.529cm" svg:viewBox="0 0 1397 762" svg:d="M0 762c0-254 0-508 0-762 466 0 931 0 1397 0 0 254 0 508 0 762-466 0-931 0-1397 0z">
              <text:p/>
            </draw:path>
            <draw:path draw:style-name="gr34" draw:text-style-name="P4" draw:layer="layout" svg:width="0.07cm" svg:height="0.2cm" svg:x="16.819cm" svg:y="11.80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18cm" svg:height="0.201cm" svg:x="16.913cm" svg:y="11.803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4" draw:text-style-name="P4" draw:layer="layout" svg:width="0.135cm" svg:height="0.152cm" svg:x="17.061cm" svg:y="11.85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17.227cm" svg:y="11.855cm" svg:viewBox="0 0 78 150" svg:d="M0 150v-147h22v23c6-11 11-18 15-21 5-3 10-5 16-5 8 0 17 3 25 8l-8 23c-6-3-12-5-18-5-5 0-10 2-14 5s-7 8-9 13c-3 9-4 19-4 29v77z">
              <text:p/>
            </draw:path>
            <draw:path draw:style-name="gr34" draw:text-style-name="P4" draw:layer="layout" svg:width="0.198cm" svg:height="0.149cm" svg:x="17.32cm" svg:y="11.855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4" draw:text-style-name="P4" draw:layer="layout" svg:width="0.024cm" svg:height="0.201cm" svg:x="17.561cm" svg:y="11.803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4" draw:layer="layout" svg:width="0.119cm" svg:height="0.152cm" svg:x="17.616cm" svg:y="11.85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4" draw:layer="layout" svg:width="0.07cm" svg:height="0.2cm" svg:x="17.755cm" svg:y="11.80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36cm" svg:height="0.152cm" svg:x="17.839cm" svg:y="11.855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4" draw:text-style-name="P4" draw:layer="layout" svg:width="0.077cm" svg:height="0.149cm" svg:x="18.006cm" svg:y="11.855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40" draw:text-style-name="P4" draw:layer="layout" svg:width="0.888cm" svg:height="0.761cm" svg:x="15.225cm" svg:y="11.529cm" svg:viewBox="0 0 889 762" svg:d="M0 762c0-254 0-508 0-762 296 0 593 0 889 0 0 254 0 508 0 762-296 0-593 0-889 0z">
              <text:p/>
            </draw:path>
            <draw:path draw:style-name="gr34" draw:text-style-name="P4" draw:layer="layout" svg:width="0.187cm" svg:height="0.201cm" svg:x="15.37cm" svg:y="11.803cm" svg:viewBox="0 0 188 202" svg:d="M0 202l76-202h30l82 202h-30l-23-61h-85l-21 61zM57 119h70l-22-56c-6-17-11-31-14-42-3 13-7 26-11 39z">
              <text:p/>
            </draw:path>
            <draw:path draw:style-name="gr34" draw:text-style-name="P4" draw:layer="layout" svg:width="0.165cm" svg:height="0.201cm" svg:x="15.585cm" svg:y="11.803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4" draw:text-style-name="P4" draw:layer="layout" svg:width="0.179cm" svg:height="0.207cm" svg:x="15.778cm" svg:y="11.8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path draw:style-name="gr41" draw:text-style-name="P2" draw:layer="layout" svg:width="0.634cm" svg:height="0cm" svg:x="16.114cm" svg:y="11.91cm" svg:viewBox="0 0 635 0" svg:d="M0 0c212 0 423 0 635 0">
            <text:p/>
          </draw:path>
          <draw:g>
            <draw:path draw:style-name="gr33" draw:text-style-name="P4" draw:layer="layout" svg:width="1.396cm" svg:height="0.761cm" svg:x="16.749cm" svg:y="12.545cm" svg:viewBox="0 0 1397 762" svg:d="M0 762c0-254 0-508 0-762 466 0 931 0 1397 0 0 254 0 508 0 762-466 0-931 0-1397 0z">
              <text:p/>
            </draw:path>
            <draw:path draw:style-name="gr34" draw:text-style-name="P4" draw:layer="layout" svg:width="0.126cm" svg:height="0.204cm" svg:x="17.153cm" svg:y="12.819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4" draw:text-style-name="P4" draw:layer="layout" svg:width="0.077cm" svg:height="0.149cm" svg:x="17.319cm" svg:y="12.871cm" svg:viewBox="0 0 78 150" svg:d="M0 150v-147h22v23c6-11 11-18 15-21 5-3 10-5 16-5 8 0 17 3 25 8l-8 23c-6-3-12-5-18-5-5 0-10 2-14 5s-7 8-9 13c-3 9-4 19-4 29v77z">
              <text:p/>
            </draw:path>
            <draw:path draw:style-name="gr34" draw:text-style-name="P4" draw:layer="layout" svg:width="0.024cm" svg:height="0.201cm" svg:x="17.412cm" svg:y="12.819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4" draw:layer="layout" svg:width="0.134cm" svg:height="0.146cm" svg:x="17.459cm" svg:y="12.874cm" svg:viewBox="0 0 135 147" svg:d="M55 147l-55-147h27l31 88c3 10 7 19 10 30 2-8 5-17 9-28l31-90h27l-54 147z">
              <text:p/>
            </draw:path>
            <draw:path draw:style-name="gr34" draw:text-style-name="P4" draw:layer="layout" svg:width="0.135cm" svg:height="0.152cm" svg:x="17.606cm" svg:y="12.87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40" draw:text-style-name="P4" draw:layer="layout" svg:width="0.888cm" svg:height="0.761cm" svg:x="15.225cm" svg:y="12.545cm" svg:viewBox="0 0 889 762" svg:d="M0 762c0-254 0-508 0-762 296 0 593 0 889 0 0 254 0 508 0 762-296 0-593 0-889 0z">
              <text:p/>
            </draw:path>
            <draw:path draw:style-name="gr34" draw:text-style-name="P4" draw:layer="layout" svg:width="0.159cm" svg:height="0.207cm" svg:x="15.448cm" svg:y="12.657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4" draw:text-style-name="P4" draw:layer="layout" svg:width="0.258cm" svg:height="0.201cm" svg:x="15.629cm" svg:y="12.66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4" draw:text-style-name="P4" draw:layer="layout" svg:width="0.151cm" svg:height="0.201cm" svg:x="15.341cm" svg:y="12.978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4" draw:text-style-name="P4" draw:layer="layout" svg:width="0.258cm" svg:height="0.201cm" svg:x="15.512cm" svg:y="12.978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4" draw:text-style-name="P4" draw:layer="layout" svg:width="0.194cm" svg:height="0.201cm" svg:x="15.808cm" svg:y="12.978cm" svg:viewBox="0 0 195 202" svg:d="M0 202v-202h41l48 143c4 13 7 23 10 30 2-8 6-18 11-33l49-140h36v202h-27v-169l-59 169h-24l-58-171v171z">
              <text:p/>
            </draw:path>
          </draw:g>
          <draw:path draw:style-name="gr5" draw:text-style-name="P1" draw:layer="layout" svg:width="0.634cm" svg:height="0cm" svg:x="14.59cm" svg:y="12.926cm" svg:viewBox="0 0 635 0" svg:d="M0 0c212 0 423 0 635 0">
            <text:p/>
          </draw:path>
          <draw:path draw:style-name="gr5" draw:text-style-name="P1" draw:layer="layout" svg:width="0.634cm" svg:height="0cm" svg:x="16.114cm" svg:y="12.926cm" svg:viewBox="0 0 635 0" svg:d="M0 0c212 0 423 0 635 0">
            <text:p/>
          </draw:path>
          <draw:path draw:style-name="gr44" draw:text-style-name="P2" draw:layer="layout" svg:width="0.634cm" svg:height="0cm" svg:x="18.146cm" svg:y="11.91cm" svg:viewBox="0 0 635 0" svg:d="M0 0c212 0 423 0 635 0">
            <text:p/>
          </draw:path>
          <draw:path draw:style-name="gr5" draw:text-style-name="P1" draw:layer="layout" svg:width="0.634cm" svg:height="0cm" svg:x="18.146cm" svg:y="12.926cm" svg:viewBox="0 0 635 0" svg:d="M0 0c212 0 423 0 635 0">
            <text:p/>
          </draw:path>
          <draw:g>
            <draw:path draw:style-name="gr33" draw:text-style-name="P4" draw:layer="layout" svg:width="1.65cm" svg:height="1.777cm" svg:x="18.781cm" svg:y="11.529cm" svg:viewBox="0 0 1651 1778" svg:d="M0 1778c0-593 0-1185 0-1778 550 0 1101 0 1651 0 0 593 0 1185 0 1778-550 0-1101 0-1651 0z">
              <text:p/>
            </draw:path>
            <draw:path draw:style-name="gr34" draw:text-style-name="P4" draw:layer="layout" svg:width="0.118cm" svg:height="0.201cm" svg:x="19.194cm" svg:y="12.152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4" draw:text-style-name="P4" draw:layer="layout" svg:width="0.135cm" svg:height="0.152cm" svg:x="19.342cm" svg:y="12.20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34cm" svg:height="0.152cm" svg:x="19.499cm" svg:y="12.20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4" draw:text-style-name="P4" draw:layer="layout" svg:width="0.07cm" svg:height="0.2cm" svg:x="19.65cm" svg:y="12.156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35cm" svg:height="0.152cm" svg:x="19.735cm" svg:y="12.20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26cm" svg:height="0.204cm" svg:x="19.892cm" svg:y="12.152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4" draw:text-style-name="P4" draw:layer="layout" svg:width="0.126cm" svg:height="0.204cm" svg:x="19.39cm" svg:y="12.47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4" draw:text-style-name="P4" draw:layer="layout" svg:width="0.135cm" svg:height="0.152cm" svg:x="19.539cm" svg:y="12.52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26cm" svg:height="0.204cm" svg:x="19.695cm" svg:y="12.47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</draw:g>
          <draw:g>
            <draw:path draw:style-name="gr45" draw:text-style-name="P2" draw:layer="layout" svg:width="0.634cm" svg:height="2.158cm" svg:x="14.59cm" svg:y="9.37cm" svg:viewBox="0 0 635 2159" svg:d="M0 2159c212-720 423-1439 635-2159">
              <text:p/>
            </draw:path>
            <draw:path draw:style-name="gr46" draw:text-style-name="P2" draw:layer="layout" svg:width="0.226cm" svg:height="0.144cm" svg:x="14.545cm" svg:y="10.652cm" svg:viewBox="0 0 227 145" svg:d="M194 145l-194-57 7-24 69 20c-9-14-12-30-7-47 3-10 8-19 14-25 7-7 14-10 22-12 8-1 19 1 33 5l89 26-7 24-89-26c-12-4-22-4-29 0-6 3-11 10-14 19-2 7-2 14 0 21s5 13 11 18c5 4 14 8 25 11l77 23z">
              <text:p/>
            </draw:path>
            <draw:path draw:style-name="gr46" draw:text-style-name="P2" draw:layer="layout" svg:width="0.153cm" svg:height="0.139cm" svg:x="14.652cm" svg:y="10.5cm" svg:viewBox="0 0 154 140" svg:d="M114 36l10-22c13 8 22 18 27 31 4 13 4 28-1 44-6 21-17 36-33 44s-36 9-59 3c-23-7-40-19-49-35-10-16-11-34-6-54 6-18 17-32 33-40s36-9 59-2c2 0 4 1 7 2l-31 106c15 4 28 3 39-3s18-15 21-27c3-9 3-17 0-25-2-8-8-15-17-22zM52 106l24-81c-13-3-23-2-30 1-12 5-20 14-23 27-4 11-3 22 2 32 6 10 14 17 27 21z">
              <text:p/>
            </draw:path>
            <draw:path draw:style-name="gr46" draw:text-style-name="P2" draw:layer="layout" svg:width="0.166cm" svg:height="0.144cm" svg:x="14.696cm" svg:y="10.351cm" svg:viewBox="0 0 167 145" svg:d="M141 49c5 11 7 21 8 30s0 18-3 28c-5 15-12 26-22 32s-21 7-32 4c-7-2-13-5-18-10s-8-10-10-17c-2-6-3-12-3-19 1-5 1-12 3-22 3-20 5-35 4-45-3-1-5-2-6-2-9-3-17-3-22 1-7 4-13 13-16 25-3 11-4 20-2 26 2 7 8 13 17 18l-10 23c-9-5-16-11-21-17-5-7-7-15-8-26 0-10 1-21 5-33 3-12 8-22 13-29 5-6 10-11 15-13s12-3 19-3c4 1 11 2 22 5l32 10c22 6 36 10 42 11 6 0 13 0 19-2l-7 24c-6 2-12 2-19 1zM87 35c1 10 0 24-3 42-1 10-2 18-1 22 0 5 2 9 5 12s6 6 10 7c7 2 13 1 19-3 5-3 9-10 12-19s3-18 1-26c-2-9-6-16-12-21-4-4-12-8-23-11z">
              <text:p/>
            </draw:path>
            <draw:path draw:style-name="gr46" draw:text-style-name="P2" draw:layer="layout" svg:width="0.198cm" svg:height="0.082cm" svg:x="14.689cm" svg:y="10.253cm" svg:viewBox="0 0 199 83" svg:d="M177 36l22 3c-1 7-2 13-3 18-3 9-6 15-11 19-4 4-8 6-13 7s-15-1-30-6l-82-24-5 18-18-6 5-17-35-10-7-28 49 14 7-24 18 5-7 24 83 25c7 2 12 3 14 2 2 0 4-1 6-2 1-2 3-4 4-8 1-3 2-6 3-10z">
              <text:p/>
            </draw:path>
            <draw:path draw:style-name="gr46" draw:text-style-name="P2" draw:layer="layout" svg:width="0.153cm" svg:height="0.139cm" svg:x="14.763cm" svg:y="10.123cm" svg:viewBox="0 0 154 140" svg:d="M114 36l10-22c13 8 22 18 27 31 4 13 4 28-1 44-6 21-17 36-33 44s-36 9-59 3c-23-7-40-19-49-35-10-16-11-34-6-54 6-18 17-32 33-40s36-9 59-2c2 0 4 1 7 2l-31 106c15 4 28 3 39-3s18-15 21-27c3-9 3-17 0-25-2-8-8-15-17-22zM52 106l24-81c-13-3-23-2-30 1-12 5-20 14-23 27-4 11-3 22 2 32 6 10 14 17 27 21z">
              <text:p/>
            </draw:path>
            <draw:path draw:style-name="gr46" draw:text-style-name="P2" draw:layer="layout" svg:width="0.147cm" svg:height="0.114cm" svg:x="14.797cm" svg:y="10.004cm" svg:viewBox="0 0 148 115" svg:d="M141 115l-141-42 6-21 22 7c-8-9-14-15-15-21-2-5-3-11-1-16 2-8 7-15 15-22l19 15c-5 4-8 9-9 15-2 5-1 10 0 15 2 5 6 9 11 12 8 5 17 9 27 12l73 22z">
              <text:p/>
            </draw:path>
            <draw:path draw:style-name="gr46" draw:text-style-name="P2" draw:layer="layout" svg:width="0.154cm" svg:height="0.128cm" svg:x="14.884cm" svg:y="10.843cm" svg:viewBox="0 0 155 129" svg:d="M88 128l4-25c10 2 19 0 25-4 7-5 12-12 15-23s4-19 1-26c-3-6-8-10-14-12-5-2-11 0-15 4-3 3-8 10-15 22-10 15-17 26-22 32s-11 9-18 11-14 2-21 0c-6-2-11-5-16-9-4-5-7-10-9-16-2-4-3-10-3-17s1-14 3-21c3-11 8-20 13-27 6-8 12-12 19-15 7-2 15-3 25-1l-4 24c-8-1-15 0-21 4-5 4-9 10-12 19-3 10-4 18-1 24 2 5 6 9 11 10 3 1 6 1 9 0s6-3 9-7c2-2 6-8 12-18 9-15 16-25 21-31s11-11 17-13c7-2 14-2 23 0 7 3 14 7 20 14 6 6 9 14 10 24 2 10 1 20-3 31-5 18-13 31-23 38-11 7-24 10-40 8z">
              <text:p/>
            </draw:path>
            <draw:path draw:style-name="gr46" draw:text-style-name="P2" draw:layer="layout" svg:width="0.153cm" svg:height="0.139cm" svg:x="14.928cm" svg:y="10.689cm" svg:viewBox="0 0 154 140" svg:d="M114 36l10-22c13 8 22 18 27 31 4 13 4 28-1 44-6 21-17 36-33 44s-36 9-59 3c-23-7-40-19-49-35-10-16-11-34-6-54 6-18 17-32 33-40s36-9 59-2c2 0 4 1 7 2l-31 106c15 4 28 3 39-3s18-15 21-27c3-9 3-17 0-25-2-8-8-15-17-22zM52 106l24-81c-13-3-23-2-30 1-12 5-20 14-23 27-4 11-3 22 2 32 6 10 14 17 27 21z">
              <text:p/>
            </draw:path>
            <draw:path draw:style-name="gr46" draw:text-style-name="P2" draw:layer="layout" svg:width="0.198cm" svg:height="0.082cm" svg:x="14.921cm" svg:y="10.592cm" svg:viewBox="0 0 199 83" svg:d="M177 36l22 3c-1 7-2 13-3 18-3 9-6 15-11 19-4 4-8 6-13 7s-15-1-30-6l-82-24-5 18-18-6 5-17-35-10-7-28 49 14 7-24 18 5-7 24 83 25c7 2 12 3 14 2 2 0 4-1 6-2 1-2 3-4 4-8 1-3 2-6 3-10z">
              <text:p/>
            </draw:path>
            <draw:path draw:style-name="gr46" draw:text-style-name="P2" draw:layer="layout" svg:width="0.198cm" svg:height="0.082cm" svg:x="14.944cm" svg:y="10.516cm" svg:viewBox="0 0 199 83" svg:d="M177 36l22 3c-1 7-2 13-3 18-3 9-6 15-11 19-4 4-8 6-13 7s-15-1-30-6l-82-24-5 18-18-6 5-17-35-10-7-28 49 14 7-24 18 5-7 24 83 25c7 2 12 3 14 2 2 0 4-1 6-2 1-2 3-4 4-8 1-3 2-6 3-10z">
              <text:p/>
            </draw:path>
            <draw:path draw:style-name="gr46" draw:text-style-name="P2" draw:layer="layout" svg:width="0.2cm" svg:height="0.08cm" svg:x="14.954cm" svg:y="10.451cm" svg:viewBox="0 0 201 81" svg:d="M28 32c-9-3-19-5-28-8 2-8 5-16 7-24 9 3 19 5 28 8-2 8-5 16-7 24zM194 81c-47-14-94-28-141-41 2-8 4-16 7-24 47 13 94 27 141 41-3 8-5 16-7 24z">
              <text:p/>
            </draw:path>
            <draw:path draw:style-name="gr46" draw:text-style-name="P2" draw:layer="layout" svg:width="0.174cm" svg:height="0.144cm" svg:x="15.025cm" svg:y="10.325cm" svg:viewBox="0 0 175 145" svg:d="M141 145l-141-41 6-22 20 6c-12-15-15-32-9-51 2-9 6-16 11-22s11-11 17-13 12-2 20-2c4 1 12 2 23 6l87 25-7 24-86-25c-10-3-18-4-23-4-5 1-10 3-15 7-4 3-7 9-9 15-3 10-2 20 2 29 5 9 16 16 34 22l77 22z">
              <text:p/>
            </draw:path>
            <draw:path draw:style-name="gr46" draw:text-style-name="P2" draw:layer="layout" svg:width="0.206cm" svg:height="0.165cm" svg:x="15.079cm" svg:y="10.164cm" svg:viewBox="0 0 207 166" svg:d="M141 164l10-24c7 2 14 1 18-3 7-4 11-12 14-22 3-11 4-20 1-27-2-7-7-13-14-17-4-3-14-6-29-11 8 14 10 29 6 44-6 20-17 33-34 39-17 7-36 7-55 1-14-4-25-10-35-18s-17-18-20-29c-4-11-4-22 0-35 5-16 15-28 32-35l-17-5 6-22 122 36c22 6 36 13 44 20s13 16 16 28c2 11 1 23-3 38-5 16-13 29-23 37-11 8-24 9-39 5zM63 120c18 5 33 5 43 1 11-5 18-13 21-24s2-22-4-32-18-17-36-23c-17-5-31-5-42 1-11 5-18 13-22 23-3 11-1 21 5 31 7 10 18 18 35 23z">
              <text:p/>
            </draw:path>
            <draw:path draw:style-name="gr46" draw:text-style-name="P2" draw:layer="layout" svg:width="0.154cm" svg:height="0.128cm" svg:x="15.121cm" svg:y="10.039cm" svg:viewBox="0 0 155 129" svg:d="M88 128l4-25c10 2 19 0 25-4 7-5 12-12 15-23s4-19 1-26c-3-6-8-10-14-12-5-2-11 0-15 4-3 3-8 10-15 22-10 15-17 26-22 32s-11 9-18 11-14 2-21 0c-6-2-11-5-16-9-4-5-7-10-9-16-2-4-3-10-3-17s1-14 3-21c3-11 8-20 13-27 6-8 12-12 19-15 7-2 15-3 25-1l-4 24c-8-1-15 0-21 4-5 4-9 10-12 19-3 10-4 18-1 24 2 5 6 9 11 10 3 1 6 1 9 0s6-3 9-7c2-2 6-8 12-18 9-15 16-25 21-31s11-11 17-13c7-2 14-2 23 0 7 3 14 7 20 14 6 6 9 14 10 24 2 10 1 20-3 31-5 18-13 31-23 38-11 7-24 10-40 8z">
              <text:p/>
            </draw:path>
          </draw:g>
          <draw:path draw:style-name="gr41" draw:text-style-name="P2" draw:layer="layout" svg:width="0.634cm" svg:height="0cm" svg:x="14.59cm" svg:y="13.942cm" svg:viewBox="0 0 635 0" svg:d="M0 0c212 0 423 0 635 0">
            <text:p/>
          </draw:path>
          <draw:g>
            <draw:path draw:style-name="gr33" draw:text-style-name="P4" draw:layer="layout" svg:width="1.396cm" svg:height="0.761cm" svg:x="16.749cm" svg:y="13.561cm" svg:viewBox="0 0 1397 762" svg:d="M0 762c0-254 0-508 0-762 466 0 931 0 1397 0 0 254 0 508 0 762-466 0-931 0-1397 0z">
              <text:p/>
            </draw:path>
            <draw:path draw:style-name="gr34" draw:text-style-name="P4" draw:layer="layout" svg:width="0.07cm" svg:height="0.2cm" svg:x="16.819cm" svg:y="13.83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18cm" svg:height="0.201cm" svg:x="16.913cm" svg:y="13.835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4" draw:text-style-name="P4" draw:layer="layout" svg:width="0.135cm" svg:height="0.152cm" svg:x="17.061cm" svg:y="13.88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17.227cm" svg:y="13.887cm" svg:viewBox="0 0 78 150" svg:d="M0 150v-147h22v23c6-11 11-18 15-21 5-3 10-5 16-5 8 0 17 3 25 8l-8 23c-6-3-12-5-18-5-5 0-10 2-14 5s-7 8-9 13c-3 9-4 19-4 29v77z">
              <text:p/>
            </draw:path>
            <draw:path draw:style-name="gr34" draw:text-style-name="P4" draw:layer="layout" svg:width="0.198cm" svg:height="0.149cm" svg:x="17.32cm" svg:y="13.887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34" draw:text-style-name="P4" draw:layer="layout" svg:width="0.024cm" svg:height="0.201cm" svg:x="17.561cm" svg:y="13.835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4" draw:layer="layout" svg:width="0.119cm" svg:height="0.152cm" svg:x="17.616cm" svg:y="13.88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4" draw:layer="layout" svg:width="0.07cm" svg:height="0.2cm" svg:x="17.755cm" svg:y="13.839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36cm" svg:height="0.152cm" svg:x="17.839cm" svg:y="13.887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4" draw:text-style-name="P4" draw:layer="layout" svg:width="0.077cm" svg:height="0.149cm" svg:x="18.006cm" svg:y="13.887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40" draw:text-style-name="P4" draw:layer="layout" svg:width="0.888cm" svg:height="0.761cm" svg:x="15.225cm" svg:y="13.561cm" svg:viewBox="0 0 889 762" svg:d="M0 762c0-254 0-508 0-762 296 0 593 0 889 0 0 254 0 508 0 762-296 0-593 0-889 0z">
              <text:p/>
            </draw:path>
            <draw:path draw:style-name="gr34" draw:text-style-name="P4" draw:layer="layout" svg:width="0.187cm" svg:height="0.201cm" svg:x="15.37cm" svg:y="13.835cm" svg:viewBox="0 0 188 202" svg:d="M0 202l76-202h30l82 202h-30l-23-61h-85l-21 61zM57 119h70l-22-56c-6-17-11-31-14-42-3 13-7 26-11 39z">
              <text:p/>
            </draw:path>
            <draw:path draw:style-name="gr34" draw:text-style-name="P4" draw:layer="layout" svg:width="0.165cm" svg:height="0.201cm" svg:x="15.585cm" svg:y="13.835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4" draw:text-style-name="P4" draw:layer="layout" svg:width="0.179cm" svg:height="0.207cm" svg:x="15.778cm" svg:y="13.83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path draw:style-name="gr41" draw:text-style-name="P2" draw:layer="layout" svg:width="0.634cm" svg:height="0cm" svg:x="16.114cm" svg:y="13.942cm" svg:viewBox="0 0 635 0" svg:d="M0 0c212 0 423 0 635 0">
            <text:p/>
          </draw:path>
          <draw:g>
            <draw:path draw:style-name="gr33" draw:text-style-name="P4" draw:layer="layout" svg:width="1.396cm" svg:height="0.761cm" svg:x="16.749cm" svg:y="14.577cm" svg:viewBox="0 0 1397 762" svg:d="M0 762c0-254 0-508 0-762 466 0 931 0 1397 0 0 254 0 508 0 762-466 0-931 0-1397 0z">
              <text:p/>
            </draw:path>
            <draw:path draw:style-name="gr34" draw:text-style-name="P4" draw:layer="layout" svg:width="0.126cm" svg:height="0.204cm" svg:x="17.153cm" svg:y="14.851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4" draw:text-style-name="P4" draw:layer="layout" svg:width="0.077cm" svg:height="0.149cm" svg:x="17.319cm" svg:y="14.903cm" svg:viewBox="0 0 78 150" svg:d="M0 150v-147h22v23c6-11 11-18 15-21 5-3 10-5 16-5 8 0 17 3 25 8l-8 23c-6-3-12-5-18-5-5 0-10 2-14 5s-7 8-9 13c-3 9-4 19-4 29v77z">
              <text:p/>
            </draw:path>
            <draw:path draw:style-name="gr34" draw:text-style-name="P4" draw:layer="layout" svg:width="0.024cm" svg:height="0.201cm" svg:x="17.412cm" svg:y="14.851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4" draw:layer="layout" svg:width="0.134cm" svg:height="0.146cm" svg:x="17.459cm" svg:y="14.906cm" svg:viewBox="0 0 135 147" svg:d="M55 147l-55-147h27l31 88c3 10 7 19 10 30 2-8 5-17 9-28l31-90h27l-54 147z">
              <text:p/>
            </draw:path>
            <draw:path draw:style-name="gr34" draw:text-style-name="P4" draw:layer="layout" svg:width="0.135cm" svg:height="0.152cm" svg:x="17.606cm" svg:y="14.90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40" draw:text-style-name="P4" draw:layer="layout" svg:width="0.888cm" svg:height="0.761cm" svg:x="15.225cm" svg:y="14.577cm" svg:viewBox="0 0 889 762" svg:d="M0 762c0-254 0-508 0-762 296 0 593 0 889 0 0 254 0 508 0 762-296 0-593 0-889 0z">
              <text:p/>
            </draw:path>
            <draw:path draw:style-name="gr34" draw:text-style-name="P4" draw:layer="layout" svg:width="0.159cm" svg:height="0.207cm" svg:x="15.448cm" svg:y="14.689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4" draw:text-style-name="P4" draw:layer="layout" svg:width="0.258cm" svg:height="0.201cm" svg:x="15.629cm" svg:y="14.692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4" draw:text-style-name="P4" draw:layer="layout" svg:width="0.151cm" svg:height="0.201cm" svg:x="15.341cm" svg:y="15.01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4" draw:text-style-name="P4" draw:layer="layout" svg:width="0.258cm" svg:height="0.201cm" svg:x="15.512cm" svg:y="15.01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4" draw:text-style-name="P4" draw:layer="layout" svg:width="0.194cm" svg:height="0.201cm" svg:x="15.808cm" svg:y="15.01cm" svg:viewBox="0 0 195 202" svg:d="M0 202v-202h41l48 143c4 13 7 23 10 30 2-8 6-18 11-33l49-140h36v202h-27v-169l-59 169h-24l-58-171v171z">
              <text:p/>
            </draw:path>
          </draw:g>
          <draw:path draw:style-name="gr5" draw:text-style-name="P1" draw:layer="layout" svg:width="0.634cm" svg:height="0cm" svg:x="14.59cm" svg:y="14.958cm" svg:viewBox="0 0 635 0" svg:d="M0 0c212 0 423 0 635 0">
            <text:p/>
          </draw:path>
          <draw:path draw:style-name="gr5" draw:text-style-name="P1" draw:layer="layout" svg:width="0.634cm" svg:height="0cm" svg:x="16.114cm" svg:y="14.958cm" svg:viewBox="0 0 635 0" svg:d="M0 0c212 0 423 0 635 0">
            <text:p/>
          </draw:path>
          <draw:path draw:style-name="gr44" draw:text-style-name="P2" draw:layer="layout" svg:width="0.634cm" svg:height="0cm" svg:x="18.146cm" svg:y="13.942cm" svg:viewBox="0 0 635 0" svg:d="M0 0c212 0 423 0 635 0">
            <text:p/>
          </draw:path>
          <draw:path draw:style-name="gr5" draw:text-style-name="P1" draw:layer="layout" svg:width="0.634cm" svg:height="0cm" svg:x="18.146cm" svg:y="14.958cm" svg:viewBox="0 0 635 0" svg:d="M0 0c212 0 423 0 635 0">
            <text:p/>
          </draw:path>
          <draw:g>
            <draw:path draw:style-name="gr33" draw:text-style-name="P4" draw:layer="layout" svg:width="1.65cm" svg:height="1.777cm" svg:x="18.781cm" svg:y="13.561cm" svg:viewBox="0 0 1651 1778" svg:d="M0 1778c0-593 0-1185 0-1778 550 0 1101 0 1651 0 0 593 0 1185 0 1778-550 0-1101 0-1651 0z">
              <text:p/>
            </draw:path>
            <draw:path draw:style-name="gr34" draw:text-style-name="P4" draw:layer="layout" svg:width="0.118cm" svg:height="0.201cm" svg:x="19.429cm" svg:y="14.184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4" draw:text-style-name="P4" draw:layer="layout" svg:width="0.136cm" svg:height="0.152cm" svg:x="19.576cm" svg:y="14.236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4" draw:text-style-name="P4" draw:layer="layout" svg:width="0.07cm" svg:height="0.2cm" svg:x="19.728cm" svg:y="14.188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35cm" svg:height="0.152cm" svg:x="19.382cm" svg:y="14.55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18cm" svg:height="0.149cm" svg:x="19.548cm" svg:y="14.554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4" draw:text-style-name="P4" draw:layer="layout" svg:width="0.126cm" svg:height="0.204cm" svg:x="19.695cm" svg:y="14.502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</draw:g>
          <draw:g>
            <draw:path draw:style-name="gr47" draw:text-style-name="P9" draw:layer="layout" svg:width="0.595cm" svg:height="0.077cm" svg:x="15.343cm" svg:y="15.854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47" draw:text-style-name="P9" draw:layer="layout" svg:width="0.595cm" svg:height="0.077cm" svg:x="17.197cm" svg:y="15.854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47" draw:text-style-name="P9" draw:layer="layout" svg:width="0.077cm" svg:height="0.077cm" svg:x="19.246cm" svg:y="15.854cm" svg:viewBox="0 0 78 78" svg:d="M0 78c0-26 0-52 0-78 26 0 52 0 78 0 0 26 0 52 0 78-26 0-52 0-78 0z">
              <text:p/>
            </draw:path>
            <draw:path draw:style-name="gr47" draw:text-style-name="P9" draw:layer="layout" svg:width="0.077cm" svg:height="0.077cm" svg:x="19.462cm" svg:y="15.854cm" svg:viewBox="0 0 78 78" svg:d="M0 78c0-26 0-52 0-78 26 0 52 0 78 0 0 26 0 52 0 78-26 0-52 0-78 0z">
              <text:p/>
            </draw:path>
            <draw:path draw:style-name="gr47" draw:text-style-name="P9" draw:layer="layout" svg:width="0.077cm" svg:height="0.077cm" svg:x="19.678cm" svg:y="15.854cm" svg:viewBox="0 0 78 78" svg:d="M0 78c0-26 0-52 0-78 26 0 52 0 78 0 0 26 0 52 0 78-26 0-52 0-78 0z">
              <text:p/>
            </draw:path>
          </draw:g>
          <draw:g>
            <draw:path draw:style-name="gr39" draw:text-style-name="P2" draw:layer="layout" svg:width="1.65cm" svg:height="1.269cm" svg:x="13.066cm" svg:y="9.243cm" svg:viewBox="0 0 1651 1270" svg:d="M0 1270c0-423 0-847 0-1270 550 0 1101 0 1651 0 0 423 0 847 0 1270-550 0-1101 0-1651 0z">
              <text:p/>
            </draw:path>
            <draw:path draw:style-name="gr36" draw:text-style-name="P2" draw:layer="layout" svg:width="0.084cm" svg:height="0.204cm" svg:x="13.698cm" svg:y="9.609cm" svg:viewBox="0 0 85 205" svg:d="M21 205v-128h-21v-19h21v-15c0-10 1-17 3-22 2-6 6-11 12-15 7-4 15-6 26-6 7 0 15 1 23 3l-4 22c-5-1-10-1-14-1-8 0-13 2-16 5s-5 8-5 16v13h28v19h-28v128z">
              <text:p/>
            </draw:path>
            <draw:path draw:style-name="gr36" draw:text-style-name="P2" draw:layer="layout" svg:width="0.134cm" svg:height="0.152cm" svg:x="13.785cm" svg:y="9.664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6" draw:text-style-name="P2" draw:layer="layout" svg:width="0.118cm" svg:height="0.149cm" svg:x="13.95cm" svg:y="9.664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127cm" svg:height="0.152cm" svg:x="13.32cm" svg:y="9.982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6" draw:text-style-name="P2" draw:layer="layout" svg:width="0.136cm" svg:height="0.152cm" svg:x="13.462cm" svg:y="9.982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6" draw:text-style-name="P2" draw:layer="layout" svg:width="0.118cm" svg:height="0.149cm" svg:x="13.629cm" svg:y="9.982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6" draw:text-style-name="P2" draw:layer="layout" svg:width="0.07cm" svg:height="0.2cm" svg:x="13.771cm" svg:y="9.934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6" draw:text-style-name="P2" draw:layer="layout" svg:width="0.077cm" svg:height="0.149cm" svg:x="13.866cm" svg:y="9.982cm" svg:viewBox="0 0 78 150" svg:d="M0 150v-147h22v23c6-11 11-18 15-21 5-3 10-5 16-5 8 0 17 3 25 8l-8 23c-6-3-12-5-18-5-5 0-10 2-14 5s-7 8-9 13c-3 9-4 19-4 29v77z">
              <text:p/>
            </draw:path>
            <draw:path draw:style-name="gr36" draw:text-style-name="P2" draw:layer="layout" svg:width="0.136cm" svg:height="0.152cm" svg:x="13.949cm" svg:y="9.982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6" draw:text-style-name="P2" draw:layer="layout" svg:width="0.024cm" svg:height="0.201cm" svg:x="14.114cm" svg:y="9.93cm" svg:viewBox="0 0 25 202" svg:d="M0 202c0-67 0-135 0-202 8 0 17 0 25 0 0 67 0 135 0 202-8 0-17 0-25 0z">
              <text:p/>
            </draw:path>
            <draw:path draw:style-name="gr36" draw:text-style-name="P2" draw:layer="layout" svg:width="0.024cm" svg:height="0.201cm" svg:x="14.178cm" svg:y="9.93cm" svg:viewBox="0 0 25 202" svg:d="M0 202c0-67 0-135 0-202 8 0 17 0 25 0 0 67 0 135 0 202-8 0-17 0-25 0z">
              <text:p/>
            </draw:path>
            <draw:path draw:style-name="gr36" draw:text-style-name="P2" draw:layer="layout" svg:width="0.135cm" svg:height="0.152cm" svg:x="14.233cm" svg:y="9.98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6" draw:text-style-name="P2" draw:layer="layout" svg:width="0.077cm" svg:height="0.149cm" svg:x="14.399cm" svg:y="9.982cm" svg:viewBox="0 0 78 150" svg:d="M0 150v-147h22v23c6-11 11-18 15-21 5-3 10-5 16-5 8 0 17 3 25 8l-8 23c-6-3-12-5-18-5-5 0-10 2-14 5s-7 8-9 13c-3 9-4 19-4 29v77z">
              <text:p/>
            </draw:path>
          </draw:g>
          <draw:path draw:style-name="gr17" draw:text-style-name="P1" draw:layer="layout" svg:width="0.253cm" svg:height="1.904cm" svg:x="14.971cm" svg:y="7.465cm" svg:viewBox="0 0 254 1905" svg:d="M254 1905c-85-635-169-1270-254-1905">
            <text:p/>
          </draw:path>
          <draw:path draw:style-name="gr41" draw:text-style-name="P2" draw:layer="layout" svg:width="1.015cm" svg:height="0.634cm" svg:x="14.717cm" svg:y="8.989cm" svg:viewBox="0 0 1016 635" svg:d="M0 635c339-212 677-423 1016-635">
            <text:p/>
          </draw:path>
          <draw:g>
            <draw:path draw:style-name="gr33" draw:text-style-name="P4" draw:layer="layout" svg:width="1.396cm" svg:height="0.761cm" svg:x="17.257cm" svg:y="8.608cm" svg:viewBox="0 0 1397 762" svg:d="M0 762c0-254 0-508 0-762 466 0 931 0 1397 0 0 254 0 508 0 762-466 0-931 0-1397 0z">
              <text:p/>
            </draw:path>
            <draw:path draw:style-name="gr34" draw:text-style-name="P4" draw:layer="layout" svg:width="0.175cm" svg:height="0.201cm" svg:x="17.665cm" svg:y="8.723cm" svg:viewBox="0 0 176 202" svg:d="M0 202v-202h89c18 0 32 2 41 5 10 4 17 10 23 20 5 9 8 19 8 30 0 14-5 26-14 36s-23 16-43 19c7 4 12 7 16 10 7 8 15 17 21 27l35 55h-32l-27-42c-7-12-14-21-19-28-5-6-9-11-13-14-4-2-8-4-12-5-3-1-8-1-15-1h-31v90zM27 88h57c12 0 22-1 29-4 7-2 12-6 16-12 3-5 5-11 5-18 0-9-3-17-10-23s-18-9-33-9h-64z">
              <text:p/>
            </draw:path>
            <draw:path draw:style-name="gr34" draw:text-style-name="P4" draw:layer="layout" svg:width="0.151cm" svg:height="0.201cm" svg:x="17.868cm" svg:y="8.723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4" draw:text-style-name="P4" draw:layer="layout" svg:width="0.194cm" svg:height="0.201cm" svg:x="18.056cm" svg:y="8.723cm" svg:viewBox="0 0 195 202" svg:d="M0 202v-202h41l48 143c4 13 7 23 10 30 2-8 6-18 11-33l49-140h36v202h-27v-169l-59 169h-24l-58-171v171z">
              <text:p/>
            </draw:path>
            <draw:path draw:style-name="gr34" draw:text-style-name="P4" draw:layer="layout" svg:width="0.119cm" svg:height="0.152cm" svg:x="17.54cm" svg:y="9.09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4" draw:layer="layout" svg:width="0.135cm" svg:height="0.152cm" svg:x="17.684cm" svg:y="9.09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18cm" svg:height="0.149cm" svg:x="17.85cm" svg:y="9.093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4" draw:text-style-name="P4" draw:layer="layout" svg:width="0.119cm" svg:height="0.152cm" svg:x="17.997cm" svg:y="9.09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4" draw:layer="layout" svg:width="0.136cm" svg:height="0.152cm" svg:x="18.14cm" svg:y="9.093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4" draw:text-style-name="P4" draw:layer="layout" svg:width="0.077cm" svg:height="0.149cm" svg:x="18.307cm" svg:y="9.093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40" draw:text-style-name="P4" draw:layer="layout" svg:width="0.888cm" svg:height="0.761cm" svg:x="15.733cm" svg:y="8.608cm" svg:viewBox="0 0 889 762" svg:d="M0 762c0-254 0-508 0-762 296 0 593 0 889 0 0 254 0 508 0 762-296 0-593 0-889 0z">
              <text:p/>
            </draw:path>
            <draw:path draw:style-name="gr34" draw:text-style-name="P4" draw:layer="layout" svg:width="0.179cm" svg:height="0.207cm" svg:x="15.907cm" svg:y="8.72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4" draw:text-style-name="P4" draw:layer="layout" svg:width="0.157cm" svg:height="0.201cm" svg:x="16.12cm" svg:y="8.723cm" svg:viewBox="0 0 158 202" svg:d="M0 202c0-67 0-135 0-202 10 0 19 0 29 0 34 52 68 103 102 155 0-52 0-103 0-155 9 0 18 0 27 0 0 67 0 135 0 202-10 0-19 0-29 0-34-52-68-103-102-155 0 52 0 103 0 155-9 0-18 0-27 0z">
              <text:p/>
            </draw:path>
            <draw:path draw:style-name="gr34" draw:text-style-name="P4" draw:layer="layout" svg:width="0.078cm" svg:height="0.207cm" svg:x="16.381cm" svg:y="8.72cm" svg:viewBox="0 0 79 208" svg:d="M0 208c20-69 39-139 59-208 7 0 13 0 20 0-20 69-39 139-59 208-7 0-13 0-20 0z">
              <text:p/>
            </draw:path>
            <draw:path draw:style-name="gr34" draw:text-style-name="P4" draw:layer="layout" svg:width="0.185cm" svg:height="0.207cm" svg:x="15.837cm" svg:y="9.038cm" svg:viewBox="0 0 186 208" svg:d="M101 126v-24h85v75c-13 10-27 18-40 23-14 5-29 8-43 8-20 0-38-4-54-13-16-8-28-20-37-36-8-16-12-34-12-54s4-38 12-55 20-29 36-38c15-8 33-12 53-12 14 0 27 2 39 7s21 12 28 20c6 9 11 20 15 33l-25 7c-3-10-7-18-11-24-5-6-11-10-19-14-9-3-18-5-28-5-12 0-22 2-31 6-9 3-16 8-22 14-5 6-9 13-12 20-5 12-8 26-8 40 0 18 3 33 9 45s15 20 27 26 24 9 38 9c11 0 22-2 33-7 11-4 19-9 25-14v-37z">
              <text:p/>
            </draw:path>
            <draw:path draw:style-name="gr34" draw:text-style-name="P4" draw:layer="layout" svg:width="0.151cm" svg:height="0.201cm" svg:x="16.065cm" svg:y="9.041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4" draw:text-style-name="P4" draw:layer="layout" svg:width="0.026cm" svg:height="0.201cm" svg:x="16.258cm" svg:y="9.041cm" svg:viewBox="0 0 27 202" svg:d="M0 202c0-67 0-135 0-202 9 0 18 0 27 0 0 67 0 135 0 202-9 0-18 0-27 0z">
              <text:p/>
            </draw:path>
            <draw:path draw:style-name="gr34" draw:text-style-name="P4" draw:layer="layout" svg:width="0.192cm" svg:height="0.207cm" svg:x="16.326cm" svg:y="9.038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</draw:g>
          <draw:path draw:style-name="gr41" draw:text-style-name="P2" draw:layer="layout" svg:width="0.634cm" svg:height="0cm" svg:x="16.622cm" svg:y="8.989cm" svg:viewBox="0 0 635 0" svg:d="M0 0c212 0 423 0 635 0">
            <text:p/>
          </draw:path>
          <draw:g>
            <draw:path draw:style-name="gr33" draw:text-style-name="P4" draw:layer="layout" svg:width="1.396cm" svg:height="0.761cm" svg:x="17.257cm" svg:y="9.624cm" svg:viewBox="0 0 1397 762" svg:d="M0 762c0-254 0-508 0-762 466 0 931 0 1397 0 0 254 0 508 0 762-466 0-931 0-1397 0z">
              <text:p/>
            </draw:path>
            <draw:path draw:style-name="gr34" draw:text-style-name="P4" draw:layer="layout" svg:width="0.126cm" svg:height="0.204cm" svg:x="17.661cm" svg:y="9.89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4" draw:text-style-name="P4" draw:layer="layout" svg:width="0.077cm" svg:height="0.149cm" svg:x="17.827cm" svg:y="9.95cm" svg:viewBox="0 0 78 150" svg:d="M0 150v-147h22v23c6-11 11-18 15-21 5-3 10-5 16-5 8 0 17 3 25 8l-8 23c-6-3-12-5-18-5-5 0-10 2-14 5s-7 8-9 13c-3 9-4 19-4 29v77z">
              <text:p/>
            </draw:path>
            <draw:path draw:style-name="gr34" draw:text-style-name="P4" draw:layer="layout" svg:width="0.024cm" svg:height="0.201cm" svg:x="17.92cm" svg:y="9.898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4" draw:layer="layout" svg:width="0.134cm" svg:height="0.146cm" svg:x="17.967cm" svg:y="9.953cm" svg:viewBox="0 0 135 147" svg:d="M55 147l-55-147h27l31 88c3 10 7 19 10 30 2-8 5-17 9-28l31-90h27l-54 147z">
              <text:p/>
            </draw:path>
            <draw:path draw:style-name="gr34" draw:text-style-name="P4" draw:layer="layout" svg:width="0.135cm" svg:height="0.152cm" svg:x="18.114cm" svg:y="9.9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g>
            <draw:path draw:style-name="gr40" draw:text-style-name="P4" draw:layer="layout" svg:width="0.888cm" svg:height="0.761cm" svg:x="15.733cm" svg:y="9.624cm" svg:viewBox="0 0 889 762" svg:d="M0 762c0-254 0-508 0-762 296 0 593 0 889 0 0 254 0 508 0 762-296 0-593 0-889 0z">
              <text:p/>
            </draw:path>
            <draw:path draw:style-name="gr34" draw:text-style-name="P4" draw:layer="layout" svg:width="0.192cm" svg:height="0.207cm" svg:x="15.979cm" svg:y="9.736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34" draw:text-style-name="P4" draw:layer="layout" svg:width="0.179cm" svg:height="0.207cm" svg:x="16.199cm" svg:y="9.736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4" draw:text-style-name="P4" draw:layer="layout" svg:width="0.151cm" svg:height="0.201cm" svg:x="15.849cm" svg:y="10.057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4" draw:text-style-name="P4" draw:layer="layout" svg:width="0.258cm" svg:height="0.201cm" svg:x="16.02cm" svg:y="10.057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4" draw:text-style-name="P4" draw:layer="layout" svg:width="0.194cm" svg:height="0.201cm" svg:x="16.316cm" svg:y="10.057cm" svg:viewBox="0 0 195 202" svg:d="M0 202v-202h41l48 143c4 13 7 23 10 30 2-8 6-18 11-33l49-140h36v202h-27v-169l-59 169h-24l-58-171v171z">
              <text:p/>
            </draw:path>
          </draw:g>
          <draw:path draw:style-name="gr5" draw:text-style-name="P1" draw:layer="layout" svg:width="1.015cm" svg:height="0cm" svg:x="14.717cm" svg:y="10.005cm" svg:viewBox="0 0 1016 0" svg:d="M0 0c339 0 677 0 1016 0">
            <text:p/>
          </draw:path>
          <draw:path draw:style-name="gr5" draw:text-style-name="P1" draw:layer="layout" svg:width="0.634cm" svg:height="0cm" svg:x="16.622cm" svg:y="10.005cm" svg:viewBox="0 0 635 0" svg:d="M0 0c212 0 423 0 635 0">
            <text:p/>
          </draw:path>
          <draw:path draw:style-name="gr41" draw:text-style-name="P2" draw:layer="layout" svg:width="0.634cm" svg:height="0cm" svg:x="18.654cm" svg:y="8.989cm" svg:viewBox="0 0 635 0" svg:d="M0 0c212 0 423 0 635 0">
            <text:p/>
          </draw:path>
          <draw:path draw:style-name="gr5" draw:text-style-name="P1" draw:layer="layout" svg:width="0.634cm" svg:height="0cm" svg:x="18.654cm" svg:y="10.005cm" svg:viewBox="0 0 635 0" svg:d="M0 0c212 0 423 0 635 0">
            <text:p/>
          </draw:path>
          <draw:g>
            <draw:path draw:style-name="gr33" draw:text-style-name="P4" draw:layer="layout" svg:width="1.65cm" svg:height="1.777cm" svg:x="19.289cm" svg:y="8.608cm" svg:viewBox="0 0 1651 1778" svg:d="M0 1778c0-593 0-1185 0-1778 550 0 1101 0 1651 0 0 593 0 1185 0 1778-550 0-1101 0-1651 0z">
              <text:p/>
            </draw:path>
            <draw:path draw:style-name="gr34" draw:text-style-name="P4" draw:layer="layout" svg:width="0.084cm" svg:height="0.204cm" svg:x="19.921cm" svg:y="9.387cm" svg:viewBox="0 0 85 205" svg:d="M21 205v-128h-21v-19h21v-15c0-10 1-17 3-22 2-6 6-11 12-15 7-4 15-6 26-6 7 0 15 1 23 3l-4 22c-5-1-10-1-14-1-8 0-13 2-16 5s-5 8-5 16v13h28v19h-28v128z">
              <text:p/>
            </draw:path>
            <draw:path draw:style-name="gr34" draw:text-style-name="P4" draw:layer="layout" svg:width="0.134cm" svg:height="0.152cm" svg:x="20.009cm" svg:y="9.442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4" draw:text-style-name="P4" draw:layer="layout" svg:width="0.118cm" svg:height="0.149cm" svg:x="20.174cm" svg:y="9.442cm" svg:viewBox="0 0 119 150" svg:d="M0 150v-147h23v21c11-16 26-24 46-24 9 0 17 2 24 5 8 3 13 7 17 12s6 12 8 19c1 4 1 12 1 24v90h-25v-90c0-10-1-17-3-22s-5-9-10-12-11-5-17-5c-11 0-20 3-28 10-7 7-11 20-11 39v80z">
              <text:p/>
            </draw:path>
          </draw:g>
          <draw:g>
            <draw:path draw:style-name="gr47" draw:text-style-name="P9" draw:layer="layout" svg:width="0.595cm" svg:height="0.077cm" svg:x="15.864cm" svg:y="10.746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47" draw:text-style-name="P9" draw:layer="layout" svg:width="0.595cm" svg:height="0.077cm" svg:x="17.718cm" svg:y="10.746cm" svg:viewBox="0 0 596 78" svg:d="M0 78c0-26 0-52 0-78 26 0 52 0 78 0 0 26 0 52 0 78-26 0-52 0-78 0zM259 78c0-26 0-52 0-78 26 0 52 0 78 0 0 26 0 52 0 78-26 0-52 0-78 0zM518 78c0-26 0-52 0-78 26 0 52 0 78 0 0 26 0 52 0 78-26 0-52 0-78 0z">
              <text:p/>
            </draw:path>
            <draw:path draw:style-name="gr47" draw:text-style-name="P9" draw:layer="layout" svg:width="0.077cm" svg:height="0.077cm" svg:x="19.767cm" svg:y="10.746cm" svg:viewBox="0 0 78 78" svg:d="M0 78c0-26 0-52 0-78 26 0 52 0 78 0 0 26 0 52 0 78-26 0-52 0-78 0z">
              <text:p/>
            </draw:path>
            <draw:path draw:style-name="gr47" draw:text-style-name="P9" draw:layer="layout" svg:width="0.077cm" svg:height="0.077cm" svg:x="19.983cm" svg:y="10.746cm" svg:viewBox="0 0 78 78" svg:d="M0 78c0-26 0-52 0-78 26 0 52 0 78 0 0 26 0 52 0 78-26 0-52 0-78 0z">
              <text:p/>
            </draw:path>
            <draw:path draw:style-name="gr47" draw:text-style-name="P9" draw:layer="layout" svg:width="0.077cm" svg:height="0.077cm" svg:x="20.199cm" svg:y="10.746cm" svg:viewBox="0 0 78 78" svg:d="M0 78c0-26 0-52 0-78 26 0 52 0 78 0 0 26 0 52 0 78-26 0-52 0-78 0z">
              <text:p/>
            </draw:path>
          </draw:g>
          <draw:path draw:style-name="gr18" draw:text-style-name="P1" draw:layer="layout" svg:width="0.634cm" svg:height="0cm" svg:x="4.557cm" svg:y="3.655cm" svg:viewBox="0 0 635 0" svg:d="M0 0c212 0 423 0 635 0">
            <text:p/>
          </draw:path>
          <draw:g>
            <draw:path draw:style-name="gr40" draw:text-style-name="P4" draw:layer="layout" svg:width="1.015cm" svg:height="0.761cm" svg:x="5.192cm" svg:y="3.274cm" svg:viewBox="0 0 1016 762" svg:d="M0 762c0-254 0-508 0-762 339 0 677 0 1016 0 0 254 0 508 0 762-339 0-677 0-1016 0z">
              <text:p/>
            </draw:path>
            <draw:path draw:style-name="gr34" draw:text-style-name="P4" draw:layer="layout" svg:width="0.157cm" svg:height="0.204cm" svg:x="5.34cm" svg:y="3.548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4" draw:text-style-name="P4" draw:layer="layout" svg:width="0.187cm" svg:height="0.201cm" svg:x="5.519cm" svg:y="3.548cm" svg:viewBox="0 0 188 202" svg:d="M0 202l76-202h30l82 202h-30l-23-61h-85l-21 61zM57 119h70l-22-56c-6-17-11-31-14-42-3 13-7 26-11 39z">
              <text:p/>
            </draw:path>
            <draw:path draw:style-name="gr34" draw:text-style-name="P4" draw:layer="layout" svg:width="0.175cm" svg:height="0.201cm" svg:x="5.734cm" svg:y="3.548cm" svg:viewBox="0 0 176 202" svg:d="M0 202v-202h89c18 0 32 2 41 5 10 4 17 10 23 20 5 9 8 19 8 30 0 14-5 26-14 36s-23 16-43 19c7 4 12 7 16 10 7 8 15 17 21 27l35 55h-32l-27-42c-7-12-14-21-19-28-5-6-9-11-13-14-4-2-8-4-12-5-3-1-8-1-15-1h-31v90zM27 88h57c12 0 22-1 29-4 7-2 12-6 16-12 3-5 5-11 5-18 0-9-3-17-10-23s-18-9-33-9h-64z">
              <text:p/>
            </draw:path>
            <draw:path draw:style-name="gr34" draw:text-style-name="P4" draw:layer="layout" svg:width="0.16cm" svg:height="0.201cm" svg:x="5.916cm" svg:y="3.548cm" svg:viewBox="0 0 161 202" svg:d="M67 202c0-59 0-119 0-178-22 0-45 0-67 0 0-8 0-16 0-24 54 0 107 0 161 0 0 8 0 16 0 24-22 0-45 0-67 0 0 59 0 119 0 178-9 0-18 0-27 0z">
              <text:p/>
            </draw:path>
          </draw:g>
          <draw:g>
            <draw:path draw:style-name="gr33" draw:text-style-name="P4" draw:layer="layout" svg:width="1.269cm" svg:height="0.761cm" svg:x="1.382cm" svg:y="3.274cm" svg:viewBox="0 0 1270 762" svg:d="M0 762c0-254 0-508 0-762 423 0 847 0 1270 0 0 254 0 508 0 762-423 0-847 0-1270 0z">
              <text:p/>
            </draw:path>
            <draw:path draw:style-name="gr34" draw:text-style-name="P4" draw:layer="layout" svg:width="0.157cm" svg:height="0.204cm" svg:x="1.748cm" svg:y="3.389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4" draw:text-style-name="P4" draw:layer="layout" svg:width="0.159cm" svg:height="0.207cm" svg:x="1.941cm" svg:y="3.386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4" draw:text-style-name="P4" draw:layer="layout" svg:width="0.151cm" svg:height="0.201cm" svg:x="2.14cm" svg:y="3.389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4" draw:text-style-name="P4" draw:layer="layout" svg:width="0.165cm" svg:height="0.201cm" svg:x="1.608cm" svg:y="3.707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4" draw:text-style-name="P4" draw:layer="layout" svg:width="0.135cm" svg:height="0.152cm" svg:x="1.798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134cm" svg:height="0.146cm" svg:x="1.948cm" svg:y="3.762cm" svg:viewBox="0 0 135 147" svg:d="M55 147l-55-147h27l31 88c3 10 7 19 10 30 2-8 5-17 9-28l31-90h27l-54 147z">
              <text:p/>
            </draw:path>
            <draw:path draw:style-name="gr34" draw:text-style-name="P4" draw:layer="layout" svg:width="0.024cm" svg:height="0.201cm" svg:x="2.104cm" svg:y="3.707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4" draw:layer="layout" svg:width="0.127cm" svg:height="0.152cm" svg:x="2.159cm" svg:y="3.759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4" draw:text-style-name="P4" draw:layer="layout" svg:width="0.135cm" svg:height="0.152cm" svg:x="2.302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</draw:g>
          <draw:path draw:style-name="gr18" draw:text-style-name="P1" draw:layer="layout" svg:width="0.634cm" svg:height="0cm" svg:x="2.652cm" svg:y="3.655cm" svg:viewBox="0 0 635 0" svg:d="M0 0c212 0 423 0 635 0">
            <text:p/>
          </draw:path>
          <draw:g>
            <draw:path draw:style-name="gr31" draw:text-style-name="P3" draw:layer="layout" svg:width="1.269cm" svg:height="0.761cm" svg:x="3.287cm" svg:y="8.735cm" svg:viewBox="0 0 1270 762" svg:d="M0 762c0-254 0-508 0-762 423 0 847 0 1270 0 0 254 0 508 0 762-423 0-847 0-1270 0z">
              <text:p/>
            </draw:path>
            <draw:path draw:style-name="gr32" draw:text-style-name="P3" draw:layer="layout" svg:width="0.149cm" svg:height="0.201cm" svg:x="3.409cm" svg:y="8.85cm" svg:viewBox="0 0 150 202" svg:d="M0 202c0-67 0-135 0-202 48 0 97 0 145 0 0 8 0 16 0 24-39 0-79 0-118 0 0 20 0 41 0 61 37 0 73 0 110 0 0 8 0 16 0 24-37 0-73 0-110 0 0 23 0 46 0 69 41 0 82 0 123 0 0 8 0 16 0 24-50 0-100 0-150 0z">
              <text:p/>
            </draw:path>
            <draw:path draw:style-name="gr32" draw:text-style-name="P3" draw:layer="layout" svg:width="0.07cm" svg:height="0.2cm" svg:x="3.582cm" svg:y="8.854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3" draw:layer="layout" svg:width="0.118cm" svg:height="0.201cm" svg:x="3.676cm" svg:y="8.85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2" draw:text-style-name="P3" draw:layer="layout" svg:width="0.135cm" svg:height="0.152cm" svg:x="3.824cm" svg:y="8.90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3" draw:layer="layout" svg:width="0.077cm" svg:height="0.149cm" svg:x="3.989cm" svg:y="8.902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3" draw:layer="layout" svg:width="0.118cm" svg:height="0.149cm" svg:x="4.082cm" svg:y="8.902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3" draw:layer="layout" svg:width="0.135cm" svg:height="0.152cm" svg:x="4.23cm" svg:y="8.90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3" draw:layer="layout" svg:width="0.07cm" svg:height="0.2cm" svg:x="4.382cm" svg:y="8.854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3" draw:layer="layout" svg:width="0.126cm" svg:height="0.204cm" svg:x="3.58cm" svg:y="9.16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2" draw:text-style-name="P3" draw:layer="layout" svg:width="0.077cm" svg:height="0.149cm" svg:x="3.746cm" svg:y="9.22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3" draw:layer="layout" svg:width="0.024cm" svg:height="0.201cm" svg:x="3.839cm" svg:y="9.168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3" draw:layer="layout" svg:width="0.134cm" svg:height="0.146cm" svg:x="3.886cm" svg:y="9.223cm" svg:viewBox="0 0 135 147" svg:d="M55 147l-55-147h27l31 88c3 10 7 19 10 30 2-8 5-17 9-28l31-90h27l-54 147z">
              <text:p/>
            </draw:path>
            <draw:path draw:style-name="gr32" draw:text-style-name="P3" draw:layer="layout" svg:width="0.135cm" svg:height="0.152cm" svg:x="4.033cm" svg:y="9.22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3" draw:layer="layout" svg:width="0.077cm" svg:height="0.149cm" svg:x="4.199cm" svg:y="9.22cm" svg:viewBox="0 0 78 150" svg:d="M0 150v-147h22v23c6-11 11-18 15-21 5-3 10-5 16-5 8 0 17 3 25 8l-8 23c-6-3-12-5-18-5-5 0-10 2-14 5s-7 8-9 13c-3 9-4 19-4 29v77z">
              <text:p/>
            </draw:path>
          </draw:g>
          <draw:path draw:style-name="gr1" draw:text-style-name="P1" draw:layer="layout" svg:width="0.634cm" svg:height="0cm" svg:x="4.557cm" svg:y="9.116cm" svg:viewBox="0 0 635 0" svg:d="M0 0c212 0 423 0 635 0">
            <text:p/>
          </draw:path>
          <draw:g>
            <draw:path draw:style-name="gr31" draw:text-style-name="P3" draw:layer="layout" svg:width="1.269cm" svg:height="0.761cm" svg:x="5.192cm" svg:y="8.735cm" svg:viewBox="0 0 1270 762" svg:d="M0 762c0-254 0-508 0-762 423 0 847 0 1270 0 0 254 0 508 0 762-423 0-847 0-1270 0z">
              <text:p/>
            </draw:path>
            <draw:path draw:style-name="gr32" draw:text-style-name="P3" draw:layer="layout" svg:width="0.16cm" svg:height="0.201cm" svg:x="5.373cm" svg:y="9.009cm" svg:viewBox="0 0 161 202" svg:d="M67 202c0-59 0-119 0-178-22 0-45 0-67 0 0-8 0-16 0-24 54 0 107 0 161 0 0 8 0 16 0 24-22 0-45 0-67 0 0 59 0 119 0 178-9 0-18 0-27 0z">
              <text:p/>
            </draw:path>
            <draw:path draw:style-name="gr32" draw:text-style-name="P3" draw:layer="layout" svg:width="0.179cm" svg:height="0.207cm" svg:x="5.554cm" svg:y="9.006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  <draw:path draw:style-name="gr32" draw:text-style-name="P3" draw:layer="layout" svg:width="0.151cm" svg:height="0.201cm" svg:x="5.767cm" svg:y="9.009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2" draw:text-style-name="P3" draw:layer="layout" svg:width="0.078cm" svg:height="0.207cm" svg:x="5.934cm" svg:y="9.006cm" svg:viewBox="0 0 79 208" svg:d="M0 208c20-69 39-139 59-208 7 0 13 0 20 0-20 69-39 139-59 208-7 0-13 0-20 0z">
              <text:p/>
            </draw:path>
            <draw:path draw:style-name="gr32" draw:text-style-name="P3" draw:layer="layout" svg:width="0.026cm" svg:height="0.201cm" svg:x="6.04cm" svg:y="9.009cm" svg:viewBox="0 0 27 202" svg:d="M0 202c0-67 0-135 0-202 9 0 18 0 27 0 0 67 0 135 0 202-9 0-18 0-27 0z">
              <text:p/>
            </draw:path>
            <draw:path draw:style-name="gr32" draw:text-style-name="P3" draw:layer="layout" svg:width="0.151cm" svg:height="0.201cm" svg:x="6.118cm" svg:y="9.009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</draw:g>
          <draw:g>
            <draw:path draw:style-name="gr33" draw:text-style-name="P4" draw:layer="layout" svg:width="1.269cm" svg:height="0.761cm" svg:x="1.382cm" svg:y="8.735cm" svg:viewBox="0 0 1270 762" svg:d="M0 762c0-254 0-508 0-762 423 0 847 0 1270 0 0 254 0 508 0 762-423 0-847 0-1270 0z">
              <text:p/>
            </draw:path>
            <draw:path draw:style-name="gr34" draw:text-style-name="P4" draw:layer="layout" svg:width="0.149cm" svg:height="0.201cm" svg:x="1.504cm" svg:y="9.009cm" svg:viewBox="0 0 150 202" svg:d="M0 202c0-67 0-135 0-202 48 0 97 0 145 0 0 8 0 16 0 24-39 0-79 0-118 0 0 20 0 41 0 61 37 0 73 0 110 0 0 8 0 16 0 24-37 0-73 0-110 0 0 23 0 46 0 69 41 0 82 0 123 0 0 8 0 16 0 24-50 0-100 0-150 0z">
              <text:p/>
            </draw:path>
            <draw:path draw:style-name="gr34" draw:text-style-name="P4" draw:layer="layout" svg:width="0.07cm" svg:height="0.2cm" svg:x="1.677cm" svg:y="9.01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4" draw:text-style-name="P4" draw:layer="layout" svg:width="0.118cm" svg:height="0.201cm" svg:x="1.771cm" svg:y="9.009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4" draw:text-style-name="P4" draw:layer="layout" svg:width="0.135cm" svg:height="0.152cm" svg:x="1.919cm" svg:y="9.06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2.084cm" svg:y="9.061cm" svg:viewBox="0 0 78 150" svg:d="M0 150v-147h22v23c6-11 11-18 15-21 5-3 10-5 16-5 8 0 17 3 25 8l-8 23c-6-3-12-5-18-5-5 0-10 2-14 5s-7 8-9 13c-3 9-4 19-4 29v77z">
              <text:p/>
            </draw:path>
            <draw:path draw:style-name="gr34" draw:text-style-name="P4" draw:layer="layout" svg:width="0.118cm" svg:height="0.149cm" svg:x="2.177cm" svg:y="9.061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4" draw:text-style-name="P4" draw:layer="layout" svg:width="0.135cm" svg:height="0.152cm" svg:x="2.325cm" svg:y="9.061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cm" svg:height="0.2cm" svg:x="2.477cm" svg:y="9.013cm" svg:viewBox="0 0 71 201" svg:d="M68 177l3 22c-7 1-13 2-19 2-9 0-16-1-21-4-4-3-8-7-10-12-2-4-3-14-3-29v-86h-18v-19h18v-36l25-15v51h25v19h-25v87c0 7 0 11 1 13s3 4 5 5 4 2 8 2c3 0 6 0 11 0z">
              <text:p/>
            </draw:path>
          </draw:g>
          <draw:path draw:style-name="gr1" draw:text-style-name="P1" draw:layer="layout" svg:width="0.634cm" svg:height="0cm" svg:x="2.652cm" svg:y="9.116cm" svg:viewBox="0 0 635 0" svg:d="M0 0c212 0 423 0 635 0">
            <text:p/>
          </draw:path>
          <draw:g>
            <draw:path draw:style-name="gr31" draw:text-style-name="P3" draw:layer="layout" svg:width="1.269cm" svg:height="0.761cm" svg:x="3.287cm" svg:y="9.751cm" svg:viewBox="0 0 1270 762" svg:d="M0 762c0-254 0-508 0-762 423 0 847 0 1270 0 0 254 0 508 0 762-423 0-847 0-1270 0z">
              <text:p/>
            </draw:path>
            <draw:path draw:style-name="gr32" draw:text-style-name="P3" draw:layer="layout" svg:width="0.159cm" svg:height="0.207cm" svg:x="3.705cm" svg:y="10.022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3" draw:layer="layout" svg:width="0.151cm" svg:height="0.201cm" svg:x="3.906cm" svg:y="10.025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2" draw:text-style-name="P3" draw:layer="layout" svg:width="0.026cm" svg:height="0.201cm" svg:x="4.098cm" svg:y="10.025cm" svg:viewBox="0 0 27 202" svg:d="M0 202c0-67 0-135 0-202 9 0 18 0 27 0 0 67 0 135 0 202-9 0-18 0-27 0z">
              <text:p/>
            </draw:path>
          </draw:g>
          <draw:g>
            <draw:path draw:style-name="gr33" draw:text-style-name="P4" draw:layer="layout" svg:width="1.269cm" svg:height="0.761cm" svg:x="1.382cm" svg:y="9.751cm" svg:viewBox="0 0 1270 762" svg:d="M0 762c0-254 0-508 0-762 423 0 847 0 1270 0 0 254 0 508 0 762-423 0-847 0-1270 0z">
              <text:p/>
            </draw:path>
            <draw:path draw:style-name="gr34" draw:text-style-name="P4" draw:layer="layout" svg:width="0.258cm" svg:height="0.201cm" svg:x="1.73cm" svg:y="10.025cm" svg:viewBox="0 0 259 202" svg:d="M52 202l-52-202h28l29 133c4 13 7 27 10 41 5-22 8-34 9-38l38-136h34l27 103c7 25 12 49 16 71 2-13 6-28 10-44l30-130h28l-53 202h-30l-40-154c-4-13-6-21-6-24-3 10-5 17-7 24l-42 154z">
              <text:p/>
            </draw:path>
            <draw:path draw:style-name="gr34" draw:text-style-name="P4" draw:layer="layout" svg:width="0.024cm" svg:height="0.201cm" svg:x="2.025cm" svg:y="10.025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4" draw:layer="layout" svg:width="0.135cm" svg:height="0.201cm" svg:x="2.093cm" svg:y="10.025cm" svg:viewBox="0 0 136 202" svg:d="M0 202c0-67 0-135 0-202 45 0 91 0 136 0 0 8 0 16 0 24-36 0-73 0-109 0 0 21 0 41 0 62 31 0 63 0 94 0 0 8 0 16 0 24-31 0-63 0-94 0 0 31 0 61 0 92-9 0-18 0-27 0z">
              <text:p/>
            </draw:path>
            <draw:path draw:style-name="gr34" draw:text-style-name="P4" draw:layer="layout" svg:width="0.024cm" svg:height="0.201cm" svg:x="2.262cm" svg:y="10.025cm" svg:viewBox="0 0 25 202" svg:d="M0 29c0-10 0-19 0-29 8 0 17 0 25 0 0 10 0 19 0 29-8 0-17 0-25 0zM0 202c0-49 0-98 0-147 8 0 17 0 25 0 0 49 0 98 0 147-8 0-17 0-25 0z">
              <text:p/>
            </draw:path>
          </draw:g>
          <draw:path draw:style-name="gr1" draw:text-style-name="P1" draw:layer="layout" svg:width="0.634cm" svg:height="0cm" svg:x="2.652cm" svg:y="10.132cm" svg:viewBox="0 0 635 0" svg:d="M0 0c212 0 423 0 635 0">
            <text:p/>
          </draw:path>
          <draw:g>
            <draw:path draw:style-name="gr33" draw:text-style-name="P4" draw:layer="layout" svg:width="1.269cm" svg:height="0.761cm" svg:x="3.287cm" svg:y="3.274cm" svg:viewBox="0 0 1270 762" svg:d="M0 762c0-254 0-508 0-762 423 0 847 0 1270 0 0 254 0 508 0 762-423 0-847 0-1270 0z">
              <text:p/>
            </draw:path>
            <draw:path draw:style-name="gr34" draw:text-style-name="P4" draw:layer="layout" svg:width="0.135cm" svg:height="0.201cm" svg:x="3.63cm" svg:y="3.548cm" svg:viewBox="0 0 136 202" svg:d="M0 202c0-67 0-135 0-202 45 0 91 0 136 0 0 8 0 16 0 24-36 0-73 0-109 0 0 21 0 41 0 62 31 0 63 0 94 0 0 8 0 16 0 24-31 0-63 0-94 0 0 31 0 61 0 92-9 0-18 0-27 0z">
              <text:p/>
            </draw:path>
            <draw:path draw:style-name="gr34" draw:text-style-name="P4" draw:layer="layout" svg:width="0.16cm" svg:height="0.201cm" svg:x="3.787cm" svg:y="3.548cm" svg:viewBox="0 0 161 202" svg:d="M67 202c0-59 0-119 0-178-22 0-45 0-67 0 0-8 0-16 0-24 54 0 107 0 161 0 0 8 0 16 0 24-22 0-45 0-67 0 0 59 0 119 0 178-9 0-18 0-27 0z">
              <text:p/>
            </draw:path>
            <draw:path draw:style-name="gr34" draw:text-style-name="P4" draw:layer="layout" svg:width="0.165cm" svg:height="0.201cm" svg:x="3.977cm" svg:y="3.548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4" draw:text-style-name="P4" draw:layer="layout" svg:width="0.026cm" svg:height="0.201cm" svg:x="4.182cm" svg:y="3.548cm" svg:viewBox="0 0 27 202" svg:d="M0 202c0-67 0-135 0-202 9 0 18 0 27 0 0 67 0 135 0 202-9 0-18 0-27 0z">
              <text:p/>
            </draw:path>
          </draw:g>
          <draw:path draw:style-name="gr18" draw:text-style-name="P2" draw:layer="layout" svg:width="0.507cm" svg:height="1.396cm" svg:x="7.224cm" svg:y="4.036cm" svg:viewBox="0 0 508 1397" svg:d="M0 0c169 466 339 931 508 1397">
            <text:p/>
          </draw:path>
          <draw:path draw:style-name="gr1" draw:text-style-name="P1" draw:layer="layout" svg:width="0.634cm" svg:height="0.634cm" svg:x="4.557cm" svg:y="9.497cm" svg:viewBox="0 0 635 635" svg:d="M0 635c212-212 423-423 635-635">
            <text:p/>
          </draw:path>
          <draw:path draw:style-name="gr1" draw:text-style-name="P3" draw:layer="layout" svg:width="1.269cm" svg:height="1.269cm" svg:x="6.462cm" svg:y="7.465cm" svg:viewBox="0 0 1270 1270" svg:d="M0 1270c423-423 847-847 1270-1270">
            <text:p/>
          </draw:path>
          <draw:g>
            <draw:path draw:style-name="gr31" draw:text-style-name="P3" draw:layer="layout" svg:width="1.269cm" svg:height="0.761cm" svg:x="3.287cm" svg:y="5.814cm" svg:viewBox="0 0 1270 762" svg:d="M0 762c0-254 0-508 0-762 423 0 847 0 1270 0 0 254 0 508 0 762-423 0-847 0-1270 0z">
              <text:p/>
            </draw:path>
            <draw:path draw:style-name="gr32" draw:text-style-name="P3" draw:layer="layout" svg:width="0.157cm" svg:height="0.204cm" svg:x="3.32cm" svg:y="5.929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2" draw:text-style-name="P3" draw:layer="layout" svg:width="0.159cm" svg:height="0.207cm" svg:x="3.513cm" svg:y="5.926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3" draw:layer="layout" svg:width="0.151cm" svg:height="0.201cm" svg:x="3.712cm" svg:y="5.929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2" draw:text-style-name="P3" draw:layer="layout" svg:width="0.157cm" svg:height="0.201cm" svg:x="3.985cm" svg:y="5.929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32" draw:text-style-name="P3" draw:layer="layout" svg:width="0.136cm" svg:height="0.152cm" svg:x="4.174cm" svg:y="5.981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3" draw:layer="layout" svg:width="0.119cm" svg:height="0.152cm" svg:x="4.331cm" svg:y="5.981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3" draw:layer="layout" svg:width="0.07cm" svg:height="0.2cm" svg:x="4.47cm" svg:y="5.93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3" draw:layer="layout" svg:width="0.119cm" svg:height="0.152cm" svg:x="3.597cm" svg:y="6.29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3" draw:layer="layout" svg:width="0.07cm" svg:height="0.2cm" svg:x="3.736cm" svg:y="6.251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3" draw:layer="layout" svg:width="0.134cm" svg:height="0.152cm" svg:x="3.822cm" svg:y="6.29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2" draw:text-style-name="P3" draw:layer="layout" svg:width="0.127cm" svg:height="0.152cm" svg:x="3.979cm" svg:y="6.299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2" draw:text-style-name="P3" draw:layer="layout" svg:width="0.12cm" svg:height="0.201cm" svg:x="4.131cm" svg:y="6.247cm" svg:viewBox="0 0 121 202" svg:d="M0 202c0-67 0-135 0-202 8 0 17 0 25 0 0 38 0 76 0 114 19-20 39-39 58-59 11 0 22 0 32 0-18 18-37 36-55 55 20 30 41 61 61 92-10 0-20 0-30 0-16-25-32-50-49-75-5 5-11 11-17 17 0 19 0 39 0 58-8 0-17 0-25 0z">
              <text:p/>
            </draw:path>
          </draw:g>
          <draw:path draw:style-name="gr1" draw:text-style-name="P1" draw:layer="layout" svg:width="0.634cm" svg:height="0.253cm" svg:x="4.557cm" svg:y="5.687cm" svg:viewBox="0 0 635 254" svg:d="M0 254c212-85 423-169 635-254">
            <text:p/>
          </draw:path>
          <draw:g>
            <draw:path draw:style-name="gr31" draw:text-style-name="P3" draw:layer="layout" svg:width="1.269cm" svg:height="0.761cm" svg:x="5.192cm" svg:y="5.306cm" svg:viewBox="0 0 1270 762" svg:d="M0 762c0-254 0-508 0-762 423 0 847 0 1270 0 0 254 0 508 0 762-423 0-847 0-1270 0z">
              <text:p/>
            </draw:path>
            <draw:path draw:style-name="gr32" draw:text-style-name="P3" draw:layer="layout" svg:width="0.187cm" svg:height="0.201cm" svg:x="5.339cm" svg:y="5.58cm" svg:viewBox="0 0 188 202" svg:d="M0 202l76-202h30l82 202h-30l-23-61h-85l-21 61zM57 119h70l-22-56c-6-17-11-31-14-42-3 13-7 26-11 39z">
              <text:p/>
            </draw:path>
            <draw:path draw:style-name="gr32" draw:text-style-name="P3" draw:layer="layout" svg:width="0.118cm" svg:height="0.149cm" svg:x="5.55cm" svg:y="5.632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3" draw:layer="layout" svg:width="0.126cm" svg:height="0.204cm" svg:x="5.697cm" svg:y="5.5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2" draw:text-style-name="P3" draw:layer="layout" svg:width="0.077cm" svg:height="0.149cm" svg:x="5.863cm" svg:y="5.632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3" draw:layer="layout" svg:width="0.136cm" svg:height="0.152cm" svg:x="5.946cm" svg:y="5.632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3" draw:layer="layout" svg:width="0.024cm" svg:height="0.201cm" svg:x="6.113cm" svg:y="5.58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3" draw:layer="layout" svg:width="0.126cm" svg:height="0.204cm" svg:x="6.167cm" svg:y="5.58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</draw:g>
          <draw:g>
            <draw:path draw:style-name="gr33" draw:text-style-name="P4" draw:layer="layout" svg:width="1.269cm" svg:height="0.761cm" svg:x="1.382cm" svg:y="5.814cm" svg:viewBox="0 0 1270 762" svg:d="M0 762c0-254 0-508 0-762 423 0 847 0 1270 0 0 254 0 508 0 762-423 0-847 0-1270 0z">
              <text:p/>
            </draw:path>
            <draw:path draw:style-name="gr34" draw:text-style-name="P4" draw:layer="layout" svg:width="0.157cm" svg:height="0.204cm" svg:x="1.748cm" svg:y="5.929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4" draw:text-style-name="P4" draw:layer="layout" svg:width="0.159cm" svg:height="0.207cm" svg:x="1.941cm" svg:y="5.926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4" draw:text-style-name="P4" draw:layer="layout" svg:width="0.151cm" svg:height="0.201cm" svg:x="2.14cm" svg:y="5.929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34" draw:text-style-name="P4" draw:layer="layout" svg:width="0.157cm" svg:height="0.201cm" svg:x="1.748cm" svg:y="6.247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34" draw:text-style-name="P4" draw:layer="layout" svg:width="0.136cm" svg:height="0.152cm" svg:x="1.937cm" svg:y="6.29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4" draw:text-style-name="P4" draw:layer="layout" svg:width="0.119cm" svg:height="0.152cm" svg:x="2.095cm" svg:y="6.29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4" draw:layer="layout" svg:width="0.07cm" svg:height="0.2cm" svg:x="2.234cm" svg:y="6.251cm" svg:viewBox="0 0 71 201" svg:d="M68 177l3 22c-7 1-13 2-19 2-9 0-16-1-21-4-4-3-8-7-10-12-2-4-3-14-3-29v-86h-18v-19h18v-36l25-15v51h25v19h-25v87c0 7 0 11 1 13s3 4 5 5 4 2 8 2c3 0 6 0 11 0z">
              <text:p/>
            </draw:path>
          </draw:g>
          <draw:path draw:style-name="gr1" draw:text-style-name="P1" draw:layer="layout" svg:width="0.634cm" svg:height="0cm" svg:x="2.652cm" svg:y="6.195cm" svg:viewBox="0 0 635 0" svg:d="M0 0c212 0 423 0 635 0">
            <text:p/>
          </draw:path>
          <draw:path draw:style-name="gr1" draw:text-style-name="P1" draw:layer="layout" svg:width="0.634cm" svg:height="0.253cm" svg:x="4.557cm" svg:y="6.449cm" svg:viewBox="0 0 635 254" svg:d="M0 0c212 85 423 169 635 254">
            <text:p/>
          </draw:path>
          <draw:g>
            <draw:path draw:style-name="gr31" draw:text-style-name="P3" draw:layer="layout" svg:width="1.269cm" svg:height="0.761cm" svg:x="5.192cm" svg:y="6.322cm" svg:viewBox="0 0 1270 762" svg:d="M0 762c0-254 0-508 0-762 423 0 847 0 1270 0 0 254 0 508 0 762-423 0-847 0-1270 0z">
              <text:p/>
            </draw:path>
            <draw:path draw:style-name="gr32" draw:text-style-name="P3" draw:layer="layout" svg:width="0.194cm" svg:height="0.201cm" svg:x="5.534cm" svg:y="6.596cm" svg:viewBox="0 0 195 202" svg:d="M0 202v-202h41l48 143c4 13 7 23 10 30 2-8 6-18 11-33l49-140h36v202h-27v-169l-59 169h-24l-58-171v171z">
              <text:p/>
            </draw:path>
            <draw:path draw:style-name="gr32" draw:text-style-name="P3" draw:layer="layout" svg:width="0.159cm" svg:height="0.207cm" svg:x="5.76cm" svg:y="6.593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32" draw:text-style-name="P3" draw:layer="layout" svg:width="0.165cm" svg:height="0.201cm" svg:x="5.96cm" svg:y="6.596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</draw:g>
          <draw:path draw:style-name="gr1" draw:text-style-name="P1" draw:layer="layout" svg:width="0.126cm" svg:height="0.634cm" svg:x="5.827cm" svg:y="7.084cm" svg:viewBox="0 0 127 635" svg:d="M0 0c42 212 85 423 127 635">
            <text:p/>
          </draw:path>
          <draw:path draw:style-name="gr1" draw:text-style-name="P3" draw:layer="layout" svg:width="1.269cm" svg:height="0.507cm" svg:x="6.462cm" svg:y="5.814cm" svg:viewBox="0 0 1270 508" svg:d="M0 0c423 169 847 339 1270 508">
            <text:p/>
          </draw:path>
          <draw:g>
            <draw:path draw:style-name="gr48" draw:text-style-name="P10" draw:layer="layout" svg:width="0.261cm" svg:height="0.16cm" svg:x="7.098cm" svg:y="6.783cm" svg:viewBox="0 0 262 161" svg:d="M202 155l4-31c10-1 17-5 21-11 6-7 9-18 9-31 0-14-3-25-9-33-5-8-13-13-23-16-6-1-19-2-39-2 15 14 23 30 23 51 0 25-9 44-27 58s-40 21-66 21c-17 0-33-3-48-9s-27-16-35-28-12-26-12-42c0-22 9-39 27-54l-23 1v-28l158-1c29 0 49 3 61 8 12 6 22 15 28 28 7 13 11 28 11 46 0 22-5 40-15 53-10 14-25 20-45 20zM93 130c24 0 42-5 53-14 11-10 16-22 16-37 0-14-6-26-17-36s-28-15-51-15-40 5-51 16c-11 10-17 22-17 36s6 26 17 36c11 9 28 14 50 14z">
              <text:p/>
            </draw:path>
            <draw:path draw:style-name="gr48" draw:text-style-name="P10" draw:layer="layout" svg:width="0.03cm" svg:height="0.096cm" svg:x="7.178cm" svg:y="6.653cm" svg:viewBox="0 0 31 97" svg:d="M31 97c-10 0-20 0-31 0 0-32 0-65 0-97 10 0 21 0 31 0 0 32 0 65 0 97z">
              <text:p/>
            </draw:path>
            <draw:path draw:style-name="gr48" draw:text-style-name="P10" draw:layer="layout" svg:width="0.191cm" svg:height="0.16cm" svg:x="7.097cm" svg:y="6.468cm" svg:viewBox="0 0 192 161" svg:d="M121 31l4-31c21 3 37 12 49 26s18 31 18 51c0 25-8 45-24 61-17 15-40 23-71 23-20 0-37-3-52-10-15-6-26-16-34-29-7-14-11-28-11-44 0-20 5-37 15-49 10-13 25-21 44-25l4 31c-12 3-22 8-28 16-6 7-9 16-9 26 0 16 6 29 17 39 11 9 29 14 53 14 25 0 42-5 53-15 12-9 17-22 17-37 0-13-4-23-11-31-8-9-19-14-34-16z">
              <text:p/>
            </draw:path>
            <draw:path draw:style-name="gr48" draw:text-style-name="P10" draw:layer="layout" svg:width="0.191cm" svg:height="0.169cm" svg:x="7.096cm" svg:y="6.283cm" svg:viewBox="0 0 192 170" svg:d="M96 170c-34 0-59-9-75-28-14-15-21-34-21-57 0-25 8-45 25-61 16-16 39-24 68-24 24 0 42 3 56 10s24 17 32 31c7 13 11 28 11 44 0 25-8 46-25 61-16 16-40 24-71 24zM96 139c24 0 41-5 53-16 11-10 17-23 17-38 0-16-6-29-18-39-11-10-29-15-53-15-23 0-40 5-52 16-11 10-17 23-17 38 0 16 6 29 18 39 11 10 29 15 52 15z">
              <text:p/>
            </draw:path>
            <draw:path draw:style-name="gr48" draw:text-style-name="P10" draw:layer="layout" svg:width="0.256cm" svg:height="0.158cm" svg:x="7.03cm" svg:y="6.099cm" svg:viewBox="0 0 257 159" svg:d="M253 29h-24c19 12 28 29 28 51 0 15-4 28-12 40-8 13-19 22-33 29-15 7-32 10-50 10-19 0-35-3-50-9s-27-15-35-27-12-26-12-41c0-11 3-21 7-29 5-9 11-16 19-21h-91v-31l253-1zM162 128c23 0 40-5 52-15s17-22 17-35c0-14-5-26-16-35-12-10-29-15-51-15-25 0-44 5-55 15-12 10-18 22-18 36s6 26 17 35c12 10 29 14 54 14z">
              <text:p/>
            </draw:path>
            <draw:path draw:style-name="gr48" draw:text-style-name="P10" draw:layer="layout" svg:width="0.191cm" svg:height="0.168cm" svg:x="7.095cm" svg:y="5.894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48" draw:text-style-name="P10" draw:layer="layout" svg:width="0.249cm" svg:height="0.09cm" svg:x="7.034cm" svg:y="5.687cm" svg:viewBox="0 0 250 91" svg:d="M220 4l27-4c2 9 3 17 3 24 0 11-2 20-5 26-4 6-9 11-14 13-6 3-19 4-37 4l-106 1v23h-24v-23h-45l-19-31h64v-32h24v32l107-1c9 0 14 0 17-2 2-1 4-3 6-5 1-3 2-6 2-11 0-3 0-8 0-14z">
              <text:p/>
            </draw:path>
            <draw:path draw:style-name="gr48" draw:text-style-name="P10" draw:layer="layout" svg:width="0.191cm" svg:height="0.168cm" svg:x="7.094cm" svg:y="5.505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48" draw:text-style-name="P10" draw:layer="layout" svg:width="0.184cm" svg:height="0.168cm" svg:x="7.097cm" svg:y="5.32cm" svg:viewBox="0 0 185 169" svg:d="M185 169l-95-66-89 63-1-38 45-30c8-5 14-9 19-12-8-6-15-10-20-14l-44-30v-38l90 62 94-66v37l-55 38-14 8 69 48z">
              <text:p/>
            </draw:path>
            <draw:path draw:style-name="gr48" draw:text-style-name="P10" draw:layer="layout" svg:width="0.249cm" svg:height="0.09cm" svg:x="7.033cm" svg:y="5.217cm" svg:viewBox="0 0 250 91" svg:d="M220 4l27-4c2 9 3 17 3 24 0 11-2 20-5 26-4 6-9 11-14 13-6 3-19 4-37 4l-106 1v23h-24v-23h-45l-19-31h64v-32h24v32l107-1c9 0 14 0 17-2 2-1 4-3 6-5 1-3 2-6 2-11 0-3 0-8 0-14z">
              <text:p/>
            </draw:path>
          </draw:g>
          <draw:g>
            <draw:path draw:style-name="gr31" draw:text-style-name="P3" draw:layer="layout" svg:width="1.65cm" svg:height="1.269cm" svg:x="19.289cm" svg:y="6.957cm" svg:viewBox="0 0 1651 1270" svg:d="M0 1270c0-423 0-847 0-1270 550 0 1101 0 1651 0 0 423 0 847 0 1270-550 0-1101 0-1651 0z">
              <text:p/>
            </draw:path>
            <draw:path draw:style-name="gr32" draw:text-style-name="P3" draw:layer="layout" svg:width="0.135cm" svg:height="0.152cm" svg:x="19.483cm" svg:y="7.21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3" draw:layer="layout" svg:width="0.134cm" svg:height="0.146cm" svg:x="19.632cm" svg:y="7.222cm" svg:viewBox="0 0 135 147" svg:d="M0 147l52-76-49-71h30l24 35c4 7 7 12 10 16 4-6 8-12 11-16l24-35h30l-49 71 52 76h-30l-30-45-7-10-38 55z">
              <text:p/>
            </draw:path>
            <draw:path draw:style-name="gr32" draw:text-style-name="P3" draw:layer="layout" svg:width="0.126cm" svg:height="0.205cm" svg:x="19.783cm" svg:y="7.219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2" draw:text-style-name="P3" draw:layer="layout" svg:width="0.134cm" svg:height="0.152cm" svg:x="19.933cm" svg:y="7.21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2" draw:text-style-name="P3" draw:layer="layout" svg:width="0.118cm" svg:height="0.149cm" svg:x="20.097cm" svg:y="7.21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3" draw:layer="layout" svg:width="0.119cm" svg:height="0.152cm" svg:x="20.245cm" svg:y="7.21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3" draw:layer="layout" svg:width="0.024cm" svg:height="0.201cm" svg:x="20.398cm" svg:y="7.167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3" draw:layer="layout" svg:width="0.136cm" svg:height="0.152cm" svg:x="20.451cm" svg:y="7.21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3" draw:layer="layout" svg:width="0.118cm" svg:height="0.149cm" svg:x="20.618cm" svg:y="7.21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3" draw:layer="layout" svg:width="0.126cm" svg:height="0.204cm" svg:x="19.904cm" svg:y="7.485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2" draw:text-style-name="P3" draw:layer="layout" svg:width="0.119cm" svg:height="0.149cm" svg:x="20.061cm" svg:y="7.54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2" draw:text-style-name="P3" draw:layer="layout" svg:width="0.119cm" svg:height="0.152cm" svg:x="20.209cm" svg:y="7.53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3" draw:layer="layout" svg:width="0.126cm" svg:height="0.204cm" svg:x="19.47cm" svg:y="7.803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2" draw:text-style-name="P3" draw:layer="layout" svg:width="0.024cm" svg:height="0.201cm" svg:x="19.636cm" svg:y="7.803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3" draw:layer="layout" svg:width="0.119cm" svg:height="0.152cm" svg:x="19.69cm" svg:y="7.855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3" draw:layer="layout" svg:width="0.126cm" svg:height="0.205cm" svg:x="19.842cm" svg:y="7.855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2" draw:text-style-name="P3" draw:layer="layout" svg:width="0.134cm" svg:height="0.152cm" svg:x="19.992cm" svg:y="7.855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32" draw:text-style-name="P3" draw:layer="layout" svg:width="0.07cm" svg:height="0.2cm" svg:x="20.142cm" svg:y="7.807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3" draw:layer="layout" svg:width="0.127cm" svg:height="0.152cm" svg:x="20.229cm" svg:y="7.855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32" draw:text-style-name="P3" draw:layer="layout" svg:width="0.118cm" svg:height="0.201cm" svg:x="20.381cm" svg:y="7.803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2" draw:text-style-name="P3" draw:layer="layout" svg:width="0.135cm" svg:height="0.152cm" svg:x="20.528cm" svg:y="7.855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3" draw:layer="layout" svg:width="0.077cm" svg:height="0.149cm" svg:x="20.694cm" svg:y="7.855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49" draw:text-style-name="P3" draw:layer="layout" svg:width="2.158cm" svg:height="1.904cm" svg:x="17.13cm" svg:y="5.052cm" svg:viewBox="0 0 2159 1905" svg:d="M0 0c720 635 1439 1270 2159 1905">
              <text:p/>
            </draw:path>
            <draw:path draw:style-name="gr50" draw:text-style-name="P3" draw:layer="layout" svg:width="0.145cm" svg:height="0.152cm" svg:x="17.99cm" svg:y="5.616cm" svg:viewBox="0 0 146 153" svg:d="M10 58l21 15c-6 8-8 16-7 24s6 16 14 23c9 8 16 12 24 12 7 0 12-3 17-7 3-5 4-10 2-16-1-4-5-12-13-23-10-15-16-26-20-33-3-7-4-15-3-21 1-7 4-13 9-19 4-5 9-8 15-10 6-3 12-3 19-3 4 1 10 2 16 5s12 7 18 12c9 8 15 15 19 24 4 8 6 16 5 23 0 7-3 14-9 23l-20-15c4-6 6-13 5-20-1-6-5-13-12-19-8-7-15-11-21-11s-11 2-14 6c-2 2-4 5-4 8s1 7 3 11c1 2 5 9 11 19 10 14 16 25 19 32 4 7 5 14 4 21 0 7-3 14-9 20-5 6-12 11-21 13-8 2-17 2-26-1-10-3-19-8-27-16-14-12-22-25-24-37-2-13 1-26 9-40z">
              <text:p/>
            </draw:path>
            <draw:path draw:style-name="gr50" draw:text-style-name="P3" draw:layer="layout" svg:width="0.204cm" svg:height="0.169cm" svg:x="18.048cm" svg:y="5.699cm" svg:viewBox="0 0 205 170" svg:d="M0 152l134-152 18 15-13 14c9-2 17-2 24 0 8 2 15 6 22 12 10 8 16 18 19 29 2 11 2 23-2 35s-11 23-20 33c-10 12-21 20-33 25-12 6-24 8-36 6s-22-7-30-15c-7-5-11-11-14-18-2-7-4-14-3-21l-47 54zM102 70c-13 15-19 28-20 39 0 12 4 22 12 29 9 8 19 10 31 9 12-2 25-11 38-25 12-14 19-28 19-40 1-12-3-21-11-29-8-7-19-9-31-7-13 2-26 10-38 24z">
              <text:p/>
            </draw:path>
            <draw:path draw:style-name="gr50" draw:text-style-name="P3" draw:layer="layout" svg:width="0.148cm" svg:height="0.151cm" svg:x="18.222cm" svg:y="5.823cm" svg:viewBox="0 0 149 152" svg:d="M89 123l16 18c-13 9-26 12-40 11-13-1-27-7-40-18-16-15-24-31-25-49s7-37 23-54c16-19 33-29 52-31 18-1 35 4 51 18 14 13 22 29 23 47 0 18-8 36-24 55-1 1-2 2-4 4l-83-73c-10 13-15 25-14 37 0 12 6 23 15 31 7 6 15 10 23 10 8 1 17-1 27-6zM52 37l64 56c7-10 11-19 11-28 0-12-4-23-14-32-9-8-19-11-30-11-12 1-22 6-31 15z">
              <text:p/>
            </draw:path>
            <draw:path draw:style-name="gr50" draw:text-style-name="P3" draw:layer="layout" svg:width="0.148cm" svg:height="0.151cm" svg:x="18.339cm" svg:y="5.926cm" svg:viewBox="0 0 149 152" svg:d="M89 123l16 18c-13 9-26 12-40 11-13-1-27-7-40-18-16-15-24-31-25-49s7-37 23-54c16-19 33-29 52-31 18-1 35 4 51 18 14 13 22 29 23 47 0 18-8 36-24 55-1 1-2 2-4 4l-83-73c-10 13-15 25-14 37 0 12 6 23 15 31 7 6 15 10 23 10 8 1 17-1 27-6zM52 37l64 56c7-10 11-19 11-28 0-12-4-23-14-32-9-8-19-11-30-11-12 1-22 6-31 15z">
              <text:p/>
            </draw:path>
            <draw:path draw:style-name="gr50" draw:text-style-name="P3" draw:layer="layout" svg:width="0.203cm" svg:height="0.17cm" svg:x="18.456cm" svg:y="6.028cm" svg:viewBox="0 0 204 171" svg:d="M53 155l12-13c-17 4-32 1-45-11-9-8-15-18-18-29s-3-23 1-35c3-12 10-24 20-35s20-20 32-25c11-6 23-8 34-6 12 1 22 6 31 14 7 6 11 12 14 20 3 7 4 15 3 22l48-54 19 16-134 152zM42 48c-13 15-19 28-19 40s4 22 12 29 18 10 30 9c11-2 23-9 35-23 13-15 20-29 21-41 0-12-4-22-13-30-8-7-18-10-30-8-11 2-24 10-36 24z">
              <text:p/>
            </draw:path>
            <draw:path draw:style-name="gr50" draw:text-style-name="P3" draw:layer="layout" svg:width="0.204cm" svg:height="0.169cm" svg:x="17.729cm" svg:y="5.842cm" svg:viewBox="0 0 205 170" svg:d="M0 152l134-152 18 15-13 14c9-2 17-2 24 0 8 2 15 6 22 12 10 8 16 18 19 29 2 11 2 23-2 35s-11 23-20 33c-10 12-21 20-33 25-12 6-24 8-36 6s-22-7-30-15c-7-5-11-11-14-18-2-7-4-14-3-21l-47 54zM102 70c-13 15-19 28-20 39 0 12 4 22 12 29 9 8 19 10 31 9 12-2 25-11 38-25 12-14 19-28 19-40 1-12-3-21-11-29-8-7-19-9-31-7-13 2-26 10-38 24z">
              <text:p/>
            </draw:path>
            <draw:path draw:style-name="gr50" draw:text-style-name="P3" draw:layer="layout" svg:width="0.152cm" svg:height="0.126cm" svg:x="17.885cm" svg:y="5.946cm" svg:viewBox="0 0 153 127" svg:d="M0 110l97-110 17 15-15 17c11-5 19-6 25-6 6 1 11 3 15 7 6 5 11 13 14 22l-22 12c-2-6-6-11-10-15s-8-6-14-6c-5 0-10 1-15 4-8 5-16 11-23 19l-50 58z">
              <text:p/>
            </draw:path>
            <draw:path draw:style-name="gr50" draw:text-style-name="P3" draw:layer="layout" svg:width="0.148cm" svg:height="0.15cm" svg:x="17.972cm" svg:y="6.026cm" svg:viewBox="0 0 149 151" svg:d="M23 30c18-20 37-30 57-30 17 0 32 6 45 18 16 14 23 29 24 48 1 18-6 36-21 53-13 14-25 24-36 28-12 4-23 5-35 3-12-3-23-9-33-17-15-14-23-29-24-48-1-18 7-36 23-55zM42 47c-13 14-19 27-19 40 0 12 5 23 14 31 10 8 21 12 33 10s25-10 38-24c12-14 18-27 18-39-1-13-5-23-14-31-10-8-21-12-33-10-12 1-25 9-37 23z">
              <text:p/>
            </draw:path>
            <draw:path draw:style-name="gr50" draw:text-style-name="P3" draw:layer="layout" svg:width="0.181cm" svg:height="0.155cm" svg:x="18.076cm" svg:y="6.086cm" svg:viewBox="0 0 182 156" svg:d="M0 140l85-96-16-14 13-15 15 14 10-11c7-7 12-12 17-15 6-3 12-4 19-3 7 2 15 6 23 13 5 4 11 10 16 17l-18 15c-3-4-7-8-10-11-6-5-11-7-15-7s-9 3-15 9l-8 10 21 18-13 15-21-19-84 96z">
              <text:p/>
            </draw:path>
            <draw:path draw:style-name="gr50" draw:text-style-name="P3" draw:layer="layout" svg:width="0.151cm" svg:height="0.167cm" svg:x="18.132cm" svg:y="6.124cm" svg:viewBox="0 0 152 168" svg:d="M114 22c7-8 13-15 20-22 6 6 12 11 18 17-6 7-12 14-19 21-6-5-12-11-19-16zM0 151c32-36 65-73 97-110 7 6 13 11 19 17-32 37-65 73-97 110-7-6-13-11-19-17z">
              <text:p/>
            </draw:path>
            <draw:path draw:style-name="gr50" draw:text-style-name="P3" draw:layer="layout" svg:width="0.151cm" svg:height="0.167cm" svg:x="18.179cm" svg:y="6.165cm" svg:viewBox="0 0 152 168" svg:d="M0 151c45-50 89-101 134-151 6 6 12 11 18 17-44 50-89 101-133 151-7-6-13-11-19-17z">
              <text:p/>
            </draw:path>
            <draw:path draw:style-name="gr50" draw:text-style-name="P3" draw:layer="layout" svg:width="0.148cm" svg:height="0.151cm" svg:x="18.246cm" svg:y="6.268cm" svg:viewBox="0 0 149 152" svg:d="M89 123l16 18c-13 9-26 12-40 11-13-1-27-7-40-18-16-15-24-31-25-49s7-37 23-54c16-19 33-29 52-31 18-1 35 4 51 18 14 13 22 29 23 47 0 18-8 36-24 55-1 1-2 2-4 4l-83-73c-10 13-15 25-14 37 0 12 6 23 15 31 7 6 15 10 23 10 8 1 17-1 27-6zM52 37l64 56c7-10 11-19 11-28 0-12-4-23-14-32-9-8-19-11-30-11-12 1-22 6-31 15z">
              <text:p/>
            </draw:path>
          </draw:g>
          <draw:g>
            <draw:path draw:style-name="gr23" draw:text-style-name="P3" draw:layer="layout" svg:width="5.333cm" svg:height="0.253cm" svg:x="13.955cm" svg:y="7.719cm" svg:viewBox="0 0 5334 254" svg:d="M0 254c1778-85 3556-169 5334-254">
              <text:p/>
            </draw:path>
            <draw:path draw:style-name="gr51" draw:text-style-name="P3" draw:layer="layout" svg:width="0.081cm" svg:height="0.206cm" svg:x="16.162cm" svg:y="7.596cm" svg:viewBox="0 0 82 207" svg:d="M28 207l-6-128-21 1-1-19 21-1-1-15c0-10 0-17 2-22 2-6 6-12 12-16s14-6 25-7c7 0 15 0 23 2l-2 22c-6 0-10 0-15 0-8 0-13 2-16 5s-4 9-4 17l1 13 28-2 1 19-28 2 6 128z">
              <text:p/>
            </draw:path>
            <draw:path draw:style-name="gr51" draw:text-style-name="P3" draw:layer="layout" svg:width="0.136cm" svg:height="0.153cm" svg:x="16.255cm" svg:y="7.646cm" svg:viewBox="0 0 137 154" svg:d="M105 130c-9 9-18 14-26 18-8 3-17 5-27 6-16 1-28-3-37-10s-14-17-15-29c0-8 1-14 4-20s7-11 12-15 11-7 18-9c4-2 12-3 22-5 19-3 34-7 43-10 0-4 0-6 0-7 0-10-3-17-8-21-7-5-16-7-29-7-11 1-20 3-25 7-6 5-10 12-12 22l-25-2c2-10 5-19 10-25 5-7 12-12 21-16 10-4 21-6 34-7 12 0 22 1 30 3 9 3 14 6 18 10 4 5 7 10 9 17 1 4 2 12 2 23l2 33c1 23 2 38 4 44 1 6 3 11 7 17l-25 1c-3-5-6-11-7-18zM100 75c-9 4-22 8-40 11-10 2-17 4-22 6-4 2-7 5-9 9-2 3-3 7-3 12 0 6 3 12 8 16 6 4 13 6 23 6 9-1 18-3 25-8 7-4 13-10 16-18 2-6 3-14 3-25z">
              <text:p/>
            </draw:path>
            <draw:path draw:style-name="gr51" draw:text-style-name="P3" draw:layer="layout" svg:width="0.125cm" svg:height="0.152cm" svg:x="16.415cm" svg:y="7.638cm" svg:viewBox="0 0 126 153" svg:d="M7 153l-7-147 23-1 1 21c10-16 25-25 45-26 9 0 17 1 24 4 8 3 14 6 18 11 3 5 6 11 8 18 1 5 2 13 3 24l4 91-25 1-4-90c-1-10-2-17-4-22-3-5-6-9-11-12s-11-4-18-4c-10 1-19 5-26 12-8 7-11 20-10 39l4 80z">
              <text:p/>
            </draw:path>
            <draw:path draw:style-name="gr51" draw:text-style-name="P3" draw:layer="layout" svg:width="0.128cm" svg:height="0.152cm" svg:x="16.647cm" svg:y="7.627cm" svg:viewBox="0 0 129 153" svg:d="M104 94l25 2c-2 17-8 31-19 41-10 10-23 15-39 16-21 1-37-5-50-17-13-13-20-31-21-56-1-16 1-29 6-42 5-12 12-21 23-27 10-7 21-10 34-11 16-1 29 3 40 10 10 8 17 19 21 34l-25 4c-3-9-7-17-13-21-6-5-14-7-22-7-12 1-22 6-29 15-8 9-11 24-10 43 1 20 6 34 13 43 8 9 19 13 31 12 10 0 18-4 24-10 6-7 10-16 11-29z">
              <text:p/>
            </draw:path>
            <draw:path draw:style-name="gr51" draw:text-style-name="P3" draw:layer="layout" svg:width="0.205cm" svg:height="0.156cm" svg:x="16.795cm" svg:y="7.616cm" svg:viewBox="0 0 206 157" svg:d="M7 157l-7-147 22-1 1 21c4-8 10-13 18-18 7-5 16-7 25-8 11 0 20 1 27 6 8 4 13 10 16 17 11-17 26-26 44-27 15-1 26 3 34 11 9 7 13 19 14 36l5 101-25 1-5-93c0-10-1-17-3-21s-5-8-9-10c-5-3-10-4-15-4-11 1-19 5-26 12-6 7-9 18-8 33l4 86-25 1-5-96c0-11-3-19-7-24-4-6-11-8-20-8-7 1-13 3-19 7s-10 9-12 17c-2 7-3 17-3 31l4 76z">
              <text:p/>
            </draw:path>
            <draw:path draw:style-name="gr51" draw:text-style-name="P3" draw:layer="layout" svg:width="0.129cm" svg:height="0.207cm" svg:x="17.03cm" svg:y="7.554cm" svg:viewBox="0 0 130 208" svg:d="M108 203l-1-18c-9 14-22 22-40 23-12 0-23-2-33-8s-18-15-24-26-9-25-10-39c-1-15 1-28 6-41 4-12 11-21 20-28s20-10 32-11c9 0 17 1 24 5 7 3 13 8 17 14l-3-73 25-1 9 202zM25 134c1 18 6 32 14 41 9 9 18 13 29 13 11-1 20-6 28-15 7-9 10-23 9-41-1-20-5-34-14-43-8-9-18-14-29-13-11 0-21 5-28 15-7 9-10 23-9 43z">
              <text:p/>
            </draw:path>
            <draw:path draw:style-name="gr51" draw:text-style-name="P3" draw:layer="layout" svg:width="0.119cm" svg:height="0.152cm" svg:x="17.189cm" svg:y="7.602cm" svg:viewBox="0 0 120 153" svg:d="M0 108l25-4c2 9 6 17 12 22 7 5 15 7 26 7 12-1 20-4 25-9 5-4 7-10 7-16s-3-10-9-13c-3-2-12-5-25-8-18-4-30-7-37-10-8-3-13-7-17-13s-7-12-7-19 1-13 4-19c2-5 6-10 11-14 4-3 9-6 15-8 7-2 14-4 21-4 12 0 22 1 31 4 8 3 15 7 19 13 5 5 8 13 10 22l-25 5c-1-8-5-14-10-18-5-5-12-6-22-6-11 1-18 3-23 7-4 4-6 8-6 14 0 3 1 6 3 8 2 3 5 5 10 7 2 0 9 2 21 5 17 4 29 7 36 10 8 2 14 6 18 12 4 5 7 12 7 21 0 8-2 16-6 23-4 8-11 14-20 18-9 5-19 7-30 8-19 1-33-3-43-10-11-8-17-20-21-35z">
              <text:p/>
            </draw:path>
            <draw:path draw:style-name="gr51" draw:text-style-name="P3" draw:layer="layout" svg:width="0.068cm" svg:height="0.211cm" svg:x="17.405cm" svg:y="7.536cm" svg:viewBox="0 0 69 212" svg:d="M0 212c16-71 33-141 49-211 7 0 13-1 20-1-16 70-33 140-49 211-7 0-13 0-20 1z">
              <text:p/>
            </draw:path>
            <draw:path draw:style-name="gr51" draw:text-style-name="P3" draw:layer="layout" svg:width="0.129cm" svg:height="0.207cm" svg:x="17.572cm" svg:y="7.529cm" svg:viewBox="0 0 130 208" svg:d="M108 203l-1-18c-9 14-22 22-40 23-12 0-23-2-33-8s-18-15-24-26-9-25-10-39c-1-15 1-28 6-41 4-12 11-21 20-28s20-10 32-11c9 0 17 1 24 5 7 3 13 8 17 14l-3-73 25-1 9 202zM25 134c1 18 6 32 14 41 9 9 18 13 29 13 11-1 20-6 28-15 7-9 10-23 9-41-1-20-5-34-14-43-8-9-18-14-29-13-11 0-21 5-28 15-7 9-10 23-9 43z">
              <text:p/>
            </draw:path>
            <draw:path draw:style-name="gr51" draw:text-style-name="P3" draw:layer="layout" svg:width="0.136cm" svg:height="0.153cm" svg:x="17.731cm" svg:y="7.576cm" svg:viewBox="0 0 137 154" svg:d="M105 130c-9 9-18 14-26 18-8 3-17 5-27 6-16 1-28-3-37-10s-14-17-15-29c0-8 1-14 4-20s7-11 12-15 11-7 18-9c4-2 12-3 22-5 19-3 34-7 43-10 0-4 0-6 0-7 0-10-3-17-8-21-7-5-16-7-29-7-11 1-20 3-25 7-6 5-10 12-12 22l-25-2c2-10 5-19 10-25 5-7 12-12 21-16 10-4 21-6 34-7 12 0 22 1 30 3 9 3 14 6 18 10 4 5 7 10 9 17 1 4 2 12 2 23l2 33c1 23 2 38 4 44 1 6 3 11 7 17l-25 1c-3-5-6-11-7-18zM100 75c-9 4-22 8-40 11-10 2-17 4-22 6-4 2-7 5-9 9-2 3-3 7-3 12 0 6 3 12 8 16 6 4 13 6 23 6 9-1 18-3 25-8 7-4 13-10 16-18 2-6 3-14 3-25z">
              <text:p/>
            </draw:path>
            <draw:path draw:style-name="gr51" draw:text-style-name="P3" draw:layer="layout" svg:width="0.077cm" svg:height="0.199cm" svg:x="17.877cm" svg:y="7.522cm" svg:viewBox="0 0 78 200" svg:d="M74 176l4 21c-7 2-13 3-19 3-9 1-16 0-21-3s-8-6-11-11c-2-4-3-14-4-29l-4-86-18 1-1-19 18-1-2-36 25-16 2 51 25-1 1 19-25 1 4 86c0 8 1 12 2 14s2 4 4 5 5 1 9 1c3 0 6 0 11 0z">
              <text:p/>
            </draw:path>
            <draw:path draw:style-name="gr51" draw:text-style-name="P3" draw:layer="layout" svg:width="0.136cm" svg:height="0.153cm" svg:x="17.968cm" svg:y="7.564cm" svg:viewBox="0 0 137 154" svg:d="M105 130c-9 9-18 14-26 18-8 3-17 5-27 6-16 1-28-3-37-10s-14-17-15-29c0-8 1-14 4-20s7-11 12-15 11-7 18-9c4-2 12-3 22-5 19-3 34-7 43-10 0-4 0-6 0-7 0-10-3-17-8-21-7-5-16-7-29-7-11 1-20 3-25 7-6 5-10 12-12 22l-25-2c2-10 5-19 10-25 5-7 12-12 21-16 10-4 21-6 34-7 12 0 22 1 30 3 9 3 14 6 18 10 4 5 7 10 9 17 1 4 2 12 2 23l2 33c1 23 2 38 4 44 1 6 3 11 7 17l-25 1c-3-5-6-11-7-18zM100 75c-9 4-22 8-40 11-10 2-17 4-22 6-4 2-7 5-9 9-2 3-3 7-3 12 0 6 3 12 8 16 6 4 13 6 23 6 9-1 18-3 25-8 7-4 13-10 16-18 2-6 3-14 3-25z">
              <text:p/>
            </draw:path>
          </draw:g>
          <draw:g>
            <draw:path draw:style-name="gr23" draw:text-style-name="P3" draw:layer="layout" svg:width="5.333cm" svg:height="0.126cm" svg:x="13.955cm" svg:y="8.1cm" svg:viewBox="0 0 5334 127" svg:d="M0 127c1778-42 3556-85 5334-127">
              <text:p/>
            </draw:path>
            <draw:path draw:style-name="gr51" draw:text-style-name="P3" draw:layer="layout" svg:width="0.123cm" svg:height="0.202cm" svg:x="15.978cm" svg:y="7.912cm" svg:viewBox="0 0 124 203" svg:d="M5 203l-5-202 25-1 2 72c11-14 25-21 43-21 11 0 20 2 28 6s14 10 18 17c3 8 5 18 6 33l2 93h-25l-2-93c-1-12-4-21-9-27-6-6-13-8-23-8-7 0-14 2-20 6-7 4-11 10-14 16-2 7-3 16-3 27l2 81z">
              <text:p/>
            </draw:path>
            <draw:path draw:style-name="gr51" draw:text-style-name="P3" draw:layer="layout" svg:width="0.135cm" svg:height="0.152cm" svg:x="16.129cm" svg:y="7.96cm" svg:viewBox="0 0 136 153" svg:d="M111 102l25 2c-4 15-11 27-22 36-11 8-25 13-42 13-21 0-39-6-52-19-13-12-19-31-20-55s5-44 18-57c12-14 29-21 49-22 20 0 36 6 49 19s19 32 20 56c0 1 0 3 0 6l-111 3c1 16 6 28 15 37 9 8 19 12 32 12 10 0 18-3 24-8 7-5 12-12 15-23zM26 64l85-2c-2-13-5-22-11-28-8-10-19-14-32-14-12 0-22 4-30 12s-12 19-12 32z">
              <text:p/>
            </draw:path>
            <draw:path draw:style-name="gr51" draw:text-style-name="P3" draw:layer="layout" svg:width="0.135cm" svg:height="0.152cm" svg:x="16.287cm" svg:y="7.956cm" svg:viewBox="0 0 136 153" svg:d="M104 131c-9 8-17 14-26 17-8 3-17 5-27 5-16 1-29-3-37-10-9-8-14-18-14-30 0-7 1-14 4-20 4-6 8-11 13-14 5-4 11-7 18-9 4-1 12-3 22-4 19-3 34-6 44-10 0-3 0-5 0-6-1-10-3-17-8-21-7-6-16-8-29-8-11 0-20 3-26 7-5 4-9 11-11 21l-26-2c2-11 6-19 11-26 5-6 12-11 22-15 9-4 20-6 33-6s23 1 31 4c8 2 14 6 18 10 3 5 6 10 8 17 1 4 1 12 2 23v33c1 23 2 38 3 44s4 12 7 17l-25 1c-3-5-5-11-7-18zM101 75c-9 4-22 8-40 11-11 1-18 3-22 5s-8 5-10 9c-2 3-3 7-3 12 0 6 3 12 8 16 5 5 13 7 22 6 10 0 18-2 26-7 7-4 12-10 16-17 2-6 3-14 3-26z">
              <text:p/>
            </draw:path>
            <draw:path draw:style-name="gr51" draw:text-style-name="P3" draw:layer="layout" svg:width="0.073cm" svg:height="0.2cm" svg:x="16.436cm" svg:y="7.905cm" svg:viewBox="0 0 74 201" svg:d="M71 176l3 22c-6 2-13 3-18 3-9 0-16-1-21-4s-9-7-11-11c-2-5-3-15-4-30l-2-85h-18v-19h18l-1-37 25-15 1 51 25-1v19l-25 1 2 87c1 7 1 11 2 13s3 4 5 5 4 2 8 2c3 0 6-1 11-1z">
              <text:p/>
            </draw:path>
            <draw:path draw:style-name="gr51" draw:text-style-name="P3" draw:layer="layout" svg:width="0.135cm" svg:height="0.152cm" svg:x="16.522cm" svg:y="7.95cm" svg:viewBox="0 0 136 153" svg:d="M111 102l25 2c-4 15-11 27-22 36-11 8-25 13-42 13-21 0-39-6-52-19-13-12-19-31-20-55s5-44 18-57c12-14 29-21 49-22 20 0 36 6 49 19s19 32 20 56c0 1 0 3 0 6l-111 3c1 16 6 28 15 37 9 8 19 12 32 12 10 0 18-3 24-8 7-5 12-12 15-23zM26 64l85-2c-2-13-5-22-11-28-8-10-19-14-32-14-12 0-22 4-30 12s-12 19-12 32z">
              <text:p/>
            </draw:path>
            <draw:path draw:style-name="gr51" draw:text-style-name="P3" draw:layer="layout" svg:width="0.077cm" svg:height="0.15cm" svg:x="16.686cm" svg:y="7.947cm" svg:viewBox="0 0 78 151" svg:d="M3 151l-3-147h22l1 23c5-11 10-18 14-22 5-3 10-5 16-5 8 0 17 2 25 7l-8 23c-6-3-12-4-17-4-6 0-10 2-14 5-4 4-7 8-9 14-2 9-4 19-3 29l1 77z">
              <text:p/>
            </draw:path>
            <draw:path draw:style-name="gr51" draw:text-style-name="P3" draw:layer="layout" svg:width="0.128cm" svg:height="0.152cm" svg:x="16.854cm" svg:y="7.942cm" svg:viewBox="0 0 129 153" svg:d="M103 95l26 3c-3 16-9 30-20 40-11 9-24 15-40 15-20 0-37-6-49-19-13-12-19-31-20-55 0-16 2-30 7-42s13-21 23-27c11-6 22-10 35-10 16 0 29 3 39 11s17 20 20 35l-25 3c-2-10-6-17-12-22s-13-7-21-7c-13 0-23 5-30 14-8 9-11 24-11 43 0 20 5 34 12 43 8 9 18 13 30 13 10 0 18-3 25-10 6-6 10-15 11-28z">
              <text:p/>
            </draw:path>
            <draw:path draw:style-name="gr51" draw:text-style-name="P3" draw:layer="layout" svg:width="0.201cm" svg:height="0.153cm" svg:x="17.003cm" svg:y="7.937cm" svg:viewBox="0 0 202 154" svg:d="M3 154l-3-147 22-1v21c5-8 11-13 18-18 8-4 17-7 26-7 11 0 20 2 27 6s13 10 16 18c11-17 26-26 44-26 15 0 26 3 34 11s13 20 13 37l2 101h-25l-2-92c0-10-1-17-3-22-1-4-4-8-9-10-4-3-9-4-15-4-10 0-18 4-25 11s-10 18-10 33l2 86-25 1-2-96c0-11-2-19-6-25-5-5-11-8-20-8-7 0-14 2-20 6-5 4-10 10-12 17-3 7-4 17-3 31l1 76z">
              <text:p/>
            </draw:path>
            <draw:path draw:style-name="gr51" draw:text-style-name="P3" draw:layer="layout" svg:width="0.128cm" svg:height="0.205cm" svg:x="17.238cm" svg:y="7.88cm" svg:viewBox="0 0 129 206" svg:d="M106 202l-1-18c-9 15-22 22-40 22-12 1-23-2-33-8-9-7-17-15-23-27-6-11-9-24-9-39s2-28 6-40c5-12 12-22 22-28 9-7 20-10 32-10 9-1 17 1 24 5 7 3 12 8 17 14l-2-72 25-1 5 202zM25 131c0 19 5 33 13 42s18 14 29 13c11 0 20-5 27-14 8-9 11-22 11-40 0-20-5-35-13-44s-18-14-29-14c-11 1-20 5-28 15-7 9-10 23-10 42z">
              <text:p/>
            </draw:path>
            <draw:path draw:style-name="gr51" draw:text-style-name="P3" draw:layer="layout" svg:width="0.119cm" svg:height="0.152cm" svg:x="17.395cm" svg:y="7.93cm" svg:viewBox="0 0 120 153" svg:d="M0 106l25-3c2 10 5 17 12 22 6 6 15 8 26 8s19-3 24-8c6-5 8-10 8-17 0-5-3-10-8-13-4-2-13-5-26-8-17-4-30-7-37-11-7-3-13-7-16-13-4-6-6-12-6-20-1-6 1-12 4-18 2-5 6-10 11-14 4-3 9-5 16-8 6-2 13-3 21-3 11 0 21 1 30 4 9 4 15 8 19 14 5 5 8 13 9 23l-24 3c-2-8-5-14-10-18s-12-6-22-6c-11 0-18 2-23 6-4 4-7 9-7 14 1 3 2 6 4 9 2 2 5 4 9 6 2 1 9 3 21 6 17 4 29 8 36 11 7 2 13 7 17 12 5 6 7 13 7 21 0 9-2 16-7 24-4 7-11 13-20 17s-19 7-30 7c-19 0-33-3-43-11s-17-20-20-36z">
              <text:p/>
            </draw:path>
            <draw:path draw:style-name="gr51" draw:text-style-name="P3" draw:layer="layout" svg:width="0.073cm" svg:height="0.209cm" svg:x="17.611cm" svg:y="7.869cm" svg:viewBox="0 0 74 210" svg:d="M0 210c18-70 36-140 54-210 7 0 13 0 20 0-18 70-36 140-54 209-7 1-13 1-20 1z">
              <text:p/>
            </draw:path>
            <draw:path draw:style-name="gr51" draw:text-style-name="P3" draw:layer="layout" svg:width="0.128cm" svg:height="0.205cm" svg:x="17.78cm" svg:y="7.867cm" svg:viewBox="0 0 129 206" svg:d="M106 202l-1-18c-9 15-22 22-40 22-12 1-23-2-33-8-9-7-17-15-23-27-6-11-9-24-9-39s2-28 6-40c5-12 12-22 22-28 9-7 20-10 32-10 9-1 17 1 24 5 7 3 12 8 17 14l-2-72 25-1 5 202zM25 131c0 19 5 33 13 42s18 14 29 13c11 0 20-5 27-14 8-9 11-22 11-40 0-20-5-35-13-44s-18-14-29-14c-11 1-20 5-28 15-7 9-10 23-10 42z">
              <text:p/>
            </draw:path>
            <draw:path draw:style-name="gr51" draw:text-style-name="P3" draw:layer="layout" svg:width="0.135cm" svg:height="0.152cm" svg:x="17.938cm" svg:y="7.916cm" svg:viewBox="0 0 136 153" svg:d="M104 131c-9 8-17 14-26 17-8 3-17 5-27 5-16 1-29-3-37-10-9-8-14-18-14-30 0-7 1-14 4-20 4-6 8-11 13-14 5-4 11-7 18-9 4-1 12-3 22-4 19-3 34-6 44-10 0-3 0-5 0-6-1-10-3-17-8-21-7-6-16-8-29-8-11 0-20 3-26 7-5 4-9 11-11 21l-26-2c2-11 6-19 11-26 5-6 12-11 22-15 9-4 20-6 33-6s23 1 31 4c8 2 14 6 18 10 3 5 6 10 8 17 1 4 1 12 2 23v33c1 23 2 38 3 44s4 12 7 17l-25 1c-3-5-5-11-7-18zM101 75c-9 4-22 8-40 11-11 1-18 3-22 5s-8 5-10 9c-2 3-3 7-3 12 0 6 3 12 8 16 5 5 13 7 22 6 10 0 18-2 26-7 7-4 12-10 16-17 2-6 3-14 3-26z">
              <text:p/>
            </draw:path>
            <draw:path draw:style-name="gr51" draw:text-style-name="P3" draw:layer="layout" svg:width="0.073cm" svg:height="0.2cm" svg:x="18.086cm" svg:y="7.865cm" svg:viewBox="0 0 74 201" svg:d="M71 176l3 22c-6 2-13 3-18 3-9 0-16-1-21-4s-9-7-11-11c-2-5-3-15-4-30l-2-85h-18v-19h18l-1-37 25-15 1 51 25-1v19l-25 1 2 87c1 7 1 11 2 13s3 4 5 5 4 2 8 2c3 0 6-1 11-1z">
              <text:p/>
            </draw:path>
            <draw:path draw:style-name="gr51" draw:text-style-name="P3" draw:layer="layout" svg:width="0.135cm" svg:height="0.152cm" svg:x="18.175cm" svg:y="7.911cm" svg:viewBox="0 0 136 153" svg:d="M104 131c-9 8-17 14-26 17-8 3-17 5-27 5-16 1-29-3-37-10-9-8-14-18-14-30 0-7 1-14 4-20 4-6 8-11 13-14 5-4 11-7 18-9 4-1 12-3 22-4 19-3 34-6 44-10 0-3 0-5 0-6-1-10-3-17-8-21-7-6-16-8-29-8-11 0-20 3-26 7-5 4-9 11-11 21l-26-2c2-11 6-19 11-26 5-6 12-11 22-15 9-4 20-6 33-6s23 1 31 4c8 2 14 6 18 10 3 5 6 10 8 17 1 4 1 12 2 23v33c1 23 2 38 3 44s4 12 7 17l-25 1c-3-5-5-11-7-18zM101 75c-9 4-22 8-40 11-11 1-18 3-22 5s-8 5-10 9c-2 3-3 7-3 12 0 6 3 12 8 16 5 5 13 7 22 6 10 0 18-2 26-7 7-4 12-10 16-17 2-6 3-14 3-26z">
              <text:p/>
            </draw:path>
          </draw:g>
          <draw:g>
            <draw:path draw:style-name="gr23" draw:text-style-name="P3" draw:layer="layout" svg:width="5.333cm" svg:height="0.38cm" svg:x="13.955cm" svg:y="7.338cm" svg:viewBox="0 0 5334 381" svg:d="M0 381c1778-127 3556-254 5334-381">
              <text:p/>
            </draw:path>
            <draw:path draw:style-name="gr51" draw:text-style-name="P3" draw:layer="layout" svg:width="0.138cm" svg:height="0.154cm" svg:x="15.604cm" svg:y="7.382cm" svg:viewBox="0 0 139 155" svg:d="M107 130c-9 8-17 14-25 18-9 3-18 6-27 6-16 2-29-1-38-9-9-7-14-17-15-29-1-7 0-14 3-20s7-11 12-15 11-7 17-9c5-2 12-4 22-5 20-4 34-8 43-12 0-3 0-6 0-6-1-10-3-17-8-21-7-5-17-7-29-6-12 0-21 3-26 7-5 5-9 12-11 22l-25-1c1-10 5-19 9-26 5-7 12-12 21-16 10-4 21-7 33-8 13-1 23 0 31 3 8 2 15 5 19 9 4 5 7 10 9 17 1 4 2 12 2 23l3 33c1 23 3 37 5 43 1 6 4 12 7 17l-25 2c-3-5-6-11-7-17zM101 74c-9 4-22 8-40 12-10 2-17 5-22 7-4 2-7 5-9 9-2 3-3 7-2 12 0 6 3 12 8 16 6 4 13 6 23 5 9-1 18-3 25-8s12-11 15-19c3-5 3-14 2-25z">
              <text:p/>
            </draw:path>
            <draw:path draw:style-name="gr51" draw:text-style-name="P3" draw:layer="layout" svg:width="0.129cm" svg:height="0.154cm" svg:x="15.762cm" svg:y="7.37cm" svg:viewBox="0 0 130 155" svg:d="M108 148l-1-21c-11 17-26 26-46 28-8 0-17-1-24-4-8-2-14-6-18-11s-7-11-9-18c-2-5-3-12-4-23l-6-90 25-2 6 81c1 13 2 22 3 26 2 7 6 12 11 15 6 3 12 5 20 4 7 0 14-3 20-7 7-4 11-10 13-17 3-6 3-16 2-29l-5-78 25-2 10 147z">
              <text:p/>
            </draw:path>
            <draw:path draw:style-name="gr51" draw:text-style-name="P3" draw:layer="layout" svg:width="0.141cm" svg:height="0.155cm" svg:x="15.904cm" svg:y="7.359cm" svg:viewBox="0 0 142 156" svg:d="M7 156l47-79-54-68 30-2 27 33c4 7 8 12 10 15 4-6 7-12 10-17l22-36 30-2-44 75 57 71-30 3-33-43-7-9-34 57z">
              <text:p/>
            </draw:path>
            <draw:path draw:style-name="gr51" draw:text-style-name="P3" draw:layer="layout" svg:width="0.136cm" svg:height="0.152cm" svg:x="16.13cm" svg:y="7.344cm" svg:viewBox="0 0 137 153" svg:d="M113 100l24 1c-3 15-9 27-20 36-10 9-24 15-41 16-22 1-39-4-53-16-13-13-21-31-23-54-1-25 4-44 15-59 12-14 28-22 49-24 19-1 36 4 49 17 14 12 21 30 23 55 0 1 0 3 0 6l-110 8c2 16 7 28 16 36s20 12 33 11c9-1 17-4 23-9 7-5 11-13 15-24zM25 66l85-6c-2-12-6-22-12-28-9-9-20-13-33-12-11 1-21 6-29 14-7 8-11 19-11 32z">
              <text:p/>
            </draw:path>
            <draw:path draw:style-name="gr51" draw:text-style-name="P3" draw:layer="layout" svg:width="0.135cm" svg:height="0.203cm" svg:x="16.286cm" svg:y="7.332cm" svg:viewBox="0 0 136 204" svg:d="M111 204l-5-71c-3 6-8 10-15 14s-14 7-22 7c-17 1-32-4-46-17-13-13-21-32-23-56-1-15 1-28 5-40s11-21 20-28 20-11 31-11c18-2 33 5 44 20l-1-20 23-2 14 202zM25 81c2 18 7 32 15 41 9 9 19 13 30 12 10-1 19-6 26-15 7-10 10-24 8-42-1-19-6-34-15-43s-18-13-29-13c-11 1-20 6-26 16-7 10-10 24-9 44z">
              <text:p/>
            </draw:path>
            <draw:path draw:style-name="gr51" draw:text-style-name="P3" draw:layer="layout" svg:width="0.129cm" svg:height="0.154cm" svg:x="16.445cm" svg:y="7.321cm" svg:viewBox="0 0 130 155" svg:d="M108 148l-1-21c-11 17-26 26-46 28-8 0-17-1-24-4-8-2-14-6-18-11s-7-11-9-18c-2-5-3-12-4-23l-6-90 25-2 6 81c1 13 2 22 3 26 2 7 6 12 11 15 6 3 12 5 20 4 7 0 14-3 20-7 7-4 11-10 13-17 3-6 3-16 2-29l-5-78 25-2 10 147z">
              <text:p/>
            </draw:path>
            <draw:path draw:style-name="gr51" draw:text-style-name="P3" draw:layer="layout" svg:width="0.038cm" svg:height="0.202cm" svg:x="16.599cm" svg:y="7.262cm" svg:viewBox="0 0 39 203" svg:d="M2 31c-1-10-1-20-2-29 8-1 17-1 25-2 1 10 1 19 2 29-8 1-17 1-25 2zM14 203c-3-49-7-97-10-146 8-1 17-2 25-2 3 49 7 98 10 146-8 1-16 2-25 2z">
              <text:p/>
            </draw:path>
            <draw:path draw:style-name="gr51" draw:text-style-name="P3" draw:layer="layout" svg:width="0.131cm" svg:height="0.209cm" svg:x="16.665cm" svg:y="7.306cm" svg:viewBox="0 0 132 210" svg:d="M14 210l-14-202 23-2 1 19c5-8 11-14 17-18s14-6 24-7c12-1 23 2 33 7 10 6 18 15 24 26s9 24 10 38c1 15-1 29-5 41-5 12-12 22-22 29-9 7-20 11-31 12-8 1-16-1-23-4-6-3-12-6-17-11l5 71zM27 80c2 19 6 33 15 42 8 8 18 12 29 11s20-6 27-16 10-25 9-44-6-33-15-42c-8-8-18-12-28-12-11 1-20 7-28 17-7 11-10 25-9 44z">
              <text:p/>
            </draw:path>
            <draw:path draw:style-name="gr51" draw:text-style-name="P3" draw:layer="layout" svg:width="0.208cm" svg:height="0.16cm" svg:x="16.822cm" svg:y="7.289cm" svg:viewBox="0 0 209 161" svg:d="M10 161l-10-147 22-1 1 20c4-7 10-14 18-18 7-5 15-8 25-9 11 0 20 1 27 5 8 4 13 10 16 18 11-18 25-27 44-29 15-1 26 2 34 10 9 7 14 19 15 36l7 101-25 1-7-92c0-10-2-17-4-22-1-4-5-7-9-10-4-2-9-3-15-2-10 0-19 4-25 12-6 7-9 18-8 33l6 86-25 2-7-96c0-11-3-19-7-24-5-6-12-8-21-7-7 0-13 3-19 7-5 4-9 9-11 17-2 7-3 17-2 31l5 76z">
              <text:p/>
            </draw:path>
            <draw:path draw:style-name="gr51" draw:text-style-name="P3" draw:layer="layout" svg:width="0.136cm" svg:height="0.152cm" svg:x="17.059cm" svg:y="7.278cm" svg:viewBox="0 0 137 153" svg:d="M113 100l24 1c-3 15-9 27-20 36-10 9-24 15-41 16-22 1-39-4-53-16-13-13-21-31-23-54-1-25 4-44 15-59 12-14 28-22 49-24 19-1 36 4 49 17 14 12 21 30 23 55 0 1 0 3 0 6l-110 8c2 16 7 28 16 36s20 12 33 11c9-1 17-4 23-9 7-5 11-13 15-24zM25 66l85-6c-2-12-6-22-12-28-9-9-20-13-33-12-11 1-21 6-29 14-7 8-11 19-11 32z">
              <text:p/>
            </draw:path>
            <draw:path draw:style-name="gr51" draw:text-style-name="P3" draw:layer="layout" svg:width="0.128cm" svg:height="0.154cm" svg:x="17.219cm" svg:y="7.266cm" svg:viewBox="0 0 129 155" svg:d="M10 155l-10-147 23-2 1 21c10-16 25-25 45-27 9 0 17 1 24 3 8 3 14 7 18 12 4 4 7 10 9 17 1 5 2 13 3 24l6 90-25 2-6-89c-1-10-2-18-5-23-2-5-6-9-11-11-5-3-11-4-17-3-11 0-19 4-27 12-7 7-10 20-8 39l5 80z">
              <text:p/>
            </draw:path>
            <draw:path draw:style-name="gr51" draw:text-style-name="P3" draw:layer="layout" svg:width="0.08cm" svg:height="0.199cm" svg:x="17.362cm" svg:y="7.21cm" svg:viewBox="0 0 81 200" svg:d="M77 175l4 21c-6 2-13 4-18 4-9 1-16 0-21-3-5-2-9-6-11-11-3-4-5-14-6-29l-6-85-18 1-1-19 18-1-3-36 24-17 4 51 25-2 1 19-25 2 6 86c1 7 2 12 3 14s2 3 4 4 5 2 9 2c3-1 6-1 11-1z">
              <text:p/>
            </draw:path>
            <draw:path draw:style-name="gr51" draw:text-style-name="P3" draw:layer="layout" svg:width="0.129cm" svg:height="0.152cm" svg:x="17.533cm" svg:y="7.244cm" svg:viewBox="0 0 130 153" svg:d="M104 93l26 2c-2 17-8 30-18 41-10 10-24 16-40 17-20 1-36-4-49-16-13-13-21-31-23-55-1-16 1-30 5-42 5-12 12-22 22-28 10-7 22-11 34-12 16-1 29 2 40 10 11 7 18 18 22 33l-25 5c-3-10-7-17-14-22-6-4-13-6-21-6-12 1-22 6-29 16-7 9-10 24-9 43 2 20 6 34 15 43 8 8 18 12 30 11 10-1 18-4 24-11 6-6 10-16 10-29z">
              <text:p/>
            </draw:path>
            <draw:path draw:style-name="gr51" draw:text-style-name="P3" draw:layer="layout" svg:width="0.208cm" svg:height="0.16cm" svg:x="17.679cm" svg:y="7.227cm" svg:viewBox="0 0 209 161" svg:d="M10 161l-10-147 22-1 1 20c4-7 10-14 18-18 7-5 15-8 25-9 11 0 20 1 27 5 8 4 13 10 16 18 11-18 25-27 44-29 15-1 26 2 34 10 9 7 14 19 15 36l7 101-25 1-7-92c0-10-2-17-4-22-1-4-5-7-9-10-4-2-9-3-15-2-10 0-19 4-25 12-6 7-9 18-8 33l6 86-25 2-7-96c0-11-3-19-7-24-5-6-12-8-21-7-7 0-13 3-19 7-5 4-9 9-11 17-2 7-3 17-2 31l5 76z">
              <text:p/>
            </draw:path>
            <draw:path draw:style-name="gr51" draw:text-style-name="P3" draw:layer="layout" svg:width="0.131cm" svg:height="0.208cm" svg:x="17.916cm" svg:y="7.161cm" svg:viewBox="0 0 132 209" svg:d="M109 203l-1-18c-8 15-21 23-39 24-12 1-23-2-33-7-10-6-19-14-25-26-6-11-10-24-11-39-1-14 1-28 5-40s10-22 20-29c9-7 19-11 31-11 9-1 17 0 24 4 7 3 13 7 18 13l-5-72 25-2 14 201zM25 136c2 19 7 32 15 41 9 9 19 13 30 12s20-6 27-15c7-10 10-23 8-42-1-20-6-34-15-43-8-9-18-13-30-12-11 1-20 6-27 16-6 9-9 24-8 43z">
              <text:p/>
            </draw:path>
            <draw:path draw:style-name="gr51" draw:text-style-name="P3" draw:layer="layout" svg:width="0.12cm" svg:height="0.153cm" svg:x="18.073cm" svg:y="7.206cm" svg:viewBox="0 0 121 154" svg:d="M2 109l24-5c2 10 7 18 13 22 7 5 15 7 27 7 11-1 19-4 24-9s7-11 7-17c-1-6-4-10-9-13-4-2-13-4-26-7-18-3-30-6-38-9-7-3-13-7-17-13-4-5-6-12-7-19 0-6 1-13 3-18 3-6 7-11 11-15 4-3 9-6 15-8 7-3 14-4 21-5 12-1 22 0 31 3s15 7 20 13c4 5 8 13 10 22l-25 5c-2-8-5-14-10-18-6-4-13-6-22-5-11 1-19 3-23 7-5 5-7 9-6 14 0 4 1 6 3 9 2 2 6 5 10 6 2 1 9 2 21 5 17 3 30 6 37 9 7 2 13 6 18 12 4 5 7 12 7 20 1 8-1 16-5 24s-11 14-19 18c-9 5-19 8-30 9-19 1-34-2-44-10-10-7-18-18-21-34z">
              <text:p/>
            </draw:path>
            <draw:path draw:style-name="gr51" draw:text-style-name="P3" draw:layer="layout" svg:width="0.063cm" svg:height="0.212cm" svg:x="18.292cm" svg:y="7.135cm" svg:viewBox="0 0 64 213" svg:d="M0 213c15-70 29-141 44-212 7 0 13-1 20-1-15 71-29 141-44 212-7 0-13 1-20 1z">
              <text:p/>
            </draw:path>
            <draw:path draw:style-name="gr51" draw:text-style-name="P3" draw:layer="layout" svg:width="0.131cm" svg:height="0.208cm" svg:x="18.457cm" svg:y="7.122cm" svg:viewBox="0 0 132 209" svg:d="M109 203l-1-18c-8 15-21 23-39 24-12 1-23-2-33-7-10-6-19-14-25-26-6-11-10-24-11-39-1-14 1-28 5-40s10-22 20-29c9-7 19-11 31-11 9-1 17 0 24 4 7 3 13 7 18 13l-5-72 25-2 14 201zM25 136c2 19 7 32 15 41 9 9 19 13 30 12s20-6 27-15c7-10 10-23 8-42-1-20-6-34-15-43-8-9-18-13-30-12-11 1-20 6-27 16-6 9-9 24-8 43z">
              <text:p/>
            </draw:path>
            <draw:path draw:style-name="gr51" draw:text-style-name="P3" draw:layer="layout" svg:width="0.138cm" svg:height="0.154cm" svg:x="18.614cm" svg:y="7.167cm" svg:viewBox="0 0 139 155" svg:d="M107 130c-9 8-17 14-25 18-9 3-18 6-27 6-16 2-29-1-38-9-9-7-14-17-15-29-1-7 0-14 3-20s7-11 12-15 11-7 17-9c5-2 12-4 22-5 20-4 34-8 43-12 0-3 0-6 0-6-1-10-3-17-8-21-7-5-17-7-29-6-12 0-21 3-26 7-5 5-9 12-11 22l-25-1c1-10 5-19 9-26 5-7 12-12 21-16 10-4 21-7 33-8 13-1 23 0 31 3 8 2 15 5 19 9 4 5 7 10 9 17 1 4 2 12 2 23l3 33c1 23 3 37 5 43 1 6 4 12 7 17l-25 2c-3-5-6-11-7-17zM101 74c-9 4-22 8-40 12-10 2-17 5-22 7-4 2-7 5-9 9-2 3-3 7-2 12 0 6 3 12 8 16 6 4 13 6 23 5 9-1 18-3 25-8s12-11 15-19c3-5 3-14 2-25z">
              <text:p/>
            </draw:path>
            <draw:path draw:style-name="gr51" draw:text-style-name="P3" draw:layer="layout" svg:width="0.08cm" svg:height="0.199cm" svg:x="18.759cm" svg:y="7.11cm" svg:viewBox="0 0 81 200" svg:d="M77 175l4 21c-6 2-13 4-18 4-9 1-16 0-21-3-5-2-9-6-11-11-3-4-5-14-6-29l-6-85-18 1-1-19 18-1-3-36 24-17 4 51 25-2 1 19-25 2 6 86c1 7 2 12 3 14s2 3 4 4 5 2 9 2c3-1 6-1 11-1z">
              <text:p/>
            </draw:path>
            <draw:path draw:style-name="gr51" draw:text-style-name="P3" draw:layer="layout" svg:width="0.138cm" svg:height="0.154cm" svg:x="18.851cm" svg:y="7.15cm" svg:viewBox="0 0 139 155" svg:d="M107 130c-9 8-17 14-25 18-9 3-18 6-27 6-16 2-29-1-38-9-9-7-14-17-15-29-1-7 0-14 3-20s7-11 12-15 11-7 17-9c5-2 12-4 22-5 20-4 34-8 43-12 0-3 0-6 0-6-1-10-3-17-8-21-7-5-17-7-29-6-12 0-21 3-26 7-5 5-9 12-11 22l-25-1c1-10 5-19 9-26 5-7 12-12 21-16 10-4 21-7 33-8 13-1 23 0 31 3 8 2 15 5 19 9 4 5 7 10 9 17 1 4 2 12 2 23l3 33c1 23 3 37 5 43 1 6 4 12 7 17l-25 2c-3-5-6-11-7-17zM101 74c-9 4-22 8-40 12-10 2-17 5-22 7-4 2-7 5-9 9-2 3-3 7-2 12 0 6 3 12 8 16 6 4 13 6 23 5 9-1 18-3 25-8s12-11 15-19c3-5 3-14 2-25z">
              <text:p/>
            </draw:path>
          </draw:g>
          <draw:path draw:style-name="gr22" draw:text-style-name="P1" draw:layer="layout" svg:width="1.269cm" svg:height="0.761cm" svg:x="12.685cm" svg:y="7.465cm" svg:viewBox="0 0 1270 762" svg:d="M0 0c423 254 847 508 1270 762">
            <text:p/>
          </draw:path>
          <draw:g>
            <draw:path draw:style-name="gr31" draw:text-style-name="P3" draw:layer="layout" svg:width="1.269cm" svg:height="0.761cm" svg:x="21.702cm" svg:y="7.211cm" svg:viewBox="0 0 1270 762" svg:d="M0 762c0-254 0-508 0-762 423 0 847 0 1270 0 0 254 0 508 0 762-423 0-847 0-1270 0z">
              <text:p/>
            </draw:path>
            <draw:path draw:style-name="gr32" draw:text-style-name="P3" draw:layer="layout" svg:width="0.157cm" svg:height="0.204cm" svg:x="21.977cm" svg:y="7.485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32" draw:text-style-name="P3" draw:layer="layout" svg:width="0.187cm" svg:height="0.201cm" svg:x="22.156cm" svg:y="7.485cm" svg:viewBox="0 0 188 202" svg:d="M0 202l76-202h30l82 202h-30l-23-61h-85l-21 61zM57 119h70l-22-56c-6-17-11-31-14-42-3 13-7 26-11 39z">
              <text:p/>
            </draw:path>
            <draw:path draw:style-name="gr32" draw:text-style-name="P3" draw:layer="layout" svg:width="0.175cm" svg:height="0.201cm" svg:x="22.371cm" svg:y="7.485cm" svg:viewBox="0 0 176 202" svg:d="M0 202v-202h89c18 0 32 2 41 5 10 4 17 10 23 20 5 9 8 19 8 30 0 14-5 26-14 36s-23 16-43 19c7 4 12 7 16 10 7 8 15 17 21 27l35 55h-32l-27-42c-7-12-14-21-19-28-5-6-9-11-13-14-4-2-8-4-12-5-3-1-8-1-15-1h-31v90zM27 88h57c12 0 22-1 29-4 7-2 12-6 16-12 3-5 5-11 5-18 0-9-3-17-10-23s-18-9-33-9h-64z">
              <text:p/>
            </draw:path>
            <draw:path draw:style-name="gr32" draw:text-style-name="P3" draw:layer="layout" svg:width="0.16cm" svg:height="0.201cm" svg:x="22.553cm" svg:y="7.485cm" svg:viewBox="0 0 161 202" svg:d="M67 202c0-59 0-119 0-178-22 0-45 0-67 0 0-8 0-16 0-24 54 0 107 0 161 0 0 8 0 16 0 24-22 0-45 0-67 0 0 59 0 119 0 178-9 0-18 0-27 0z">
              <text:p/>
            </draw:path>
          </draw:g>
          <draw:path draw:style-name="gr23" draw:text-style-name="P1" draw:layer="layout" svg:width="0.761cm" svg:height="0cm" svg:x="20.94cm" svg:y="7.592cm" svg:viewBox="0 0 762 0" svg:d="M0 0c254 0 508 0 762 0">
            <text:p/>
          </draw:path>
          <draw:path draw:style-name="gr22" draw:text-style-name="P1" draw:layer="layout" svg:width="1.269cm" svg:height="0.761cm" svg:x="12.685cm" svg:y="7.211cm" svg:viewBox="0 0 1270 762" svg:d="M0 0c423 254 847 508 1270 762">
            <text:p/>
          </draw:path>
          <draw:path draw:style-name="gr22" draw:text-style-name="P1" draw:layer="layout" svg:width="1.269cm" svg:height="0.761cm" svg:x="12.685cm" svg:y="6.957cm" svg:viewBox="0 0 1270 762" svg:d="M0 0c423 254 847 508 1270 762">
            <text:p/>
          </draw:path>
          <draw:g>
            <draw:path draw:style-name="gr52" draw:text-style-name="P3" draw:layer="layout" svg:width="2.539cm" svg:height="1.523cm" svg:x="11.161cm" svg:y="1.242cm" svg:viewBox="0 0 2540 1524" svg:d="M0 1524c0-508 0-1016 0-1524 847 0 1693 0 2540 0 0 508 0 1016 0 1524-847 0-1693 0-2540 0z">
              <text:p/>
            </draw:path>
            <draw:path draw:style-name="gr53" draw:text-style-name="P3" draw:layer="layout" svg:width="0.198cm" svg:height="0.149cm" svg:x="12.14cm" svg:y="1.79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<text:p/>
            </draw:path>
            <draw:path draw:style-name="gr53" draw:text-style-name="P3" draw:layer="layout" svg:width="0.134cm" svg:height="0.152cm" svg:x="12.374cm" svg:y="1.79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53" draw:text-style-name="P3" draw:layer="layout" svg:width="0.024cm" svg:height="0.201cm" svg:x="12.539cm" svg:y="1.738cm" svg:viewBox="0 0 25 202" svg:d="M0 29c0-10 0-19 0-29 8 0 17 0 25 0 0 10 0 19 0 29-8 0-17 0-25 0zM0 202c0-49 0-98 0-147 8 0 17 0 25 0 0 49 0 98 0 147-8 0-17 0-25 0z">
              <text:p/>
            </draw:path>
            <draw:path draw:style-name="gr53" draw:text-style-name="P3" draw:layer="layout" svg:width="0.118cm" svg:height="0.149cm" svg:x="12.602cm" svg:y="1.7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53" draw:text-style-name="P3" draw:layer="layout" svg:width="0.134cm" svg:height="0.152cm" svg:x="11.765cm" svg:y="2.10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53" draw:text-style-name="P3" draw:layer="layout" svg:width="0.126cm" svg:height="0.205cm" svg:x="11.929cm" svg:y="2.108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53" draw:text-style-name="P3" draw:layer="layout" svg:width="0.126cm" svg:height="0.205cm" svg:x="12.085cm" svg:y="2.108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53" draw:text-style-name="P3" draw:layer="layout" svg:width="0.024cm" svg:height="0.201cm" svg:x="12.242cm" svg:y="2.056cm" svg:viewBox="0 0 25 202" svg:d="M0 202c0-67 0-135 0-202 8 0 17 0 25 0 0 67 0 135 0 202-8 0-17 0-25 0z">
              <text:p/>
            </draw:path>
            <draw:path draw:style-name="gr53" draw:text-style-name="P3" draw:layer="layout" svg:width="0.024cm" svg:height="0.201cm" svg:x="12.306cm" svg:y="2.056cm" svg:viewBox="0 0 25 202" svg:d="M0 29c0-10 0-19 0-29 8 0 17 0 25 0 0 10 0 19 0 29-8 0-17 0-25 0zM0 202c0-49 0-98 0-147 8 0 17 0 25 0 0 49 0 98 0 147-8 0-17 0-25 0z">
              <text:p/>
            </draw:path>
            <draw:path draw:style-name="gr53" draw:text-style-name="P3" draw:layer="layout" svg:width="0.127cm" svg:height="0.152cm" svg:x="12.362cm" svg:y="2.108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<text:p/>
            </draw:path>
            <draw:path draw:style-name="gr53" draw:text-style-name="P3" draw:layer="layout" svg:width="0.134cm" svg:height="0.152cm" svg:x="12.506cm" svg:y="2.10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53" draw:text-style-name="P3" draw:layer="layout" svg:width="0.07cm" svg:height="0.2cm" svg:x="12.656cm" svg:y="2.06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53" draw:text-style-name="P3" draw:layer="layout" svg:width="0.024cm" svg:height="0.201cm" svg:x="12.751cm" svg:y="2.056cm" svg:viewBox="0 0 25 202" svg:d="M0 29c0-10 0-19 0-29 8 0 17 0 25 0 0 10 0 19 0 29-8 0-17 0-25 0zM0 202c0-49 0-98 0-147 8 0 17 0 25 0 0 49 0 98 0 147-8 0-17 0-25 0z">
              <text:p/>
            </draw:path>
            <draw:path draw:style-name="gr53" draw:text-style-name="P3" draw:layer="layout" svg:width="0.136cm" svg:height="0.152cm" svg:x="12.804cm" svg:y="2.10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53" draw:text-style-name="P3" draw:layer="layout" svg:width="0.118cm" svg:height="0.149cm" svg:x="12.971cm" svg:y="2.108cm" svg:viewBox="0 0 119 150" svg:d="M0 150v-147h23v21c11-16 26-24 46-24 9 0 17 2 24 5 8 3 13 7 17 12s6 12 8 19c1 4 1 12 1 24v90h-25v-90c0-10-1-17-3-22s-5-9-10-12-11-5-17-5c-11 0-20 3-28 10-7 7-11 20-11 39v80z">
              <text:p/>
            </draw:path>
          </draw:g>
          <draw:path draw:style-name="gr18" draw:text-style-name="P2" draw:layer="layout" svg:width="0.507cm" svg:height="3.682cm" svg:x="11.542cm" svg:y="2.766cm" svg:viewBox="0 0 508 3683" svg:d="M508 0c-169 1228-339 2455-508 3683">
            <text:p/>
          </draw:path>
          <draw:path draw:style-name="gr23" draw:text-style-name="P1" draw:layer="layout" svg:width="0.761cm" svg:height="0cm" svg:x="22.972cm" svg:y="7.592cm" svg:viewBox="0 0 762 0" svg:d="M0 0c254 0 508 0 762 0">
            <text:p/>
          </draw:path>
          <draw:g>
            <draw:path draw:style-name="gr33" draw:text-style-name="P4" draw:layer="layout" svg:width="1.142cm" svg:height="0.761cm" svg:x="23.734cm" svg:y="7.211cm" svg:viewBox="0 0 1143 762" svg:d="M0 762c0-254 0-508 0-762 381 0 762 0 1143 0 0 254 0 508 0 762-381 0-762 0-1143 0z">
              <text:p/>
            </draw:path>
            <draw:path draw:style-name="gr34" draw:text-style-name="P4" draw:layer="layout" svg:width="0.126cm" svg:height="0.204cm" svg:x="24.095cm" svg:y="7.326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4" draw:text-style-name="P4" draw:layer="layout" svg:width="0.119cm" svg:height="0.149cm" svg:x="24.252cm" svg:y="7.381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4" draw:text-style-name="P4" draw:layer="layout" svg:width="0.119cm" svg:height="0.152cm" svg:x="24.4cm" svg:y="7.378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4" draw:text-style-name="P4" draw:layer="layout" svg:width="0.126cm" svg:height="0.204cm" svg:x="23.964cm" svg:y="7.644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  <draw:path draw:style-name="gr34" draw:text-style-name="P4" draw:layer="layout" svg:width="0.077cm" svg:height="0.149cm" svg:x="24.13cm" svg:y="7.696cm" svg:viewBox="0 0 78 150" svg:d="M0 150v-147h22v23c6-11 11-18 15-21 5-3 10-5 16-5 8 0 17 3 25 8l-8 23c-6-3-12-5-18-5-5 0-10 2-14 5s-7 8-9 13c-3 9-4 19-4 29v77z">
              <text:p/>
            </draw:path>
            <draw:path draw:style-name="gr34" draw:text-style-name="P4" draw:layer="layout" svg:width="0.024cm" svg:height="0.201cm" svg:x="24.223cm" svg:y="7.644cm" svg:viewBox="0 0 25 202" svg:d="M0 29c0-10 0-19 0-29 8 0 17 0 25 0 0 10 0 19 0 29-8 0-17 0-25 0zM0 202c0-49 0-98 0-147 8 0 17 0 25 0 0 49 0 98 0 147-8 0-17 0-25 0z">
              <text:p/>
            </draw:path>
            <draw:path draw:style-name="gr34" draw:text-style-name="P4" draw:layer="layout" svg:width="0.134cm" svg:height="0.146cm" svg:x="24.27cm" svg:y="7.699cm" svg:viewBox="0 0 135 147" svg:d="M55 147l-55-147h27l31 88c3 10 7 19 10 30 2-8 5-17 9-28l31-90h27l-54 147z">
              <text:p/>
            </draw:path>
            <draw:path draw:style-name="gr34" draw:text-style-name="P4" draw:layer="layout" svg:width="0.135cm" svg:height="0.152cm" svg:x="24.417cm" svg:y="7.69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24.583cm" svg:y="7.696cm" svg:viewBox="0 0 78 150" svg:d="M0 150v-147h22v23c6-11 11-18 15-21 5-3 10-5 16-5 8 0 17 3 25 8l-8 23c-6-3-12-5-18-5-5 0-10 2-14 5s-7 8-9 13c-3 9-4 19-4 29v77z">
              <text:p/>
            </draw:path>
          </draw:g>
          <draw:g>
            <draw:path draw:style-name="gr54" draw:text-style-name="P10" draw:layer="layout" svg:width="0.16cm" svg:height="0.191cm" svg:x="9.774cm" svg:y="3.397cm" svg:viewBox="0 0 161 192" svg:d="M130 121l31 4c-3 21-12 37-26 49s-31 18-51 18c-25 0-46-8-61-25-15-16-23-40-23-70 0-20 3-37 10-52 6-15 16-26 30-34 13-7 28-11 44-11 20 0 36 5 49 15 12 11 20 25 24 44l-31 4c-3-12-8-22-15-28-8-6-17-9-27-9-16 0-28 6-38 17s-15 29-15 53 5 42 14 53c10 11 23 17 38 17 12 0 23-4 31-11s14-19 16-34z">
              <text:p/>
            </draw:path>
            <draw:path draw:style-name="gr54" draw:text-style-name="P10" draw:layer="layout" svg:width="0.169cm" svg:height="0.191cm" svg:x="9.95cm" svg:y="3.397cm" svg:viewBox="0 0 170 192" svg:d="M0 96c0-34 9-59 28-76 16-13 35-20 57-20 25 0 45 8 61 25 16 16 24 39 24 68 0 24-4 43-11 56-7 14-17 24-30 32-13 7-28 11-44 11-25 0-46-8-62-25-15-16-23-40-23-71zM31 96c0 23 5 41 15 53 11 11 24 17 39 17 16 0 28-6 39-18 10-11 15-29 15-53 0-23-5-40-15-52-11-11-24-17-39-17s-28 6-39 17c-10 12-15 29-15 53z">
              <text:p/>
            </draw:path>
            <draw:path draw:style-name="gr54" draw:text-style-name="P10" draw:layer="layout" svg:width="0.248cm" svg:height="0.187cm" svg:x="10.156cm" svg:y="3.397cm" svg:viewBox="0 0 249 188" svg:d="M0 188v-184h28v26c6-9 13-16 23-22 9-5 20-8 32-8 14 0 25 3 34 8 8 6 15 14 18 24 15-21 34-32 57-32 18 0 32 5 42 15s15 26 15 47v126h-31v-116c0-12-1-21-3-27-2-5-6-10-11-13s-12-5-19-5c-13 0-24 4-32 13-9 8-13 22-13 41v107h-31v-119c0-14-3-25-8-32s-13-10-25-10c-8 0-16 2-24 7-7 5-13 11-16 20s-5 22-5 39v95z">
              <text:p/>
            </draw:path>
            <draw:path draw:style-name="gr54" draw:text-style-name="P10" draw:layer="layout" svg:width="0.248cm" svg:height="0.187cm" svg:x="10.456cm" svg:y="3.397cm" svg:viewBox="0 0 249 188" svg:d="M0 188v-184h28v26c6-9 13-16 23-22 9-5 20-8 32-8 14 0 25 3 34 8 8 6 15 14 18 24 15-21 34-32 57-32 18 0 32 5 42 15s15 26 15 47v126h-31v-116c0-12-1-21-3-27-2-5-6-10-11-13s-12-5-19-5c-13 0-24 4-32 13-9 8-13 22-13 41v107h-31v-119c0-14-3-25-8-32s-13-10-25-10c-8 0-16 2-24 7-7 5-13 11-16 20s-5 22-5 39v95z">
              <text:p/>
            </draw:path>
            <draw:path draw:style-name="gr54" draw:text-style-name="P10" draw:layer="layout" svg:width="0.168cm" svg:height="0.191cm" svg:x="10.747cm" svg:y="3.397cm" svg:viewBox="0 0 169 192" svg:d="M131 165c-11 10-22 17-33 21s-22 6-35 6c-20 0-36-5-47-15s-16-22-16-38c0-9 2-17 6-24 4-8 10-14 16-18 7-5 15-8 23-11 6-1 15-3 28-4 25-3 44-7 56-11 0-4 0-7 0-8 0-13-3-21-9-27-8-7-20-10-36-10-15 0-26 2-33 7s-13 14-16 27l-31-4c3-13 7-23 14-31 6-8 16-14 28-19 12-4 26-6 42-6s29 2 39 5c10 4 17 9 22 14 4 6 8 13 9 21 1 6 2 15 2 29v42c0 29 1 47 2 55s3 15 7 22h-31c-4-7-6-14-7-23zM129 95c-11 5-29 9-52 12-13 2-22 4-27 6-6 3-10 6-13 11-3 4-4 9-4 15 0 8 3 15 10 21 6 5 15 8 27 8 13 0 23-3 33-8 9-5 16-13 21-22 3-7 5-17 5-31z">
              <text:p/>
            </draw:path>
            <draw:path draw:style-name="gr54" draw:text-style-name="P10" draw:layer="layout" svg:width="0.147cm" svg:height="0.187cm" svg:x="10.952cm" svg:y="3.397cm" svg:viewBox="0 0 148 188" svg:d="M0 188v-184h28v26c13-20 33-30 58-30 11 0 21 2 30 6s16 9 21 16c4 6 7 14 9 23 1 5 2 16 2 30v113h-31v-112c0-13-1-22-4-28-2-7-6-12-12-15-6-4-14-6-22-6-13 0-24 4-34 13-9 8-14 24-14 48v100z">
              <text:p/>
            </draw:path>
            <draw:path draw:style-name="gr54" draw:text-style-name="P10" draw:layer="layout" svg:width="0.158cm" svg:height="0.256cm" svg:x="11.135cm" svg:y="3.332cm" svg:viewBox="0 0 159 257" svg:d="M130 253v-24c-12 19-29 28-51 28-15 0-28-4-40-12-13-8-22-19-29-34-7-14-10-31-10-50 0-18 3-35 9-50s15-26 28-34c12-8 25-12 40-12 11 0 21 2 30 7s16 11 21 18v-90h31v253zM31 161c0 24 5 41 15 53 10 11 22 17 36 17 13 0 25-6 35-17 9-11 14-28 14-50 0-25-5-44-15-55-9-12-22-18-36-18s-26 6-35 17-14 29-14 53z">
              <text:p/>
            </draw:path>
            <draw:path draw:style-name="gr54" draw:text-style-name="P10" draw:layer="layout" svg:width="0.151cm" svg:height="0.191cm" svg:x="11.33cm" svg:y="3.397cm" svg:viewBox="0 0 152 192" svg:d="M0 132l31-4c2 12 7 22 14 28 8 7 19 10 34 10 14 0 25-3 32-9 7-5 10-12 10-20 0-7-3-12-10-16-5-3-15-7-32-11-23-6-39-11-48-15s-15-10-20-17c-5-8-7-16-7-25 0-8 2-16 6-23 3-7 9-13 15-17 5-4 11-7 20-9 8-3 17-4 27-4 14 0 27 2 38 6s19 10 24 17 9 16 11 28l-31 4c-1-9-5-16-12-21-6-5-16-8-28-8-14 0-24 2-30 7s-9 10-9 16c0 4 1 8 4 11 2 4 6 6 12 8 3 2 12 4 27 8 22 6 37 11 46 15 8 3 15 9 20 16s8 16 8 27c0 10-3 20-9 29s-15 16-26 21c-12 5-24 8-39 8-24 0-42-5-54-15-13-10-21-25-24-45z">
              <text:p/>
            </draw:path>
            <draw:path draw:style-name="gr54" draw:text-style-name="P10" draw:layer="layout" svg:width="0.097cm" svg:height="0.26cm" svg:x="11.593cm" svg:y="3.328cm" svg:viewBox="0 0 98 261" svg:d="M0 261c24-87 49-174 73-261 8 0 17 0 25 0-24 87-49 174-73 261-8 0-17 0-25 0z">
              <text:p/>
            </draw:path>
            <draw:path draw:style-name="gr54" draw:text-style-name="P10" draw:layer="layout" svg:width="0.168cm" svg:height="0.191cm" svg:x="11.8cm" svg:y="3.397cm" svg:viewBox="0 0 169 192" svg:d="M136 129l32 4c-5 19-14 33-28 44-14 10-31 15-53 15-26 0-48-8-63-25-16-16-24-40-24-69 0-31 8-55 24-72s36-26 62-26c24 0 44 8 60 25 15 17 23 40 23 71 0 2 0 4 0 8h-138c1 20 7 35 17 46 11 11 23 16 39 16 11 0 21-3 29-9s15-15 20-28zM32 78h104c-1-15-5-27-12-34-10-12-23-18-39-18-15 0-27 5-37 14-9 10-15 22-16 38z">
              <text:p/>
            </draw:path>
            <draw:path draw:style-name="gr54" draw:text-style-name="P10" draw:layer="layout" svg:width="0.168cm" svg:height="0.183cm" svg:x="11.987cm" svg:y="3.401cm" svg:viewBox="0 0 169 184" svg:d="M69 184l-69-184h33l40 110c4 12 8 24 12 37 2-9 6-21 11-35l40-112h33l-67 184z">
              <text:p/>
            </draw:path>
            <draw:path draw:style-name="gr54" draw:text-style-name="P10" draw:layer="layout" svg:width="0.168cm" svg:height="0.191cm" svg:x="12.168cm" svg:y="3.397cm" svg:viewBox="0 0 169 192" svg:d="M136 129l32 4c-5 19-14 33-28 44-14 10-31 15-53 15-26 0-48-8-63-25-16-16-24-40-24-69 0-31 8-55 24-72s36-26 62-26c24 0 44 8 60 25 15 17 23 40 23 71 0 2 0 4 0 8h-138c1 20 7 35 17 46 11 11 23 16 39 16 11 0 21-3 29-9s15-15 20-28zM32 78h104c-1-15-5-27-12-34-10-12-23-18-39-18-15 0-27 5-37 14-9 10-15 22-16 38z">
              <text:p/>
            </draw:path>
            <draw:path draw:style-name="gr54" draw:text-style-name="P10" draw:layer="layout" svg:width="0.147cm" svg:height="0.187cm" svg:x="12.375cm" svg:y="3.397cm" svg:viewBox="0 0 148 188" svg:d="M0 188v-184h28v26c13-20 33-30 58-30 11 0 21 2 30 6s16 9 21 16c4 6 7 14 9 23 1 5 2 16 2 30v113h-31v-112c0-13-1-22-4-28-2-7-6-12-12-15-6-4-14-6-22-6-13 0-24 4-34 13-9 8-14 24-14 48v100z">
              <text:p/>
            </draw:path>
            <draw:path draw:style-name="gr54" draw:text-style-name="P10" draw:layer="layout" svg:width="0.089cm" svg:height="0.249cm" svg:x="12.552cm" svg:y="3.337cm" svg:viewBox="0 0 90 250" svg:d="M86 220l4 27c-9 2-17 3-24 3-11 0-20-2-26-5-6-4-11-9-13-15-3-5-4-18-4-36v-106h-23v-24h23v-45l31-19v64h32v24h-32v107c0 9 1 14 2 17 1 2 3 4 5 6 3 1 6 2 11 2 4 0 8 0 14 0z">
              <text:p/>
            </draw:path>
            <draw:path draw:style-name="gr54" draw:text-style-name="P10" draw:layer="layout" svg:width="0.151cm" svg:height="0.191cm" svg:x="12.655cm" svg:y="3.397cm" svg:viewBox="0 0 152 192" svg:d="M0 132l31-4c2 12 7 22 14 28 8 7 19 10 34 10 14 0 25-3 32-9 7-5 10-12 10-20 0-7-3-12-10-16-5-3-15-7-32-11-23-6-39-11-48-15s-15-10-20-17c-5-8-7-16-7-25 0-8 2-16 6-23 3-7 9-13 15-17 5-4 11-7 20-9 8-3 17-4 27-4 14 0 27 2 38 6s19 10 24 17 9 16 11 28l-31 4c-1-9-5-16-12-21-6-5-16-8-28-8-14 0-24 2-30 7s-9 10-9 16c0 4 1 8 4 11 2 4 6 6 12 8 3 2 12 4 27 8 22 6 37 11 46 15 8 3 15 9 20 16s8 16 8 27c0 10-3 20-9 29s-15 16-26 21c-12 5-24 8-39 8-24 0-42-5-54-15-13-10-21-25-24-45z">
              <text:p/>
            </draw:path>
            <draw:path draw:style-name="gr54" draw:text-style-name="P10" draw:layer="layout" svg:width="0.097cm" svg:height="0.26cm" svg:x="12.918cm" svg:y="3.328cm" svg:viewBox="0 0 98 261" svg:d="M0 261c24-87 49-174 73-261 8 0 17 0 25 0-24 87-49 174-73 261-8 0-17 0-25 0z">
              <text:p/>
            </draw:path>
            <draw:path draw:style-name="gr54" draw:text-style-name="P10" draw:layer="layout" svg:width="0.158cm" svg:height="0.256cm" svg:x="13.125cm" svg:y="3.332cm" svg:viewBox="0 0 159 257" svg:d="M130 253v-24c-12 19-29 28-51 28-15 0-28-4-40-12-13-8-22-19-29-34-7-14-10-31-10-50 0-18 3-35 9-50s15-26 28-34c12-8 25-12 40-12 11 0 21 2 30 7s16 11 21 18v-90h31v253zM31 161c0 24 5 41 15 53 10 11 22 17 36 17 13 0 25-6 35-17 9-11 14-28 14-50 0-25-5-44-15-55-9-12-22-18-36-18s-26 6-35 17-14 29-14 53z">
              <text:p/>
            </draw:path>
            <draw:path draw:style-name="gr54" draw:text-style-name="P10" draw:layer="layout" svg:width="0.168cm" svg:height="0.191cm" svg:x="13.321cm" svg:y="3.397cm" svg:viewBox="0 0 169 192" svg:d="M131 165c-11 10-22 17-33 21s-22 6-35 6c-20 0-36-5-47-15s-16-22-16-38c0-9 2-17 6-24 4-8 10-14 16-18 7-5 15-8 23-11 6-1 15-3 28-4 25-3 44-7 56-11 0-4 0-7 0-8 0-13-3-21-9-27-8-7-20-10-36-10-15 0-26 2-33 7s-13 14-16 27l-31-4c3-13 7-23 14-31 6-8 16-14 28-19 12-4 26-6 42-6s29 2 39 5c10 4 17 9 22 14 4 6 8 13 9 21 1 6 2 15 2 29v42c0 29 1 47 2 55s3 15 7 22h-31c-4-7-6-14-7-23zM129 95c-11 5-29 9-52 12-13 2-22 4-27 6-6 3-10 6-13 11-3 4-4 9-4 15 0 8 3 15 10 21 6 5 15 8 27 8 13 0 23-3 33-8 9-5 16-13 21-22 3-7 5-17 5-31z">
              <text:p/>
            </draw:path>
            <draw:path draw:style-name="gr54" draw:text-style-name="P10" draw:layer="layout" svg:width="0.089cm" svg:height="0.249cm" svg:x="13.508cm" svg:y="3.337cm" svg:viewBox="0 0 90 250" svg:d="M86 220l4 27c-9 2-17 3-24 3-11 0-20-2-26-5-6-4-11-9-13-15-3-5-4-18-4-36v-106h-23v-24h23v-45l31-19v64h32v24h-32v107c0 9 1 14 2 17 1 2 3 4 5 6 3 1 6 2 11 2 4 0 8 0 14 0z">
              <text:p/>
            </draw:path>
            <draw:path draw:style-name="gr54" draw:text-style-name="P10" draw:layer="layout" svg:width="0.168cm" svg:height="0.191cm" svg:x="13.613cm" svg:y="3.397cm" svg:viewBox="0 0 169 192" svg:d="M131 165c-11 10-22 17-33 21s-22 6-35 6c-20 0-36-5-47-15s-16-22-16-38c0-9 2-17 6-24 4-8 10-14 16-18 7-5 15-8 23-11 6-1 15-3 28-4 25-3 44-7 56-11 0-4 0-7 0-8 0-13-3-21-9-27-8-7-20-10-36-10-15 0-26 2-33 7s-13 14-16 27l-31-4c3-13 7-23 14-31 6-8 16-14 28-19 12-4 26-6 42-6s29 2 39 5c10 4 17 9 22 14 4 6 8 13 9 21 1 6 2 15 2 29v42c0 29 1 47 2 55s3 15 7 22h-31c-4-7-6-14-7-23zM129 95c-11 5-29 9-52 12-13 2-22 4-27 6-6 3-10 6-13 11-3 4-4 9-4 15 0 8 3 15 10 21 6 5 15 8 27 8 13 0 23-3 33-8 9-5 16-13 21-22 3-7 5-17 5-31z">
              <text:p/>
            </draw:path>
          </draw:g>
          <draw:g>
            <draw:g>
              <draw:path draw:style-name="gr33" draw:text-style-name="P4" draw:layer="layout" svg:width="1.269cm" svg:height="0.761cm" svg:x="1.443cm" svg:y="12.669cm" svg:viewBox="0 0 1270 762" svg:d="M0 762c0-254 0-508 0-762 423 0 847 0 1270 0 0 254 0 508 0 762-423 0-847 0-1270 0z">
                <text:p/>
              </draw:path>
              <draw:path draw:style-name="gr34" draw:text-style-name="P4" draw:layer="layout" svg:width="0.157cm" svg:height="0.204cm" svg:x="1.809cm" svg:y="12.784cm" svg:viewBox="0 0 158 205" svg:d="M131 0h27v116c0 21-2 37-7 49-4 12-13 21-25 29-12 7-27 11-47 11-18 0-34-3-46-10-12-6-20-16-25-28s-8-29-8-51v-116h27v116c0 17 2 30 5 38s9 15 16 19c8 5 18 7 29 7 20 0 33-4 42-13 8-9 12-26 12-51z">
                <text:p/>
              </draw:path>
              <draw:path draw:style-name="gr34" draw:text-style-name="P4" draw:layer="layout" svg:width="0.159cm" svg:height="0.207cm" svg:x="2.002cm" svg:y="12.781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  <text:p/>
              </draw:path>
              <draw:path draw:style-name="gr34" draw:text-style-name="P4" draw:layer="layout" svg:width="0.151cm" svg:height="0.201cm" svg:x="2.201cm" svg:y="12.784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  <text:p/>
              </draw:path>
              <draw:path draw:style-name="gr34" draw:text-style-name="P4" draw:layer="layout" svg:width="0.165cm" svg:height="0.201cm" svg:x="1.669cm" svg:y="13.102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  <text:p/>
              </draw:path>
              <draw:path draw:style-name="gr34" draw:text-style-name="P4" draw:layer="layout" svg:width="0.135cm" svg:height="0.152cm" svg:x="1.859cm" svg:y="13.15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4" draw:text-style-name="P4" draw:layer="layout" svg:width="0.134cm" svg:height="0.146cm" svg:x="2.009cm" svg:y="13.157cm" svg:viewBox="0 0 135 147" svg:d="M55 147l-55-147h27l31 88c3 10 7 19 10 30 2-8 5-17 9-28l31-90h27l-54 147z">
                <text:p/>
              </draw:path>
              <draw:path draw:style-name="gr34" draw:text-style-name="P4" draw:layer="layout" svg:width="0.024cm" svg:height="0.201cm" svg:x="2.165cm" svg:y="13.102cm" svg:viewBox="0 0 25 202" svg:d="M0 29c0-10 0-19 0-29 8 0 17 0 25 0 0 10 0 19 0 29-8 0-17 0-25 0zM0 202c0-49 0-98 0-147 8 0 17 0 25 0 0 49 0 98 0 147-8 0-17 0-25 0z">
                <text:p/>
              </draw:path>
              <draw:path draw:style-name="gr34" draw:text-style-name="P4" draw:layer="layout" svg:width="0.127cm" svg:height="0.152cm" svg:x="2.22cm" svg:y="13.154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  <text:p/>
              </draw:path>
              <draw:path draw:style-name="gr34" draw:text-style-name="P4" draw:layer="layout" svg:width="0.135cm" svg:height="0.152cm" svg:x="2.363cm" svg:y="13.154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</draw:g>
            <draw:g>
              <draw:path draw:style-name="gr40" draw:text-style-name="P4" draw:layer="layout" svg:width="1.269cm" svg:height="0.761cm" svg:x="1.443cm" svg:y="13.685cm" svg:viewBox="0 0 1270 762" svg:d="M0 762c0-254 0-508 0-762 423 0 847 0 1270 0 0 254 0 508 0 762-423 0-847 0-1270 0z">
                <text:p/>
              </draw:path>
              <draw:path draw:style-name="gr34" draw:text-style-name="P4" draw:layer="layout" svg:width="0.157cm" svg:height="0.204cm" svg:x="1.718cm" svg:y="13.959cm" svg:viewBox="0 0 158 205" svg:d="M131 0h27v116c0 21-2 37-7 49-4 12-13 21-25 29-12 7-27 11-47 11-18 0-34-3-46-10-12-6-20-16-25-28s-8-29-8-51v-116h27v116c0 17 2 30 5 38s9 15 16 19c8 5 18 7 29 7 20 0 33-4 42-13 8-9 12-26 12-51z">
                <text:p/>
              </draw:path>
              <draw:path draw:style-name="gr34" draw:text-style-name="P4" draw:layer="layout" svg:width="0.187cm" svg:height="0.201cm" svg:x="1.897cm" svg:y="13.959cm" svg:viewBox="0 0 188 202" svg:d="M0 202l76-202h30l82 202h-30l-23-61h-85l-21 61zM57 119h70l-22-56c-6-17-11-31-14-42-3 13-7 26-11 39z">
                <text:p/>
              </draw:path>
              <draw:path draw:style-name="gr34" draw:text-style-name="P4" draw:layer="layout" svg:width="0.175cm" svg:height="0.201cm" svg:x="2.112cm" svg:y="13.959cm" svg:viewBox="0 0 176 202" svg:d="M0 202v-202h89c18 0 32 2 41 5 10 4 17 10 23 20 5 9 8 19 8 30 0 14-5 26-14 36s-23 16-43 19c7 4 12 7 16 10 7 8 15 17 21 27l35 55h-32l-27-42c-7-12-14-21-19-28-5-6-9-11-13-14-4-2-8-4-12-5-3-1-8-1-15-1h-31v90zM27 88h57c12 0 22-1 29-4 7-2 12-6 16-12 3-5 5-11 5-18 0-9-3-17-10-23s-18-9-33-9h-64z">
                <text:p/>
              </draw:path>
              <draw:path draw:style-name="gr34" draw:text-style-name="P4" draw:layer="layout" svg:width="0.16cm" svg:height="0.201cm" svg:x="2.294cm" svg:y="13.959cm" svg:viewBox="0 0 161 202" svg:d="M67 202c0-59 0-119 0-178-22 0-45 0-67 0 0-8 0-16 0-24 54 0 107 0 161 0 0 8 0 16 0 24-22 0-45 0-67 0 0 59 0 119 0 178-9 0-18 0-27 0z">
                <text:p/>
              </draw:path>
            </draw:g>
            <draw:g>
              <draw:path draw:style-name="gr35" draw:text-style-name="P2" draw:layer="layout" svg:width="1.523cm" svg:height="0.761cm" svg:x="1.443cm" svg:y="14.701cm" svg:viewBox="0 0 1524 762" svg:d="M0 762c0-254 0-508 0-762 508 0 1016 0 1524 0 0 254 0 508 0 762-508 0-1016 0-1524 0z">
                <text:p/>
              </draw:path>
              <draw:path draw:style-name="gr36" draw:text-style-name="P2" draw:layer="layout" svg:width="0.198cm" svg:height="0.149cm" svg:x="1.796cm" svg:y="14.868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  <text:p/>
              </draw:path>
              <draw:path draw:style-name="gr36" draw:text-style-name="P2" draw:layer="layout" svg:width="0.136cm" svg:height="0.152cm" svg:x="2.028cm" svg:y="14.86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  <text:p/>
              </draw:path>
              <draw:path draw:style-name="gr36" draw:text-style-name="P2" draw:layer="layout" svg:width="0.07cm" svg:height="0.2cm" svg:x="2.181cm" svg:y="14.82cm" svg:viewBox="0 0 71 201" svg:d="M68 177l3 22c-7 1-13 2-19 2-9 0-16-1-21-4-4-3-8-7-10-12-2-4-3-14-3-29v-86h-18v-19h18v-36l25-15v51h25v19h-25v87c0 7 0 11 1 13s3 4 5 5 4 2 8 2c3 0 6 0 11 0z">
                <text:p/>
              </draw:path>
              <draw:path draw:style-name="gr36" draw:text-style-name="P2" draw:layer="layout" svg:width="0.024cm" svg:height="0.201cm" svg:x="2.275cm" svg:y="14.816cm" svg:viewBox="0 0 25 202" svg:d="M0 29c0-10 0-19 0-29 8 0 17 0 25 0 0 10 0 19 0 29-8 0-17 0-25 0zM0 202c0-49 0-98 0-147 8 0 17 0 25 0 0 49 0 98 0 147-8 0-17 0-25 0z">
                <text:p/>
              </draw:path>
              <draw:path draw:style-name="gr36" draw:text-style-name="P2" draw:layer="layout" svg:width="0.136cm" svg:height="0.152cm" svg:x="2.329cm" svg:y="14.86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  <text:p/>
              </draw:path>
              <draw:path draw:style-name="gr36" draw:text-style-name="P2" draw:layer="layout" svg:width="0.118cm" svg:height="0.149cm" svg:x="2.496cm" svg:y="14.868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6" draw:text-style-name="P2" draw:layer="layout" svg:width="0.126cm" svg:height="0.205cm" svg:x="1.753cm" svg:y="15.186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  <text:p/>
              </draw:path>
              <draw:path draw:style-name="gr36" draw:text-style-name="P2" draw:layer="layout" svg:width="0.024cm" svg:height="0.201cm" svg:x="1.91cm" svg:y="15.134cm" svg:viewBox="0 0 25 202" svg:d="M0 202c0-67 0-135 0-202 8 0 17 0 25 0 0 67 0 135 0 202-8 0-17 0-25 0z">
                <text:p/>
              </draw:path>
              <draw:path draw:style-name="gr36" draw:text-style-name="P2" draw:layer="layout" svg:width="0.134cm" svg:height="0.152cm" svg:x="1.966cm" svg:y="15.186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  <text:p/>
              </draw:path>
              <draw:path draw:style-name="gr36" draw:text-style-name="P2" draw:layer="layout" svg:width="0.118cm" svg:height="0.149cm" svg:x="2.131cm" svg:y="15.186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6" draw:text-style-name="P2" draw:layer="layout" svg:width="0.118cm" svg:height="0.149cm" svg:x="2.287cm" svg:y="15.186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6" draw:text-style-name="P2" draw:layer="layout" svg:width="0.135cm" svg:height="0.152cm" svg:x="2.435cm" svg:y="15.186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6" draw:text-style-name="P2" draw:layer="layout" svg:width="0.077cm" svg:height="0.149cm" svg:x="2.601cm" svg:y="15.186cm" svg:viewBox="0 0 78 150" svg:d="M0 150v-147h22v23c6-11 11-18 15-21 5-3 10-5 16-5 8 0 17 3 25 8l-8 23c-6-3-12-5-18-5-5 0-10 2-14 5s-7 8-9 13c-3 9-4 19-4 29v77z">
                <text:p/>
              </draw:path>
            </draw:g>
            <draw:g>
              <draw:path draw:style-name="gr39" draw:text-style-name="P2" draw:layer="layout" svg:width="1.523cm" svg:height="0.761cm" svg:x="1.443cm" svg:y="15.717cm" svg:viewBox="0 0 1524 762" svg:d="M0 762c0-254 0-508 0-762 508 0 1016 0 1524 0 0 254 0 508 0 762-508 0-1016 0-1524 0z">
                <text:p/>
              </draw:path>
              <draw:path draw:style-name="gr36" draw:text-style-name="P2" draw:layer="layout" svg:width="0.12cm" svg:height="0.201cm" svg:x="1.548cm" svg:y="15.991cm" svg:viewBox="0 0 121 202" svg:d="M0 202c0-67 0-135 0-202 8 0 17 0 25 0 0 38 0 76 0 114 19-20 39-39 58-59 11 0 22 0 32 0-18 18-37 36-55 55 20 30 41 61 61 92-10 0-20 0-30 0-16-25-32-50-49-75-5 5-11 11-17 17 0 19 0 39 0 58-8 0-17 0-25 0z">
                <text:p/>
              </draw:path>
              <draw:path draw:style-name="gr36" draw:text-style-name="P2" draw:layer="layout" svg:width="0.024cm" svg:height="0.201cm" svg:x="1.693cm" svg:y="15.991cm" svg:viewBox="0 0 25 202" svg:d="M0 29c0-10 0-19 0-29 8 0 17 0 25 0 0 10 0 19 0 29-8 0-17 0-25 0zM0 202c0-49 0-98 0-147 8 0 17 0 25 0 0 49 0 98 0 147-8 0-17 0-25 0z">
                <text:p/>
              </draw:path>
              <draw:path draw:style-name="gr36" draw:text-style-name="P2" draw:layer="layout" svg:width="0.118cm" svg:height="0.149cm" svg:x="1.756cm" svg:y="16.043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6" draw:text-style-name="P2" draw:layer="layout" svg:width="0.135cm" svg:height="0.152cm" svg:x="1.904cm" svg:y="16.04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6" draw:text-style-name="P2" draw:layer="layout" svg:width="0.198cm" svg:height="0.149cm" svg:x="2.069cm" svg:y="16.043cm" svg:viewBox="0 0 199 150" svg:d="M0 150v-147h22v20c5-7 11-12 18-17 8-4 17-6 27-6s19 2 26 7c7 4 12 10 15 18 12-17 27-25 46-25 14 0 25 4 33 12s12 21 12 37v101h-25v-93c0-10-1-17-2-21-2-5-5-8-9-11s-9-4-15-4c-10 0-19 3-26 10s-10 18-10 33v86h-25v-96c0-11-2-19-6-25-4-5-11-8-20-8-7 0-13 2-19 6-6 3-10 9-13 16s-4 17-4 31v76z">
                <text:p/>
              </draw:path>
              <draw:path draw:style-name="gr36" draw:text-style-name="P2" draw:layer="layout" svg:width="0.134cm" svg:height="0.152cm" svg:x="2.303cm" svg:y="16.043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  <text:p/>
              </draw:path>
              <draw:path draw:style-name="gr36" draw:text-style-name="P2" draw:layer="layout" svg:width="0.07cm" svg:height="0.2cm" svg:x="2.454cm" svg:y="15.995cm" svg:viewBox="0 0 71 201" svg:d="M68 177l3 22c-7 1-13 2-19 2-9 0-16-1-21-4-4-3-8-7-10-12-2-4-3-14-3-29v-86h-18v-19h18v-36l25-15v51h25v19h-25v87c0 7 0 11 1 13s3 4 5 5 4 2 8 2c3 0 6 0 11 0z">
                <text:p/>
              </draw:path>
              <draw:path draw:style-name="gr36" draw:text-style-name="P2" draw:layer="layout" svg:width="0.024cm" svg:height="0.201cm" svg:x="2.548cm" svg:y="15.991cm" svg:viewBox="0 0 25 202" svg:d="M0 29c0-10 0-19 0-29 8 0 17 0 25 0 0 10 0 19 0 29-8 0-17 0-25 0zM0 202c0-49 0-98 0-147 8 0 17 0 25 0 0 49 0 98 0 147-8 0-17 0-25 0z">
                <text:p/>
              </draw:path>
              <draw:path draw:style-name="gr36" draw:text-style-name="P2" draw:layer="layout" svg:width="0.127cm" svg:height="0.152cm" svg:x="2.604cm" svg:y="16.043cm" svg:viewBox="0 0 128 153" svg:d="M103 96l25 3c-3 17-10 30-21 40-11 9-24 14-40 14-20 0-36-7-49-20-12-13-18-32-18-56 0-16 3-30 8-41 5-12 13-21 24-27 10-6 22-9 35-9 16 0 29 4 39 12s16 20 19 35l-25 3c-2-10-6-17-12-22s-13-8-21-8c-13 0-23 5-30 14-8 9-12 23-12 42 0 20 4 35 11 44 8 9 18 13 30 13 10 0 18-3 25-9 6-6 10-15 12-28z">
                <text:p/>
              </draw:path>
              <draw:path draw:style-name="gr36" draw:text-style-name="P2" draw:layer="layout" svg:width="0.119cm" svg:height="0.152cm" svg:x="2.747cm" svg:y="16.04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  <text:p/>
              </draw:path>
            </draw:g>
            <draw:g>
              <draw:path draw:style-name="gr28" draw:text-style-name="P2" draw:layer="layout" svg:width="1.269cm" svg:height="0.761cm" svg:x="1.443cm" svg:y="16.733cm" svg:viewBox="0 0 1270 762" svg:d="M0 762c0-254 0-508 0-762 423 0 847 0 1270 0 0 254 0 508 0 762-423 0-847 0-1270 0z">
                <text:p/>
              </draw:path>
              <draw:path draw:style-name="gr36" draw:text-style-name="P2" draw:layer="layout" svg:width="0.119cm" svg:height="0.152cm" svg:x="1.819cm" svg:y="16.9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  <text:p/>
              </draw:path>
              <draw:path draw:style-name="gr36" draw:text-style-name="P2" draw:layer="layout" svg:width="0.07cm" svg:height="0.2cm" svg:x="1.958cm" svg:y="16.852cm" svg:viewBox="0 0 71 201" svg:d="M68 177l3 22c-7 1-13 2-19 2-9 0-16-1-21-4-4-3-8-7-10-12-2-4-3-14-3-29v-86h-18v-19h18v-36l25-15v51h25v19h-25v87c0 7 0 11 1 13s3 4 5 5 4 2 8 2c3 0 6 0 11 0z">
                <text:p/>
              </draw:path>
              <draw:path draw:style-name="gr36" draw:text-style-name="P2" draw:layer="layout" svg:width="0.135cm" svg:height="0.152cm" svg:x="2.043cm" svg:y="16.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6" draw:text-style-name="P2" draw:layer="layout" svg:width="0.126cm" svg:height="0.205cm" svg:x="2.208cm" svg:y="16.9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  <text:p/>
              </draw:path>
              <draw:path draw:style-name="gr36" draw:text-style-name="P2" draw:layer="layout" svg:width="0.128cm" svg:height="0.208cm" svg:x="1.483cm" svg:y="17.218cm" svg:viewBox="0 0 129 209" svg:d="M5 161l25 3c1 8 4 13 8 17 6 5 15 7 25 7 12 0 20-2 27-7 6-4 10-10 12-18 2-5 2-15 2-31-11 12-24 18-41 18-20 0-35-7-46-22-11-14-17-32-17-52 0-14 3-27 8-39s12-21 22-27c9-7 20-10 33-10 18 0 32 7 43 21v-18h23v127c0 22-2 39-7 48-5 10-12 17-22 23-10 5-22 8-37 8-18 0-32-4-42-12-11-8-16-20-16-36zM25 74c0 19 4 33 12 42 7 9 17 13 28 13 12 0 22-4 29-13 8-9 12-22 12-41 0-18-4-31-12-40s-18-14-29-14-21 4-28 13c-8 9-12 22-12 40z">
                <text:p/>
              </draw:path>
              <draw:path draw:style-name="gr36" draw:text-style-name="P2" draw:layer="layout" svg:width="0.135cm" svg:height="0.152cm" svg:x="1.641cm" svg:y="17.21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6" draw:text-style-name="P2" draw:layer="layout" svg:width="0.118cm" svg:height="0.149cm" svg:x="1.806cm" svg:y="17.218cm" svg:viewBox="0 0 119 150" svg:d="M0 150v-147h23v21c11-16 26-24 46-24 9 0 17 2 24 5 8 3 13 7 17 12s6 12 8 19c1 4 1 12 1 24v90h-25v-90c0-10-1-17-3-22s-5-9-10-12-11-5-17-5c-11 0-20 3-28 10-7 7-11 20-11 39v80z">
                <text:p/>
              </draw:path>
              <draw:path draw:style-name="gr36" draw:text-style-name="P2" draw:layer="layout" svg:width="0.135cm" svg:height="0.152cm" svg:x="1.954cm" svg:y="17.21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  <text:p/>
              </draw:path>
              <draw:path draw:style-name="gr36" draw:text-style-name="P2" draw:layer="layout" svg:width="0.077cm" svg:height="0.149cm" svg:x="2.12cm" svg:y="17.218cm" svg:viewBox="0 0 78 150" svg:d="M0 150v-147h22v23c6-11 11-18 15-21 5-3 10-5 16-5 8 0 17 3 25 8l-8 23c-6-3-12-5-18-5-5 0-10 2-14 5s-7 8-9 13c-3 9-4 19-4 29v77z">
                <text:p/>
              </draw:path>
              <draw:path draw:style-name="gr36" draw:text-style-name="P2" draw:layer="layout" svg:width="0.134cm" svg:height="0.152cm" svg:x="2.205cm" svg:y="17.21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  <text:p/>
              </draw:path>
              <draw:path draw:style-name="gr36" draw:text-style-name="P2" draw:layer="layout" svg:width="0.07cm" svg:height="0.2cm" svg:x="2.355cm" svg:y="17.17cm" svg:viewBox="0 0 71 201" svg:d="M68 177l3 22c-7 1-13 2-19 2-9 0-16-1-21-4-4-3-8-7-10-12-2-4-3-14-3-29v-86h-18v-19h18v-36l25-15v51h25v19h-25v87c0 7 0 11 1 13s3 4 5 5 4 2 8 2c3 0 6 0 11 0z">
                <text:p/>
              </draw:path>
              <draw:path draw:style-name="gr36" draw:text-style-name="P2" draw:layer="layout" svg:width="0.136cm" svg:height="0.152cm" svg:x="2.44cm" svg:y="17.218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  <text:p/>
              </draw:path>
              <draw:path draw:style-name="gr36" draw:text-style-name="P2" draw:layer="layout" svg:width="0.077cm" svg:height="0.149cm" svg:x="2.606cm" svg:y="17.218cm" svg:viewBox="0 0 78 150" svg:d="M0 150v-147h22v23c6-11 11-18 15-21 5-3 10-5 16-5 8 0 17 3 25 8l-8 23c-6-3-12-5-18-5-5 0-10 2-14 5s-7 8-9 13c-3 9-4 19-4 29v77z">
                <text:p/>
              </draw:path>
            </draw:g>
            <draw:g>
              <draw:path draw:style-name="gr31" draw:text-style-name="P3" draw:layer="layout" svg:width="1.269cm" svg:height="0.761cm" svg:x="1.443cm" svg:y="17.749cm" svg:viewBox="0 0 1270 762" svg:d="M0 762c0-254 0-508 0-762 423 0 847 0 1270 0 0 254 0 508 0 762-423 0-847 0-1270 0z">
                <text:p/>
              </draw:path>
              <draw:path draw:style-name="gr32" draw:text-style-name="P3" draw:layer="layout" svg:width="0.159cm" svg:height="0.207cm" svg:x="1.861cm" svg:y="18.02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  <text:p/>
              </draw:path>
              <draw:path draw:style-name="gr32" draw:text-style-name="P3" draw:layer="layout" svg:width="0.151cm" svg:height="0.201cm" svg:x="2.062cm" svg:y="18.023cm" svg:viewBox="0 0 152 202" svg:d="M0 202v-202h75c13 0 23 1 30 2 10 2 18 5 25 9 7 5 12 12 16 20s6 17 6 27c0 18-5 32-16 44s-30 18-58 18h-51v82zM27 96h51c17 0 29-3 36-10 7-6 11-15 11-27 0-8-2-15-6-21s-10-10-17-12c-4-1-12-2-24-2h-51z">
                <text:p/>
              </draw:path>
              <draw:path draw:style-name="gr32" draw:text-style-name="P3" draw:layer="layout" svg:width="0.026cm" svg:height="0.201cm" svg:x="2.254cm" svg:y="18.023cm" svg:viewBox="0 0 27 202" svg:d="M0 202c0-67 0-135 0-202 9 0 18 0 27 0 0 67 0 135 0 202-9 0-18 0-27 0z">
                <text:p/>
              </draw:path>
            </draw:g>
            <draw:g>
              <draw:path draw:style-name="gr55" draw:text-style-name="P11" draw:layer="layout" svg:width="0.204cm" svg:height="0.328cm" svg:x="3.251cm" svg:y="11.736cm" svg:viewBox="0 0 205 329" svg:d="M0 329c0-110 0-219 0-329 14 0 29 0 43 0 0 97 0 193 0 290 54 0 108 0 162 0 0 13 0 26 0 39-68 0-137 0-205 0z">
                <text:p/>
              </draw:path>
              <draw:path draw:style-name="gr55" draw:text-style-name="P11" draw:layer="layout" svg:width="0.219cm" svg:height="0.248cm" svg:x="3.488cm" svg:y="11.821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209cm" svg:height="0.339cm" svg:x="3.74cm" svg:y="11.821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55" draw:text-style-name="P11" draw:layer="layout" svg:width="0.219cm" svg:height="0.248cm" svg:x="3.996cm" svg:y="11.821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192cm" svg:height="0.243cm" svg:x="4.263cm" svg:y="11.821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206cm" svg:height="0.333cm" svg:x="4.502cm" svg:y="11.736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55" draw:text-style-name="P11" draw:layer="layout" svg:width="0.045cm" svg:height="0.238cm" svg:x="4.782cm" svg:y="11.826cm" svg:viewBox="0 0 46 239" svg:d="M0 46c0-15 0-31 0-46 15 0 31 0 46 0 0 15 0 31 0 46-15 0-31 0-46 0zM0 239c0-15 0-31 0-46 15 0 31 0 46 0 0 15 0 31 0 46-15 0-31 0-46 0z">
                <text:p/>
              </draw:path>
              <draw:path draw:style-name="gr55" draw:text-style-name="P11" draw:layer="layout" svg:width="0.124cm" svg:height="0.04cm" svg:x="3.231cm" svg:y="12.941cm" svg:viewBox="0 0 125 41" svg:d="M0 41c0-14 0-27 0-41 42 0 83 0 125 0 0 14 0 27 0 41-42 0-83 0-125 0z">
                <text:p/>
              </draw:path>
              <draw:path draw:style-name="gr55" draw:text-style-name="P11" draw:layer="layout" svg:width="0.192cm" svg:height="0.328cm" svg:x="3.526cm" svg:y="12.752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55" draw:text-style-name="P11" draw:layer="layout" svg:width="0.219cm" svg:height="0.248cm" svg:x="3.767cm" svg:y="12.837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127cm" svg:height="0.243cm" svg:x="4.034cm" svg:y="12.837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206cm" svg:height="0.333cm" svg:x="4.172cm" svg:y="12.752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55" draw:text-style-name="P11" draw:layer="layout" svg:width="0.327cm" svg:height="0.238cm" svg:x="4.412cm" svg:y="12.842cm" svg:viewBox="0 0 328 239" svg:d="M73 239l-73-239h42l39 138 13 51c1-2 5-19 13-49l38-140h41l36 139 11 45 14-46 42-138h39l-76 239h-41l-38-143-9-41-49 184z">
                <text:p/>
              </draw:path>
              <draw:path draw:style-name="gr55" draw:text-style-name="P11" draw:layer="layout" svg:width="0.219cm" svg:height="0.248cm" svg:x="4.754cm" svg:y="12.837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127cm" svg:height="0.243cm" svg:x="5.021cm" svg:y="12.837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219cm" svg:height="0.248cm" svg:x="5.16cm" svg:y="12.83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127cm" svg:height="0.339cm" svg:x="5.524cm" svg:y="12.747cm" svg:viewBox="0 0 128 340" svg:d="M0 340c32-113 63-227 95-340 11 0 22 0 33 0-32 113-64 227-95 340-11 0-22 0-33 0z">
                <text:p/>
              </draw:path>
              <draw:path draw:style-name="gr55" draw:text-style-name="P11" draw:layer="layout" svg:width="0.219cm" svg:height="0.248cm" svg:x="5.795cm" svg:y="12.83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219cm" svg:height="0.238cm" svg:x="6.035cm" svg:y="12.842cm" svg:viewBox="0 0 220 239" svg:d="M0 239l86-123-81-116h48l39 58c7 11 12 19 16 26 8-11 14-20 20-27l39-57h49l-82 116 86 123h-48l-49-73-11-18-63 91z">
                <text:p/>
              </draw:path>
              <draw:path draw:style-name="gr55" draw:text-style-name="P11" draw:layer="layout" svg:width="0.116cm" svg:height="0.324cm" svg:x="6.264cm" svg:y="12.75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219cm" svg:height="0.248cm" svg:x="6.401cm" svg:y="12.83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127cm" svg:height="0.243cm" svg:x="6.668cm" svg:y="12.837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192cm" svg:height="0.243cm" svg:x="6.82cm" svg:y="12.837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219cm" svg:height="0.248cm" svg:x="7.061cm" svg:y="12.837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039cm" svg:height="0.328cm" svg:x="7.327cm" svg:y="12.752cm" svg:viewBox="0 0 40 329" svg:d="M0 329c0-110 0-219 0-329 13 0 27 0 40 0 0 110 0 219 0 329-13 0-27 0-40 0z">
                <text:p/>
              </draw:path>
              <draw:path draw:style-name="gr55" draw:text-style-name="P11" draw:layer="layout" svg:width="0.321cm" svg:height="0.243cm" svg:x="7.557cm" svg:y="12.83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221cm" svg:height="0.248cm" svg:x="7.923cm" svg:y="12.837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206cm" svg:height="0.333cm" svg:x="8.177cm" svg:y="12.752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55" draw:text-style-name="P11" draw:layer="layout" svg:width="0.192cm" svg:height="0.243cm" svg:x="8.445cm" svg:y="12.842cm" svg:viewBox="0 0 193 244" svg:d="M157 239v-36c-19 27-44 41-76 41-14 0-27-3-39-8s-21-12-27-20c-6-9-10-19-13-30-1-8-2-21-2-38v-148h40v132c0 21 1 36 2 43 3 11 8 19 17 25 8 6 18 9 30 9 13 0 24-3 35-9 10-7 18-15 22-26 5-10 7-26 7-46v-128h40v239z">
                <text:p/>
              </draw:path>
              <draw:path draw:style-name="gr55" draw:text-style-name="P11" draw:layer="layout" svg:width="0.039cm" svg:height="0.328cm" svg:x="8.699cm" svg:y="12.752cm" svg:viewBox="0 0 40 329" svg:d="M0 329c0-110 0-219 0-329 13 0 27 0 40 0 0 110 0 219 0 329-13 0-27 0-40 0z">
                <text:p/>
              </draw:path>
              <draw:path draw:style-name="gr55" draw:text-style-name="P11" draw:layer="layout" svg:width="0.219cm" svg:height="0.248cm" svg:x="8.788cm" svg:y="12.83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124cm" svg:height="0.04cm" svg:x="3.231cm" svg:y="13.957cm" svg:viewBox="0 0 125 41" svg:d="M0 41c0-14 0-27 0-41 42 0 83 0 125 0 0 14 0 27 0 41-42 0-83 0-125 0z">
                <text:p/>
              </draw:path>
              <draw:path draw:style-name="gr55" draw:text-style-name="P11" draw:layer="layout" svg:width="0.256cm" svg:height="0.328cm" svg:x="3.533cm" svg:y="13.768cm" svg:viewBox="0 0 257 329" svg:d="M0 329c0-110 0-219 0-329 14 0 29 0 43 0 0 45 0 90 0 135 57 0 114 0 171 0 0-45 0-90 0-135 14 0 29 0 43 0 0 110 0 219 0 329-14 0-29 0-43 0 0-52 0-103 0-155-57 0-114 0-171 0 0 52 0 103 0 155-14 0-29 0-43 0z">
                <text:p/>
              </draw:path>
              <draw:path draw:style-name="gr55" draw:text-style-name="P11" draw:layer="layout" svg:width="0.305cm" svg:height="0.328cm" svg:x="3.828cm" svg:y="13.768cm" svg:viewBox="0 0 306 329" svg:d="M0 329l126-329h47l133 329h-50l-37-100h-138l-36 100zM94 194h112l-35-91c-10-28-18-50-23-68-5 21-10 42-18 63z">
                <text:p/>
              </draw:path>
              <draw:path draw:style-name="gr55" draw:text-style-name="P11" draw:layer="layout" svg:width="0.204cm" svg:height="0.328cm" svg:x="4.165cm" svg:y="13.768cm" svg:viewBox="0 0 205 329" svg:d="M0 329c0-110 0-219 0-329 14 0 29 0 43 0 0 97 0 193 0 290 54 0 108 0 162 0 0 13 0 26 0 39-68 0-137 0-205 0z">
                <text:p/>
              </draw:path>
              <draw:path draw:style-name="gr55" draw:text-style-name="P11" draw:layer="layout" svg:width="0.127cm" svg:height="0.339cm" svg:x="4.495cm" svg:y="13.763cm" svg:viewBox="0 0 128 340" svg:d="M0 340c32-113 63-227 95-340 11 0 22 0 33 0-32 113-64 227-95 340-11 0-22 0-33 0z">
                <text:p/>
              </draw:path>
              <draw:path draw:style-name="gr55" draw:text-style-name="P11" draw:layer="layout" svg:width="0.206cm" svg:height="0.334cm" svg:x="4.778cm" svg:y="13.853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55" draw:text-style-name="P11" draw:layer="layout" svg:width="0.219cm" svg:height="0.248cm" svg:x="5.02cm" svg:y="13.853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127cm" svg:height="0.243cm" svg:x="5.287cm" svg:y="13.853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039cm" svg:height="0.328cm" svg:x="5.442cm" svg:y="13.768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206cm" svg:height="0.334cm" svg:x="5.54cm" svg:y="13.853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55" draw:text-style-name="P11" draw:layer="layout" svg:width="0.192cm" svg:height="0.328cm" svg:x="5.795cm" svg:y="13.768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55" draw:text-style-name="P11" draw:layer="layout" svg:width="0.219cm" svg:height="0.248cm" svg:x="6.036cm" svg:y="13.853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127cm" svg:height="0.243cm" svg:x="6.303cm" svg:y="13.853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219cm" svg:height="0.248cm" svg:x="6.443cm" svg:y="13.853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039cm" svg:height="0.328cm" svg:x="6.709cm" svg:y="13.768cm" svg:viewBox="0 0 40 329" svg:d="M0 329c0-110 0-219 0-329 13 0 27 0 40 0 0 110 0 219 0 329-13 0-27 0-40 0z">
                <text:p/>
              </draw:path>
              <draw:path draw:style-name="gr55" draw:text-style-name="P11" draw:layer="layout" svg:width="0.206cm" svg:height="0.333cm" svg:x="6.923cm" svg:y="13.768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55" draw:text-style-name="P11" draw:layer="layout" svg:width="0.127cm" svg:height="0.243cm" svg:x="7.192cm" svg:y="13.853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039cm" svg:height="0.328cm" svg:x="7.347cm" svg:y="13.768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218cm" svg:height="0.238cm" svg:x="7.421cm" svg:y="13.858cm" svg:viewBox="0 0 219 239" svg:d="M90 239l-90-239h43l51 143c6 16 11 32 16 48 3-12 8-27 15-45l51-146h43l-88 239z">
                <text:p/>
              </draw:path>
              <draw:path draw:style-name="gr55" draw:text-style-name="P11" draw:layer="layout" svg:width="0.219cm" svg:height="0.248cm" svg:x="7.658cm" svg:y="13.853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127cm" svg:height="0.243cm" svg:x="7.925cm" svg:y="13.853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124cm" svg:height="0.04cm" svg:x="3.231cm" svg:y="14.973cm" svg:viewBox="0 0 125 41" svg:d="M0 41c0-14 0-27 0-41 42 0 83 0 125 0 0 14 0 27 0 41-42 0-83 0-125 0z">
                <text:p/>
              </draw:path>
              <draw:path draw:style-name="gr55" draw:text-style-name="P11" draw:layer="layout" svg:width="0.219cm" svg:height="0.248cm" svg:x="3.513cm" svg:y="14.869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219cm" svg:height="0.238cm" svg:x="3.753cm" svg:y="14.874cm" svg:viewBox="0 0 220 239" svg:d="M0 239l86-123-81-116h48l39 58c7 11 12 19 16 26 8-11 14-20 20-27l39-57h49l-82 116 86 123h-48l-49-73-11-18-63 91z">
                <text:p/>
              </draw:path>
              <draw:path draw:style-name="gr55" draw:text-style-name="P11" draw:layer="layout" svg:width="0.039cm" svg:height="0.328cm" svg:x="4.007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96cm" svg:height="0.248cm" svg:x="4.091cm" svg:y="14.869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55" draw:text-style-name="P11" draw:layer="layout" svg:width="0.116cm" svg:height="0.324cm" svg:x="4.312cm" svg:y="14.791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039cm" svg:height="0.328cm" svg:x="4.464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92cm" svg:height="0.243cm" svg:x="4.564cm" svg:y="14.869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209cm" svg:height="0.339cm" svg:x="4.803cm" svg:y="14.869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55" draw:text-style-name="P11" draw:layer="layout" svg:width="0.321cm" svg:height="0.243cm" svg:x="5.199cm" svg:y="14.869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221cm" svg:height="0.248cm" svg:x="5.565cm" svg:y="14.869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206cm" svg:height="0.333cm" svg:x="5.819cm" svg:y="14.784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55" draw:text-style-name="P11" draw:layer="layout" svg:width="0.192cm" svg:height="0.243cm" svg:x="6.087cm" svg:y="14.874cm" svg:viewBox="0 0 193 244" svg:d="M157 239v-36c-19 27-44 41-76 41-14 0-27-3-39-8s-21-12-27-20c-6-9-10-19-13-30-1-8-2-21-2-38v-148h40v132c0 21 1 36 2 43 3 11 8 19 17 25 8 6 18 9 30 9 13 0 24-3 35-9 10-7 18-15 22-26 5-10 7-26 7-46v-128h40v239z">
                <text:p/>
              </draw:path>
              <draw:path draw:style-name="gr55" draw:text-style-name="P11" draw:layer="layout" svg:width="0.039cm" svg:height="0.328cm" svg:x="6.341cm" svg:y="14.784cm" svg:viewBox="0 0 40 329" svg:d="M0 329c0-110 0-219 0-329 13 0 27 0 40 0 0 110 0 219 0 329-13 0-27 0-40 0z">
                <text:p/>
              </draw:path>
              <draw:path draw:style-name="gr55" draw:text-style-name="P11" draw:layer="layout" svg:width="0.219cm" svg:height="0.248cm" svg:x="6.43cm" svg:y="14.869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327cm" svg:height="0.238cm" svg:x="6.795cm" svg:y="14.874cm" svg:viewBox="0 0 328 239" svg:d="M73 239l-73-239h42l39 138 13 51c1-2 5-19 13-49l38-140h41l36 139 11 45 14-46 42-138h39l-76 239h-41l-38-143-9-41-49 184z">
                <text:p/>
              </draw:path>
              <draw:path draw:style-name="gr55" draw:text-style-name="P11" draw:layer="layout" svg:width="0.039cm" svg:height="0.328cm" svg:x="7.152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16cm" svg:height="0.324cm" svg:x="7.229cm" svg:y="14.791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192cm" svg:height="0.328cm" svg:x="7.379cm" svg:y="14.784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55" draw:text-style-name="P11" draw:layer="layout" svg:width="0.321cm" svg:height="0.243cm" svg:x="7.76cm" svg:y="14.869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039cm" svg:height="0.328cm" svg:x="8.143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92cm" svg:height="0.243cm" svg:x="8.242cm" svg:y="14.869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039cm" svg:height="0.328cm" svg:x="8.498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321cm" svg:height="0.243cm" svg:x="8.598cm" svg:y="14.869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219cm" svg:height="0.248cm" svg:x="8.966cm" svg:y="14.869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039cm" svg:height="0.328cm" svg:x="9.232cm" svg:y="14.784cm" svg:viewBox="0 0 40 329" svg:d="M0 329c0-110 0-219 0-329 13 0 27 0 40 0 0 110 0 219 0 329-13 0-27 0-40 0z">
                <text:p/>
              </draw:path>
              <draw:path draw:style-name="gr55" draw:text-style-name="P11" draw:layer="layout" svg:width="0.219cm" svg:height="0.248cm" svg:x="9.449cm" svg:y="14.869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206cm" svg:height="0.333cm" svg:x="9.701cm" svg:y="14.784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55" draw:text-style-name="P11" draw:layer="layout" svg:width="0.219cm" svg:height="0.248cm" svg:x="9.957cm" svg:y="14.869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206cm" svg:height="0.334cm" svg:x="10.223cm" svg:y="14.869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55" draw:text-style-name="P11" draw:layer="layout" svg:width="0.116cm" svg:height="0.324cm" svg:x="10.455cm" svg:y="14.791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219cm" svg:height="0.248cm" svg:x="10.592cm" svg:y="14.869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116cm" svg:height="0.324cm" svg:x="10.836cm" svg:y="14.791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039cm" svg:height="0.328cm" svg:x="10.988cm" svg:y="14.784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221cm" svg:height="0.248cm" svg:x="11.072cm" svg:y="14.869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192cm" svg:height="0.243cm" svg:x="11.341cm" svg:y="14.869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124cm" svg:height="0.04cm" svg:x="3.231cm" svg:y="15.989cm" svg:viewBox="0 0 125 41" svg:d="M0 41c0-14 0-27 0-41 42 0 83 0 125 0 0 14 0 27 0 41-42 0-83 0-125 0z">
                <text:p/>
              </draw:path>
              <draw:path draw:style-name="gr55" draw:text-style-name="P11" draw:layer="layout" svg:width="0.219cm" svg:height="0.248cm" svg:x="3.513cm" svg:y="15.885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219cm" svg:height="0.238cm" svg:x="3.753cm" svg:y="15.89cm" svg:viewBox="0 0 220 239" svg:d="M0 239l86-123-81-116h48l39 58c7 11 12 19 16 26 8-11 14-20 20-27l39-57h49l-82 116 86 123h-48l-49-73-11-18-63 91z">
                <text:p/>
              </draw:path>
              <draw:path draw:style-name="gr55" draw:text-style-name="P11" draw:layer="layout" svg:width="0.039cm" svg:height="0.328cm" svg:x="4.007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96cm" svg:height="0.248cm" svg:x="4.091cm" svg:y="15.885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55" draw:text-style-name="P11" draw:layer="layout" svg:width="0.116cm" svg:height="0.324cm" svg:x="4.312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039cm" svg:height="0.328cm" svg:x="4.464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92cm" svg:height="0.243cm" svg:x="4.564cm" svg:y="15.885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209cm" svg:height="0.339cm" svg:x="4.803cm" svg:y="15.885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55" draw:text-style-name="P11" draw:layer="layout" svg:width="0.321cm" svg:height="0.243cm" svg:x="5.199cm" svg:y="15.885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221cm" svg:height="0.248cm" svg:x="5.565cm" svg:y="15.885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206cm" svg:height="0.333cm" svg:x="5.819cm" svg:y="15.8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55" draw:text-style-name="P11" draw:layer="layout" svg:width="0.192cm" svg:height="0.243cm" svg:x="6.087cm" svg:y="15.89cm" svg:viewBox="0 0 193 244" svg:d="M157 239v-36c-19 27-44 41-76 41-14 0-27-3-39-8s-21-12-27-20c-6-9-10-19-13-30-1-8-2-21-2-38v-148h40v132c0 21 1 36 2 43 3 11 8 19 17 25 8 6 18 9 30 9 13 0 24-3 35-9 10-7 18-15 22-26 5-10 7-26 7-46v-128h40v239z">
                <text:p/>
              </draw:path>
              <draw:path draw:style-name="gr55" draw:text-style-name="P11" draw:layer="layout" svg:width="0.039cm" svg:height="0.328cm" svg:x="6.341cm" svg:y="15.8cm" svg:viewBox="0 0 40 329" svg:d="M0 329c0-110 0-219 0-329 13 0 27 0 40 0 0 110 0 219 0 329-13 0-27 0-40 0z">
                <text:p/>
              </draw:path>
              <draw:path draw:style-name="gr55" draw:text-style-name="P11" draw:layer="layout" svg:width="0.219cm" svg:height="0.248cm" svg:x="6.43cm" svg:y="15.885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327cm" svg:height="0.238cm" svg:x="6.795cm" svg:y="15.89cm" svg:viewBox="0 0 328 239" svg:d="M73 239l-73-239h42l39 138 13 51c1-2 5-19 13-49l38-140h41l36 139 11 45 14-46 42-138h39l-76 239h-41l-38-143-9-41-49 184z">
                <text:p/>
              </draw:path>
              <draw:path draw:style-name="gr55" draw:text-style-name="P11" draw:layer="layout" svg:width="0.039cm" svg:height="0.328cm" svg:x="7.152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16cm" svg:height="0.324cm" svg:x="7.229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192cm" svg:height="0.328cm" svg:x="7.379cm" svg:y="15.8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55" draw:text-style-name="P11" draw:layer="layout" svg:width="0.196cm" svg:height="0.248cm" svg:x="7.745cm" svg:y="15.885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55" draw:text-style-name="P11" draw:layer="layout" svg:width="0.039cm" svg:height="0.328cm" svg:x="7.99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209cm" svg:height="0.339cm" svg:x="8.075cm" svg:y="15.885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55" draw:text-style-name="P11" draw:layer="layout" svg:width="0.192cm" svg:height="0.243cm" svg:x="8.344cm" svg:y="15.885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039cm" svg:height="0.328cm" svg:x="8.6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37cm" svg:height="0.333cm" svg:x="8.675cm" svg:y="15.795cm" svg:viewBox="0 0 138 334" svg:d="M35 334v-208h-35v-31h35v-25c0-16 1-28 4-35 4-11 11-19 21-25 9-7 23-10 41-10 11 0 24 1 37 4l-6 35c-8-1-16-2-23-2-13 0-21 3-26 8s-8 14-8 28v22h47v31h-47v208z">
                <text:p/>
              </draw:path>
              <draw:path draw:style-name="gr55" draw:text-style-name="P11" draw:layer="layout" svg:width="0.039cm" svg:height="0.328cm" svg:x="8.829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207cm" svg:height="0.248cm" svg:x="8.916cm" svg:y="15.885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55" draw:text-style-name="P11" draw:layer="layout" svg:width="0.219cm" svg:height="0.248cm" svg:x="9.144cm" svg:y="15.885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192cm" svg:height="0.243cm" svg:x="9.411cm" svg:y="15.885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116cm" svg:height="0.324cm" svg:x="9.642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219cm" svg:height="0.248cm" svg:x="9.906cm" svg:y="15.885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206cm" svg:height="0.333cm" svg:x="10.158cm" svg:y="15.8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55" draw:text-style-name="P11" draw:layer="layout" svg:width="0.219cm" svg:height="0.248cm" svg:x="10.414cm" svg:y="15.885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206cm" svg:height="0.334cm" svg:x="10.68cm" svg:y="15.885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55" draw:text-style-name="P11" draw:layer="layout" svg:width="0.116cm" svg:height="0.324cm" svg:x="10.912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219cm" svg:height="0.248cm" svg:x="11.049cm" svg:y="15.885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116cm" svg:height="0.324cm" svg:x="11.293cm" svg:y="15.807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039cm" svg:height="0.328cm" svg:x="11.445cm" svg:y="15.8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221cm" svg:height="0.248cm" svg:x="11.529cm" svg:y="15.885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192cm" svg:height="0.243cm" svg:x="11.798cm" svg:y="15.885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124cm" svg:height="0.04cm" svg:x="3.231cm" svg:y="17.005cm" svg:viewBox="0 0 125 41" svg:d="M0 41c0-14 0-27 0-41 42 0 83 0 125 0 0 14 0 27 0 41-42 0-83 0-125 0z">
                <text:p/>
              </draw:path>
              <draw:path draw:style-name="gr55" draw:text-style-name="P11" draw:layer="layout" svg:width="0.219cm" svg:height="0.248cm" svg:x="3.513cm" svg:y="16.901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206cm" svg:height="0.334cm" svg:x="3.779cm" svg:y="16.901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55" draw:text-style-name="P11" draw:layer="layout" svg:width="0.206cm" svg:height="0.334cm" svg:x="4.033cm" svg:y="16.901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55" draw:text-style-name="P11" draw:layer="layout" svg:width="0.039cm" svg:height="0.328cm" svg:x="4.287cm" svg:y="16.816cm" svg:viewBox="0 0 40 329" svg:d="M0 329c0-110 0-219 0-329 13 0 27 0 40 0 0 110 0 219 0 329-13 0-27 0-40 0z">
                <text:p/>
              </draw:path>
              <draw:path draw:style-name="gr55" draw:text-style-name="P11" draw:layer="layout" svg:width="0.039cm" svg:height="0.328cm" svg:x="4.392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207cm" svg:height="0.248cm" svg:x="4.48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55" draw:text-style-name="P11" draw:layer="layout" svg:width="0.219cm" svg:height="0.248cm" svg:x="4.707cm" svg:y="16.901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116cm" svg:height="0.324cm" svg:x="4.951cm" svg:y="16.823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039cm" svg:height="0.328cm" svg:x="5.103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221cm" svg:height="0.248cm" svg:x="5.188cm" svg:y="16.901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192cm" svg:height="0.243cm" svg:x="5.457cm" svg:y="16.901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124cm" svg:height="0.04cm" svg:x="5.695cm" svg:y="17.005cm" svg:viewBox="0 0 125 41" svg:d="M0 41c0-14 0-27 0-41 42 0 83 0 125 0 0 14 0 27 0 41-42 0-83 0-125 0z">
                <text:p/>
              </draw:path>
              <draw:path draw:style-name="gr55" draw:text-style-name="P11" draw:layer="layout" svg:width="0.196cm" svg:height="0.248cm" svg:x="5.848cm" svg:y="16.901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55" draw:text-style-name="P11" draw:layer="layout" svg:width="0.206cm" svg:height="0.334cm" svg:x="6.091cm" svg:y="16.901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55" draw:text-style-name="P11" draw:layer="layout" svg:width="0.219cm" svg:height="0.248cm" svg:x="6.333cm" svg:y="16.901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207cm" svg:height="0.248cm" svg:x="6.588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55" draw:text-style-name="P11" draw:layer="layout" svg:width="0.039cm" svg:height="0.328cm" svg:x="6.83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37cm" svg:height="0.333cm" svg:x="6.905cm" svg:y="16.811cm" svg:viewBox="0 0 138 334" svg:d="M35 334v-208h-35v-31h35v-25c0-16 1-28 4-35 4-11 11-19 21-25 9-7 23-10 41-10 11 0 24 1 37 4l-6 35c-8-1-16-2-23-2-13 0-21 3-26 8s-8 14-8 28v22h47v31h-47v208z">
                <text:p/>
              </draw:path>
              <draw:path draw:style-name="gr55" draw:text-style-name="P11" draw:layer="layout" svg:width="0.039cm" svg:height="0.328cm" svg:x="7.059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207cm" svg:height="0.248cm" svg:x="7.147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55" draw:text-style-name="P11" draw:layer="layout" svg:width="0.321cm" svg:height="0.243cm" svg:x="7.514cm" svg:y="16.901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221cm" svg:height="0.248cm" svg:x="7.88cm" svg:y="16.901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206cm" svg:height="0.333cm" svg:x="8.134cm" svg:y="16.816cm" svg:viewBox="0 0 207 334" svg:d="M170 329v-30c-15 23-37 35-67 35-19 0-37-5-53-16-16-10-28-25-37-44-9-18-13-40-13-64s4-46 12-65 20-34 36-45c16-10 33-15 53-15 14 0 27 3 39 9 11 6 20 14 27 23v-117h40v329zM41 210c0 30 7 53 20 68s28 23 46 23 33-7 45-22c13-14 19-36 19-66 0-33-6-57-19-72s-29-23-47-23-34 7-46 22-18 38-18 70z">
                <text:p/>
              </draw:path>
              <draw:path draw:style-name="gr55" draw:text-style-name="P11" draw:layer="layout" svg:width="0.192cm" svg:height="0.243cm" svg:x="8.402cm" svg:y="16.906cm" svg:viewBox="0 0 193 244" svg:d="M157 239v-36c-19 27-44 41-76 41-14 0-27-3-39-8s-21-12-27-20c-6-9-10-19-13-30-1-8-2-21-2-38v-148h40v132c0 21 1 36 2 43 3 11 8 19 17 25 8 6 18 9 30 9 13 0 24-3 35-9 10-7 18-15 22-26 5-10 7-26 7-46v-128h40v239z">
                <text:p/>
              </draw:path>
              <draw:path draw:style-name="gr55" draw:text-style-name="P11" draw:layer="layout" svg:width="0.039cm" svg:height="0.328cm" svg:x="8.656cm" svg:y="16.816cm" svg:viewBox="0 0 40 329" svg:d="M0 329c0-110 0-219 0-329 13 0 27 0 40 0 0 110 0 219 0 329-13 0-27 0-40 0z">
                <text:p/>
              </draw:path>
              <draw:path draw:style-name="gr55" draw:text-style-name="P11" draw:layer="layout" svg:width="0.219cm" svg:height="0.248cm" svg:x="8.746cm" svg:y="16.901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048cm" svg:height="0.11cm" svg:x="9.021cm" svg:y="17.099cm" svg:viewBox="0 0 49 111" svg:d="M3 46v-46h46v46c0 17-3 31-9 41s-16 18-29 24l-11-16c9-4 15-9 19-17 4-7 6-18 7-32z">
                <text:p/>
              </draw:path>
              <draw:path draw:style-name="gr55" draw:text-style-name="P11" draw:layer="layout" svg:width="0.327cm" svg:height="0.238cm" svg:x="9.238cm" svg:y="16.906cm" svg:viewBox="0 0 328 239" svg:d="M73 239l-73-239h42l39 138 13 51c1-2 5-19 13-49l38-140h41l36 139 11 45 14-46 42-138h39l-76 239h-41l-38-143-9-41-49 184z">
                <text:p/>
              </draw:path>
              <draw:path draw:style-name="gr55" draw:text-style-name="P11" draw:layer="layout" svg:width="0.127cm" svg:height="0.243cm" svg:x="9.593cm" svg:y="16.901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039cm" svg:height="0.328cm" svg:x="9.747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16cm" svg:height="0.324cm" svg:x="9.824cm" svg:y="16.823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039cm" svg:height="0.328cm" svg:x="9.976cm" svg:y="16.816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192cm" svg:height="0.243cm" svg:x="10.075cm" svg:y="16.901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209cm" svg:height="0.339cm" svg:x="10.314cm" svg:y="16.901cm" svg:viewBox="0 0 210 340" svg:d="M8 263l40 5c2 13 6 22 14 27 10 8 24 12 41 12 19 0 33-4 43-11 11-8 17-18 21-31 2-9 3-26 3-52-18 21-40 31-66 31-33 0-59-12-77-35-18-24-27-53-27-86 0-22 4-43 12-63 9-19 21-34 36-44 16-11 35-16 56-16 28 0 52 12 70 35v-30h36v206c0 37-4 63-11 79-8 15-20 28-36 37-17 9-37 13-61 13-28 0-51-6-69-19-17-13-26-32-25-58zM41 120c0 32 6 55 19 69 12 15 28 22 47 22s34-7 47-22c13-14 19-36 19-67 0-30-7-52-20-67s-28-22-47-22c-18 0-33 7-46 22s-19 37-19 65z">
                <text:p/>
              </draw:path>
              <draw:path draw:style-name="gr55" draw:text-style-name="P11" draw:layer="layout" svg:width="0.137cm" svg:height="0.333cm" svg:x="10.685cm" svg:y="16.811cm" svg:viewBox="0 0 138 334" svg:d="M35 334v-208h-35v-31h35v-25c0-16 1-28 4-35 4-11 11-19 21-25 9-7 23-10 41-10 11 0 24 1 37 4l-6 35c-8-1-16-2-23-2-13 0-21 3-26 8s-8 14-8 28v22h47v31h-47v208z">
                <text:p/>
              </draw:path>
              <draw:path draw:style-name="gr55" draw:text-style-name="P11" draw:layer="layout" svg:width="0.127cm" svg:height="0.243cm" svg:x="10.837cm" svg:y="16.901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221cm" svg:height="0.248cm" svg:x="10.975cm" svg:y="16.901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321cm" svg:height="0.243cm" svg:x="11.244cm" svg:y="16.901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196cm" svg:height="0.248cm" svg:x="11.737cm" svg:y="16.901cm" svg:viewBox="0 0 197 249" svg:d="M0 171l40-5c2 16 8 29 19 37 10 9 24 13 42 13 19 0 33-4 42-11 9-8 13-17 13-27 0-9-4-16-12-22-5-3-19-8-41-13-29-8-50-14-61-20-12-5-20-13-26-22-6-10-9-21-9-32s2-21 7-30 12-16 20-22c6-5 15-9 25-12 11-3 23-5 35-5 19 0 35 3 49 8s24 13 31 22 11 22 14 37l-39 5c-2-12-7-22-15-29-9-7-21-10-37-10-18 0-31 3-39 9s-12 14-12 22c0 5 2 10 5 14s8 8 15 11c4 1 16 5 36 10 28 8 48 14 59 19s20 12 26 21c7 9 10 21 10 35 0 13-4 26-12 38s-19 21-34 27c-14 7-31 10-50 10-30 0-54-7-70-20s-27-32-31-58z">
                <text:p/>
              </draw:path>
              <draw:path draw:style-name="gr55" draw:text-style-name="P11" draw:layer="layout" svg:width="0.207cm" svg:height="0.248cm" svg:x="11.968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55" draw:text-style-name="P11" draw:layer="layout" svg:width="0.127cm" svg:height="0.243cm" svg:x="12.209cm" svg:y="16.901cm" svg:viewBox="0 0 128 244" svg:d="M0 244v-239h35v37c9-17 18-28 26-34 8-5 16-8 26-8 13 0 27 4 41 13l-14 37c-10-5-19-8-29-8-9 0-17 3-23 8-7 5-12 13-15 22-5 14-7 30-7 47v125z">
                <text:p/>
              </draw:path>
              <draw:path draw:style-name="gr55" draw:text-style-name="P11" draw:layer="layout" svg:width="0.219cm" svg:height="0.248cm" svg:x="12.348cm" svg:y="16.901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116cm" svg:height="0.324cm" svg:x="12.592cm" svg:y="16.823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207cm" svg:height="0.248cm" svg:x="12.73cm" svg:y="16.901cm" svg:viewBox="0 0 208 249" svg:d="M168 156l40 5c-4 28-15 49-33 65-18 15-40 23-66 23-33 0-59-11-79-32s-30-52-30-92c0-25 4-48 13-67 8-19 21-34 39-44 17-9 36-14 57-14 26 0 47 7 63 20 17 13 27 32 32 56l-39 5c-4-16-10-28-20-36s-21-12-35-12c-20 0-37 7-50 22s-19 38-19 69c0 32 6 56 19 70 12 15 28 22 48 22 16 0 29-5 40-15 10-10 17-25 20-45z">
                <text:p/>
              </draw:path>
              <draw:path draw:style-name="gr55" draw:text-style-name="P11" draw:layer="layout" svg:width="0.192cm" svg:height="0.328cm" svg:x="12.971cm" svg:y="16.816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55" draw:text-style-name="P11" draw:layer="layout" svg:width="0.124cm" svg:height="0.04cm" svg:x="3.231cm" svg:y="18.021cm" svg:viewBox="0 0 125 41" svg:d="M0 41c0-14 0-27 0-41 42 0 83 0 125 0 0 14 0 27 0 41-42 0-83 0-125 0z">
                <text:p/>
              </draw:path>
              <draw:path draw:style-name="gr55" draw:text-style-name="P11" draw:layer="layout" svg:width="0.192cm" svg:height="0.243cm" svg:x="3.526cm" svg:y="17.917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221cm" svg:height="0.248cm" svg:x="3.765cm" svg:y="17.917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116cm" svg:height="0.324cm" svg:x="4.011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116cm" svg:height="0.324cm" svg:x="4.265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221cm" svg:height="0.248cm" svg:x="4.4cm" svg:y="17.917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039cm" svg:height="0.328cm" svg:x="4.798cm" svg:y="17.832cm" svg:viewBox="0 0 40 329" svg:d="M0 46c0-15 0-31 0-46 13 0 27 0 40 0 0 15 0 31 0 46-13 0-27 0-40 0zM0 329c0-80 0-159 0-239 13 0 27 0 40 0 0 80 0 159 0 239-13 0-27 0-40 0z">
                <text:p/>
              </draw:path>
              <draw:path draw:style-name="gr55" draw:text-style-name="P11" draw:layer="layout" svg:width="0.321cm" svg:height="0.243cm" svg:x="4.898cm" svg:y="17.91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206cm" svg:height="0.334cm" svg:x="5.278cm" svg:y="17.917cm" svg:viewBox="0 0 207 335" svg:d="M0 335v-330h36v32c9-13 19-22 30-28s24-9 39-9c21 0 39 5 55 16 15 10 27 25 35 44s12 40 12 63c0 24-4 46-13 66-9 19-22 34-38 44-17 11-35 16-53 16-14 0-26-3-37-8-10-6-19-13-26-22v116zM35 126c0 31 6 53 19 68s28 22 46 22 34-8 47-23 19-38 19-70c0-31-6-53-19-68s-28-23-45-23c-18 0-33 8-47 24-13 16-20 40-20 70z">
                <text:p/>
              </draw:path>
              <draw:path draw:style-name="gr55" draw:text-style-name="P11" draw:layer="layout" svg:width="0.039cm" svg:height="0.328cm" svg:x="5.532cm" svg:y="17.832cm" svg:viewBox="0 0 40 329" svg:d="M0 329c0-110 0-219 0-329 13 0 27 0 40 0 0 110 0 219 0 329-13 0-27 0-40 0z">
                <text:p/>
              </draw:path>
              <draw:path draw:style-name="gr55" draw:text-style-name="P11" draw:layer="layout" svg:width="0.219cm" svg:height="0.248cm" svg:x="5.622cm" svg:y="17.91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321cm" svg:height="0.243cm" svg:x="5.889cm" svg:y="17.91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219cm" svg:height="0.248cm" svg:x="6.257cm" svg:y="17.91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192cm" svg:height="0.243cm" svg:x="6.524cm" svg:y="17.917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116cm" svg:height="0.324cm" svg:x="6.755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219cm" svg:height="0.248cm" svg:x="7.019cm" svg:y="17.917cm" svg:viewBox="0 0 220 249" svg:d="M171 214c-15 13-29 22-43 27s-29 8-45 8c-27 0-47-6-62-19-14-13-21-29-21-49 0-12 3-23 8-32 6-10 13-18 21-24 9-6 19-10 30-13 8-2 20-4 36-6 34-4 58-9 74-14 0-6 0-9 0-11 0-16-4-28-12-34-10-9-26-14-47-14-19 0-33 3-43 10-9 7-16 18-20 35l-40-5c4-17 10-30 18-41 8-10 20-18 36-24 15-5 34-8 54-8 21 0 37 2 50 7s22 11 28 18 11 16 13 27c1 7 2 20 2 38v53c0 38 1 62 2 72 2 10 5 20 10 29h-41c-4-9-7-19-8-30zM169 124c-15 6-38 11-68 15-17 3-29 5-36 8s-12 8-16 13c-4 6-6 12-6 19 0 11 4 20 13 27 8 7 20 11 36 11s30-3 43-10c12-7 21-16 27-28 5-9 7-23 7-40z">
                <text:p/>
              </draw:path>
              <draw:path draw:style-name="gr55" draw:text-style-name="P11" draw:layer="layout" svg:width="0.116cm" svg:height="0.324cm" svg:x="7.263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116cm" svg:height="0.324cm" svg:x="7.517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  <draw:path draw:style-name="gr55" draw:text-style-name="P11" draw:layer="layout" svg:width="0.192cm" svg:height="0.328cm" svg:x="7.667cm" svg:y="17.832cm" svg:viewBox="0 0 193 329" svg:d="M0 329v-329h40v118c19-22 42-33 71-33 18 0 33 3 46 10s22 17 28 29c5 13 8 30 8 54v151h-40v-151c0-20-4-35-13-44s-21-14-37-14c-12 0-23 3-34 9-10 7-18 15-22 26-5 10-7 25-7 44v130z">
                <text:p/>
              </draw:path>
              <draw:path draw:style-name="gr55" draw:text-style-name="P11" draw:layer="layout" svg:width="0.219cm" svg:height="0.248cm" svg:x="7.908cm" svg:y="17.91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321cm" svg:height="0.243cm" svg:x="8.302cm" svg:y="17.91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221cm" svg:height="0.248cm" svg:x="8.668cm" svg:y="17.917cm" svg:viewBox="0 0 222 249" svg:d="M0 125c0-45 12-77 37-99 20-17 45-26 74-26 33 0 59 11 80 32 21 22 31 51 31 89 0 31-5 55-14 72-9 18-22 32-40 41-17 10-36 15-57 15-33 0-60-11-80-32-21-21-31-52-31-92zM41 124c0 31 7 54 20 69s30 23 50 23 37-8 50-23 20-39 20-70c0-30-7-52-20-67s-30-23-50-23-37 8-50 23-20 38-20 68z">
                <text:p/>
              </draw:path>
              <draw:path draw:style-name="gr55" draw:text-style-name="P11" draw:layer="layout" svg:width="0.321cm" svg:height="0.243cm" svg:x="8.937cm" svg:y="17.917cm" svg:viewBox="0 0 322 244" svg:d="M0 244v-239h36v34c7-12 17-21 30-28 12-7 26-11 42-11 17 0 32 4 43 11s19 18 24 31c19-28 43-42 73-42 24 0 42 7 55 20s19 33 19 60v164h-40v-150c0-17-1-28-4-35s-7-13-14-17c-7-5-15-7-25-7-16 0-30 6-41 17s-17 29-17 53v139h-40v-155c0-18-3-32-10-41-6-9-17-13-32-13-11 0-22 3-32 9-9 6-16 15-21 26-4 12-6 28-6 50v124z">
                <text:p/>
              </draw:path>
              <draw:path draw:style-name="gr55" draw:text-style-name="P11" draw:layer="layout" svg:width="0.219cm" svg:height="0.248cm" svg:x="9.305cm" svg:y="17.917cm" svg:viewBox="0 0 220 249" svg:d="M179 167l40 5c-7 24-19 43-37 57-18 13-41 20-68 20-35 0-63-11-83-32-21-22-31-52-31-90 0-41 10-72 31-94s47-33 80-33c32 0 58 11 79 33 20 21 30 52 30 91 0 3 0 6 0 11h-179c2 26 9 46 23 60 13 14 30 21 50 21 16 0 28-4 39-12 11-7 19-20 26-37zM42 102h137c-2-20-7-35-16-45-13-16-30-24-51-24-19 0-35 6-48 19-13 12-21 29-22 50z">
                <text:p/>
              </draw:path>
              <draw:path draw:style-name="gr55" draw:text-style-name="P11" draw:layer="layout" svg:width="0.192cm" svg:height="0.243cm" svg:x="9.572cm" svg:y="17.917cm" svg:viewBox="0 0 193 244" svg:d="M0 244v-239h36v34c17-26 43-39 76-39 14 0 27 3 39 8s21 12 27 20 10 18 13 30c1 7 2 21 2 39v147h-41v-145c0-17-2-29-5-37s-8-15-16-20-18-7-28-7c-17 0-32 5-44 16-13 11-19 32-19 63v130z">
                <text:p/>
              </draw:path>
              <draw:path draw:style-name="gr55" draw:text-style-name="P11" draw:layer="layout" svg:width="0.116cm" svg:height="0.324cm" svg:x="9.803cm" svg:y="17.839cm" svg:viewBox="0 0 117 325" svg:d="M112 286l5 35c-11 3-22 4-31 4-14 0-26-2-34-7-8-4-14-11-17-18-3-8-5-24-5-48v-138h-30v-31h30v-59l40-24v83h42v31h-42v139c0 12 1 19 2 22 2 4 4 6 7 8 4 2 8 3 15 3 4 0 10 0 18 0z">
                <text:p/>
              </draw:path>
            </draw:g>
          </draw:g>
          <draw:path draw:style-name="gr1" draw:text-style-name="P3" draw:layer="layout" svg:width="4.698cm" svg:height="3.174cm" svg:x="6.462cm" svg:y="2.385cm" svg:viewBox="0 0 4699 3175" svg:d="M0 3175c1566-1058 3133-2117 4699-3175">
            <text:p/>
          </draw:path>
          <draw:g>
            <draw:path draw:style-name="gr40" draw:text-style-name="P4" draw:layer="layout" svg:width="1.015cm" svg:height="0.761cm" svg:x="6.843cm" svg:y="3.274cm" svg:viewBox="0 0 1016 762" svg:d="M0 762c0-254 0-508 0-762 339 0 677 0 1016 0 0 254 0 508 0 762-339 0-677 0-1016 0z">
              <text:p/>
            </draw:path>
            <draw:path draw:style-name="gr34" draw:text-style-name="P4" draw:layer="layout" svg:width="0.165cm" svg:height="0.201cm" svg:x="7.061cm" svg:y="3.389cm" svg:viewBox="0 0 166 202" svg:d="M0 202v-202h69c16 0 28 1 36 3 11 3 21 7 29 14 11 9 19 21 24 35s8 30 8 48c0 15-2 29-5 41-4 12-8 21-14 29s-12 14-18 18c-7 5-15 8-24 11-10 2-20 3-33 3zM27 178h43c13 0 23-1 31-4 8-2 14-6 18-10 6-6 11-15 15-26 3-10 5-23 5-39 0-21-3-37-10-48s-16-19-25-23c-8-3-19-4-35-4h-42z">
              <text:p/>
            </draw:path>
            <draw:path draw:style-name="gr34" draw:text-style-name="P4" draw:layer="layout" svg:width="0.194cm" svg:height="0.201cm" svg:x="7.261cm" svg:y="3.389cm" svg:viewBox="0 0 195 202" svg:d="M0 202v-202h41l48 143c4 13 7 23 10 30 2-8 6-18 11-33l49-140h36v202h-27v-169l-59 169h-24l-58-171v171z">
              <text:p/>
            </draw:path>
            <draw:path draw:style-name="gr34" draw:text-style-name="P4" draw:layer="layout" svg:width="0.187cm" svg:height="0.201cm" svg:x="7.473cm" svg:y="3.389cm" svg:viewBox="0 0 188 202" svg:d="M0 202l76-202h30l82 202h-30l-23-61h-85l-21 61zM57 119h70l-22-56c-6-17-11-31-14-42-3 13-7 26-11 39z">
              <text:p/>
            </draw:path>
            <draw:path draw:style-name="gr34" draw:text-style-name="P4" draw:layer="layout" svg:width="0.126cm" svg:height="0.204cm" svg:x="7.009cm" svg:y="3.707cm" svg:viewBox="0 0 127 205" svg:d="M24 202h-24v-202h25v71c10-13 24-19 40-19 9 0 18 2 26 5 8 4 14 9 19 16 6 6 10 14 13 24 3 9 4 19 4 29 0 25-6 45-18 58-13 14-27 21-45 21-17 0-30-7-40-21zM23 127c0 18 2 31 7 39 8 13 19 19 32 19 11 0 20-5 28-14 8-10 12-24 12-43s-4-33-11-42c-8-9-17-14-28-14s-20 5-28 14c-8 10-12 23-12 41z">
              <text:p/>
            </draw:path>
            <draw:path draw:style-name="gr34" draw:text-style-name="P4" draw:layer="layout" svg:width="0.119cm" svg:height="0.149cm" svg:x="7.166cm" svg:y="3.762cm" svg:viewBox="0 0 120 150" svg:d="M98 147v-21c-12 16-27 24-47 24-9 0-17-2-25-5-7-3-13-7-17-12-3-5-6-12-7-19-1-5-2-13-2-23v-91h25v82c0 13 1 21 2 26 1 7 4 12 10 15 5 4 11 6 19 6 7 0 14-2 21-6 6-4 11-9 14-15 3-7 4-17 4-29v-79h25v147z">
              <text:p/>
            </draw:path>
            <draw:path draw:style-name="gr34" draw:text-style-name="P4" draw:layer="layout" svg:width="0.084cm" svg:height="0.204cm" svg:x="7.307cm" svg:y="3.70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4" draw:text-style-name="P4" draw:layer="layout" svg:width="0.084cm" svg:height="0.204cm" svg:x="7.383cm" svg:y="3.70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4" draw:text-style-name="P4" draw:layer="layout" svg:width="0.135cm" svg:height="0.152cm" svg:x="7.471cm" svg:y="3.75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4" draw:text-style-name="P4" draw:layer="layout" svg:width="0.077cm" svg:height="0.149cm" svg:x="7.637cm" svg:y="3.759cm" svg:viewBox="0 0 78 150" svg:d="M0 150v-147h22v23c6-11 11-18 15-21 5-3 10-5 16-5 8 0 17 3 25 8l-8 23c-6-3-12-5-18-5-5 0-10 2-14 5s-7 8-9 13c-3 9-4 19-4 29v77z">
              <text:p/>
            </draw:path>
          </draw:g>
          <draw:path draw:style-name="gr18" draw:text-style-name="P1" draw:layer="layout" svg:width="0.634cm" svg:height="0cm" svg:x="6.208cm" svg:y="3.655cm" svg:viewBox="0 0 635 0" svg:d="M0 0c212 0 423 0 635 0">
            <text:p/>
          </draw:path>
          <draw:g>
            <draw:path draw:style-name="gr31" draw:text-style-name="P3" draw:layer="layout" svg:width="1.777cm" svg:height="1.523cm" svg:x="8.113cm" svg:y="8.354cm" svg:viewBox="0 0 1778 1524" svg:d="M0 1524c0-508 0-1016 0-1524 593 0 1185 0 1778 0 0 508 0 1016 0 1524-593 0-1185 0-1778 0z">
              <text:p/>
            </draw:path>
            <draw:path draw:style-name="gr32" draw:text-style-name="P3" draw:layer="layout" svg:width="0.126cm" svg:height="0.205cm" svg:x="8.306cm" svg:y="8.743cm" svg:viewBox="0 0 127 206" svg:d="M0 206v-203h23v19c5-7 11-13 18-17 7-3 15-5 24-5 13 0 24 3 33 10 10 6 17 15 22 27s7 24 7 38c0 15-3 29-8 41s-13 21-23 27c-11 7-21 10-33 10-8 0-15-2-22-5-6-4-12-8-16-13v71zM22 77c0 19 4 33 12 42 7 9 17 14 28 14s20-5 28-14 12-24 12-44c0-19-4-33-12-42-7-9-17-14-27-14-11 0-20 5-29 15-8 10-12 24-12 43z">
              <text:p/>
            </draw:path>
            <draw:path draw:style-name="gr32" draw:text-style-name="P3" draw:layer="layout" svg:width="0.077cm" svg:height="0.149cm" svg:x="8.464cm" svg:y="8.743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3" draw:layer="layout" svg:width="0.024cm" svg:height="0.201cm" svg:x="8.557cm" svg:y="8.691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3" draw:layer="layout" svg:width="0.118cm" svg:height="0.149cm" svg:x="8.62cm" svg:y="8.743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3" draw:layer="layout" svg:width="0.07cm" svg:height="0.2cm" svg:x="8.763cm" svg:y="8.695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3" draw:layer="layout" svg:width="0.076cm" svg:height="0.023cm" svg:x="8.847cm" svg:y="8.808cm" svg:viewBox="0 0 77 24" svg:d="M0 24c0-8 0-16 0-24 26 0 51 0 77 0 0 8 0 16 0 24-26 0-51 0-77 0z">
              <text:p/>
            </draw:path>
            <draw:path draw:style-name="gr32" draw:text-style-name="P3" draw:layer="layout" svg:width="0.119cm" svg:height="0.152cm" svg:x="8.941cm" svg:y="8.743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32" draw:text-style-name="P3" draw:layer="layout" svg:width="0.135cm" svg:height="0.152cm" svg:x="9.085cm" svg:y="8.74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3" draw:layer="layout" svg:width="0.077cm" svg:height="0.149cm" svg:x="9.251cm" svg:y="8.743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3" draw:layer="layout" svg:width="0.134cm" svg:height="0.146cm" svg:x="9.328cm" svg:y="8.746cm" svg:viewBox="0 0 135 147" svg:d="M55 147l-55-147h27l31 88c3 10 7 19 10 30 2-8 5-17 9-28l31-90h27l-54 147z">
              <text:p/>
            </draw:path>
            <draw:path draw:style-name="gr32" draw:text-style-name="P3" draw:layer="layout" svg:width="0.135cm" svg:height="0.152cm" svg:x="9.475cm" svg:y="8.743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3" draw:layer="layout" svg:width="0.077cm" svg:height="0.149cm" svg:x="9.641cm" svg:y="8.743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3" draw:layer="layout" svg:width="0.199cm" svg:height="0.146cm" svg:x="8.342cm" svg:y="9.064cm" svg:viewBox="0 0 200 147" svg:d="M44 147l-44-147h26l24 85 8 31c0-1 2-11 7-30l23-86h25l22 86 7 27 8-28 26-85h24l-47 147h-25l-22-88-6-25-30 113z">
              <text:p/>
            </draw:path>
            <draw:path draw:style-name="gr32" draw:text-style-name="P3" draw:layer="layout" svg:width="0.024cm" svg:height="0.201cm" svg:x="8.559cm" svg:y="9.009cm" svg:viewBox="0 0 25 202" svg:d="M0 29c0-10 0-19 0-29 8 0 17 0 25 0 0 10 0 19 0 29-8 0-17 0-25 0zM0 202c0-49 0-98 0-147 8 0 17 0 25 0 0 49 0 98 0 147-8 0-17 0-25 0z">
              <text:p/>
            </draw:path>
            <draw:path draw:style-name="gr32" draw:text-style-name="P3" draw:layer="layout" svg:width="0.07cm" svg:height="0.2cm" svg:x="8.608cm" svg:y="9.013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3" draw:layer="layout" svg:width="0.118cm" svg:height="0.201cm" svg:x="8.703cm" svg:y="9.009cm" svg:viewBox="0 0 119 202" svg:d="M0 202v-202h25v72c12-13 26-20 44-20 10 0 20 2 28 6 8 5 13 11 17 18 3 8 5 19 5 33v93h-25v-93c0-13-3-22-8-27-5-6-13-9-23-9-7 0-14 2-20 6-7 4-11 9-14 15-3 7-4 16-4 28v80z">
              <text:p/>
            </draw:path>
            <draw:path draw:style-name="gr32" draw:text-style-name="P3" draw:layer="layout" svg:width="0.157cm" svg:height="0.201cm" svg:x="8.944cm" svg:y="9.009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32" draw:text-style-name="P3" draw:layer="layout" svg:width="0.16cm" svg:height="0.201cm" svg:x="9.13cm" svg:y="9.009cm" svg:viewBox="0 0 161 202" svg:d="M67 202c0-59 0-119 0-178-22 0-45 0-67 0 0-8 0-16 0-24 54 0 107 0 161 0 0 8 0 16 0 24-22 0-45 0-67 0 0 59 0 119 0 178-9 0-18 0-27 0z">
              <text:p/>
            </draw:path>
            <draw:path draw:style-name="gr32" draw:text-style-name="P3" draw:layer="layout" svg:width="0.16cm" svg:height="0.201cm" svg:x="9.304cm" svg:y="9.009cm" svg:viewBox="0 0 161 202" svg:d="M67 202c0-59 0-119 0-178-22 0-45 0-67 0 0-8 0-16 0-24 54 0 107 0 161 0 0 8 0 16 0 24-22 0-45 0-67 0 0 59 0 119 0 178-9 0-18 0-27 0z">
              <text:p/>
            </draw:path>
            <draw:path draw:style-name="gr32" draw:text-style-name="P3" draw:layer="layout" svg:width="0.151cm" svg:height="0.201cm" svg:x="9.494cm" svg:y="9.009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32" draw:text-style-name="P3" draw:layer="layout" svg:width="0.084cm" svg:height="0.204cm" svg:x="8.487cm" svg:y="9.324cm" svg:viewBox="0 0 85 205" svg:d="M21 205v-128h-21v-19h21v-15c0-10 1-17 3-22 2-6 6-11 12-15 7-4 15-6 26-6 7 0 15 1 23 3l-4 22c-5-1-10-1-14-1-8 0-13 2-16 5s-5 8-5 16v13h28v19h-28v128z">
              <text:p/>
            </draw:path>
            <draw:path draw:style-name="gr32" draw:text-style-name="P3" draw:layer="layout" svg:width="0.077cm" svg:height="0.149cm" svg:x="8.582cm" svg:y="9.379cm" svg:viewBox="0 0 78 150" svg:d="M0 150v-147h22v23c6-11 11-18 15-21 5-3 10-5 16-5 8 0 17 3 25 8l-8 23c-6-3-12-5-18-5-5 0-10 2-14 5s-7 8-9 13c-3 9-4 19-4 29v77z">
              <text:p/>
            </draw:path>
            <draw:path draw:style-name="gr32" draw:text-style-name="P3" draw:layer="layout" svg:width="0.136cm" svg:height="0.152cm" svg:x="8.666cm" svg:y="9.379cm" svg:viewBox="0 0 137 153" svg:d="M0 77c0-28 8-48 23-61 12-11 27-16 46-16 20 0 36 7 49 20s19 31 19 54c0 19-3 34-8 45-6 11-14 19-25 25s-23 9-35 9c-21 0-37-7-50-20s-19-32-19-56zM25 77c0 19 4 33 12 42 9 9 19 14 32 14 12 0 22-5 31-14 8-9 12-24 12-43 0-18-4-32-12-41-9-9-19-14-31-14-13 0-23 5-32 14-8 9-12 23-12 42z">
              <text:p/>
            </draw:path>
            <draw:path draw:style-name="gr32" draw:text-style-name="P3" draw:layer="layout" svg:width="0.118cm" svg:height="0.149cm" svg:x="8.832cm" svg:y="9.37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3" draw:layer="layout" svg:width="0.07cm" svg:height="0.2cm" svg:x="8.975cm" svg:y="9.331cm" svg:viewBox="0 0 71 201" svg:d="M68 177l3 22c-7 1-13 2-19 2-9 0-16-1-21-4-4-3-8-7-10-12-2-4-3-14-3-29v-86h-18v-19h18v-36l25-15v51h25v19h-25v87c0 7 0 11 1 13s3 4 5 5 4 2 8 2c3 0 6 0 11 0z">
              <text:p/>
            </draw:path>
            <draw:path draw:style-name="gr32" draw:text-style-name="P3" draw:layer="layout" svg:width="0.135cm" svg:height="0.152cm" svg:x="9.06cm" svg:y="9.379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32" draw:text-style-name="P3" draw:layer="layout" svg:width="0.118cm" svg:height="0.149cm" svg:x="9.226cm" svg:y="9.379cm" svg:viewBox="0 0 119 150" svg:d="M0 150v-147h23v21c11-16 26-24 46-24 9 0 17 2 24 5 8 3 13 7 17 12s6 12 8 19c1 4 1 12 1 24v90h-25v-90c0-10-1-17-3-22s-5-9-10-12-11-5-17-5c-11 0-20 3-28 10-7 7-11 20-11 39v80z">
              <text:p/>
            </draw:path>
            <draw:path draw:style-name="gr32" draw:text-style-name="P3" draw:layer="layout" svg:width="0.126cm" svg:height="0.204cm" svg:x="9.374cm" svg:y="9.327cm" svg:viewBox="0 0 127 205" svg:d="M104 202v-18c-9 14-23 21-41 21-12 0-22-3-32-10-10-6-18-15-23-27-5-11-8-24-8-39s2-28 7-40 12-21 22-27c10-7 21-10 33-10 9 0 16 2 23 6s13 8 17 15v-73h25v202zM25 129c0 19 4 33 12 42s18 14 28 14c11 0 21-4 28-13 8-9 12-23 12-41 0-20-4-35-12-44s-17-14-29-14c-11 0-20 5-28 14-7 9-11 23-11 42z">
              <text:p/>
            </draw:path>
          </draw:g>
          <draw:path draw:style-name="gr1" draw:text-style-name="P1" draw:layer="layout" svg:width="1.65cm" svg:height="0cm" svg:x="6.462cm" svg:y="9.116cm" svg:viewBox="0 0 1651 0" svg:d="M0 0c550 0 1101 0 1651 0">
            <text:p/>
          </draw:path>
          <draw:path draw:style-name="gr1" draw:text-style-name="P1" draw:layer="layout" svg:width="1.65cm" svg:height="0.38cm" svg:x="6.462cm" svg:y="8.1cm" svg:viewBox="0 0 1651 381" svg:d="M0 0c550 127 1101 254 1651 381">
            <text:p/>
          </draw:path>
          <draw:path draw:style-name="gr9" draw:text-style-name="P2" draw:layer="layout" svg:width="1.142cm" svg:height="0.634cm" svg:x="17.638cm" svg:y="3.655cm" svg:viewBox="0 0 1143 635" svg:d="M0 635c381-212 762-423 1143-635">
            <text:p/>
          </draw:path>
          <draw:path draw:style-name="gr9" draw:text-style-name="P2" draw:layer="layout" svg:width="1.142cm" svg:height="0.634cm" svg:x="17.638cm" svg:y="5.052cm" svg:viewBox="0 0 1143 635" svg:d="M0 0c381 212 762 423 1143 635">
            <text:p/>
          </draw:path>
          <draw:g>
            <draw:path draw:style-name="gr56" draw:text-style-name="P10" draw:layer="layout" svg:width="0.191cm" svg:height="0.151cm" svg:x="18.021cm" svg:y="5.399cm" svg:viewBox="0 0 192 152" svg:d="M132 152l-4-31c12-2 22-7 28-15 7-7 10-19 10-33s-3-25-9-32-12-10-20-10c-7 0-13 3-16 10-3 5-7 16-11 32-6 23-10 39-15 48-4 9-10 16-17 20-8 5-16 7-25 7-8 0-16-2-23-5-7-4-12-9-17-16-4-4-7-11-9-19-3-9-4-18-4-27 0-15 2-28 6-39s10-19 17-24 16-9 28-11l4 31c-9 2-16 6-21 12-6 7-8 16-8 28 0 14 2 24 7 30s10 9 17 9c4 0 7-1 10-4 4-2 6-6 8-11 2-3 4-12 8-28 6-21 11-37 15-46 3-8 9-15 16-20s16-8 27-8c10 0 20 3 29 9s16 15 21 26 8 24 8 39c0 23-5 41-15 54-10 12-25 20-45 24z">
              <text:p/>
            </draw:path>
            <draw:path draw:style-name="gr56" draw:text-style-name="P10" draw:layer="layout" svg:width="0.257cm" svg:height="0.158cm" svg:x="18.02cm" svg:y="5.203cm" svg:viewBox="0 0 258 159" svg:d="M258 158l-254 1v-28h24c-9-6-16-14-21-22-5-9-7-19-7-31 0-16 4-29 12-41s19-22 34-28 31-9 48-9c19 0 36 3 51 10s27 16 35 29 12 26 12 41c0 10-2 19-7 27-4 9-10 15-16 21l89-1zM97 132c23 0 41-5 52-15s17-21 17-35-6-26-18-36c-11-10-30-15-54-15s-41 5-53 15c-11 10-17 21-17 35 0 13 6 25 19 36 12 10 30 15 54 15z">
              <text:p/>
            </draw:path>
            <draw:path draw:style-name="gr56" draw:text-style-name="P10" draw:layer="layout" svg:width="0.191cm" svg:height="0.168cm" svg:x="18.02cm" svg:y="5.009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56" draw:text-style-name="P10" draw:layer="layout" svg:width="0.191cm" svg:height="0.168cm" svg:x="18.019cm" svg:y="4.815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56" draw:text-style-name="P10" draw:layer="layout" svg:width="0.256cm" svg:height="0.158cm" svg:x="17.953cm" svg:y="4.63cm" svg:viewBox="0 0 257 159" svg:d="M253 29h-24c19 12 28 29 28 51 0 15-4 28-12 40-8 13-19 22-33 29-15 7-32 10-50 10-19 0-35-3-50-9s-27-15-35-27-12-26-12-41c0-11 3-21 7-29 5-9 11-16 19-21h-91v-31l253-1zM162 128c23 0 40-5 52-15s17-22 17-35c0-14-5-26-16-35-12-10-29-15-51-15-25 0-44 5-55 15-12 10-18 22-18 36s6 26 17 35c12 10 29 14 54 14z">
              <text:p/>
            </draw:path>
            <draw:path draw:style-name="gr56" draw:text-style-name="P10" draw:layer="layout" svg:width="0.257cm" svg:height="0.158cm" svg:x="18.017cm" svg:y="4.327cm" svg:viewBox="0 0 258 159" svg:d="M258 158l-254 1v-28h24c-9-6-16-14-21-22-5-9-7-19-7-31 0-16 4-29 12-41s19-22 34-28 31-9 48-9c19 0 36 3 51 10s27 16 35 29 12 26 12 41c0 10-2 19-7 27-4 9-10 15-16 21l89-1zM97 132c23 0 41-5 52-15s17-21 17-35-6-26-18-36c-11-10-30-15-54-15s-41 5-53 15c-11 10-17 21-17 35 0 13 6 25 19 36 12 10 30 15 54 15z">
              <text:p/>
            </draw:path>
            <draw:path draw:style-name="gr56" draw:text-style-name="P10" draw:layer="layout" svg:width="0.187cm" svg:height="0.098cm" svg:x="18.017cm" svg:y="4.192cm" svg:viewBox="0 0 188 99" svg:d="M188 98l-184 1v-27h28c-13-7-22-14-26-20s-6-13-6-20c0-10 3-21 10-32l28 11c-4 7-6 15-6 22s2 13 6 18c4 6 10 9 17 12 11 3 24 5 37 5l96-1z">
              <text:p/>
            </draw:path>
            <draw:path draw:style-name="gr56" draw:text-style-name="P10" draw:layer="layout" svg:width="0.191cm" svg:height="0.169cm" svg:x="18.016cm" svg:y="4.014cm" svg:viewBox="0 0 192 170" svg:d="M96 170c-34 0-59-9-75-28-14-15-21-34-21-57 0-25 8-45 25-61 16-16 39-24 68-24 24 0 42 3 56 10s24 17 32 31c7 13 11 28 11 44 0 25-8 46-25 61-16 16-40 24-71 24zM96 139c24 0 41-5 53-16 11-10 17-23 17-38 0-16-6-29-18-39-11-10-29-15-53-15-23 0-40 5-52 16-11 10-17 23-17 38 0 16 6 29 18 39 11 10 29 15 52 15z">
              <text:p/>
            </draw:path>
            <draw:path draw:style-name="gr56" draw:text-style-name="P10" draw:layer="layout" svg:width="0.256cm" svg:height="0.106cm" svg:x="17.947cm" svg:y="3.891cm" svg:viewBox="0 0 257 107" svg:d="M257 79h-160v27l-24 1v-27h-19c-12 0-21-1-27-4-8-3-15-8-19-15-5-8-8-18-8-32 0-9 1-18 3-29l27 5c-1 6-2 12-2 18 0 9 2 16 6 20s11 6 22 6h17v-36l24-1v36h160z">
              <text:p/>
            </draw:path>
            <draw:path draw:style-name="gr56" draw:text-style-name="P10" draw:layer="layout" svg:width="0.252cm" svg:height="0.031cm" svg:x="17.95cm" svg:y="3.844cm" svg:viewBox="0 0 253 32" svg:d="M34 32c-11 0-23 0-34 0 0-10 0-21 0-31 11 0 23 0 34 0 0 10 0 20 0 31zM253 31c-61 0-123 0-184 1 0-11 0-21 0-31 61-1 123-1 184-1 0 10 0 21 0 31z">
              <text:p/>
            </draw:path>
            <draw:path draw:style-name="gr56" draw:text-style-name="P10" draw:layer="layout" svg:width="0.252cm" svg:height="0.031cm" svg:x="17.95cm" svg:y="3.769cm" svg:viewBox="0 0 253 32" svg:d="M253 31c-84 0-169 1-253 1 0-10 0-21 0-31 84 0 169-1 253-1 0 10 0 21 0 31z">
              <text:p/>
            </draw:path>
            <draw:path draw:style-name="gr56" draw:text-style-name="P10" draw:layer="layout" svg:width="0.191cm" svg:height="0.168cm" svg:x="18.015cm" svg:y="3.566cm" svg:viewBox="0 0 192 169" svg:d="M129 33l4-32c18 5 33 14 43 28 11 14 16 31 16 52 0 27-8 48-25 64-16 16-39 24-69 24-31 0-55-8-72-24-17-15-26-36-26-61s8-45 25-60c17-16 40-24 70-24 2 0 5 0 9 0v138c20-1 36-7 46-17 11-11 16-24 16-39 0-12-3-21-9-30-6-8-15-14-28-19zM78 137v-104c-15 2-27 6-34 12-12 10-18 23-18 39 0 15 5 27 14 37 10 10 22 15 38 16z">
              <text:p/>
            </draw:path>
            <draw:path draw:style-name="gr56" draw:text-style-name="P10" draw:layer="layout" svg:width="0.191cm" svg:height="0.151cm" svg:x="18.014cm" svg:y="3.388cm" svg:viewBox="0 0 192 152" svg:d="M132 152l-4-31c12-2 22-7 28-15 7-7 10-19 10-33s-3-25-9-32-12-10-20-10c-7 0-13 3-16 10-3 5-7 16-11 32-6 23-10 39-15 48-4 9-10 16-17 20-8 5-16 7-25 7-8 0-16-2-23-5-7-4-12-9-17-16-4-4-7-11-9-19-3-9-4-18-4-27 0-15 2-28 6-39s10-19 17-24 16-9 28-11l4 31c-9 2-16 6-21 12-6 7-8 16-8 28 0 14 2 24 7 30s10 9 17 9c4 0 7-1 10-4 4-2 6-6 8-11 2-3 4-12 8-28 6-21 11-37 15-46 3-8 9-15 16-20s16-8 27-8c10 0 20 3 29 9s16 15 21 26 8 24 8 39c0 23-5 41-15 54-10 12-25 20-45 24z">
              <text:p/>
            </draw:path>
          </draw:g>
          <draw:path draw:style-name="gr28" draw:text-style-name="P2" draw:layer="layout" svg:width="0.634cm" svg:height="2.92cm" svg:x="7.732cm" svg:y="4.925cm" svg:viewBox="0 0 635 2921" svg:d="M635 635c0 550 0 1101 0 1651-212 212-423 423-635 635 0-974 0-1947 0-2921 212 212 423 423 635 635z">
            <text:p/>
          </draw:path>
          <draw:path draw:style-name="gr5" draw:text-style-name="P2" draw:layer="layout" svg:width="0.38cm" svg:height="0cm" svg:x="8.367cm" svg:y="6.449cm" svg:viewBox="0 0 381 0" svg:d="M0 0c127 0 254 0 381 0">
            <text:p/>
          </draw:path>
          <draw:g>
            <draw:path draw:style-name="gr48" draw:text-style-name="P10" draw:layer="layout" svg:width="0.252cm" svg:height="0.031cm" svg:x="7.911cm" svg:y="7.159cm" svg:viewBox="0 0 253 32" svg:d="M34 32c-11 0-23 0-34 0 0-10 0-21 0-31 11 0 23 0 34 0 0 10 0 20 0 31zM253 31c-61 0-123 0-184 1 0-11 0-21 0-31 61-1 123-1 184-1 0 10 0 21 0 31z">
              <text:p/>
            </draw:path>
            <draw:path draw:style-name="gr48" draw:text-style-name="P10" draw:layer="layout" svg:width="0.187cm" svg:height="0.148cm" svg:x="7.976cm" svg:y="6.966cm" svg:viewBox="0 0 188 149" svg:d="M188 148l-184 1v-28h26c-20-14-30-33-30-58 0-11 2-21 6-30 4-10 9-17 15-21 7-5 15-8 23-10 6-1 16-2 31-2h113v31h-112c-13 0-22 2-28 4-7 2-12 7-15 13-4 6-6 13-6 21 0 13 4 25 13 34 8 10 24 14 48 14h100z">
              <text:p/>
            </draw:path>
            <draw:path draw:style-name="gr48" draw:text-style-name="P10" draw:layer="layout" svg:width="0.257cm" svg:height="0.158cm" svg:x="7.975cm" svg:y="6.761cm" svg:viewBox="0 0 258 159" svg:d="M258 158l-254 1v-28h24c-9-6-16-14-21-22-5-9-7-19-7-31 0-16 4-29 12-41s19-22 34-28 31-9 48-9c19 0 36 3 51 10s27 16 35 29 12 26 12 41c0 10-2 19-7 27-4 9-10 15-16 21l89-1zM97 132c23 0 41-5 52-15s17-21 17-35-6-26-18-36c-11-10-30-15-54-15s-41 5-53 15c-11 10-17 21-17 35 0 13 6 25 19 36 12 10 30 15 54 15z">
              <text:p/>
            </draw:path>
            <draw:path draw:style-name="gr48" draw:text-style-name="P10" draw:layer="layout" svg:width="0.187cm" svg:height="0.149cm" svg:x="7.978cm" svg:y="6.576cm" svg:viewBox="0 0 188 150" svg:d="M184 28h-27c21 14 31 34 31 58 0 11-2 21-6 31-4 9-9 16-15 21-7 4-14 7-24 9-6 2-15 2-29 2l-114 1v-31l102-1c17 0 27 0 33-2 8-2 15-6 19-12 5-7 7-15 7-24s-2-18-7-26c-5-9-11-14-20-18-8-3-20-5-36-5l-98 1v-31l184-1z">
              <text:p/>
            </draw:path>
            <draw:path draw:style-name="gr48" draw:text-style-name="P10" draw:layer="layout" svg:width="0.249cm" svg:height="0.09cm" svg:x="7.914cm" svg:y="6.458cm" svg:viewBox="0 0 250 91" svg:d="M220 4l27-4c2 9 3 17 3 24 0 11-2 20-5 26-4 6-9 11-14 13-6 3-19 4-37 4l-106 1v23h-24v-23h-45l-19-31h64v-32h24v32l107-1c9 0 14 0 17-2 2-1 4-3 6-5 1-3 2-6 2-11 0-3 0-8 0-14z">
              <text:p/>
            </draw:path>
            <draw:path draw:style-name="gr48" draw:text-style-name="P10" draw:layer="layout" svg:width="0.188cm" svg:height="0.249cm" svg:x="7.973cm" svg:y="6.086cm" svg:viewBox="0 0 189 250" svg:d="M189 249l-184 1v-28h25c-9-6-16-14-21-23-6-10-9-21-9-33 0-13 3-25 9-33 5-9 13-15 23-19-21-14-32-33-32-56 0-19 5-33 15-43s26-15 47-15h126v31h-116c-12 0-21 1-27 4-5 2-10 5-13 11-3 5-5 11-5 18 0 13 4 24 13 33 9 8 22 12 41 12h107v31h-119c-14 0-24 3-31 8s-11 14-11 25c0 9 3 17 7 24 5 8 12 13 21 16 9 4 21 5 38 5h96z">
              <text:p/>
            </draw:path>
            <draw:path draw:style-name="gr48" draw:text-style-name="P10" draw:layer="layout" svg:width="0.187cm" svg:height="0.149cm" svg:x="7.976cm" svg:y="5.886cm" svg:viewBox="0 0 188 150" svg:d="M184 28h-27c21 14 31 34 31 58 0 11-2 21-6 31-4 9-9 16-15 21-7 4-14 7-24 9-6 2-15 2-29 2l-114 1v-31l102-1c17 0 27 0 33-2 8-2 15-6 19-12 5-7 7-15 7-24s-2-18-7-26c-5-9-11-14-20-18-8-3-20-5-36-5l-98 1v-31l184-1z">
              <text:p/>
            </draw:path>
            <draw:path draw:style-name="gr48" draw:text-style-name="P10" draw:layer="layout" svg:width="0.184cm" svg:height="0.168cm" svg:x="7.975cm" svg:y="5.693cm" svg:viewBox="0 0 185 169" svg:d="M185 169l-95-66-89 63-1-38 45-30c8-5 14-9 19-12-8-6-15-10-20-14l-44-30v-38l90 62 94-66v37l-55 38-14 8 69 48z">
              <text:p/>
            </draw:path>
          </draw:g>
          <draw:g>
            <draw:path draw:style-name="gr57" draw:text-style-name="P2" draw:layer="layout" svg:width="0.204cm" svg:height="0.126cm" svg:x="10.697cm" svg:y="7.907cm" svg:viewBox="0 0 205 127" svg:d="M202 23h-18c14 9 21 23 21 41 0 12-3 22-9 32-7 10-16 18-27 23-12 5-25 8-40 8s-28-2-40-7-21-12-27-22c-7-9-10-20-10-32 0-9 2-17 6-24s9-12 15-17l-73 1v-25l202-1zM129 102c19 0 33-4 42-12 10-8 14-17 14-28s-4-21-13-28c-9-8-23-12-41-12-20 0-34 4-44 12-9 8-14 18-14 29s5 21 14 28c9 8 23 11 42 11z">
              <text:p/>
            </draw:path>
            <draw:path draw:style-name="gr57" draw:text-style-name="P2" draw:layer="layout" svg:width="0.152cm" svg:height="0.135cm" svg:x="10.748cm" svg:y="7.741cm" svg:viewBox="0 0 153 136" svg:d="M103 25l3-24c15 4 26 11 35 22 8 11 12 25 12 42 0 22-6 39-20 52-13 13-31 19-55 19-25 0-44-6-57-19-14-13-21-29-21-50 0-19 7-36 20-48 13-13 32-19 56-19 2 0 4 0 7 0v111c16-1 29-6 37-14 9-9 13-19 13-32 0-9-2-17-7-24s-13-12-23-16zM63 110v-85c-13 1-22 5-28 10-10 8-15 19-15 32 0 12 4 22 12 30s18 12 31 13z">
              <text:p/>
            </draw:path>
            <draw:path draw:style-name="gr57" draw:text-style-name="P2" draw:layer="layout" svg:width="0.152cm" svg:height="0.127cm" svg:x="10.748cm" svg:y="7.592cm" svg:viewBox="0 0 153 128" svg:d="M96 25l3-25c17 3 30 9 40 20 9 11 14 25 14 41 0 20-6 36-19 49-14 12-32 18-57 18-16 0-29-2-41-8-12-5-21-13-27-23-6-11-9-23-9-35 0-16 4-29 12-39s20-17 35-20l3 25c-10 2-18 7-23 12-5 6-7 13-7 21 0 13 5 23 14 31 9 7 23 11 42 11 20 0 35-4 44-11 9-8 13-18 13-30 0-10-3-18-9-25-6-6-16-10-28-12z">
              <text:p/>
            </draw:path>
            <draw:path draw:style-name="gr57" draw:text-style-name="P2" draw:layer="layout" svg:width="0.152cm" svg:height="0.136cm" svg:x="10.747cm" svg:y="7.441cm" svg:viewBox="0 0 153 137" svg:d="M77 137c-27 0-47-7-61-22-10-13-16-28-16-46 0-20 6-37 20-50 13-12 31-19 54-19 19 0 34 3 45 8 10 6 19 14 25 25s9 22 9 35c0 21-6 37-20 50-13 13-32 19-56 19zM77 112c19 0 33-4 42-13 9-8 14-18 14-31 0-12-5-23-14-31-10-8-24-12-43-12-18 0-32 4-41 13-9 8-14 18-14 31 0 12 5 23 14 31s23 12 42 12z">
              <text:p/>
            </draw:path>
            <draw:path draw:style-name="gr57" draw:text-style-name="P2" draw:layer="layout" svg:width="0.204cm" svg:height="0.126cm" svg:x="10.695cm" svg:y="7.293cm" svg:viewBox="0 0 205 127" svg:d="M202 23h-18c14 9 21 23 21 41 0 12-3 22-9 32-7 10-16 18-27 23-12 5-25 8-40 8s-28-2-40-7-21-12-27-22c-7-9-10-20-10-32 0-9 2-17 6-24s9-12 15-17l-73 1v-25l202-1zM129 102c19 0 33-4 42-12 10-8 14-17 14-28s-4-21-13-28c-9-8-23-12-41-12-20 0-34 4-44 12-9 8-14 18-14 29s5 21 14 28c9 8 23 11 42 11z">
              <text:p/>
            </draw:path>
            <draw:path draw:style-name="gr57" draw:text-style-name="P2" draw:layer="layout" svg:width="0.152cm" svg:height="0.135cm" svg:x="10.746cm" svg:y="7.128cm" svg:viewBox="0 0 153 136" svg:d="M103 25l3-24c15 4 26 11 35 22 8 11 12 25 12 42 0 22-6 39-20 52-13 13-31 19-55 19-25 0-44-6-57-19-14-13-21-29-21-50 0-19 7-36 20-48 13-13 32-19 56-19 2 0 4 0 7 0v111c16-1 29-6 37-14 9-9 13-19 13-32 0-9-2-17-7-24s-13-12-23-16zM63 110v-85c-13 1-22 5-28 10-10 8-15 19-15 32 0 12 4 22 12 30s18 12 31 13z">
              <text:p/>
            </draw:path>
            <draw:path draw:style-name="gr57" draw:text-style-name="P2" draw:layer="layout" svg:width="0.204cm" svg:height="0.126cm" svg:x="10.694cm" svg:y="6.98cm" svg:viewBox="0 0 205 127" svg:d="M202 23h-18c14 9 21 23 21 41 0 12-3 22-9 32-7 10-16 18-27 23-12 5-25 8-40 8s-28-2-40-7-21-12-27-22c-7-9-10-20-10-32 0-9 2-17 6-24s9-12 15-17l-73 1v-25l202-1zM129 102c19 0 33-4 42-12 10-8 14-17 14-28s-4-21-13-28c-9-8-23-12-41-12-20 0-34 4-44 12-9 8-14 18-14 29s5 21 14 28c9 8 23 11 42 11z">
              <text:p/>
            </draw:path>
            <draw:path draw:style-name="gr57" draw:text-style-name="P2" draw:layer="layout" svg:width="0.152cm" svg:height="0.127cm" svg:x="10.745cm" svg:y="6.741cm" svg:viewBox="0 0 153 128" svg:d="M96 25l3-25c17 3 30 9 40 20 9 11 14 25 14 41 0 20-6 36-19 49-14 12-32 18-57 18-16 0-29-2-41-8-12-5-21-13-27-23-6-11-9-23-9-35 0-16 4-29 12-39s20-17 35-20l3 25c-10 2-18 7-23 12-5 6-7 13-7 21 0 13 5 23 14 31 9 7 23 11 42 11 20 0 35-4 44-11 9-8 13-18 13-30 0-10-3-18-9-25-6-6-16-10-28-12z">
              <text:p/>
            </draw:path>
            <draw:path draw:style-name="gr57" draw:text-style-name="P2" draw:layer="layout" svg:width="0.15cm" svg:height="0.198cm" svg:x="10.744cm" svg:y="6.518cm" svg:viewBox="0 0 151 199" svg:d="M151 199h-147l-1-22h21c-7-4-13-10-17-18-5-8-7-16-7-26 0-11 2-20 7-27 4-7 10-12 18-15-17-11-25-26-25-45 0-15 4-26 12-34s20-12 37-12h101v25h-93c-10 0-17 1-21 3-5 1-8 4-11 9-3 4-4 9-4 15 0 10 4 18 10 25 7 7 18 10 34 10h85v25h-95c-12 0-20 2-25 6-6 4-9 11-9 20 0 7 2 14 6 20 4 5 9 10 16 12 7 3 18 4 31 4h76z">
              <text:p/>
            </draw:path>
            <draw:path draw:style-name="gr57" draw:text-style-name="P2" draw:layer="layout" svg:width="0.204cm" svg:height="0.126cm" svg:x="10.692cm" svg:y="6.358cm" svg:viewBox="0 0 205 127" svg:d="M202 23h-18c14 9 21 23 21 41 0 12-3 22-9 32-7 10-16 18-27 23-12 5-25 8-40 8s-28-2-40-7-21-12-27-22c-7-9-10-20-10-32 0-9 2-17 6-24s9-12 15-17l-73 1v-25l202-1zM129 102c19 0 33-4 42-12 10-8 14-17 14-28s-4-21-13-28c-9-8-23-12-41-12-20 0-34 4-44 12-9 8-14 18-14 29s5 21 14 28c9 8 23 11 42 11z">
              <text:p/>
            </draw:path>
            <draw:path draw:style-name="gr57" draw:text-style-name="P2" draw:layer="layout" svg:width="0.152cm" svg:height="0.119cm" svg:x="10.743cm" svg:y="6.208cm" svg:viewBox="0 0 153 120" svg:d="M105 120l-3-25c10-1 18-5 23-11s8-15 8-26-2-20-7-25-10-8-17-8c-5 0-10 3-13 8-2 4-5 12-9 25-4 18-8 30-11 37-4 7-8 13-14 17-6 3-13 5-20 5-6 0-12-1-18-4-5-3-10-7-14-12-3-4-5-9-7-16-2-6-3-14-3-21 0-11 2-21 5-30s8-15 14-19c5-4 13-7 23-9l3 25c-8 1-14 4-18 9-5 6-7 13-7 22 0 11 2 19 6 23 4 5 8 7 13 7 4 0 6-1 9-3s5-5 7-9c1-2 3-9 6-21 5-17 9-29 11-36 3-7 8-13 13-17 6-4 13-6 22-6 8 0 16 2 23 7s13 12 17 21 6 19 6 30c0 19-4 33-12 43s-20 16-36 19z">
              <text:p/>
            </draw:path>
          </draw:g>
          <draw:path draw:style-name="gr18" draw:text-style-name="P2" draw:layer="layout" svg:width="3.047cm" svg:height="2.539cm" svg:x="8.113cm" svg:y="2.766cm" svg:viewBox="0 0 3048 2540" svg:d="M3048 0c-1016 847-2032 1693-3048 2540">
            <text:p/>
          </draw:path>
          <draw:path draw:style-name="gr30" draw:text-style-name="P1" draw:layer="layout" svg:width="1.523cm" svg:height="0cm" svg:x="18.781cm" svg:y="3.655cm" svg:viewBox="0 0 1524 0" svg:d="M0 0c508 0 1016 0 1524 0">
            <text:p/>
          </draw:path>
          <draw:path draw:style-name="gr30" draw:text-style-name="P1" draw:layer="layout" svg:width="1.523cm" svg:height="0cm" svg:x="18.781cm" svg:y="4.671cm" svg:viewBox="0 0 1524 0" svg:d="M0 0c508 0 1016 0 1524 0">
            <text:p/>
          </draw:path>
          <draw:path draw:style-name="gr30" draw:text-style-name="P1" draw:layer="layout" svg:width="1.523cm" svg:height="0cm" svg:x="18.781cm" svg:y="5.687cm" svg:viewBox="0 0 1524 0" svg:d="M0 0c508 0 1016 0 1524 0">
            <text:p/>
          </draw:path>
        </draw:g>
      </draw:page>
      <draw:page draw:name="page3" draw:style-name="dp1" draw:master-page-name="Default">
        <draw:rect draw:style-name="gr58" draw:text-style-name="P2" draw:layer="layout" svg:width="3.81cm" svg:height="2.54cm" svg:x="9.89cm" svg:y="0.619cm">
          <text:p text:style-name="P1"><text:span text:style-name="T3">main</text:span></text:p>
          <text:p text:style-name="P1"><text:span text:style-name="T3"/></text:p>
          <text:p text:style-name="P1"><text:span text:style-name="T3">general operation logic,</text:span></text:p>
          <text:p text:style-name="P1"><text:span text:style-name="T3">task scheduling,</text:span></text:p>
          <text:p text:style-name="P1"><text:span text:style-name="T3">coordination / dispatching</text:span></text:p>
          <text:p text:style-name="P1"><text:span text:style-name="T3">between other modules</text:span></text:p>
        </draw:rect>
        <draw:rect draw:style-name="gr58" draw:text-style-name="P2" draw:layer="layout" svg:width="3.81cm" svg:height="2.54cm" svg:x="2.27cm" svg:y="12.43cm">
          <text:p text:style-name="P1"><text:span text:style-name="T3">system</text:span></text:p>
          <text:p text:style-name="P1"><text:span text:style-name="T3"/></text:p>
          <text:p text:style-name="P1"><text:span text:style-name="T3">initialization,</text:span></text:p>
          <text:p text:style-name="P1"><text:span text:style-name="T3">interrupt handlers / traps,</text:span></text:p>
          <text:p text:style-name="P1"><text:span text:style-name="T3">platform-specific functions</text:span></text:p>
        </draw:rect>
        <draw:rect draw:style-name="gr58" draw:text-style-name="P10" draw:layer="layout" svg:width="2.54cm" svg:height="2.54cm" svg:x="18.907cm" svg:y="12.43cm">
          <text:p text:style-name="P1"><text:span text:style-name="T5">oc_dma</text:span></text:p>
          <text:p text:style-name="P1"><text:span text:style-name="T5"/></text:p>
          <text:p text:style-name="P1"><text:span text:style-name="T5"/></text:p>
          <text:p text:style-name="P1"><text:span text:style-name="T5"/></text:p>
        </draw:rect>
        <draw:rect draw:style-name="gr58" draw:text-style-name="P10" draw:layer="layout" svg:width="1.27cm" svg:height="2.54cm" svg:x="7.35cm" svg:y="12.43cm">
          <text:p text:style-name="P1"><text:span text:style-name="T3">uart</text:span></text:p>
          <text:p text:style-name="P1"><text:span text:style-name="T3"/></text:p>
          <text:p text:style-name="P1"><text:span text:style-name="T5"/></text:p>
          <text:p text:style-name="P1"><text:span text:style-name="T5"/></text:p>
          <text:p text:style-name="P1"><text:span text:style-name="T5"/></text:p>
        </draw:rect>
        <draw:line draw:style-name="gr59" draw:text-style-name="P2" draw:layer="layout" svg:x1="6.08cm" svg:y1="13.065cm" svg:x2="7.35cm" svg:y2="13.065cm">
          <text:p text:style-name="P1"><text:span text:style-name="T3">DMA</text:span></text:p>
          <text:p text:style-name="P1"><text:span text:style-name="T3">int</text:span></text:p>
        </draw:line>
        <draw:rect draw:style-name="gr58" draw:text-style-name="P10" draw:layer="layout" svg:width="1.27cm" svg:height="2.54cm" svg:x="2.27cm" svg:y="8.62cm">
          <text:p text:style-name="P1"><text:span text:style-name="T3">time</text:span></text:p>
          <text:p text:style-name="P1"><text:span text:style-name="T3"/></text:p>
          <text:p text:style-name="P1"><text:span text:style-name="T3">low-res</text:span></text:p>
          <text:p text:style-name="P1"><text:span text:style-name="T3">natural</text:span></text:p>
          <text:p text:style-name="P1"><text:span text:style-name="T3">time-</text:span></text:p>
          <text:p text:style-name="P1"><text:span text:style-name="T3">keeping</text:span></text:p>
          <text:p text:style-name="P1"><text:span text:style-name="T3">(ms, s)</text:span></text:p>
        </draw:rect>
        <draw:line draw:style-name="gr59" draw:text-style-name="P2" draw:layer="layout" svg:x1="2.905cm" svg:y1="12.43cm" svg:x2="2.905cm" svg:y2="11.16cm">
          <text:p text:style-name="P1"><text:span text:style-name="T3">Timer <text:s/></text:span></text:p>
          <text:p text:style-name="P1"><text:span text:style-name="T3">int <text:s/></text:span></text:p>
        </draw:line>
        <draw:line draw:style-name="gr60" draw:text-style-name="P1" draw:layer="layout" svg:x1="7.604cm" svg:y1="12.43cm" svg:x2="3.921cm" svg:y2="4.81cm">
          <text:p/>
        </draw:line>
        <draw:rect draw:style-name="gr58" draw:text-style-name="P10" draw:layer="layout" svg:width="2.667cm" svg:height="1.27cm" svg:x="5.318cm" svg:y="6.08cm">
          <text:p text:style-name="P1"><text:span text:style-name="T3">g-code</text:span></text:p>
        </draw:rect>
        <draw:rect draw:style-name="gr58" draw:text-style-name="P10" draw:layer="layout" svg:width="2.667cm" svg:height="1.27cm" svg:x="2.27cm" svg:y="3.54cm">
          <text:p text:style-name="P1"><text:span text:style-name="T3">input_dispatch</text:span></text:p>
        </draw:rect>
        <draw:line draw:style-name="gr61" draw:text-style-name="P1" draw:layer="layout" svg:x1="3.921cm" svg:y1="4.81cm" svg:x2="5.318cm" svg:y2="6.08cm">
          <text:p/>
        </draw:line>
        <draw:line draw:style-name="gr62" draw:text-style-name="P1" draw:layer="layout" svg:x1="3.667cm" svg:y1="4.81cm" svg:x2="7.35cm" svg:y2="12.43cm">
          <text:p/>
        </draw:line>
        <draw:rect draw:style-name="gr58" draw:text-style-name="P10" draw:layer="layout" svg:width="2.667cm" svg:height="1.27cm" svg:x="5.445cm" svg:y="3.794cm">
          <text:p text:style-name="P1"><text:span text:style-name="T3">command_dispatch</text:span></text:p>
        </draw:rect>
        <draw:line draw:style-name="gr60" draw:text-style-name="P1" draw:layer="layout" svg:x1="6.715cm" svg:y1="6.08cm" svg:x2="6.715cm" svg:y2="5.064cm">
          <text:p/>
        </draw:line>
        <draw:line draw:style-name="gr62" draw:text-style-name="P1" draw:layer="layout" svg:x1="9.89cm" svg:y1="2.27cm" svg:x2="4.937cm" svg:y2="3.54cm">
          <text:p/>
        </draw:line>
        <draw:line draw:style-name="gr61" draw:text-style-name="P1" draw:layer="layout" svg:x1="6.715cm" svg:y1="5.064cm" svg:x2="12.049cm" svg:y2="6.334cm">
          <text:p/>
        </draw:line>
        <draw:line draw:style-name="gr61" draw:text-style-name="P1" draw:layer="layout" svg:x1="6.703cm" svg:y1="5.075cm" svg:x2="9.763cm" svg:y2="6.588cm">
          <text:p/>
        </draw:line>
        <draw:line draw:style-name="gr61" draw:text-style-name="P1" draw:layer="layout" svg:x1="6.703cm" svg:y1="5.075cm" svg:x2="9.128cm" svg:y2="8.747cm">
          <text:p/>
        </draw:line>
        <draw:line draw:style-name="gr61" draw:text-style-name="P1" draw:layer="layout" svg:x1="6.703cm" svg:y1="5.075cm" svg:x2="14.462cm" svg:y2="6.334cm">
          <text:p/>
        </draw:line>
        <draw:rect draw:style-name="gr58" draw:text-style-name="P10" draw:layer="layout" svg:width="1.397cm" svg:height="1.27cm" svg:x="9.763cm" svg:y="6.588cm">
          <text:p text:style-name="P1"><text:span text:style-name="T3">heater</text:span></text:p>
        </draw:rect>
        <draw:rect draw:style-name="gr58" draw:text-style-name="P10" draw:layer="layout" svg:width="1.397cm" svg:height="1.27cm" svg:x="8.493cm" svg:y="8.747cm">
          <text:p text:style-name="P1"><text:span text:style-name="T3">fan</text:span></text:p>
        </draw:rect>
        <draw:rect draw:style-name="gr58" draw:text-style-name="P10" draw:layer="layout" svg:width="1.397cm" svg:height="1.27cm" svg:x="12.049cm" svg:y="6.334cm">
          <text:p text:style-name="P1"><text:span text:style-name="T3">settings</text:span></text:p>
        </draw:rect>
        <draw:rect draw:style-name="gr58" draw:text-style-name="P10" draw:layer="layout" svg:width="2.159cm" svg:height="1.651cm" svg:x="13.827cm" svg:y="8.62cm">
          <text:p text:style-name="P1"><text:span text:style-name="T3">kinematics</text:span></text:p>
          <text:p text:style-name="P1"><text:span text:style-name="T3"/></text:p>
          <text:p text:style-name="P1"><text:span text:style-name="T3">segmentation,</text:span></text:p>
          <text:p text:style-name="P1"><text:span text:style-name="T3">coord transform</text:span></text:p>
        </draw:rect>
        <draw:line draw:style-name="gr60" draw:text-style-name="P1" draw:layer="layout" svg:x1="15.351cm" svg:y1="8.62cm" svg:x2="16.24cm" svg:y2="7.604cm">
          <text:p/>
        </draw:line>
        <draw:rect draw:style-name="gr58" draw:text-style-name="P10" draw:layer="layout" svg:width="6.858cm" svg:height="1.27cm" svg:x="14.462cm" svg:y="6.334cm">
          <text:p text:style-name="P1"><text:span text:style-name="T3">drive</text:span></text:p>
          <text:p text:style-name="P1"><text:span text:style-name="T3"/></text:p>
          <text:p text:style-name="P1"><text:span text:style-name="T3">dispatching data flow</text:span></text:p>
        </draw:rect>
        <draw:line draw:style-name="gr61" draw:text-style-name="P1" draw:layer="layout" svg:x1="16.24cm" svg:y1="7.615cm" svg:x2="17.256cm" svg:y2="8.62cm">
          <text:p/>
        </draw:line>
        <draw:rect draw:style-name="gr58" draw:text-style-name="P10" draw:layer="layout" svg:width="2.159cm" svg:height="1.651cm" svg:x="16.367cm" svg:y="8.62cm">
          <text:p text:style-name="P1"><text:span text:style-name="T3">motion</text:span></text:p>
          <text:p text:style-name="P1"><text:span text:style-name="T3"/></text:p>
          <text:p text:style-name="P1"><text:span text:style-name="T3">speed profile</text:span></text:p>
          <text:p text:style-name="P1"><text:span text:style-name="T3">generation</text:span></text:p>
        </draw:rect>
        <draw:line draw:style-name="gr60" draw:text-style-name="P1" draw:layer="layout" svg:x1="17.51cm" svg:y1="8.62cm" svg:x2="18.653cm" svg:y2="7.604cm">
          <text:p/>
        </draw:line>
        <draw:line draw:style-name="gr61" draw:text-style-name="P1" draw:layer="layout" svg:x1="18.653cm" svg:y1="7.615cm" svg:x2="19.669cm" svg:y2="8.62cm">
          <text:p/>
        </draw:line>
        <draw:rect draw:style-name="gr58" draw:text-style-name="P10" draw:layer="layout" svg:width="2.159cm" svg:height="1.651cm" svg:x="18.907cm" svg:y="8.62cm">
          <text:p text:style-name="P1"><text:span text:style-name="T3">stepper</text:span></text:p>
          <text:p text:style-name="P1"><text:span text:style-name="T3"/></text:p>
          <text:p text:style-name="P1"><text:span text:style-name="T3">speed profile</text:span></text:p>
          <text:p text:style-name="P1"><text:span text:style-name="T3">generation</text:span></text:p>
        </draw:rect>
        <draw:line draw:style-name="gr62" draw:text-style-name="P1" draw:layer="layout" svg:x1="14.843cm" svg:y1="7.604cm" svg:x2="14.843cm" svg:y2="8.62cm">
          <text:p/>
        </draw:line>
        <draw:line draw:style-name="gr62" draw:text-style-name="P1" draw:layer="layout" svg:x1="13.7cm" svg:y1="3.159cm" svg:x2="14.716cm" svg:y2="6.334cm">
          <text:p/>
        </draw:line>
        <draw:line draw:style-name="gr62" draw:text-style-name="P1" draw:layer="layout" svg:x1="20.05cm" svg:y1="10.271cm" svg:x2="20.05cm" svg:y2="12.43cm">
          <text:p/>
        </draw:line>
        <draw:line draw:style-name="gr62" draw:text-style-name="P1" draw:layer="layout" svg:x1="12.43cm" svg:y1="3.159cm" svg:x2="12.43cm" svg:y2="6.334cm">
          <text:p/>
        </draw:line>
        <draw:line draw:style-name="gr60" draw:text-style-name="P1" draw:layer="layout" svg:x1="12.811cm" svg:y1="6.334cm" svg:x2="12.811cm" svg:y2="3.159cm">
          <text:p/>
        </draw:line>
        <draw:line draw:style-name="gr61" draw:text-style-name="P1" draw:layer="layout" svg:x1="12.811cm" svg:y1="3.159cm" svg:x2="10.398cm" svg:y2="6.588cm">
          <text:p/>
        </draw:line>
        <draw:line draw:style-name="gr61" draw:text-style-name="P1" draw:layer="layout" svg:x1="12.811cm" svg:y1="3.159cm" svg:x2="9.509cm" svg:y2="8.747cm">
          <text:p/>
        </draw:line>
        <draw:line draw:style-name="gr61" draw:text-style-name="P1" draw:layer="layout" svg:x1="12.811cm" svg:y1="3.159cm" svg:x2="14.462cm" svg:y2="6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5T00:07:15.64</meta:creation-date>
    <meta:editing-duration>PT4H25M35S</meta:editing-duration>
    <meta:editing-cycles>39</meta:editing-cycles>
    <meta:generator>OpenOffice/4.1.1$Win32 OpenOffice.org_project/411m6$Build-9775</meta:generator>
    <dc:date>2015-06-26T10:36:55.30</dc:date>
    <meta:printed-by>Sergey Pavlov</meta:printed-by>
    <meta:print-date>2015-06-26T10:33:40.20</meta:print-date>
    <dc:creator>Sergey Pavlov</dc:creator>
    <meta:document-statistic meta:object-count="1472"/>
  </office:meta>
</office:document-meta>
</file>